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607cm"/>
    </style:style>
    <style:style style:name="co3" style:family="table-column">
      <style:table-column-properties fo:break-before="auto" style:column-width="4.161cm"/>
    </style:style>
    <style:style style:name="co4" style:family="table-column">
      <style:table-column-properties fo:break-before="auto" style:column-width="4.217cm"/>
    </style:style>
    <style:style style:name="co5" style:family="table-column">
      <style:table-column-properties fo:break-before="auto" style:column-width="8.13cm"/>
    </style:style>
    <style:style style:name="co6" style:family="table-column">
      <style:table-column-properties fo:break-before="auto" style:column-width="6.715cm"/>
    </style:style>
    <style:style style:name="co7" style:family="table-column">
      <style:table-column-properties fo:break-before="auto" style:column-width="4.383cm"/>
    </style:style>
    <style:style style:name="co8" style:family="table-column">
      <style:table-column-properties fo:break-before="auto" style:column-width="8.934cm"/>
    </style:style>
    <style:style style:name="co9" style:family="table-column">
      <style:table-column-properties fo:break-before="auto" style:column-width="5.05cm"/>
    </style:style>
    <style:style style:name="co10" style:family="table-column">
      <style:table-column-properties fo:break-before="auto" style:column-width="6.909cm"/>
    </style:style>
    <style:style style:name="co11" style:family="table-column">
      <style:table-column-properties fo:break-before="auto" style:column-width="8.296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text-underline-style="solid" style:text-underline-width="auto" style:text-underline-color="font-color" fo:font-weight="bold" style:font-weight-asian="bold"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data-style-name="N100">
      <style:table-cell-properties fo:background-color="#00ffff" style:text-align-source="fix" style:repeat-content="false" style:shrink-to-fit="true"/>
      <style:paragraph-properties fo:text-align="center" fo:margin-left="0cm"/>
    </style:style>
    <style:style style:name="ce4" style:family="table-cell" style:parent-style-name="Default" style:data-style-name="N100">
      <style:table-cell-properties fo:background-color="#00ffff"/>
    </style:style>
    <style:style style:name="ce5" style:family="table-cell" style:parent-style-name="Default">
      <style:table-cell-properties fo:background-color="#00ffff"/>
    </style:style>
    <style:style style:name="ce6" style:family="table-cell" style:parent-style-name="Default" style:data-style-name="N100"/>
    <style:style style:name="ce7" style:family="table-cell" style:parent-style-name="Default">
      <style:table-cell-properties fo:background-color="#ffd320"/>
    </style:style>
    <style:style style:name="ce8" style:family="table-cell" style:parent-style-name="Default">
      <style:table-cell-properties fo:background-color="#ffff00"/>
    </style:style>
    <style:style style:name="ce9" style:family="table-cell" style:parent-style-name="Default">
      <style:table-cell-properties fo:background-color="#ff00ff"/>
    </style:style>
    <style:style style:name="ce10" style:family="table-cell" style:parent-style-name="Default" style:data-style-name="N100">
      <style:table-cell-properties fo:background-color="#ffff00" style:text-align-source="fix" style:repeat-content="false" style:shrink-to-fit="true"/>
      <style:paragraph-properties fo:text-align="center" fo:margin-left="0cm"/>
    </style:style>
    <style:style style:name="ce11" style:family="table-cell" style:parent-style-name="Default" style:data-style-name="N0">
      <style:table-cell-properties fo:background-color="#ff00ff"/>
    </style:style>
    <style:style style:name="ce12" style:family="table-cell" style:parent-style-name="Default">
      <style:table-cell-properties fo:background-color="#00ff00"/>
    </style:style>
    <style:style style:name="ce13" style:family="table-cell" style:parent-style-name="Default">
      <style:table-cell-properties style:shrink-to-fit="true"/>
    </style:style>
    <style:style style:name="ce14" style:family="table-cell" style:parent-style-name="Default">
      <style:table-cell-properties fo:background-color="#ff3333"/>
    </style:style>
    <style:style style:name="ce15" style:family="table-cell" style:parent-style-name="Default">
      <style:table-cell-properties fo:background-color="#eb613d"/>
      <style:text-properties fo:font-weight="bold" style:font-weight-asian="bold" style:font-weight-complex="bold"/>
    </style:style>
    <style:style style:name="ce16"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Adding SEEED OPL PART"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4" table:default-cell-style-name="Default"/>
        <table:table-column table:style-name="co1" table:default-cell-style-name="Default"/>
        <table:table-column table:style-name="co5" table:default-cell-style-name="Default"/>
        <table:table-column table:style-name="co1" table:number-columns-repeated="9" table:default-cell-style-name="Default"/>
        <table:table-row table:style-name="ro1">
          <table:table-cell table:number-columns-repeated="16"/>
        </table:table-row>
        <table:table-row table:style-name="ro1">
          <table:table-cell/>
          <table:table-cell office:value-type="string">
            <text:p>OOMP Adding New Product Worksheet</text:p>
          </table:table-cell>
          <table:table-cell table:number-columns-repeated="14"/>
        </table:table-row>
        <table:table-row table:style-name="ro1">
          <table:table-cell table:number-columns-repeated="15"/>
          <table:table-cell office:value-type="string">
            <text:p>&lt;xml&gt;</text:p>
          </table:table-cell>
        </table:table-row>
        <table:table-row table:style-name="ro1">
          <table:table-cell table:number-columns-repeated="15"/>
          <table:table-cell office:value-type="string">
            <text:p>&lt;newOOMP&gt;</text:p>
          </table:table-cell>
        </table:table-row>
        <table:table-row table:style-name="ro1">
          <table:table-cell/>
          <table:table-cell table:style-name="ce1" office:value-type="string">
            <text:p>OOMP</text:p>
          </table:table-cell>
          <table:table-cell table:number-columns-repeated="13"/>
          <table:table-cell office:value-type="string">
            <text:p>&lt;oompVersion&gt;98&lt;/oompVersion&gt;</text:p>
          </table:table-cell>
        </table:table-row>
        <table:table-row table:style-name="ro1">
          <table:table-cell/>
          <table:table-cell office:value-type="string">
            <text:p>ID</text:p>
          </table:table-cell>
          <table:table-cell office:value-type="string">
            <text:p>Value</text:p>
          </table:table-cell>
          <table:table-cell/>
          <table:table-cell office:value-type="string">
            <text:p>ID</text:p>
          </table:table-cell>
          <table:table-cell table:number-columns-repeated="4"/>
          <table:table-cell office:value-type="string">
            <text:p>SKU:313080037</text:p>
          </table:table-cell>
          <table:table-cell office:value-type="string">
            <text:p><text:s/>USB Power Adapter;5V/1A</text:p>
          </table:table-cell>
          <table:table-cell table:number-columns-repeated="5"/>
        </table:table-row>
        <table:table-row table:style-name="ro1">
          <table:table-cell/>
          <table:table-cell office:value-type="string">
            <text:p>oompType</text:p>
          </table:table-cell>
          <table:table-cell table:style-name="ce4" office:value-type="string">
            <text:p>DCJP</text:p>
          </table:table-cell>
          <table:table-cell/>
          <table:table-cell table:style-name="ce2" table:formula="of:=[.C7]&amp;&quot;-&quot;&amp;[.C8]&amp;&quot;-&quot;&amp;[.C9]&amp;&quot;-&quot;&amp;[.C10]&amp;&quot;-&quot;&amp;[.C11]" office:value-type="string" office:string-value="DCJP-21D-X-MHI03-69">
            <text:p>DCJP-21D-X-MHI03-69</text:p>
          </table:table-cell>
          <table:table-cell table:number-columns-repeated="4"/>
          <table:table-cell office:value-type="string">
            <text:p>Manufacturer:PENGSHENGYE</text:p>
          </table:table-cell>
          <table:table-cell office:value-type="string">
            <text:p><text:s/>Manufacturer part number:SAP050100CN-C</text:p>
          </table:table-cell>
          <table:table-cell table:number-columns-repeated="4"/>
          <table:table-cell office:value-type="string">
            <text:p>&lt;com&gt;IMPORTANT ALL MUST BE FILLED&lt;/com&gt;</text:p>
          </table:table-cell>
        </table:table-row>
        <table:table-row table:style-name="ro1">
          <table:table-cell/>
          <table:table-cell office:value-type="string">
            <text:p>oompSize</text:p>
          </table:table-cell>
          <table:table-cell table:style-name="ce4" office:value-type="string">
            <text:p>21D</text:p>
          </table:table-cell>
          <table:table-cell table:number-columns-repeated="6"/>
          <table:table-cell office:value-type="string">
            <text:p>Package:2P-Black-5V-1A(3C)</text:p>
          </table:table-cell>
          <table:table-cell table:number-columns-repeated="5"/>
          <table:table-cell table:formula="of:=&quot;&lt;oompType&gt;&quot;&amp;[.C7]&amp;&quot;&lt;/oompType&gt;&quot;" office:value-type="string" office:string-value="&lt;oompType&gt;DCJP&lt;/oompType&gt;">
            <text:p>&lt;oompType&gt;DCJP&lt;/oompType&gt;</text:p>
          </table:table-cell>
        </table:table-row>
        <table:table-row table:style-name="ro1">
          <table:table-cell/>
          <table:table-cell office:value-type="string">
            <text:p>oompColor</text:p>
          </table:table-cell>
          <table:table-cell table:style-name="ce4" office:value-type="string">
            <text:p>X</text:p>
          </table:table-cell>
          <table:table-cell table:number-columns-repeated="6"/>
          <table:table-cell office:value-type="string">
            <text:p>Datasheet »</text:p>
          </table:table-cell>
          <table:table-cell table:number-columns-repeated="5"/>
          <table:table-cell table:formula="of:=&quot;&lt;oompSize&gt;&quot;&amp;[.C8]&amp;&quot;&lt;/oompSize&gt;&quot;" office:value-type="string" office:string-value="&lt;oompSize&gt;21D&lt;/oompSize&gt;">
            <text:p>&lt;oompSize&gt;21D&lt;/oompSize&gt;</text:p>
          </table:table-cell>
        </table:table-row>
        <table:table-row table:style-name="ro1">
          <table:table-cell/>
          <table:table-cell office:value-type="string">
            <text:p>oompDesc</text:p>
          </table:table-cell>
          <table:table-cell table:style-name="ce5" office:value-type="string">
            <text:p>MHI03</text:p>
          </table:table-cell>
          <table:table-cell table:formula="of:=[.G39]" office:value-type="string" office:string-value="001D">
            <text:p>001D</text:p>
          </table:table-cell>
          <table:table-cell table:number-columns-repeated="11"/>
          <table:table-cell table:formula="of:=&quot;&lt;oompColor&gt;&quot;&amp;[.C9]&amp;&quot;&lt;/oompColor&gt;&quot;" office:value-type="string" office:string-value="&lt;oompColor&gt;X&lt;/oompColor&gt;">
            <text:p>&lt;oompColor&gt;X&lt;/oompColor&gt;</text:p>
          </table:table-cell>
        </table:table-row>
        <table:table-row table:style-name="ro1">
          <table:table-cell/>
          <table:table-cell office:value-type="string">
            <text:p>oompIndex</text:p>
          </table:table-cell>
          <table:table-cell table:style-name="ce5" office:value-type="float" office:value="69">
            <text:p>69</text:p>
          </table:table-cell>
          <table:table-cell table:number-columns-repeated="12"/>
          <table:table-cell table:formula="of:=&quot;&lt;oompDesc&gt;&quot;&amp;[.C10]&amp;&quot;&lt;/oompDesc&gt;&quot;" office:value-type="string" office:string-value="&lt;oompDesc&gt;MHI03&lt;/oompDesc&gt;">
            <text:p>&lt;oompDesc&gt;MHI03&lt;/oompDesc&gt;</text:p>
          </table:table-cell>
        </table:table-row>
        <table:table-row table:style-name="ro1">
          <table:table-cell table:number-columns-repeated="2"/>
          <table:table-cell table:style-name="ce6"/>
          <table:table-cell table:number-columns-repeated="12"/>
          <table:table-cell table:formula="of:=&quot;&lt;oompIndex&gt;&quot;&amp;[.C11]&amp;&quot;&lt;/oompIndex&gt;&quot;" office:value-type="string" office:string-value="&lt;oompIndex&gt;69&lt;/oompIndex&gt;">
            <text:p>&lt;oompIndex&gt;69&lt;/oompIndex&gt;</text:p>
          </table:table-cell>
        </table:table-row>
        <table:table-row table:style-name="ro1">
          <table:table-cell/>
          <table:table-cell office:value-type="string">
            <text:p>oompSort</text:p>
          </table:table-cell>
          <table:table-cell table:style-name="ce5" table:formula="of:=[.D13]" office:value-type="string" office:string-value="DCJP21DMHI03">
            <text:p>DCJP21DMHI03</text:p>
          </table:table-cell>
          <table:table-cell table:formula="of:=[.C7] &amp; [.C8] &amp; [.C10]" office:value-type="string" office:string-value="DCJP21DMHI03">
            <text:p>DCJP21DMHI03</text:p>
          </table:table-cell>
          <table:table-cell table:number-columns-repeated="11"/>
          <table:table-cell table:formula="of:=&quot;&lt;oompSort&gt;&quot;&amp;[.C13]&amp;&quot;&lt;/oompSort&gt;&quot;" office:value-type="string" office:string-value="&lt;oompSort&gt;DCJP21DMHI03&lt;/oompSort&gt;">
            <text:p>&lt;oompSort&gt;DCJP21DMHI03&lt;/oompSort&gt;</text:p>
          </table:table-cell>
        </table:table-row>
        <table:table-row table:style-name="ro1">
          <table:table-cell table:number-columns-repeated="16"/>
        </table:table-row>
        <table:table-row table:style-name="ro2">
          <table:table-cell/>
          <table:table-cell office:value-type="string">
            <text:p>hexID</text:p>
          </table:table-cell>
          <table:table-cell table:style-name="ce5" office:value-type="string">
            <text:p>GJP3</text:p>
          </table:table-cell>
          <table:table-cell table:number-columns-repeated="12"/>
          <table:table-cell table:formula="of:=&quot;&lt;hexID&gt;&quot;&amp;[.C15]&amp;&quot;&lt;/hexID&gt;&quot;" office:value-type="string" office:string-value="&lt;hexID&gt;GJP3&lt;/hexID&gt;">
            <text:p>&lt;hexID&gt;GJP3&lt;/hexID&gt;</text:p>
          </table:table-cell>
        </table:table-row>
        <table:table-row table:style-name="ro1">
          <table:table-cell table:number-columns-repeated="16"/>
        </table:table-row>
        <table:table-row table:style-name="ro1">
          <table:table-cell/>
          <table:table-cell office:value-type="string">
            <text:p>Class</text:p>
          </table:table-cell>
          <table:table-cell table:style-name="ce7"/>
          <table:table-cell table:style-name="ce7" table:number-columns-repeated="6"/>
          <table:table-cell table:number-columns-repeated="6"/>
          <table:table-cell table:formula="of:=&quot;&lt;oompClass&gt;&quot;&amp;[.C17]&amp;&quot;&lt;/oompClass&gt;&quot;" office:value-type="string" office:string-value="&lt;oompClass&gt;&lt;/oompClass&gt;">
            <text:p>&lt;oompClass&gt;&lt;/oompClass&gt;</text:p>
          </table:table-cell>
        </table:table-row>
        <table:table-row table:style-name="ro1">
          <table:table-cell/>
          <table:table-cell office:value-type="string">
            <text:p>Class Code</text:p>
          </table:table-cell>
          <table:table-cell table:style-name="ce7"/>
          <table:table-cell table:style-name="ce7" table:number-columns-repeated="6"/>
          <table:table-cell table:number-columns-repeated="6"/>
          <table:table-cell table:formula="of:=&quot;&lt;oompClassCode&gt;&quot;&amp;[.C18]&amp;&quot;&lt;/oompClassCode&gt;&quot;" office:value-type="string" office:string-value="&lt;oompClassCode&gt;&lt;/oompClassCode&gt;">
            <text:p>&lt;oompClassCode&gt;&lt;/oompClassCode&gt;</text:p>
          </table:table-cell>
        </table:table-row>
        <table:table-row table:style-name="ro1">
          <table:table-cell table:number-columns-repeated="16"/>
        </table:table-row>
        <table:table-row table:style-name="ro1">
          <table:table-cell/>
          <table:table-cell table:style-name="ce1" office:value-type="string">
            <text:p>Specs</text:p>
          </table:table-cell>
          <table:table-cell office:value-type="string">
            <text:p>w</text:p>
          </table:table-cell>
          <table:table-cell table:number-columns-repeated="12"/>
          <table:table-cell office:value-type="string">
            <text:p>&lt;com&gt;Source List&lt;/com&gt;</text:p>
          </table:table-cell>
        </table:table-row>
        <table:table-row table:style-name="ro1">
          <table:table-cell table:number-columns-repeated="3"/>
          <table:table-cell office:value-type="float" office:value="603">
            <text:p>603</text:p>
          </table:table-cell>
          <table:table-cell table:number-columns-repeated="11"/>
          <table:table-cell table:formula="of:=&quot;&lt;manufacturerCompany1&gt;&quot;&amp;[.H48]&amp;&quot;&lt;/manufacturerCompany1&gt;&quot;" office:value-type="string" office:string-value="&lt;manufacturerCompany1&gt;Toshiba&lt;/manufacturerCompany1&gt;">
            <text:p>&lt;manufacturerCompany1&gt;Toshiba&lt;/manufacturerCompany1&gt;</text:p>
          </table:table-cell>
        </table:table-row>
        <table:table-row table:style-name="ro1">
          <table:table-cell/>
          <table:table-cell office:value-type="string">
            <text:p>NumPins</text:p>
          </table:table-cell>
          <table:table-cell/>
          <table:table-cell office:value-type="float" office:value="2">
            <text:p>2</text:p>
          </table:table-cell>
          <table:table-cell table:number-columns-repeated="11"/>
          <table:table-cell table:formula="of:=&quot;&lt;manufacturerCompanyCode1&gt;&quot;&amp;[.H50]&amp;&quot;&lt;/manufacturerCompanyCode1&gt;&quot;" office:value-type="string" office:string-value="&lt;manufacturerCompanyCode1&gt;&lt;/manufacturerCompanyCode1&gt;">
            <text:p>&lt;manufacturerCompanyCode1&gt;&lt;/manufacturerCompanyCode1&gt;</text:p>
          </table:table-cell>
        </table:table-row>
        <table:table-row table:style-name="ro1">
          <table:table-cell/>
          <table:table-cell office:value-type="string">
            <text:p>Pitch</text:p>
          </table:table-cell>
          <table:table-cell/>
          <table:table-cell table:number-columns-repeated="12"/>
          <table:table-cell table:formula="of:=&quot;&lt;manufacturerPartID1&gt;&quot;&amp;[.D48]&amp;&quot;&lt;/manufacturerPartID1&gt;&quot;" office:value-type="string" office:string-value="&lt;manufacturerPartID1&gt;SSM3J328R,LF&lt;/manufacturerPartID1&gt;">
            <text:p>&lt;manufacturerPartID1&gt;SSM3J328R,LF&lt;/manufacturerPartID1&gt;</text:p>
          </table:table-cell>
        </table:table-row>
        <table:table-row table:style-name="ro1">
          <table:table-cell/>
          <table:table-cell office:value-type="string">
            <text:p>Width</text:p>
          </table:table-cell>
          <table:table-cell/>
          <table:table-cell office:value-type="string">
            <text:p>0.8 mm</text:p>
          </table:table-cell>
          <table:table-cell table:number-columns-repeated="12"/>
        </table:table-row>
        <table:table-row table:style-name="ro1">
          <table:table-cell/>
          <table:table-cell office:value-type="string">
            <text:p>Height</text:p>
          </table:table-cell>
          <table:table-cell table:style-name="ce5"/>
          <table:table-cell table:number-columns-repeated="12"/>
          <table:table-cell table:formula="of:=&quot;&lt;manufacturerCompany2&gt;&quot;&amp;[.H52]&amp;&quot;&lt;/manufacturerCompany2&gt;&quot;" office:value-type="string" office:string-value="&lt;manufacturerCompany2&gt;&lt;/manufacturerCompany2&gt;">
            <text:p>&lt;manufacturerCompany2&gt;&lt;/manufacturerCompany2&gt;</text:p>
          </table:table-cell>
        </table:table-row>
        <table:table-row table:style-name="ro1">
          <table:table-cell/>
          <table:table-cell office:value-type="string">
            <text:p>Diameter</text:p>
          </table:table-cell>
          <table:table-cell table:style-name="ce5"/>
          <table:table-cell table:number-columns-repeated="12"/>
          <table:table-cell table:formula="of:=&quot;&lt;manufacturerCompanyCode2&gt;&quot;&amp;[.H54]&amp;&quot;&lt;/manufacturerCompanyCode2&gt;&quot;" office:value-type="string" office:string-value="&lt;manufacturerCompanyCode2&gt;&lt;/manufacturerCompanyCode2&gt;">
            <text:p>&lt;manufacturerCompanyCode2&gt;&lt;/manufacturerCompanyCode2&gt;</text:p>
          </table:table-cell>
        </table:table-row>
        <table:table-row table:style-name="ro1">
          <table:table-cell/>
          <table:table-cell office:value-type="string">
            <text:p>Length</text:p>
          </table:table-cell>
          <table:table-cell/>
          <table:table-cell office:value-type="string">
            <text:p>1.6 mm</text:p>
          </table:table-cell>
          <table:table-cell table:number-columns-repeated="11"/>
          <table:table-cell table:formula="of:=&quot;&lt;manufacturerPartID2&gt;&quot;&amp;[.D52]&amp;&quot;&lt;/manufacturerPartID2&gt;&quot;" office:value-type="string" office:string-value="&lt;manufacturerPartID2&gt;&lt;/manufacturerPartID2&gt;">
            <text:p>&lt;manufacturerPartID2&gt;&lt;/manufacturerPartID2&gt;</text:p>
          </table:table-cell>
        </table:table-row>
        <table:table-row table:style-name="ro1">
          <table:table-cell/>
          <table:table-cell office:value-type="string">
            <text:p>Depth</text:p>
          </table:table-cell>
          <table:table-cell table:style-name="ce5"/>
          <table:table-cell table:number-columns-repeated="13"/>
        </table:table-row>
        <table:table-row table:style-name="ro1" table:number-rows-repeated="6">
          <table:table-cell table:number-columns-repeated="16"/>
        </table:table-row>
        <table:table-row table:style-name="ro1">
          <table:table-cell table:number-columns-repeated="2"/>
          <table:table-cell table:formula="of:=&quot;'SEEED OPL'.D&quot; &amp; ( [.B41]+ 1)" office:value-type="string" office:string-value="'SEEED OPL'.D415">
            <text:p>'SEEED OPL'.D415</text:p>
          </table:table-cell>
          <table:table-cell table:number-columns-repeated="13"/>
        </table:table-row>
        <table:table-row table:style-name="ro1" table:number-rows-repeated="3">
          <table:table-cell table:number-columns-repeated="16"/>
        </table:table-row>
        <table:table-row table:style-name="ro1">
          <table:table-cell table:number-columns-repeated="6"/>
          <table:table-cell table:style-name="ce6" office:value-type="string">
            <text:p>001D</text:p>
          </table:table-cell>
          <table:table-cell table:number-columns-repeated="9"/>
        </table:table-row>
        <table:table-row table:style-name="ro2">
          <table:table-cell/>
          <table:table-cell table:style-name="ce1" office:value-type="string">
            <text:p>SEEED OPL</text:p>
          </table:table-cell>
          <table:table-cell office:value-type="string">
            <text:p><text:a xlink:href="http://www.seeedstudio.com/depot/OPLopen-parts-library-catalog-c-136_138/?ref=side">http://www.seeedstudio.com/depot/OPLopen-parts-library-catalog-c-136_138/?ref=side</text:a></text:p>
          </table:table-cell>
          <table:table-cell table:number-columns-repeated="7"/>
          <table:table-cell table:style-name="ce13" office:value-type="string">
            <text:p><text:a xlink:href="http://www.digikey.com/">http://www.digikey.com/</text:a></text:p>
          </table:table-cell>
          <table:table-cell table:style-name="ce13" office:value-type="string">
            <text:p><text:a xlink:href="http://www.mouser.co.uk/">http://www.mouser.co.uk/</text:a></text:p>
          </table:table-cell>
          <table:table-cell table:style-name="ce13" office:value-type="string">
            <text:p>http://uk.farnell.com/</text:p>
          </table:table-cell>
          <table:table-cell table:style-name="ce13" office:value-type="string">
            <text:p>http://uk.rs-online.com/web/</text:p>
          </table:table-cell>
          <table:table-cell table:style-name="ce13" office:value-type="string">
            <text:p>http://www.rapidonline.com/</text:p>
          </table:table-cell>
          <table:table-cell/>
        </table:table-row>
        <table:table-row table:style-name="ro1">
          <table:table-cell office:value-type="string">
            <text:p>aa</text:p>
          </table:table-cell>
          <table:table-cell table:style-name="ce1" office:value-type="float" office:value="414">
            <text:p>414</text:p>
          </table:table-cell>
          <table:table-cell table:formula="of:=INDIRECT(&quot;'SEEED OPL'.D&quot; &amp; ( [.$B41]+ 1) )" office:value-type="float" office:value="305030075">
            <text:p>305030075</text:p>
          </table:table-cell>
          <table:table-cell table:formula="of:=INDIRECT(&quot;'SEEED OPL'.E&quot; &amp; ( [.$B41]+ 1) )" office:value-type="string" office:string-value="SSM3J328R,LF">
            <text:p>SSM3J328R,LF</text:p>
          </table:table-cell>
          <table:table-cell table:formula="of:=INDIRECT(&quot;'SEEED OPL'.F&quot; &amp; ( [.$B41]+ 1) )" office:value-type="float" office:value="0">
            <text:p>0</text:p>
          </table:table-cell>
          <table:table-cell table:formula="of:=INDIRECT(&quot;'SEEED OPL'.G&quot; &amp; ( [.$B41]+ 1) )" office:value-type="string" office:string-value="Toshiba">
            <text:p>Toshiba</text:p>
          </table:table-cell>
          <table:table-cell table:formula="of:=INDIRECT(&quot;'SEEED OPL'.H&quot; &amp; ( [.$B41]+ 1) )" office:value-type="string" office:string-value="SMD MOSFET P-CH 20V 6A">
            <text:p>SMD MOSFET P-CH 20V 6A</text:p>
          </table:table-cell>
          <table:table-cell table:formula="of:=INDIRECT(&quot;'SEEED OPL'.I&quot; &amp; ( [.$B41]+ 1) )" office:value-type="string" office:string-value="Datasheet » | Permalink">
            <text:p>Datasheet » | Permalink</text:p>
          </table:table-cell>
          <table:table-cell table:formula="of:=INDIRECT(&quot;'SEEED OPL'.J&quot; &amp; ( [.$B41]+ 1) )" office:value-type="string" office:string-value="snapEDA Altium, Kicad, ...">
            <text:p>snapEDA Altium, Kicad, ...</text:p>
          </table:table-cell>
          <table:table-cell table:style-name="ce12" table:formula="of:=INDIRECT(&quot;'SEEED OPL'.K&quot; &amp; ( [.$B41]+ 1) )" office:value-type="string" office:string-value="SOT-23F">
            <text:p>SOT-23F</text:p>
          </table:table-cell>
          <table:table-cell table:formula="of:=INDIRECT(&quot;'SEEED OPL'.L&quot; &amp; ( [.$B41]+ 1) )" office:value-type="string" office:string-value="$11.25/Set ">
            <text:p>$11.25/Set </text:p>
          </table:table-cell>
          <table:table-cell table:formula="of:=INDIRECT(&quot;'SEEED OPL'.M&quot; &amp; ( [.$B41]+ 1) )" office:value-type="string" office:string-value="10 Pieces/Set ">
            <text:p>10 Pieces/Set </text:p>
          </table:table-cell>
          <table:table-cell table:formula="of:=INDIRECT(&quot;'SEEED OPL'.N&quot; &amp; ( [.$B41]+ 1) )" office:value-type="string" office:string-value="Stock">
            <text:p>Stock</text:p>
          </table:table-cell>
          <table:table-cell table:formula="of:=INDIRECT(&quot;'SEEED OPL'.O&quot; &amp; ( [.$B41]+ 1) )" office:value-type="float" office:value="-2">
            <text:p>-2</text:p>
          </table:table-cell>
          <table:table-cell table:number-columns-repeated="2"/>
        </table:table-row>
        <table:table-row table:style-name="ro1">
          <table:table-cell table:number-columns-repeated="2"/>
          <table:table-cell table:style-name="ce8" table:number-columns-repeated="4"/>
          <table:table-cell office:value-type="string">
            <text:p><text:s/>:</text:p>
          </table:table-cell>
          <table:table-cell/>
          <table:table-cell office:value-type="string">
            <text:p><text:s/></text:p>
          </table:table-cell>
          <table:table-cell/>
          <table:table-cell table:style-name="ce13" office:value-type="string">
            <text:p><text:s/>:</text:p>
          </table:table-cell>
          <table:table-cell table:style-name="ce13" table:number-columns-repeated="4"/>
          <table:table-cell/>
        </table:table-row>
        <table:table-row table:style-name="ro1">
          <table:table-cell/>
          <table:table-cell table:style-name="ce1"/>
          <table:table-cell table:style-name="ce8"/>
          <table:table-cell table:style-name="ce8"/>
          <table:table-cell table:style-name="ce8" table:number-columns-repeated="2"/>
          <table:table-cell table:number-columns-repeated="4"/>
          <table:table-cell table:style-name="ce13" table:number-columns-repeated="5"/>
          <table:table-cell/>
        </table:table-row>
        <table:table-row table:style-name="ro1">
          <table:table-cell/>
          <table:table-cell table:style-name="ce1"/>
          <table:table-cell table:style-name="ce8" table:number-columns-repeated="4"/>
          <table:table-cell table:number-columns-repeated="4"/>
          <table:table-cell table:style-name="ce13" table:number-columns-repeated="5"/>
          <table:table-cell/>
        </table:table-row>
        <table:table-row table:style-name="ro1" table:number-rows-repeated="2">
          <table:table-cell/>
          <table:table-cell table:style-name="ce1"/>
          <table:table-cell table:number-columns-repeated="8"/>
          <table:table-cell table:style-name="ce13" table:number-columns-repeated="5"/>
          <table:table-cell/>
        </table:table-row>
        <table:table-row table:style-name="ro1">
          <table:table-cell/>
          <table:table-cell table:style-name="ce2"/>
          <table:table-cell table:style-name="ce2" office:value-type="string">
            <text:p>Seeed PN</text:p>
          </table:table-cell>
          <table:table-cell table:style-name="ce2" office:value-type="string">
            <text:p>MPN</text:p>
          </table:table-cell>
          <table:table-cell table:style-name="ce2" office:value-type="string">
            <text:p>Description</text:p>
          </table:table-cell>
          <table:table-cell table:style-name="ce2" office:value-type="string">
            <text:p>Category</text:p>
          </table:table-cell>
          <table:table-cell table:style-name="ce2" office:value-type="string">
            <text:p>Packagef</text:p>
          </table:table-cell>
          <table:table-cell table:style-name="ce2" office:value-type="string">
            <text:p>Manufacturer</text:p>
          </table:table-cell>
          <table:table-cell table:style-name="ce2" office:value-type="string">
            <text:p>Datasheet</text:p>
          </table:table-cell>
          <table:table-cell table:style-name="ce2" office:value-type="string">
            <text:p>3D-Modulef</text:p>
          </table:table-cell>
          <table:table-cell table:style-name="ce2" office:value-type="string">
            <text:p>Digikey</text:p>
          </table:table-cell>
          <table:table-cell table:style-name="ce2" office:value-type="string">
            <text:p>Mouser</text:p>
          </table:table-cell>
          <table:table-cell table:style-name="ce2" office:value-type="string">
            <text:p>Farnell</text:p>
          </table:table-cell>
          <table:table-cell table:style-name="ce2" office:value-type="string">
            <text:p>RS</text:p>
          </table:table-cell>
          <table:table-cell table:style-name="ce2" office:value-type="string">
            <text:p>Rapid Online</text:p>
          </table:table-cell>
          <table:table-cell/>
        </table:table-row>
        <table:table-row table:style-name="ro1">
          <table:table-cell/>
          <table:table-cell table:style-name="ce3"/>
          <table:table-cell table:style-name="ce9" table:formula="of:=[.C41]" office:value-type="float" office:value="305030075">
            <text:p>305030075</text:p>
          </table:table-cell>
          <table:table-cell table:style-name="ce9" table:formula="of:=[.D41]" office:value-type="string" office:string-value="SSM3J328R,LF">
            <text:p>SSM3J328R,LF</text:p>
          </table:table-cell>
          <table:table-cell table:style-name="ce9" table:formula="of:=[.G41]" office:value-type="string" office:string-value="SMD MOSFET P-CH 20V 6A">
            <text:p>SMD MOSFET P-CH 20V 6A</text:p>
          </table:table-cell>
          <table:table-cell table:style-name="ce10" office:value-type="string">
            <text:p>Antenna</text:p>
          </table:table-cell>
          <table:table-cell table:style-name="ce9" table:formula="of:=[.J41]" office:value-type="string" office:string-value="SOT-23F">
            <text:p>SOT-23F</text:p>
          </table:table-cell>
          <table:table-cell table:style-name="ce11" table:formula="of:=[.F41]" office:value-type="string" office:string-value="Toshiba">
            <text:p>Toshiba</text:p>
          </table:table-cell>
          <table:table-cell table:style-name="ce9"/>
          <table:table-cell table:style-name="ce9" table:formula="of:=[.D43]" office:value-type="float" office:value="0">
            <text:p>0</text:p>
          </table:table-cell>
          <table:table-cell table:style-name="ce9"/>
          <table:table-cell table:number-columns-repeated="4"/>
          <table:table-cell/>
        </table:table-row>
        <table:table-row table:style-name="ro1">
          <table:table-cell table:number-columns-repeated="3"/>
          <table:table-cell table:style-name="ce2"/>
          <table:table-cell table:number-columns-repeated="3"/>
          <table:table-cell table:style-name="ce2" office:value-type="string">
            <text:p>Company Code</text:p>
          </table:table-cell>
          <table:table-cell/>
          <table:table-cell office:value-type="string">
            <text:p>Link</text:p>
          </table:table-cell>
          <table:table-cell table:number-columns-repeated="6"/>
        </table:table-row>
        <table:table-row table:style-name="ro1">
          <table:table-cell table:number-columns-repeated="7"/>
          <table:table-cell/>
          <table:table-cell/>
          <table:table-cell table:formula="of:=&quot;http://www.seeedstudio.com/depot/s/&quot; &amp;[.C41]&amp;&quot;.html?search_in_description=0&quot;" office:value-type="string" office:string-value="http://www.seeedstudio.com/depot/s/305030075.html?search_in_description=0">
            <text:p>http://www.seeedstudio.com/depot/s/305030075.html?search_in_description=0</text:p>
          </table:table-cell>
          <table:table-cell table:number-columns-repeated="6"/>
        </table:table-row>
        <table:table-row table:style-name="ro1">
          <table:table-cell table:number-columns-repeated="3"/>
          <table:table-cell table:style-name="ce2" office:value-type="string">
            <text:p>MPN2</text:p>
          </table:table-cell>
          <table:table-cell table:number-columns-repeated="3"/>
          <table:table-cell table:style-name="ce2" office:value-type="string">
            <text:p>Manufacturer 2</text:p>
          </table:table-cell>
          <table:table-cell table:number-columns-repeated="5"/>
          <table:table-cell table:style-name="ce1" office:value-type="string">
            <text:p>OPLS</text:p>
          </table:table-cell>
          <table:table-cell table:number-columns-repeated="2"/>
        </table:table-row>
        <table:table-row table:style-name="ro1">
          <table:table-cell table:number-columns-repeated="3"/>
          <table:table-cell table:style-name="ce5"/>
          <table:table-cell table:number-columns-repeated="3"/>
          <table:table-cell table:style-name="ce5"/>
          <table:table-cell/>
          <table:table-cell office:value-type="string">
            <text:p>http://www.seeedstudio.com/depot/index.php?main_page=opl_info&amp;opl_id=752</text:p>
          </table:table-cell>
          <table:table-cell table:number-columns-repeated="3"/>
          <table:table-cell table:style-name="ce1" office:value-type="string">
            <text:p>SEEED</text:p>
          </table:table-cell>
          <table:table-cell/>
          <table:table-cell office:value-type="string">
            <text:p>&lt;oplScheme1&gt;SEEED OPL&lt;/oplScheme1&gt;</text:p>
          </table:table-cell>
        </table:table-row>
        <table:table-row table:style-name="ro1">
          <table:table-cell table:number-columns-repeated="7"/>
          <table:table-cell table:style-name="ce2" office:value-type="string">
            <text:p>Code 2</text:p>
          </table:table-cell>
          <table:table-cell table:number-columns-repeated="7"/>
          <table:table-cell table:formula="of:=&quot;&lt;oplCode1&gt;C-SEEE&lt;/oplCode1&gt;&quot;" office:value-type="string" office:string-value="&lt;oplCode1&gt;C-SEEE&lt;/oplCode1&gt;">
            <text:p>&lt;oplCode1&gt;C-SEEE&lt;/oplCode1&gt;</text:p>
          </table:table-cell>
        </table:table-row>
        <table:table-row table:style-name="ro1">
          <table:table-cell table:number-columns-repeated="7"/>
          <table:table-cell table:style-name="ce5"/>
          <table:table-cell table:number-columns-repeated="2"/>
          <table:table-cell/>
          <table:table-cell table:number-columns-repeated="4"/>
          <table:table-cell table:formula="of:=&quot;&lt;oplName1&gt;&quot;&amp;[.E48]&amp;&quot;&lt;/oplName1&gt;&quot;" office:value-type="string" office:string-value="&lt;oplName1&gt;SMD MOSFET P-CH 20V 6A&lt;/oplName1&gt;">
            <text:p>&lt;oplName1&gt;SMD MOSFET P-CH 20V 6A&lt;/oplName1&gt;</text:p>
          </table:table-cell>
        </table:table-row>
        <table:table-row table:style-name="ro1">
          <table:table-cell table:number-columns-repeated="15"/>
          <table:table-cell table:formula="of:=&quot;&lt;oplID1&gt;&quot;&amp;[.C48]&amp;&quot;&lt;/oplID1&gt;&quot;" office:value-type="string" office:string-value="&lt;oplID1&gt;305030075&lt;/oplID1&gt;">
            <text:p>&lt;oplID1&gt;305030075&lt;/oplID1&gt;</text:p>
          </table:table-cell>
        </table:table-row>
        <table:table-row table:style-name="ro2">
          <table:table-cell/>
          <table:table-cell table:style-name="ce2" office:value-type="string">
            <text:p>Octopart CPL</text:p>
          </table:table-cell>
          <table:table-cell office:value-type="string">
            <text:p><text:a xlink:href="https://octopart.com/common-parts-library">https://octopart.com/common-parts-library</text:a></text:p>
          </table:table-cell>
          <table:table-cell table:number-columns-repeated="12"/>
          <table:table-cell table:formula="of:=&quot;&lt;oplFootprint1&gt;&quot;&amp;[.G48]&amp;&quot;&lt;/oplFootprint1&gt;&quot;" office:value-type="string" office:string-value="&lt;oplFootprint1&gt;SOT-23F&lt;/oplFootprint1&gt;">
            <text:p>&lt;oplFootprint1&gt;SOT-23F&lt;/oplFootprint1&gt;</text:p>
          </table:table-cell>
        </table:table-row>
        <table:table-row table:style-name="ro1">
          <table:table-cell table:number-columns-repeated="15"/>
          <table:table-cell table:formula="of:=&quot;&lt;oplPackage1&gt;&quot;&amp;[.G48]&amp;&quot;&lt;/oplPackage1&gt;&quot;" office:value-type="string" office:string-value="&lt;oplPackage1&gt;SOT-23F&lt;/oplPackage1&gt;">
            <text:p>&lt;oplPackage1&gt;SOT-23F&lt;/oplPackage1&gt;</text:p>
          </table:table-cell>
        </table:table-row>
        <table:table-row table:style-name="ro1">
          <table:table-cell table:number-columns-repeated="2"/>
          <table:table-cell table:style-name="ce2" office:value-type="string">
            <text:p>Description</text:p>
          </table:table-cell>
          <table:table-cell table:style-name="ce2" office:value-type="string">
            <text:p>Capacitance</text:p>
          </table:table-cell>
          <table:table-cell table:style-name="ce2" office:value-type="string">
            <text:p>Voltage Rating (DC)</text:p>
          </table:table-cell>
          <table:table-cell table:style-name="ce2" office:value-type="string">
            <text:p>Dielectric Material</text:p>
          </table:table-cell>
          <table:table-cell table:style-name="ce2" office:value-type="string">
            <text:p>Characteristic</text:p>
          </table:table-cell>
          <table:table-cell table:style-name="ce2" office:value-type="string">
            <text:p>Tolerance</text:p>
          </table:table-cell>
          <table:table-cell table:style-name="ce2" office:value-type="string">
            <text:p>Case / Package / Footprint</text:p>
          </table:table-cell>
          <table:table-cell table:style-name="ce2" office:value-type="string">
            <text:p>Availability Orderable Parts</text:p>
          </table:table-cell>
          <table:table-cell table:style-name="ce2"/>
          <table:table-cell table:number-columns-repeated="4"/>
          <table:table-cell table:formula="of:=&quot;&lt;oplLink1&gt;&lt;![CDATA[&quot; &amp; [.J50] &amp; &quot;]]&gt;&lt;/oplLink1&gt;&quot;" office:value-type="string" office:string-value="&lt;oplLink1&gt;&lt;![CDATA[http://www.seeedstudio.com/depot/s/305030075.html?search_in_description=0]]&gt;&lt;/oplLink1&gt;">
            <text:p>&lt;oplLink1&gt;&lt;![CDATA[http://www.seeedstudio.com/depot/s/305030075.html?search_in_description=0]]&gt;&lt;/oplLink1&gt;</text:p>
          </table:table-cell>
        </table:table-row>
        <table:table-row table:style-name="ro1">
          <table:table-cell table:number-columns-repeated="2"/>
          <table:table-cell table:style-name="ce8"/>
          <table:table-cell table:style-name="ce8" table:number-columns-repeated="5"/>
          <table:table-cell table:number-columns-repeated="8"/>
        </table:table-row>
        <table:table-row table:style-name="ro1">
          <table:table-cell table:number-columns-repeated="2"/>
          <table:table-cell table:style-name="ce8"/>
          <table:table-cell table:style-name="ce8" table:number-columns-repeated="5"/>
          <table:table-cell table:number-columns-repeated="2"/>
          <table:table-cell/>
          <table:table-cell table:number-columns-repeated="2"/>
          <table:table-cell table:style-name="ce2" office:value-type="string">
            <text:p>Octopart</text:p>
          </table:table-cell>
          <table:table-cell table:number-columns-repeated="2"/>
        </table:table-row>
        <table:table-row table:style-name="ro1">
          <table:table-cell table:number-columns-repeated="2"/>
          <table:table-cell table:style-name="ce8" table:number-columns-repeated="6"/>
          <table:table-cell table:number-columns-repeated="5"/>
          <table:table-cell table:style-name="ce14" table:formula="of:=IF([.C59]&lt;&gt;&quot;&quot;;&quot;xxxxxxxx&quot;;&quot;&quot;)">
            <text:p/>
          </table:table-cell>
          <table:table-cell table:style-name="ce5" office:value-type="float" office:value="99">
            <text:p>99</text:p>
          </table:table-cell>
          <table:table-cell table:formula="of:=&quot;&lt;oplScheme&quot;&amp;[.O61]&amp;&quot;&gt;Octopart CPL&lt;/oplScheme&quot;&amp;[.O61]&amp;&quot;&gt;&quot;" office:value-type="string" office:string-value="&lt;oplScheme99&gt;Octopart CPL&lt;/oplScheme99&gt;">
            <text:p>&lt;oplScheme99&gt;Octopart CPL&lt;/oplScheme99&gt;</text:p>
          </table:table-cell>
        </table:table-row>
        <table:table-row table:style-name="ro1">
          <table:table-cell table:number-columns-repeated="2"/>
          <table:table-cell table:style-name="ce8" table:number-columns-repeated="5"/>
          <table:table-cell table:style-name="ce8"/>
          <table:table-cell table:number-columns-repeated="7"/>
          <table:table-cell table:formula="of:=&quot;&lt;oplCode&quot;&amp;[.O61]&amp;&quot;&gt;C-OCTO&lt;/oplCode&quot;&amp;[.O61]&amp;&quot;&gt;&quot;" office:value-type="string" office:string-value="&lt;oplCode99&gt;C-OCTO&lt;/oplCode99&gt;">
            <text:p>&lt;oplCode99&gt;C-OCTO&lt;/oplCode99&gt;</text:p>
          </table:table-cell>
        </table:table-row>
        <table:table-row table:style-name="ro1">
          <table:table-cell table:number-columns-repeated="2"/>
          <table:table-cell table:style-name="ce8" table:number-columns-repeated="6"/>
          <table:table-cell table:number-columns-repeated="7"/>
          <table:table-cell table:formula="of:=&quot;&lt;oplName&quot;&amp;[.O61]&amp;&quot;&gt;&quot;&amp;[.C59]&amp;&quot;&lt;/oplName&quot;&amp;[.O61]&amp;&quot;&gt;&quot;" office:value-type="string" office:string-value="&lt;oplName99&gt;&lt;/oplName99&gt;">
            <text:p>&lt;oplName99&gt;&lt;/oplName99&gt;</text:p>
          </table:table-cell>
        </table:table-row>
        <table:table-row table:style-name="ro1">
          <table:table-cell table:number-columns-repeated="2"/>
          <table:table-cell table:style-name="ce8" table:number-columns-repeated="6"/>
          <table:table-cell table:number-columns-repeated="7"/>
          <table:table-cell table:formula="of:=&quot;&lt;oplID&quot;&amp;[.O61]&amp;&quot;&gt;&quot;&amp;[.C60]&amp;&quot;&lt;/oplID&quot;&amp;[.O61]&amp;&quot;&gt;&quot;" office:value-type="string" office:string-value="&lt;oplID99&gt;&lt;/oplID99&gt;">
            <text:p>&lt;oplID99&gt;&lt;/oplID99&gt;</text:p>
          </table:table-cell>
        </table:table-row>
        <table:table-row table:style-name="ro1">
          <table:table-cell table:number-columns-repeated="2"/>
          <table:table-cell table:style-name="ce8" table:number-columns-repeated="6"/>
          <table:table-cell table:number-columns-repeated="7"/>
          <table:table-cell table:formula="of:=&quot;&lt;oplFootprint&quot;&amp;[.O61]&amp;&quot;&gt;&quot;&amp;[.H62]&amp;&quot;&lt;/oplFootprint&quot;&amp;[.O61]&amp;&quot;&gt;&quot;" office:value-type="string" office:string-value="&lt;oplFootprint99&gt;&lt;/oplFootprint99&gt;">
            <text:p>&lt;oplFootprint99&gt;&lt;/oplFootprint99&gt;</text:p>
          </table:table-cell>
        </table:table-row>
        <table:table-row table:style-name="ro1">
          <table:table-cell table:number-columns-repeated="2"/>
          <table:table-cell table:style-name="ce8" table:number-columns-repeated="6"/>
          <table:table-cell table:number-columns-repeated="2"/>
          <table:table-cell/>
          <table:table-cell table:number-columns-repeated="4"/>
          <table:table-cell table:formula="of:=&quot;&lt;oplPackage&quot;&amp;[.O61]&amp;&quot;&gt;&quot;&amp;[.H62]&amp;&quot;&lt;/oplPackage&quot;&amp;[.O61]&amp;&quot;&gt;&quot;" office:value-type="string" office:string-value="&lt;oplPackage99&gt;&lt;/oplPackage99&gt;">
            <text:p>&lt;oplPackage99&gt;&lt;/oplPackage99&gt;</text:p>
          </table:table-cell>
        </table:table-row>
        <table:table-row table:style-name="ro1">
          <table:table-cell table:number-columns-repeated="15"/>
          <table:table-cell table:formula="of:=&quot;&lt;oplLink&quot;&amp;[.O61]&amp;&quot;&gt;https://octopart.com/common-parts-library&lt;/oplLink&quot;&amp;[.O61]&amp;&quot;&gt;&quot;" office:value-type="string" office:string-value="&lt;oplLink99&gt;https://octopart.com/common-parts-library&lt;/oplLink99&gt;">
            <text:p>&lt;oplLink99&gt;https://octopart.com/common-parts-library&lt;/oplLink99&gt;</text:p>
          </table:table-cell>
        </table:table-row>
        <table:table-row table:style-name="ro1">
          <table:table-cell table:number-columns-repeated="16"/>
        </table:table-row>
        <table:table-row table:style-name="ro1">
          <table:table-cell table:number-columns-repeated="13"/>
          <table:table-cell table:style-name="ce2" office:value-type="string">
            <text:p>Hubstock</text:p>
          </table:table-cell>
          <table:table-cell table:number-columns-repeated="2"/>
        </table:table-row>
        <table:table-row table:style-name="ro1">
          <table:table-cell table:number-columns-repeated="13"/>
          <table:table-cell table:style-name="ce14" table:formula="of:=IF([.C77]&lt;&gt;&quot;&quot;;&quot;xxxxxxxx&quot;;&quot;&quot;)">
            <text:p/>
          </table:table-cell>
          <table:table-cell table:style-name="ce5" office:value-type="float" office:value="99">
            <text:p>99</text:p>
          </table:table-cell>
          <table:table-cell table:formula="of:=&quot;&lt;oplScheme&quot;&amp;[.O70]&amp;&quot;&gt;Circuithub.com&lt;/oplScheme&quot;&amp;[.O70]&amp;&quot;&gt;&quot;" office:value-type="string" office:string-value="&lt;oplScheme99&gt;Circuithub.com&lt;/oplScheme99&gt;">
            <text:p>&lt;oplScheme99&gt;Circuithub.com&lt;/oplScheme99&gt;</text:p>
          </table:table-cell>
        </table:table-row>
        <table:table-row table:style-name="ro1">
          <table:table-cell table:number-columns-repeated="15"/>
          <table:table-cell table:formula="of:=&quot;&lt;oplCode&quot;&amp;[.O70]&amp;&quot;&gt;C-CIRC&lt;/oplCode&quot;&amp;[.O70]&amp;&quot;&gt;&quot;" office:value-type="string" office:string-value="&lt;oplCode99&gt;C-CIRC&lt;/oplCode99&gt;">
            <text:p>&lt;oplCode99&gt;C-CIRC&lt;/oplCode99&gt;</text:p>
          </table:table-cell>
        </table:table-row>
        <table:table-row table:style-name="ro1">
          <table:table-cell table:number-columns-repeated="15"/>
          <table:table-cell table:formula="of:=&quot;&lt;oplName&quot;&amp;[.O70]&amp;&quot;&gt;&quot;&amp;[.C77]&amp;&quot;&lt;/oplName&quot;&amp;[.O70]&amp;&quot;&gt;&quot;" office:value-type="string" office:string-value="&lt;oplName99&gt;&lt;/oplName99&gt;">
            <text:p>&lt;oplName99&gt;&lt;/oplName99&gt;</text:p>
          </table:table-cell>
        </table:table-row>
        <table:table-row table:style-name="ro1">
          <table:table-cell table:number-columns-repeated="15"/>
          <table:table-cell table:formula="of:=&quot;&lt;oplID&quot;&amp;[.O70]&amp;&quot;&gt;&quot;&amp;[.C77]&amp;&quot;&lt;/oplID&quot;&amp;[.O70]&amp;&quot;&gt;&quot;" office:value-type="string" office:string-value="&lt;oplID99&gt;&lt;/oplID99&gt;">
            <text:p>&lt;oplID99&gt;&lt;/oplID99&gt;</text:p>
          </table:table-cell>
        </table:table-row>
        <table:table-row table:style-name="ro1">
          <table:table-cell table:number-columns-repeated="15"/>
          <table:table-cell table:formula="of:=&quot;&lt;oplFootprint&quot;&amp;[.O70]&amp;&quot;&gt;&quot;&amp;[.D77]&amp;&quot;&lt;/oplFootprint&quot;&amp;[.O70]&amp;&quot;&gt;&quot;" office:value-type="string" office:string-value="&lt;oplFootprint99&gt;&lt;/oplFootprint99&gt;">
            <text:p>&lt;oplFootprint99&gt;&lt;/oplFootprint99&gt;</text:p>
          </table:table-cell>
        </table:table-row>
        <table:table-row table:style-name="ro2">
          <table:table-cell/>
          <table:table-cell table:style-name="ce2" office:value-type="string">
            <text:p>Hubstock</text:p>
          </table:table-cell>
          <table:table-cell office:value-type="string">
            <text:p><text:a xlink:href="https://circuithub.com/parts">https://circuithub.com/parts</text:a></text:p>
          </table:table-cell>
          <table:table-cell table:number-columns-repeated="12"/>
          <table:table-cell table:formula="of:=&quot;&lt;oplPackage&quot;&amp;[.O70]&amp;&quot;&gt;&quot;&amp;[.D77]&amp;&quot;&lt;/oplPackage&quot;&amp;[.O70]&amp;&quot;&gt;&quot;" office:value-type="string" office:string-value="&lt;oplPackage99&gt;&lt;/oplPackage99&gt;">
            <text:p>&lt;oplPackage99&gt;&lt;/oplPackage99&gt;</text:p>
          </table:table-cell>
        </table:table-row>
        <table:table-row table:style-name="ro1">
          <table:table-cell table:number-columns-repeated="2"/>
          <table:table-cell table:style-name="ce2" office:value-type="string">
            <text:p>ID</text:p>
          </table:table-cell>
          <table:table-cell table:style-name="ce2" office:value-type="string">
            <text:p>Package</text:p>
          </table:table-cell>
          <table:table-cell table:number-columns-repeated="11"/>
          <table:table-cell table:formula="of:=&quot;&lt;oplLink&quot;&amp;[.O70]&amp;&quot;&gt;https://circuithub.com/parts/&quot;&amp;[.C77]&amp;&quot;&lt;/oplLink&quot;&amp;[.O70]&amp;&quot;&gt;&quot;" office:value-type="string" office:string-value="&lt;oplLink99&gt;https://circuithub.com/parts/&lt;/oplLink99&gt;">
            <text:p>&lt;oplLink99&gt;https://circuithub.com/parts/&lt;/oplLink99&gt;</text:p>
          </table:table-cell>
        </table:table-row>
        <table:table-row table:style-name="ro1">
          <table:table-cell table:number-columns-repeated="2"/>
          <table:table-cell table:style-name="ce5"/>
          <table:table-cell table:style-name="ce4"/>
          <table:table-cell table:number-columns-repeated="12"/>
        </table:table-row>
        <table:table-row table:style-name="ro1" table:number-rows-repeated="15">
          <table:table-cell table:number-columns-repeated="16"/>
        </table:table-row>
        <table:table-row table:style-name="ro1">
          <table:table-cell table:number-columns-repeated="13"/>
          <table:table-cell table:style-name="ce1" office:value-type="string">
            <text:p>Specs</text:p>
          </table:table-cell>
          <table:table-cell table:number-columns-repeated="2"/>
        </table:table-row>
        <table:table-row table:style-name="ro1">
          <table:table-cell table:number-columns-repeated="15"/>
          <table:table-cell table:formula="of:=&quot;&lt;ooNumPins&gt;&quot;&amp;[.C22]&amp;&quot;&lt;/ooNumPins&gt;&quot;" office:value-type="string" office:string-value="&lt;ooNumPins&gt;&lt;/ooNumPins&gt;">
            <text:p>&lt;ooNumPins&gt;&lt;/ooNumPins&gt;</text:p>
          </table:table-cell>
        </table:table-row>
        <table:table-row table:style-name="ro1">
          <table:table-cell table:number-columns-repeated="15"/>
          <table:table-cell table:formula="of:=&quot;&lt;ooPitch&gt;&quot;&amp;[.C23]&amp;&quot;&lt;/ooPitch&gt;&quot;" office:value-type="string" office:string-value="&lt;ooPitch&gt;&lt;/ooPitch&gt;">
            <text:p>&lt;ooPitch&gt;&lt;/ooPitch&gt;</text:p>
          </table:table-cell>
        </table:table-row>
        <table:table-row table:style-name="ro1">
          <table:table-cell table:number-columns-repeated="15"/>
          <table:table-cell table:formula="of:=&quot;&lt;ooWidth&gt;&quot;&amp;[.C24]&amp;&quot;&lt;/ooWidth&gt;&quot;" office:value-type="string" office:string-value="&lt;ooWidth&gt;&lt;/ooWidth&gt;">
            <text:p>&lt;ooWidth&gt;&lt;/ooWidth&gt;</text:p>
          </table:table-cell>
        </table:table-row>
        <table:table-row table:style-name="ro1">
          <table:table-cell table:number-columns-repeated="15"/>
          <table:table-cell table:formula="of:=&quot;&lt;ooHeight&gt;&quot;&amp;[.C25]&amp;&quot;&lt;/ooHeight&gt;&quot;" office:value-type="string" office:string-value="&lt;ooHeight&gt;&lt;/ooHeight&gt;">
            <text:p>&lt;ooHeight&gt;&lt;/ooHeight&gt;</text:p>
          </table:table-cell>
        </table:table-row>
        <table:table-row table:style-name="ro1">
          <table:table-cell table:number-columns-repeated="15"/>
          <table:table-cell table:formula="of:=&quot;&lt;ooDiameter&gt;&quot;&amp;[.C26]&amp;&quot;&lt;/ooDiameter&gt;&quot;" office:value-type="string" office:string-value="&lt;ooDiameter&gt;&lt;/ooDiameter&gt;">
            <text:p>&lt;ooDiameter&gt;&lt;/ooDiameter&gt;</text:p>
          </table:table-cell>
        </table:table-row>
        <table:table-row table:style-name="ro1">
          <table:table-cell table:number-columns-repeated="15"/>
          <table:table-cell table:formula="of:=&quot;&lt;ooLength&gt;&quot;&amp;[.C27]&amp;&quot;&lt;/ooLength&gt;&quot;" office:value-type="string" office:string-value="&lt;ooLength&gt;&lt;/ooLength&gt;">
            <text:p>&lt;ooLength&gt;&lt;/ooLength&gt;</text:p>
          </table:table-cell>
        </table:table-row>
        <table:table-row table:style-name="ro1">
          <table:table-cell table:number-columns-repeated="15"/>
          <table:table-cell table:formula="of:=&quot;&lt;ooDepth&gt;&quot;&amp;[.C28]&amp;&quot;&lt;/ooDepth&gt;&quot;" office:value-type="string" office:string-value="&lt;ooDepth&gt;&lt;/ooDepth&gt;">
            <text:p>&lt;ooDepth&gt;&lt;/ooDepth&gt;</text:p>
          </table:table-cell>
        </table:table-row>
        <table:table-row table:style-name="ro1" table:number-rows-repeated="3">
          <table:table-cell table:number-columns-repeated="16"/>
        </table:table-row>
        <table:table-row table:style-name="ro1">
          <table:table-cell table:number-columns-repeated="13"/>
          <table:table-cell table:style-name="ce2" office:value-type="string">
            <text:p>Distributors</text:p>
          </table:table-cell>
          <table:table-cell table:number-columns-repeated="2"/>
        </table:table-row>
        <table:table-row table:style-name="ro1" table:number-rows-repeated="2">
          <table:table-cell table:number-columns-repeated="16"/>
        </table:table-row>
        <table:table-row table:style-name="ro1">
          <table:table-cell table:number-columns-repeated="13"/>
          <table:table-cell table:style-name="ce1" office:value-type="string">
            <text:p>Digikey</text:p>
          </table:table-cell>
          <table:table-cell table:style-name="ce2" office:value-type="string">
            <text:p>COUNT</text:p>
          </table:table-cell>
          <table:table-cell/>
        </table:table-row>
        <table:table-row table:style-name="ro1">
          <table:table-cell table:number-columns-repeated="13"/>
          <table:table-cell table:style-name="ce15" table:formula="of:=IF([.K$48]&lt;&gt;&quot;&quot;;&quot;xxxxxx&quot;;&quot;&quot;)">
            <text:p/>
          </table:table-cell>
          <table:table-cell table:style-name="ce5" office:value-type="float" office:value="99">
            <text:p>99</text:p>
          </table:table-cell>
          <table:table-cell table:formula="of:=&quot;&lt;bigDistributorCompanyCode&quot;&amp;[.O108]&amp;&quot;&gt;C-DIGK&lt;/bigDistributorCompanyCode&quot;&amp;[.O108]&amp;&quot;&gt;&quot;" office:value-type="string" office:string-value="&lt;bigDistributorCompanyCode99&gt;C-DIGK&lt;/bigDistributorCompanyCode99&gt;">
            <text:p>&lt;bigDistributorCompanyCode99&gt;C-DIGK&lt;/bigDistributorCompanyCode99&gt;</text:p>
          </table:table-cell>
        </table:table-row>
        <table:table-row table:style-name="ro1">
          <table:table-cell table:number-columns-repeated="15"/>
          <table:table-cell table:formula="of:=&quot;&lt;bigDistributorCompany&quot;&amp;[.O108]&amp;&quot;&gt;Digikey&lt;/bigDistributorCompany&quot;&amp;[.O108]&amp;&quot;&gt;&quot;" office:value-type="string" office:string-value="&lt;bigDistributorCompany99&gt;Digikey&lt;/bigDistributorCompany99&gt;">
            <text:p>&lt;bigDistributorCompany99&gt;Digikey&lt;/bigDistributorCompany99&gt;</text:p>
          </table:table-cell>
        </table:table-row>
        <table:table-row table:style-name="ro1">
          <table:table-cell table:number-columns-repeated="15"/>
          <table:table-cell table:formula="of:=&quot;&lt;bigDistributorPartID&quot;&amp;[.O108]&amp;&quot;&gt;&quot;&amp;[.K$48]&amp;&quot;&lt;/bigDistributorPartID&quot;&amp;[.O108]&amp;&quot;&gt;&quot;" office:value-type="string" office:string-value="&lt;bigDistributorPartID99&gt;&lt;/bigDistributorPartID99&gt;">
            <text:p>&lt;bigDistributorPartID99&gt;&lt;/bigDistributorPartID99&gt;</text:p>
          </table:table-cell>
        </table:table-row>
        <table:table-row table:style-name="ro1">
          <table:table-cell table:number-columns-repeated="10"/>
          <table:table-cell/>
          <table:table-cell table:number-columns-repeated="4"/>
          <table:table-cell table:formula="of:=&quot;&lt;bigDistributorLink&quot;&amp;[.O108]&amp;&quot;&gt;http://www.digikey.com/product-search/en?keywords=&quot;&amp;[.K$48]&amp;&quot;&lt;/bigDistributorLink&quot;&amp;[.O108]&amp;&quot;&gt;&quot;" office:value-type="string" office:string-value="&lt;bigDistributorLink99&gt;http://www.digikey.com/product-search/en?keywords=&lt;/bigDistributorLink99&gt;">
            <text:p>&lt;bigDistributorLink99&gt;http://www.digikey.com/product-search/en?keywords=&lt;/bigDistributorLink99&gt;</text:p>
          </table:table-cell>
        </table:table-row>
        <table:table-row table:style-name="ro1">
          <table:table-cell table:number-columns-repeated="16"/>
        </table:table-row>
        <table:table-row table:style-name="ro1">
          <table:table-cell table:number-columns-repeated="13"/>
          <table:table-cell table:style-name="ce1" office:value-type="string">
            <text:p>Mouser</text:p>
          </table:table-cell>
          <table:table-cell table:style-name="ce2" office:value-type="string">
            <text:p>COUNT</text:p>
          </table:table-cell>
          <table:table-cell table:formula="of:=IF([.K54]&lt;&gt;&quot;&quot;;&quot;&lt;bigDistributorCompany1&gt;C-DIGK&lt;/bigDistributorCompany1&gt;&quot;;&quot;&quot;)">
            <text:p/>
          </table:table-cell>
        </table:table-row>
        <table:table-row table:style-name="ro1">
          <table:table-cell table:number-columns-repeated="13"/>
          <table:table-cell table:style-name="ce15" table:formula="of:=IF([.L$48]&lt;&gt;&quot;&quot;;&quot;xxxxxx&quot;;&quot;&quot;)">
            <text:p/>
          </table:table-cell>
          <table:table-cell table:style-name="ce5" office:value-type="float" office:value="99">
            <text:p>99</text:p>
          </table:table-cell>
          <table:table-cell table:formula="of:=&quot;&lt;bigDistributorCompanyCode&quot;&amp;[.O114]&amp;&quot;&gt;C-MOUS&lt;/bigDistributorCompanyCode&quot;&amp;[.O114]&amp;&quot;&gt;&quot;" office:value-type="string" office:string-value="&lt;bigDistributorCompanyCode99&gt;C-MOUS&lt;/bigDistributorCompanyCode99&gt;">
            <text:p>&lt;bigDistributorCompanyCode99&gt;C-MOUS&lt;/bigDistributorCompanyCode99&gt;</text:p>
          </table:table-cell>
        </table:table-row>
        <table:table-row table:style-name="ro1">
          <table:table-cell table:number-columns-repeated="15"/>
          <table:table-cell table:formula="of:=&quot;&lt;bigDistributorCompany&quot;&amp;[.O114]&amp;&quot;&gt;Mouser&lt;/bigDistributorCompany&quot;&amp;[.O114]&amp;&quot;&gt;&quot;" office:value-type="string" office:string-value="&lt;bigDistributorCompany99&gt;Mouser&lt;/bigDistributorCompany99&gt;">
            <text:p>&lt;bigDistributorCompany99&gt;Mouser&lt;/bigDistributorCompany99&gt;</text:p>
          </table:table-cell>
        </table:table-row>
        <table:table-row table:style-name="ro1">
          <table:table-cell table:number-columns-repeated="15"/>
          <table:table-cell table:formula="of:=&quot;&lt;bigDistributorPartID&quot;&amp;[.O114]&amp;&quot;&gt;&quot;&amp;[.L$48]&amp;&quot;&lt;/bigDistributorPartID&quot;&amp;[.O114]&amp;&quot;&gt;&quot;" office:value-type="string" office:string-value="&lt;bigDistributorPartID99&gt;&lt;/bigDistributorPartID99&gt;">
            <text:p>&lt;bigDistributorPartID99&gt;&lt;/bigDistributorPartID99&gt;</text:p>
          </table:table-cell>
        </table:table-row>
        <table:table-row table:style-name="ro1">
          <table:table-cell table:number-columns-repeated="10"/>
          <table:table-cell/>
          <table:table-cell table:number-columns-repeated="4"/>
          <table:table-cell table:formula="of:=&quot;&lt;bigDistributorLink&quot;&amp;[.O114]&amp;&quot;&gt;http://www.mouser.co.uk/Search/Refine.aspx?Keyword=&quot;&amp;[.L$48]&amp;&quot;&lt;/bigDistributorLink&quot;&amp;[.O114]&amp;&quot;&gt;&quot;" office:value-type="string" office:string-value="&lt;bigDistributorLink99&gt;http://www.mouser.co.uk/Search/Refine.aspx?Keyword=&lt;/bigDistributorLink99&gt;">
            <text:p>&lt;bigDistributorLink99&gt;http://www.mouser.co.uk/Search/Refine.aspx?Keyword=&lt;/bigDistributorLink99&gt;</text:p>
          </table:table-cell>
        </table:table-row>
        <table:table-row table:style-name="ro1">
          <table:table-cell table:number-columns-repeated="16"/>
        </table:table-row>
        <table:table-row table:style-name="ro1">
          <table:table-cell table:number-columns-repeated="13"/>
          <table:table-cell table:style-name="ce1" office:value-type="string">
            <text:p>Farnell</text:p>
          </table:table-cell>
          <table:table-cell table:style-name="ce2" office:value-type="string">
            <text:p>COUNT</text:p>
          </table:table-cell>
          <table:table-cell table:formula="of:=IF([.K60]&lt;&gt;&quot;&quot;;&quot;&lt;bigDistributorCompany1&gt;C-DIGK&lt;/bigDistributorCompany1&gt;&quot;;&quot;&quot;)">
            <text:p/>
          </table:table-cell>
        </table:table-row>
        <table:table-row table:style-name="ro1">
          <table:table-cell table:number-columns-repeated="13"/>
          <table:table-cell table:style-name="ce15" table:formula="of:=IF([.M$48]&lt;&gt;&quot;&quot;;&quot;xxxxxx&quot;;&quot;&quot;)">
            <text:p/>
          </table:table-cell>
          <table:table-cell table:style-name="ce5" office:value-type="float" office:value="99">
            <text:p>99</text:p>
          </table:table-cell>
          <table:table-cell table:formula="of:=&quot;&lt;bigDistributorCompanyCode&quot;&amp;[.O120]&amp;&quot;&gt;C-FARN&lt;/bigDistributorCompanyCode&quot;&amp;[.O120]&amp;&quot;&gt;&quot;" office:value-type="string" office:string-value="&lt;bigDistributorCompanyCode99&gt;C-FARN&lt;/bigDistributorCompanyCode99&gt;">
            <text:p>&lt;bigDistributorCompanyCode99&gt;C-FARN&lt;/bigDistributorCompanyCode99&gt;</text:p>
          </table:table-cell>
        </table:table-row>
        <table:table-row table:style-name="ro1">
          <table:table-cell table:number-columns-repeated="15"/>
          <table:table-cell table:formula="of:=&quot;&lt;bigDistributorCompany&quot;&amp;[.O120]&amp;&quot;&gt;Farnell&lt;/bigDistributorCompany&quot;&amp;[.O120]&amp;&quot;&gt;&quot;" office:value-type="string" office:string-value="&lt;bigDistributorCompany99&gt;Farnell&lt;/bigDistributorCompany99&gt;">
            <text:p>&lt;bigDistributorCompany99&gt;Farnell&lt;/bigDistributorCompany99&gt;</text:p>
          </table:table-cell>
        </table:table-row>
        <table:table-row table:style-name="ro1">
          <table:table-cell table:number-columns-repeated="15"/>
          <table:table-cell table:formula="of:=&quot;&lt;bigDistributorPartID&quot;&amp;[.O120]&amp;&quot;&gt;&quot;&amp;[.M$48]&amp;&quot;&lt;/bigDistributorPartID&quot;&amp;[.O120]&amp;&quot;&gt;&quot;" office:value-type="string" office:string-value="&lt;bigDistributorPartID99&gt;&lt;/bigDistributorPartID99&gt;">
            <text:p>&lt;bigDistributorPartID99&gt;&lt;/bigDistributorPartID99&gt;</text:p>
          </table:table-cell>
        </table:table-row>
        <table:table-row table:style-name="ro1">
          <table:table-cell table:number-columns-repeated="15"/>
          <table:table-cell table:formula="of:=&quot;&lt;bigDistributorLink&quot;&amp;[.O120]&amp;&quot;&gt;&lt;![CDATA[http://uk.farnell.com/webapp/wcs/stores/servlet/Search?catalogId=15001&amp;langId=44&amp;storeId=10151&amp;categoryName=All%20Categories&amp;selectedCategoryId=&amp;gs=true&amp;st=&quot;&amp;[.M$48]&amp;&quot;]]&gt;&lt;/bigDistributorLink&quot;&amp;[.O120]&amp;&quot;&gt;&quot;" office:value-type="string" office:string-value="&lt;bigDistributorLink99&gt;&lt;![CDATA[http://uk.farnell.com/webapp/wcs/stores/servlet/Search?catalogId=15001&amp;langId=44&amp;storeId=10151&amp;categoryName=All%20Categories&amp;selectedCategoryId=&amp;gs=true&amp;st=]]&gt;&lt;/bigDistributorLink99&gt;">
            <text:p>&lt;bigDistributorLink99&gt;&lt;![CDATA[http://uk.farnell.com/webapp/wcs/stores/servlet/Search?catalogId=15001&amp;langId=44&amp;storeId=10151&amp;categoryName=All%20Categories&amp;selectedCategoryId=&amp;gs=true&amp;st=]]&gt;&lt;/bigDistributorLink99&gt;</text:p>
          </table:table-cell>
        </table:table-row>
        <table:table-row table:style-name="ro1">
          <table:table-cell table:number-columns-repeated="16"/>
        </table:table-row>
        <table:table-row table:style-name="ro1">
          <table:table-cell table:number-columns-repeated="13"/>
          <table:table-cell table:style-name="ce1" office:value-type="string">
            <text:p>RS</text:p>
          </table:table-cell>
          <table:table-cell table:style-name="ce2" office:value-type="string">
            <text:p>COUNT</text:p>
          </table:table-cell>
          <table:table-cell table:formula="of:=IF([.K66]&lt;&gt;&quot;&quot;;&quot;&lt;bigDistributorCompany1&gt;C-DIGK&lt;/bigDistributorCompany1&gt;&quot;;&quot;&quot;)">
            <text:p/>
          </table:table-cell>
        </table:table-row>
        <table:table-row table:style-name="ro1">
          <table:table-cell table:number-columns-repeated="13"/>
          <table:table-cell table:style-name="ce15" table:formula="of:=IF([.N$48]&lt;&gt;&quot;&quot;;&quot;xxxxxx&quot;;&quot;&quot;)">
            <text:p/>
          </table:table-cell>
          <table:table-cell table:style-name="ce5" office:value-type="float" office:value="99">
            <text:p>99</text:p>
          </table:table-cell>
          <table:table-cell table:formula="of:=&quot;&lt;bigDistributorCompanyCode&quot;&amp;[.O126]&amp;&quot;&gt;C-RSRS&lt;/bigDistributorCompanyCode&quot;&amp;[.O126]&amp;&quot;&gt;&quot;" office:value-type="string" office:string-value="&lt;bigDistributorCompanyCode99&gt;C-RSRS&lt;/bigDistributorCompanyCode99&gt;">
            <text:p>&lt;bigDistributorCompanyCode99&gt;C-RSRS&lt;/bigDistributorCompanyCode99&gt;</text:p>
          </table:table-cell>
        </table:table-row>
        <table:table-row table:style-name="ro1">
          <table:table-cell table:number-columns-repeated="15"/>
          <table:table-cell table:formula="of:=&quot;&lt;bigDistributorCompany&quot;&amp;[.O126]&amp;&quot;&gt;RS Electronics&lt;/bigDistributorCompany&quot;&amp;[.O126]&amp;&quot;&gt;&quot;" office:value-type="string" office:string-value="&lt;bigDistributorCompany99&gt;RS Electronics&lt;/bigDistributorCompany99&gt;">
            <text:p>&lt;bigDistributorCompany99&gt;RS Electronics&lt;/bigDistributorCompany99&gt;</text:p>
          </table:table-cell>
        </table:table-row>
        <table:table-row table:style-name="ro1">
          <table:table-cell table:number-columns-repeated="15"/>
          <table:table-cell table:formula="of:=&quot;&lt;bigDistributorPartID&quot;&amp;[.O126]&amp;&quot;&gt;&quot;&amp;[.N$48]&amp;&quot;&lt;/bigDistributorPartID&quot;&amp;[.O126]&amp;&quot;&gt;&quot;" office:value-type="string" office:string-value="&lt;bigDistributorPartID99&gt;&lt;/bigDistributorPartID99&gt;">
            <text:p>&lt;bigDistributorPartID99&gt;&lt;/bigDistributorPartID99&gt;</text:p>
          </table:table-cell>
        </table:table-row>
        <table:table-row table:style-name="ro1">
          <table:table-cell table:number-columns-repeated="15"/>
          <table:table-cell table:formula="of:=&quot;&lt;bigDistributorLink&quot;&amp;[.O126]&amp;&quot;&gt;&lt;![CDATA[http://uk.rs-online.com/web/c/?sra=oss&amp;r=t&amp;searchTerm=&quot;&amp;[.N$48]&amp;&quot;]]&gt;&lt;/bigDistributorLink&quot;&amp;[.O126]&amp;&quot;&gt;&quot;" office:value-type="string" office:string-value="&lt;bigDistributorLink99&gt;&lt;![CDATA[http://uk.rs-online.com/web/c/?sra=oss&amp;r=t&amp;searchTerm=]]&gt;&lt;/bigDistributorLink99&gt;">
            <text:p>&lt;bigDistributorLink99&gt;&lt;![CDATA[http://uk.rs-online.com/web/c/?sra=oss&amp;r=t&amp;searchTerm=]]&gt;&lt;/bigDistributorLink99&gt;</text:p>
          </table:table-cell>
        </table:table-row>
        <table:table-row table:style-name="ro1">
          <table:table-cell table:number-columns-repeated="16"/>
        </table:table-row>
        <table:table-row table:style-name="ro1">
          <table:table-cell table:number-columns-repeated="13"/>
          <table:table-cell table:style-name="ce1" office:value-type="string">
            <text:p>RAPID</text:p>
          </table:table-cell>
          <table:table-cell table:style-name="ce2" office:value-type="string">
            <text:p>COUNT</text:p>
          </table:table-cell>
          <table:table-cell table:formula="of:=IF([.K111]&lt;&gt;&quot;&quot;;&quot;&lt;bigDistributorCompany1&gt;C-DIGK&lt;/bigDistributorCompany1&gt;&quot;;&quot;&quot;)">
            <text:p/>
          </table:table-cell>
        </table:table-row>
        <table:table-row table:style-name="ro1">
          <table:table-cell table:number-columns-repeated="13"/>
          <table:table-cell table:style-name="ce15" table:formula="of:=IF([.O$48]&lt;&gt;&quot;&quot;;&quot;xxxxxx&quot;;&quot;&quot;)">
            <text:p/>
          </table:table-cell>
          <table:table-cell table:style-name="ce5" office:value-type="float" office:value="99">
            <text:p>99</text:p>
          </table:table-cell>
          <table:table-cell table:formula="of:=&quot;&lt;bigDistributorCompanyCode&quot;&amp;[.O132]&amp;&quot;&gt;C-RAPI&lt;/bigDistributorCompanyCode&quot;&amp;[.O132]&amp;&quot;&gt;&quot;" office:value-type="string" office:string-value="&lt;bigDistributorCompanyCode99&gt;C-RAPI&lt;/bigDistributorCompanyCode99&gt;">
            <text:p>&lt;bigDistributorCompanyCode99&gt;C-RAPI&lt;/bigDistributorCompanyCode99&gt;</text:p>
          </table:table-cell>
        </table:table-row>
        <table:table-row table:style-name="ro1">
          <table:table-cell table:number-columns-repeated="15"/>
          <table:table-cell table:formula="of:=&quot;&lt;bigDistributorCompany&quot;&amp;[.O132]&amp;&quot;&gt;Rapid Electronics&lt;/bigDistributorCompany&quot;&amp;[.O132]&amp;&quot;&gt;&quot;" office:value-type="string" office:string-value="&lt;bigDistributorCompany99&gt;Rapid Electronics&lt;/bigDistributorCompany99&gt;">
            <text:p>&lt;bigDistributorCompany99&gt;Rapid Electronics&lt;/bigDistributorCompany99&gt;</text:p>
          </table:table-cell>
        </table:table-row>
        <table:table-row table:style-name="ro1">
          <table:table-cell table:number-columns-repeated="15"/>
          <table:table-cell table:formula="of:=&quot;&lt;bigDistributorPartID&quot;&amp;[.O132]&amp;&quot;&gt;&quot;&amp;[.O$48]&amp;&quot;&lt;/bigDistributorPartID&quot;&amp;[.O132]&amp;&quot;&gt;&quot;" office:value-type="string" office:string-value="&lt;bigDistributorPartID99&gt;&lt;/bigDistributorPartID99&gt;">
            <text:p>&lt;bigDistributorPartID99&gt;&lt;/bigDistributorPartID99&gt;</text:p>
          </table:table-cell>
        </table:table-row>
        <table:table-row table:style-name="ro1">
          <table:table-cell table:number-columns-repeated="15"/>
          <table:table-cell table:formula="of:=&quot;&lt;bigDistributorLink&quot;&amp;[.O132]&amp;&quot;&gt;&lt;![CDATA[http://www.rapidonline.com/Search?query=&quot;&amp;[.O$48]&amp;&quot;&amp;filterSearchScope=1]]&gt;&lt;/bigDistributorLink&quot;&amp;[.O132]&amp;&quot;&gt;&quot;" office:value-type="string" office:string-value="&lt;bigDistributorLink99&gt;&lt;![CDATA[http://www.rapidonline.com/Search?query=&amp;filterSearchScope=1]]&gt;&lt;/bigDistributorLink99&gt;">
            <text:p>&lt;bigDistributorLink99&gt;&lt;![CDATA[http://www.rapidonline.com/Search?query=&amp;filterSearchScope=1]]&gt;&lt;/bigDistributorLink99&gt;</text:p>
          </table:table-cell>
        </table:table-row>
        <table:table-row table:style-name="ro1">
          <table:table-cell table:number-columns-repeated="16"/>
        </table:table-row>
        <table:table-row table:style-name="ro1">
          <table:table-cell table:number-columns-repeated="13"/>
          <table:table-cell table:style-name="ce1" office:value-type="string">
            <text:p>SEEED</text:p>
          </table:table-cell>
          <table:table-cell table:style-name="ce2" office:value-type="string">
            <text:p>COUNT</text:p>
          </table:table-cell>
          <table:table-cell table:formula="of:=IF([.K117]&lt;&gt;&quot;&quot;;&quot;&lt;bigDistributorCompany1&gt;C-DIGK&lt;/bigDistributorCompany1&gt;&quot;;&quot;&quot;)">
            <text:p/>
          </table:table-cell>
        </table:table-row>
        <table:table-row table:style-name="ro1">
          <table:table-cell table:number-columns-repeated="14"/>
          <table:table-cell table:style-name="ce5" office:value-type="float" office:value="1">
            <text:p>1</text:p>
          </table:table-cell>
          <table:table-cell table:formula="of:=&quot;&lt;bigDistributorCompanyCode&quot;&amp;[.O138]&amp;&quot;&gt;C-SEEE&lt;/bigDistributorCompanyCode&quot;&amp;[.O138]&amp;&quot;&gt;&quot;" office:value-type="string" office:string-value="&lt;bigDistributorCompanyCode1&gt;C-SEEE&lt;/bigDistributorCompanyCode1&gt;">
            <text:p>&lt;bigDistributorCompanyCode1&gt;C-SEEE&lt;/bigDistributorCompanyCode1&gt;</text:p>
          </table:table-cell>
        </table:table-row>
        <table:table-row table:style-name="ro1">
          <table:table-cell table:number-columns-repeated="15"/>
          <table:table-cell table:formula="of:=&quot;&lt;bigDistributorCompany&quot;&amp;[.O138]&amp;&quot;&gt;SEEED Studio&lt;/bigDistributorCompany&quot;&amp;[.O138]&amp;&quot;&gt;&quot;" office:value-type="string" office:string-value="&lt;bigDistributorCompany1&gt;SEEED Studio&lt;/bigDistributorCompany1&gt;">
            <text:p>&lt;bigDistributorCompany1&gt;SEEED Studio&lt;/bigDistributorCompany1&gt;</text:p>
          </table:table-cell>
        </table:table-row>
        <table:table-row table:style-name="ro1">
          <table:table-cell table:number-columns-repeated="15"/>
          <table:table-cell table:formula="of:=&quot;&lt;bigDistributorPartID&quot;&amp;[.O138]&amp;&quot;&gt;&quot;&amp;[.C$48]&amp;&quot;&lt;/bigDistributorPartID&quot;&amp;[.O138]&amp;&quot;&gt;&quot;" office:value-type="string" office:string-value="&lt;bigDistributorPartID1&gt;305030075&lt;/bigDistributorPartID1&gt;">
            <text:p>&lt;bigDistributorPartID1&gt;305030075&lt;/bigDistributorPartID1&gt;</text:p>
          </table:table-cell>
        </table:table-row>
        <table:table-row table:style-name="ro1">
          <table:table-cell table:number-columns-repeated="15"/>
          <table:table-cell table:formula="of:=&quot;&lt;bigDistributorLink&quot;&amp;[.O138]&amp;&quot;&gt;&lt;![CDATA[&quot; &amp; [.J50] &amp; &quot;]]&gt;&lt;/bigDistributorLink&quot;&amp;[.O138]&amp;&quot;&gt;&quot;" office:value-type="string" office:string-value="&lt;bigDistributorLink1&gt;&lt;![CDATA[http://www.seeedstudio.com/depot/s/305030075.html?search_in_description=0]]&gt;&lt;/bigDistributorLink1&gt;">
            <text:p>&lt;bigDistributorLink1&gt;&lt;![CDATA[http://www.seeedstudio.com/depot/s/305030075.html?search_in_description=0]]&gt;&lt;/bigDistributorLink1&gt;</text:p>
          </table:table-cell>
        </table:table-row>
        <table:table-row table:style-name="ro1">
          <table:table-cell table:number-columns-repeated="15"/>
          <table:table-cell table:formula="of:=&quot;&lt;bigDistributorName&quot;&amp;[.O138]&amp;&quot;&gt;&quot;&amp;[.E$48]&amp;&quot;&lt;/bigDistributorName&quot;&amp;[.O138]&amp;&quot;&gt;&quot;" office:value-type="string" office:string-value="&lt;bigDistributorName1&gt;SMD MOSFET P-CH 20V 6A&lt;/bigDistributorName1&gt;">
            <text:p>&lt;bigDistributorName1&gt;SMD MOSFET P-CH 20V 6A&lt;/bigDistributorName1&gt;</text:p>
          </table:table-cell>
        </table:table-row>
        <table:table-row table:style-name="ro1">
          <table:table-cell table:number-columns-repeated="16"/>
        </table:table-row>
        <table:table-row table:style-name="ro1">
          <table:table-cell table:number-columns-repeated="15"/>
          <table:table-cell office:value-type="string">
            <text:p>&lt;/newOOMP&gt;</text:p>
          </table:table-cell>
        </table:table-row>
        <table:table-row table:style-name="ro1">
          <table:table-cell table:number-columns-repeated="15"/>
          <table:table-cell office:value-type="string">
            <text:p>&lt;/xml&gt;</text:p>
          </table:table-cell>
        </table:table-row>
      </table:table>
      <table:table table:name="SEEED Index OOMP" table:style-name="ta1" table:print="false">
        <office:forms form:automatic-focus="false" form:apply-design-mode="false"/>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 table:number-columns-repeated="2" table:default-cell-style-name="Default"/>
        <table:table-row table:style-name="ro1">
          <table:table-cell office:value-type="string">
            <text:p>OOMP ID</text:p>
          </table:table-cell>
          <table:table-cell office:value-type="string">
            <text:p>Image</text:p>
          </table:table-cell>
          <table:table-cell office:value-type="string">
            <text:p>SEEED</text:p>
          </table:table-cell>
          <table:table-cell table:number-columns-repeated="5"/>
        </table:table-row>
        <table:table-row table:style-name="ro1">
          <table:table-cell office:value-type="string">
            <text:p>OPL ID</text:p>
          </table:table-cell>
          <table:table-cell office:value-type="string">
            <text:p>Mfr. Part #</text:p>
          </table:table-cell>
          <table:table-cell office:value-type="string">
            <text:p>Mfr.</text:p>
          </table:table-cell>
          <table:table-cell office:value-type="string">
            <text:p>Description</text:p>
          </table:table-cell>
          <table:table-cell office:value-type="string">
            <text:p>Package</text:p>
          </table:table-cell>
          <table:table-cell table:number-columns-repeated="3"/>
        </table:table-row>
        <table:table-row table:style-name="ro1">
          <table:table-cell office:value-type="string">
            <text:p>BUTA-06-X-02PI-01 </text:p>
          </table:table-cell>
          <table:table-cell table:number-columns-repeated="7"/>
        </table:table-row>
        <table:table-row table:style-name="ro2">
          <table:table-cell office:value-type="string">
            <text:p>BT62</text:p>
          </table:table-cell>
          <table:table-cell office:value-type="string">
            <text:p><text:s/></text:p>
          </table:table-cell>
          <table:table-cell office:value-type="float" office:value="311020025">
            <text:p>311020025</text:p>
          </table:table-cell>
          <table:table-cell office:value-type="string">
            <text:p>TS-1101F</text:p>
          </table:table-cell>
          <table:table-cell office:value-type="string">
            <text:p>Shenzhen Best <text:s/></text:p>
          </table:table-cell>
          <table:table-cell office:value-type="string">
            <text:p>6 mm 2 Pin Pushbutton (Tactile) </text:p>
          </table:table-cell>
          <table:table-cell/>
          <table:table-cell table:style-name="ce16" table:formula="of:=VLOOKUP([.C4];['SEEED OPL'.A$1:.A$10000];1;0)" office:value-type="float" office:value="0">
            <text:p>#N/A</text:p>
          </table:table-cell>
        </table:table-row>
        <table:table-row table:style-name="ro2">
          <table:table-cell office:value-type="string">
            <text:p>datasheet Permalink <text:s/></text:p>
          </table:table-cell>
          <table:table-cell office:value-type="string">
            <text:p>6 mm</text:p>
          </table:table-cell>
          <table:table-cell table:number-columns-repeated="6"/>
        </table:table-row>
        <table:table-row table:style-name="ro1">
          <table:table-cell office:value-type="string">
            <text:p>BUTA-07-X-SMDS-01 </text:p>
          </table:table-cell>
          <table:table-cell table:number-columns-repeated="7"/>
        </table:table-row>
        <table:table-row table:style-name="ro2">
          <table:table-cell office:value-type="string">
            <text:p>B7S</text:p>
          </table:table-cell>
          <table:table-cell office:value-type="string">
            <text:p>;</text:p>
          </table:table-cell>
          <table:table-cell office:value-type="string">
            <text:p>3100060P1</text:p>
          </table:table-cell>
          <table:table-cell office:value-type="string">
            <text:p>TS-1188E</text:p>
          </table:table-cell>
          <table:table-cell office:value-type="string">
            <text:p>Shenzhen Best <text:s/></text:p>
          </table:table-cell>
          <table:table-cell office:value-type="string">
            <text:p>7 mm SMD Pushbutton (Tactile) </text:p>
          </table:table-cell>
          <table:table-cell/>
          <table:table-cell table:style-name="ce16" table:formula="of:=VLOOKUP([.C7];['SEEED OPL'.A$1:.A$10000];1;0)" office:value-type="float" office:value="0">
            <text:p>#N/A</text:p>
          </table:table-cell>
        </table:table-row>
        <table:table-row table:style-name="ro2">
          <table:table-cell office:value-type="string">
            <text:p>datasheet Permalink <text:s/></text:p>
          </table:table-cell>
          <table:table-cell office:value-type="string">
            <text:p>7 mm</text:p>
          </table:table-cell>
          <table:table-cell table:number-columns-repeated="6"/>
        </table:table-row>
        <table:table-row table:style-name="ro1">
          <table:table-cell office:value-type="string">
            <text:p>CAPC-0402-X-NF100-01</text:p>
          </table:table-cell>
          <table:table-cell table:number-columns-repeated="7"/>
        </table:table-row>
        <table:table-row table:style-name="ro2">
          <table:table-cell office:value-type="string">
            <text:p>R42N100</text:p>
          </table:table-cell>
          <table:table-cell office:value-type="string">
            <text:p>;</text:p>
          </table:table-cell>
          <table:table-cell office:value-type="string">
            <text:p>MHI03</text:p>
          </table:table-cell>
          <table:table-cell office:value-type="string">
            <text:p>CC0402KRX7R8BB104</text:p>
          </table:table-cell>
          <table:table-cell office:value-type="string">
            <text:p>Yageo <text:s/></text:p>
          </table:table-cell>
          <table:table-cell office:value-type="string">
            <text:p>SMD (0402) 100 nF Capacitor (Ceramic) </text:p>
          </table:table-cell>
          <table:table-cell/>
          <table:table-cell table:style-name="ce16" table:formula="of:=VLOOKUP([.C10];['SEEED OPL'.A$1:.A$10000];1;0)" office:value-type="float" office:value="0">
            <text:p>#N/A</text:p>
          </table:table-cell>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CAPC-0402-X-NF100-VF</text:p>
          </table:table-cell>
          <table:table-cell table:number-columns-repeated="7"/>
        </table:table-row>
        <table:table-row table:style-name="ro2">
          <table:table-cell office:value-type="string">
            <text:p>R42N100</text:p>
          </table:table-cell>
          <table:table-cell office:value-type="string">
            <text:p>;</text:p>
          </table:table-cell>
          <table:table-cell office:value-type="float" office:value="302010004">
            <text:p>302010004</text:p>
          </table:table-cell>
          <table:table-cell office:value-type="string">
            <text:p>CC0402KRX7R7BB104</text:p>
          </table:table-cell>
          <table:table-cell office:value-type="string">
            <text:p>Yageo <text:s/></text:p>
          </table:table-cell>
          <table:table-cell office:value-type="string">
            <text:p>SMD (0402) 100 nF Capacitor (Ceramic) 16v </text:p>
          </table:table-cell>
          <table:table-cell/>
          <table:table-cell table:style-name="ce16" table:formula="of:=VLOOKUP([.C13];['SEEED OPL'.A$1:.A$10000];1;0)" office:value-type="float" office:value="0">
            <text:p>#N/A</text:p>
          </table:table-cell>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CAPC-0402-X-PF22-01 </text:p>
          </table:table-cell>
          <table:table-cell/>
          <table:table-cell office:value-type="string">
            <text:p>GJP3</text:p>
          </table:table-cell>
          <table:table-cell table:number-columns-repeated="5"/>
        </table:table-row>
        <table:table-row table:style-name="ro2">
          <table:table-cell office:value-type="string">
            <text:p>R42P022</text:p>
          </table:table-cell>
          <table:table-cell office:value-type="string">
            <text:p>;</text:p>
          </table:table-cell>
          <table:table-cell office:value-type="float" office:value="302010018">
            <text:p>302010018</text:p>
          </table:table-cell>
          <table:table-cell office:value-type="string">
            <text:p>CC0402JRNPO9BN220</text:p>
          </table:table-cell>
          <table:table-cell office:value-type="string">
            <text:p>Yageo <text:s/></text:p>
          </table:table-cell>
          <table:table-cell office:value-type="string">
            <text:p>SMD (0402) 22 pF Capacitor (Ceramic) </text:p>
          </table:table-cell>
          <table:table-cell/>
          <table:table-cell table:style-name="ce16" table:formula="of:=VLOOKUP([.C16];['SEEED OPL'.A$1:.A$10000];1;0)" office:value-type="float" office:value="0">
            <text:p>#N/A</text:p>
          </table:table-cell>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CAPC-0402-X-PF220-01 </text:p>
          </table:table-cell>
          <table:table-cell table:number-columns-repeated="7"/>
        </table:table-row>
        <table:table-row table:style-name="ro2">
          <table:table-cell office:value-type="string">
            <text:p>R42P220</text:p>
          </table:table-cell>
          <table:table-cell office:value-type="string">
            <text:p><text:s/></text:p>
          </table:table-cell>
          <table:table-cell office:value-type="float" office:value="302010013">
            <text:p>302010013</text:p>
          </table:table-cell>
          <table:table-cell office:value-type="string">
            <text:p>CC0402JRNPO9BN221</text:p>
          </table:table-cell>
          <table:table-cell office:value-type="string">
            <text:p>Yageo <text:s/></text:p>
          </table:table-cell>
          <table:table-cell office:value-type="string">
            <text:p>SMD (0402) 220 pF Capacitor (Ceramic)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CAPC-0603-X-NF1-01 </text:p>
          </table:table-cell>
          <table:table-cell table:number-columns-repeated="7"/>
        </table:table-row>
        <table:table-row table:style-name="ro2">
          <table:table-cell office:value-type="string">
            <text:p>C6N001</text:p>
          </table:table-cell>
          <table:table-cell office:value-type="string">
            <text:p>;</text:p>
          </table:table-cell>
          <table:table-cell office:value-type="string">
            <text:p>SMD CAP Ceramic 1nF-50V-10%-X7R</text:p>
          </table:table-cell>
          <table:table-cell office:value-type="string">
            <text:p>CC0603KRX7R9BB102</text:p>
          </table:table-cell>
          <table:table-cell office:value-type="string">
            <text:p>Yageo <text:s/></text:p>
          </table:table-cell>
          <table:table-cell office:value-type="string">
            <text:p>SMD (0603) 1 n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NF10-01 </text:p>
          </table:table-cell>
          <table:table-cell table:number-columns-repeated="7"/>
        </table:table-row>
        <table:table-row table:style-name="ro2">
          <table:table-cell office:value-type="string">
            <text:p>C6N010</text:p>
          </table:table-cell>
          <table:table-cell office:value-type="string">
            <text:p>;</text:p>
          </table:table-cell>
          <table:table-cell office:value-type="string">
            <text:p>0100350P1</text:p>
          </table:table-cell>
          <table:table-cell office:value-type="string">
            <text:p>CC0603KRX7R9BB103</text:p>
          </table:table-cell>
          <table:table-cell office:value-type="string">
            <text:p>Yageo <text:s/></text:p>
          </table:table-cell>
          <table:table-cell office:value-type="string">
            <text:p>SMD (0603) 10 n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NF100-01</text:p>
          </table:table-cell>
          <table:table-cell table:number-columns-repeated="7"/>
        </table:table-row>
        <table:table-row table:style-name="ro2">
          <table:table-cell office:value-type="string">
            <text:p>C6N100</text:p>
          </table:table-cell>
          <table:table-cell office:value-type="string">
            <text:p>;</text:p>
          </table:table-cell>
          <table:table-cell office:value-type="string">
            <text:p>0100020P1</text:p>
          </table:table-cell>
          <table:table-cell office:value-type="string">
            <text:p>CC0603KRX7R9BB104</text:p>
          </table:table-cell>
          <table:table-cell office:value-type="string">
            <text:p>Yageo <text:s/></text:p>
          </table:table-cell>
          <table:table-cell office:value-type="string">
            <text:p>SMD (0603) 100 n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NF22-01 </text:p>
          </table:table-cell>
          <table:table-cell table:number-columns-repeated="7"/>
        </table:table-row>
        <table:table-row table:style-name="ro2">
          <table:table-cell office:value-type="string">
            <text:p>C6N022</text:p>
          </table:table-cell>
          <table:table-cell office:value-type="string">
            <text:p>;</text:p>
          </table:table-cell>
          <table:table-cell office:value-type="float" office:value="302010095">
            <text:p>302010095</text:p>
          </table:table-cell>
          <table:table-cell office:value-type="string">
            <text:p>CC0603KRX7R9BB223</text:p>
          </table:table-cell>
          <table:table-cell office:value-type="string">
            <text:p>Yageo <text:s/></text:p>
          </table:table-cell>
          <table:table-cell office:value-type="string">
            <text:p>SMD (0603) 22 n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NF220-01</text:p>
          </table:table-cell>
          <table:table-cell table:number-columns-repeated="7"/>
        </table:table-row>
        <table:table-row table:style-name="ro2">
          <table:table-cell office:value-type="string">
            <text:p>C6N220</text:p>
          </table:table-cell>
          <table:table-cell office:value-type="string">
            <text:p>;</text:p>
          </table:table-cell>
          <table:table-cell office:value-type="float" office:value="302010073">
            <text:p>302010073</text:p>
          </table:table-cell>
          <table:table-cell office:value-type="string">
            <text:p>CC0603KRX7R8BB224</text:p>
          </table:table-cell>
          <table:table-cell office:value-type="string">
            <text:p>Yageo <text:s/></text:p>
          </table:table-cell>
          <table:table-cell office:value-type="string">
            <text:p>SMD (0603) 220 n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NF22D-01</text:p>
          </table:table-cell>
          <table:table-cell table:number-columns-repeated="7"/>
        </table:table-row>
        <table:table-row table:style-name="ro2">
          <table:table-cell office:value-type="string">
            <text:p>C6N002</text:p>
          </table:table-cell>
          <table:table-cell office:value-type="string">
            <text:p>;</text:p>
          </table:table-cell>
          <table:table-cell office:value-type="float" office:value="302010056">
            <text:p>302010056</text:p>
          </table:table-cell>
          <table:table-cell office:value-type="string">
            <text:p>CC0603KRX7R9BB222</text:p>
          </table:table-cell>
          <table:table-cell office:value-type="string">
            <text:p>Yageo <text:s/></text:p>
          </table:table-cell>
          <table:table-cell office:value-type="string">
            <text:p>SMD (0603) 2.2 n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NF33-01 </text:p>
          </table:table-cell>
          <table:table-cell table:number-columns-repeated="7"/>
        </table:table-row>
        <table:table-row table:style-name="ro2">
          <table:table-cell office:value-type="string">
            <text:p>C6N033</text:p>
          </table:table-cell>
          <table:table-cell office:value-type="string">
            <text:p>;</text:p>
          </table:table-cell>
          <table:table-cell office:value-type="float" office:value="302010088">
            <text:p>302010088</text:p>
          </table:table-cell>
          <table:table-cell office:value-type="string">
            <text:p>CC0603KRX7R9BB333</text:p>
          </table:table-cell>
          <table:table-cell office:value-type="string">
            <text:p>Yageo <text:s/></text:p>
          </table:table-cell>
          <table:table-cell office:value-type="string">
            <text:p>SMD (0603) 33 n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NF47D-01</text:p>
          </table:table-cell>
          <table:table-cell table:number-columns-repeated="7"/>
        </table:table-row>
        <table:table-row table:style-name="ro2">
          <table:table-cell office:value-type="string">
            <text:p>C6N004</text:p>
          </table:table-cell>
          <table:table-cell office:value-type="string">
            <text:p>;</text:p>
          </table:table-cell>
          <table:table-cell office:value-type="string">
            <text:p>0100850P1</text:p>
          </table:table-cell>
          <table:table-cell office:value-type="string">
            <text:p>CC0603KRX7R9BB472</text:p>
          </table:table-cell>
          <table:table-cell office:value-type="string">
            <text:p>Yageo <text:s/></text:p>
          </table:table-cell>
          <table:table-cell office:value-type="string">
            <text:p>SMD (0603) 4.7 n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PF100-01 </text:p>
          </table:table-cell>
          <table:table-cell table:number-columns-repeated="7"/>
        </table:table-row>
        <table:table-row table:style-name="ro2">
          <table:table-cell office:value-type="string">
            <text:p>C6P100</text:p>
          </table:table-cell>
          <table:table-cell office:value-type="string">
            <text:p>;</text:p>
          </table:table-cell>
          <table:table-cell office:value-type="float" office:value="302010076">
            <text:p>302010076</text:p>
          </table:table-cell>
          <table:table-cell office:value-type="string">
            <text:p>CC0603JRNPO9BN101</text:p>
          </table:table-cell>
          <table:table-cell office:value-type="string">
            <text:p>Yageo <text:s/></text:p>
          </table:table-cell>
          <table:table-cell office:value-type="string">
            <text:p>SMD (0603) 100 p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PF12-01 </text:p>
          </table:table-cell>
          <table:table-cell table:number-columns-repeated="7"/>
        </table:table-row>
        <table:table-row table:style-name="ro2">
          <table:table-cell office:value-type="string">
            <text:p>C6P012</text:p>
          </table:table-cell>
          <table:table-cell office:value-type="string">
            <text:p>;</text:p>
          </table:table-cell>
          <table:table-cell office:value-type="float" office:value="302010067">
            <text:p>302010067</text:p>
          </table:table-cell>
          <table:table-cell office:value-type="string">
            <text:p>CC0603JRNPO9BN120</text:p>
          </table:table-cell>
          <table:table-cell office:value-type="string">
            <text:p>Yageo <text:s/></text:p>
          </table:table-cell>
          <table:table-cell office:value-type="string">
            <text:p>SMD (0603) 12 p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PF15-01 </text:p>
          </table:table-cell>
          <table:table-cell table:number-columns-repeated="7"/>
        </table:table-row>
        <table:table-row table:style-name="ro2">
          <table:table-cell office:value-type="string">
            <text:p>C6P015</text:p>
          </table:table-cell>
          <table:table-cell office:value-type="string">
            <text:p>;</text:p>
          </table:table-cell>
          <table:table-cell office:value-type="float" office:value="302010082">
            <text:p>302010082</text:p>
          </table:table-cell>
          <table:table-cell office:value-type="string">
            <text:p>CC0603JRNPO9BN150</text:p>
          </table:table-cell>
          <table:table-cell office:value-type="string">
            <text:p>Yageo <text:s/></text:p>
          </table:table-cell>
          <table:table-cell office:value-type="string">
            <text:p>SMD (0603) 15 p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PF22-01 </text:p>
          </table:table-cell>
          <table:table-cell table:number-columns-repeated="7"/>
        </table:table-row>
        <table:table-row table:style-name="ro2">
          <table:table-cell office:value-type="string">
            <text:p>C6P022</text:p>
          </table:table-cell>
          <table:table-cell office:value-type="string">
            <text:p>;</text:p>
          </table:table-cell>
          <table:table-cell office:value-type="string">
            <text:p>0100620P1</text:p>
          </table:table-cell>
          <table:table-cell office:value-type="string">
            <text:p>CC0603JRNPO9BN220</text:p>
          </table:table-cell>
          <table:table-cell office:value-type="string">
            <text:p>Yageo <text:s/></text:p>
          </table:table-cell>
          <table:table-cell office:value-type="string">
            <text:p>SMD (0603) 22 p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PF27-01 </text:p>
          </table:table-cell>
          <table:table-cell table:number-columns-repeated="7"/>
        </table:table-row>
        <table:table-row table:style-name="ro2">
          <table:table-cell office:value-type="string">
            <text:p>C6P027</text:p>
          </table:table-cell>
          <table:table-cell office:value-type="string">
            <text:p>;</text:p>
          </table:table-cell>
          <table:table-cell office:value-type="string">
            <text:p>0100410P1</text:p>
          </table:table-cell>
          <table:table-cell office:value-type="string">
            <text:p>CC0603JRNPO9BN270</text:p>
          </table:table-cell>
          <table:table-cell office:value-type="string">
            <text:p>Yageo <text:s/></text:p>
          </table:table-cell>
          <table:table-cell office:value-type="string">
            <text:p>SMD (0603) 27 p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PF39-01 </text:p>
          </table:table-cell>
          <table:table-cell table:number-columns-repeated="7"/>
        </table:table-row>
        <table:table-row table:style-name="ro2">
          <table:table-cell office:value-type="string">
            <text:p>C6P039</text:p>
          </table:table-cell>
          <table:table-cell office:value-type="string">
            <text:p>;</text:p>
          </table:table-cell>
          <table:table-cell office:value-type="float" office:value="302010126">
            <text:p>302010126</text:p>
          </table:table-cell>
          <table:table-cell office:value-type="string">
            <text:p>CC0603JRNPO9BN390</text:p>
          </table:table-cell>
          <table:table-cell office:value-type="string">
            <text:p>Yageo <text:s/></text:p>
          </table:table-cell>
          <table:table-cell office:value-type="string">
            <text:p>SMD (0603) 39 p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PF82D-01</text:p>
          </table:table-cell>
          <table:table-cell table:number-columns-repeated="7"/>
        </table:table-row>
        <table:table-row table:style-name="ro2">
          <table:table-cell office:value-type="string">
            <text:p>C6P008</text:p>
          </table:table-cell>
          <table:table-cell office:value-type="string">
            <text:p>;</text:p>
          </table:table-cell>
          <table:table-cell office:value-type="float" office:value="10023001">
            <text:p>10023001</text:p>
          </table:table-cell>
          <table:table-cell office:value-type="string">
            <text:p>CC0603DRNPO9BN8R2</text:p>
          </table:table-cell>
          <table:table-cell office:value-type="string">
            <text:p>YAGEO <text:s/></text:p>
          </table:table-cell>
          <table:table-cell office:value-type="string">
            <text:p>SMD (0603) 8.2 p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UF1-01 </text:p>
          </table:table-cell>
          <table:table-cell table:number-columns-repeated="7"/>
        </table:table-row>
        <table:table-row table:style-name="ro2">
          <table:table-cell office:value-type="string">
            <text:p>C6U001</text:p>
          </table:table-cell>
          <table:table-cell office:value-type="string">
            <text:p>;</text:p>
          </table:table-cell>
          <table:table-cell office:value-type="string">
            <text:p>0100340P1</text:p>
          </table:table-cell>
          <table:table-cell office:value-type="string">
            <text:p>CC0603KRX7R8BB105</text:p>
          </table:table-cell>
          <table:table-cell office:value-type="string">
            <text:p>Yageo <text:s/></text:p>
          </table:table-cell>
          <table:table-cell office:value-type="string">
            <text:p>SMD (0603) 1 u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805-X-NF100-01</text:p>
          </table:table-cell>
          <table:table-cell table:number-columns-repeated="7"/>
        </table:table-row>
        <table:table-row table:style-name="ro2">
          <table:table-cell office:value-type="string">
            <text:p>C85N100</text:p>
          </table:table-cell>
          <table:table-cell office:value-type="string">
            <text:p>;</text:p>
          </table:table-cell>
          <table:table-cell office:value-type="float" office:value="302010165">
            <text:p>302010165</text:p>
          </table:table-cell>
          <table:table-cell office:value-type="string">
            <text:p>CC0805KRX7R9BB104</text:p>
          </table:table-cell>
          <table:table-cell office:value-type="string">
            <text:p>Yageo <text:s/></text:p>
          </table:table-cell>
          <table:table-cell office:value-type="string">
            <text:p>SMD (0805) 100 nF Capacitor (Ceramic)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CAPC-0805-X-UF1-01 </text:p>
          </table:table-cell>
          <table:table-cell table:number-columns-repeated="7"/>
        </table:table-row>
        <table:table-row table:style-name="ro2">
          <table:table-cell office:value-type="string">
            <text:p>C85U001</text:p>
          </table:table-cell>
          <table:table-cell office:value-type="string">
            <text:p>;</text:p>
          </table:table-cell>
          <table:table-cell office:value-type="string">
            <text:p>0100440P1</text:p>
          </table:table-cell>
          <table:table-cell office:value-type="string">
            <text:p>CC0805KKX7R8BB105</text:p>
          </table:table-cell>
          <table:table-cell office:value-type="string">
            <text:p>Yageo <text:s/></text:p>
          </table:table-cell>
          <table:table-cell office:value-type="string">
            <text:p>SMD (0805) 1 uF Capacitor (Ceramic)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CAPC-0805-X-UF10-01 </text:p>
          </table:table-cell>
          <table:table-cell table:number-columns-repeated="7"/>
        </table:table-row>
        <table:table-row table:style-name="ro2">
          <table:table-cell office:value-type="string">
            <text:p>C85U010</text:p>
          </table:table-cell>
          <table:table-cell office:value-type="string">
            <text:p>;</text:p>
          </table:table-cell>
          <table:table-cell office:value-type="string">
            <text:p>0100080P1</text:p>
          </table:table-cell>
          <table:table-cell office:value-type="string">
            <text:p>CC0805KKX5R8BB106</text:p>
          </table:table-cell>
          <table:table-cell office:value-type="string">
            <text:p>Yageo <text:s/></text:p>
          </table:table-cell>
          <table:table-cell office:value-type="string">
            <text:p>SMD (0805) 10 uF Capacitor (Ceramic)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CAPC-0805-X-UF22D-01</text:p>
          </table:table-cell>
          <table:table-cell table:number-columns-repeated="7"/>
        </table:table-row>
        <table:table-row table:style-name="ro2">
          <table:table-cell office:value-type="string">
            <text:p>C85U002</text:p>
          </table:table-cell>
          <table:table-cell office:value-type="string">
            <text:p>;</text:p>
          </table:table-cell>
          <table:table-cell office:value-type="float" office:value="302010148">
            <text:p>302010148</text:p>
          </table:table-cell>
          <table:table-cell office:value-type="string">
            <text:p>CC0805KKX7R8BB225</text:p>
          </table:table-cell>
          <table:table-cell office:value-type="string">
            <text:p>Yageo <text:s/></text:p>
          </table:table-cell>
          <table:table-cell office:value-type="string">
            <text:p>SMD (0805) 2.2 uF Capacitor (Ceramic)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CAPC-0805-X-UF47D-01</text:p>
          </table:table-cell>
          <table:table-cell table:number-columns-repeated="7"/>
        </table:table-row>
        <table:table-row table:style-name="ro2">
          <table:table-cell office:value-type="string">
            <text:p>C85U004</text:p>
          </table:table-cell>
          <table:table-cell office:value-type="string">
            <text:p>;</text:p>
          </table:table-cell>
          <table:table-cell office:value-type="float" office:value="302010146">
            <text:p>302010146</text:p>
          </table:table-cell>
          <table:table-cell office:value-type="string">
            <text:p>CC0805KKX5R8BB475</text:p>
          </table:table-cell>
          <table:table-cell office:value-type="string">
            <text:p>Yageo <text:s/></text:p>
          </table:table-cell>
          <table:table-cell office:value-type="string">
            <text:p>SMD (0805) 4.7 uF Capacitor (Ceramic)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CAPE-05-X-UF100-VF </text:p>
          </table:table-cell>
          <table:table-cell table:number-columns-repeated="7"/>
        </table:table-row>
        <table:table-row table:style-name="ro2">
          <table:table-cell office:value-type="string">
            <text:p>CEU100F</text:p>
          </table:table-cell>
          <table:table-cell office:value-type="string">
            <text:p><text:s/></text:p>
          </table:table-cell>
          <table:table-cell office:value-type="float" office:value="302030060">
            <text:p>302030060</text:p>
          </table:table-cell>
          <table:table-cell office:value-type="string">
            <text:p>KS100uF/16V 5X7</text:p>
          </table:table-cell>
          <table:table-cell office:value-type="string">
            <text:p>Jiaweicheng <text:s/></text:p>
          </table:table-cell>
          <table:table-cell office:value-type="string">
            <text:p>5 mm 100 uF Capacitor (Electrolytic) 16v</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CAPT-1206-X-UF10-VB </text:p>
          </table:table-cell>
          <table:table-cell table:number-columns-repeated="7"/>
        </table:table-row>
        <table:table-row table:style-name="ro2">
          <table:table-cell office:value-type="string">
            <text:p>CTS1U010B</text:p>
          </table:table-cell>
          <table:table-cell office:value-type="string">
            <text:p>;</text:p>
          </table:table-cell>
          <table:table-cell office:value-type="string">
            <text:p>0130040P1</text:p>
          </table:table-cell>
          <table:table-cell office:value-type="string">
            <text:p>TAJA106K010RNJ</text:p>
          </table:table-cell>
          <table:table-cell office:value-type="string">
            <text:p>AVX <text:s/></text:p>
          </table:table-cell>
          <table:table-cell office:value-type="string">
            <text:p>SMD (1206) 10 uF Capacitor (Tantalum) 10v </text:p>
          </table:table-cell>
          <table:table-cell table:number-columns-repeated="2"/>
        </table:table-row>
        <table:table-row table:style-name="ro2">
          <table:table-cell office:value-type="string">
            <text:p>datasheet Permalink <text:s/></text:p>
          </table:table-cell>
          <table:table-cell office:value-type="string">
            <text:p>SMD (1206)</text:p>
          </table:table-cell>
          <table:table-cell table:number-columns-repeated="6"/>
        </table:table-row>
        <table:table-row table:style-name="ro1">
          <table:table-cell office:value-type="string">
            <text:p>CAPT-1206-X-UF10-VF </text:p>
          </table:table-cell>
          <table:table-cell table:number-columns-repeated="7"/>
        </table:table-row>
        <table:table-row table:style-name="ro2">
          <table:table-cell office:value-type="string">
            <text:p>CTS1U010F</text:p>
          </table:table-cell>
          <table:table-cell office:value-type="string">
            <text:p>;</text:p>
          </table:table-cell>
          <table:table-cell office:value-type="string">
            <text:p>0130050P1</text:p>
          </table:table-cell>
          <table:table-cell office:value-type="string">
            <text:p>TAJA106K016RNJ</text:p>
          </table:table-cell>
          <table:table-cell office:value-type="string">
            <text:p>AVX <text:s/></text:p>
          </table:table-cell>
          <table:table-cell office:value-type="string">
            <text:p>SMD (1206) 10 uF Capacitor (Tantalum) 16v </text:p>
          </table:table-cell>
          <table:table-cell table:number-columns-repeated="2"/>
        </table:table-row>
        <table:table-row table:style-name="ro2">
          <table:table-cell office:value-type="string">
            <text:p>datasheet Permalink <text:s/></text:p>
          </table:table-cell>
          <table:table-cell office:value-type="string">
            <text:p>SMD (1206)</text:p>
          </table:table-cell>
          <table:table-cell table:number-columns-repeated="6"/>
        </table:table-row>
        <table:table-row table:style-name="ro1">
          <table:table-cell office:value-type="string">
            <text:p>CAPT-1210-X-UF10-VB </text:p>
          </table:table-cell>
          <table:table-cell table:number-columns-repeated="7"/>
        </table:table-row>
        <table:table-row table:style-name="ro2">
          <table:table-cell office:value-type="string">
            <text:p>CTS2U010B</text:p>
          </table:table-cell>
          <table:table-cell office:value-type="string">
            <text:p>;</text:p>
          </table:table-cell>
          <table:table-cell office:value-type="string">
            <text:p>0130100P1</text:p>
          </table:table-cell>
          <table:table-cell office:value-type="string">
            <text:p>TAJB106K010RNJ</text:p>
          </table:table-cell>
          <table:table-cell office:value-type="string">
            <text:p>AVX <text:s/></text:p>
          </table:table-cell>
          <table:table-cell office:value-type="string">
            <text:p>SMD (1210) 10 uF Capacitor (Tantalum) 10v </text:p>
          </table:table-cell>
          <table:table-cell table:number-columns-repeated="2"/>
        </table:table-row>
        <table:table-row table:style-name="ro2">
          <table:table-cell office:value-type="string">
            <text:p>datasheet Permalink <text:s/></text:p>
          </table:table-cell>
          <table:table-cell office:value-type="string">
            <text:p>SMD (1210)</text:p>
          </table:table-cell>
          <table:table-cell table:number-columns-repeated="6"/>
        </table:table-row>
        <table:table-row table:style-name="ro1">
          <table:table-cell office:value-type="string">
            <text:p>CAPT-1210-X-UF10-VF </text:p>
          </table:table-cell>
          <table:table-cell table:number-columns-repeated="7"/>
        </table:table-row>
        <table:table-row table:style-name="ro2">
          <table:table-cell office:value-type="string">
            <text:p>CTS2U010F</text:p>
          </table:table-cell>
          <table:table-cell office:value-type="string">
            <text:p>;</text:p>
          </table:table-cell>
          <table:table-cell office:value-type="string">
            <text:p>0130120P1</text:p>
          </table:table-cell>
          <table:table-cell office:value-type="string">
            <text:p>TAJB106K016RNJ</text:p>
          </table:table-cell>
          <table:table-cell office:value-type="string">
            <text:p>AVX <text:s/></text:p>
          </table:table-cell>
          <table:table-cell office:value-type="string">
            <text:p>SMD (1210) 10 uF Capacitor (Tantalum) 16v </text:p>
          </table:table-cell>
          <table:table-cell table:number-columns-repeated="2"/>
        </table:table-row>
        <table:table-row table:style-name="ro2">
          <table:table-cell office:value-type="string">
            <text:p>datasheet Permalink <text:s/></text:p>
          </table:table-cell>
          <table:table-cell office:value-type="string">
            <text:p>SMD (1210)</text:p>
          </table:table-cell>
          <table:table-cell table:number-columns-repeated="6"/>
        </table:table-row>
        <table:table-row table:style-name="ro1">
          <table:table-cell office:value-type="string">
            <text:p>CAPT-1210-X-UF22-VB </text:p>
          </table:table-cell>
          <table:table-cell table:number-columns-repeated="7"/>
        </table:table-row>
        <table:table-row table:style-name="ro2">
          <table:table-cell office:value-type="string">
            <text:p>CTS2U022</text:p>
          </table:table-cell>
          <table:table-cell office:value-type="string">
            <text:p>;</text:p>
          </table:table-cell>
          <table:table-cell office:value-type="string">
            <text:p>0130240P1</text:p>
          </table:table-cell>
          <table:table-cell/>
          <table:table-cell office:value-type="string">
            <text:p>AVX <text:s/></text:p>
          </table:table-cell>
          <table:table-cell office:value-type="string">
            <text:p>SMD (1210) 22 uF Capacitor (Tantalum) 10v </text:p>
          </table:table-cell>
          <table:table-cell table:number-columns-repeated="2"/>
        </table:table-row>
        <table:table-row table:style-name="ro2">
          <table:table-cell office:value-type="string">
            <text:p>datasheet Permalink <text:s/></text:p>
          </table:table-cell>
          <table:table-cell office:value-type="string">
            <text:p>SMD (1210)</text:p>
          </table:table-cell>
          <table:table-cell table:number-columns-repeated="6"/>
        </table:table-row>
        <table:table-row table:style-name="ro1">
          <table:table-cell office:value-type="string">
            <text:p>CAPT-1210-X-UF47-VB </text:p>
          </table:table-cell>
          <table:table-cell table:number-columns-repeated="7"/>
        </table:table-row>
        <table:table-row table:style-name="ro2">
          <table:table-cell office:value-type="string">
            <text:p>CTS2U047</text:p>
          </table:table-cell>
          <table:table-cell office:value-type="string">
            <text:p>;</text:p>
          </table:table-cell>
          <table:table-cell office:value-type="string">
            <text:p>0130180P1</text:p>
          </table:table-cell>
          <table:table-cell office:value-type="string">
            <text:p>TAJB476K010RNJ</text:p>
          </table:table-cell>
          <table:table-cell office:value-type="string">
            <text:p>AVX <text:s/></text:p>
          </table:table-cell>
          <table:table-cell office:value-type="string">
            <text:p>SMD (1210) 47 uF Capacitor (Tantalum) 10v </text:p>
          </table:table-cell>
          <table:table-cell table:number-columns-repeated="2"/>
        </table:table-row>
        <table:table-row table:style-name="ro2">
          <table:table-cell office:value-type="string">
            <text:p>datasheet Permalink <text:s/></text:p>
          </table:table-cell>
          <table:table-cell office:value-type="string">
            <text:p>SMD (1210)</text:p>
          </table:table-cell>
          <table:table-cell table:number-columns-repeated="6"/>
        </table:table-row>
        <table:table-row table:style-name="ro1">
          <table:table-cell office:value-type="string">
            <text:p>CAPT-2312-X-UF100-VB</text:p>
          </table:table-cell>
          <table:table-cell table:number-columns-repeated="7"/>
        </table:table-row>
        <table:table-row table:style-name="ro2">
          <table:table-cell office:value-type="string">
            <text:p>CTS3U100</text:p>
          </table:table-cell>
          <table:table-cell office:value-type="string">
            <text:p>;</text:p>
          </table:table-cell>
          <table:table-cell office:value-type="string">
            <text:p>0130170P1</text:p>
          </table:table-cell>
          <table:table-cell/>
          <table:table-cell office:value-type="string">
            <text:p>AVX <text:s/></text:p>
          </table:table-cell>
          <table:table-cell office:value-type="string">
            <text:p>SMD (2312) 100 uF Capacitor (Tantalum) 10v </text:p>
          </table:table-cell>
          <table:table-cell table:number-columns-repeated="2"/>
        </table:table-row>
        <table:table-row table:style-name="ro2">
          <table:table-cell office:value-type="string">
            <text:p>datasheet Permalink <text:s/></text:p>
          </table:table-cell>
          <table:table-cell office:value-type="string">
            <text:p>SMD (2312)</text:p>
          </table:table-cell>
          <table:table-cell table:number-columns-repeated="6"/>
        </table:table-row>
        <table:table-row table:style-name="ro1">
          <table:table-cell office:value-type="string">
            <text:p>CAPT-2312-X-UF22-VA </text:p>
          </table:table-cell>
          <table:table-cell table:number-columns-repeated="7"/>
        </table:table-row>
        <table:table-row table:style-name="ro2">
          <table:table-cell office:value-type="string">
            <text:p>CTS3U022</text:p>
          </table:table-cell>
          <table:table-cell office:value-type="string">
            <text:p>;</text:p>
          </table:table-cell>
          <table:table-cell office:value-type="string">
            <text:p>0130360P1</text:p>
          </table:table-cell>
          <table:table-cell office:value-type="string">
            <text:p>TAJC226K025RNJ</text:p>
          </table:table-cell>
          <table:table-cell office:value-type="string">
            <text:p>AVX <text:s/></text:p>
          </table:table-cell>
          <table:table-cell office:value-type="string">
            <text:p>SMD (2312) 22 uF Capacitor (Tantalum) 25v </text:p>
          </table:table-cell>
          <table:table-cell table:number-columns-repeated="2"/>
        </table:table-row>
        <table:table-row table:style-name="ro2">
          <table:table-cell office:value-type="string">
            <text:p>datasheet Permalink <text:s/></text:p>
          </table:table-cell>
          <table:table-cell office:value-type="string">
            <text:p>SMD (2312)</text:p>
          </table:table-cell>
          <table:table-cell table:number-columns-repeated="6"/>
        </table:table-row>
        <table:table-row table:style-name="ro1">
          <table:table-cell office:value-type="string">
            <text:p>CAPT-2312-X-UF47-VF </text:p>
          </table:table-cell>
          <table:table-cell table:number-columns-repeated="7"/>
        </table:table-row>
        <table:table-row table:style-name="ro2">
          <table:table-cell office:value-type="string">
            <text:p>CTS3U047</text:p>
          </table:table-cell>
          <table:table-cell office:value-type="string">
            <text:p><text:s/></text:p>
          </table:table-cell>
          <table:table-cell office:value-type="float" office:value="302020022">
            <text:p>302020022</text:p>
          </table:table-cell>
          <table:table-cell office:value-type="string">
            <text:p>TAJC476K016RNJ</text:p>
          </table:table-cell>
          <table:table-cell office:value-type="string">
            <text:p>AVX <text:s/></text:p>
          </table:table-cell>
          <table:table-cell office:value-type="string">
            <text:p>SMD (2312) 47 uF Capacitor (Tantalum) 16v </text:p>
          </table:table-cell>
          <table:table-cell table:number-columns-repeated="2"/>
        </table:table-row>
        <table:table-row table:style-name="ro2">
          <table:table-cell office:value-type="string">
            <text:p>datasheet Permalink <text:s/></text:p>
          </table:table-cell>
          <table:table-cell office:value-type="string">
            <text:p>SMD (2312)</text:p>
          </table:table-cell>
          <table:table-cell table:number-columns-repeated="6"/>
        </table:table-row>
        <table:table-row table:style-name="ro1">
          <table:table-cell office:value-type="string">
            <text:p>DBCO-DB09-X-THTH-ML </text:p>
          </table:table-cell>
          <table:table-cell table:number-columns-repeated="7"/>
        </table:table-row>
        <table:table-row table:style-name="ro1">
          <table:table-cell office:value-type="string">
            <text:p>DB09M</text:p>
          </table:table-cell>
          <table:table-cell office:value-type="string">
            <text:p><text:s/></text:p>
          </table:table-cell>
          <table:table-cell office:value-type="float" office:value="320110017">
            <text:p>320110017</text:p>
          </table:table-cell>
          <table:table-cell office:value-type="string">
            <text:p>DR-NP-04-09</text:p>
          </table:table-cell>
          <table:table-cell office:value-type="string">
            <text:p>Shenzhen Best <text:s/></text:p>
          </table:table-cell>
          <table:table-cell office:value-type="string">
            <text:p>DB9 Connector Male </text:p>
          </table:table-cell>
          <table:table-cell table:number-columns-repeated="2"/>
        </table:table-row>
        <table:table-row table:style-name="ro2">
          <table:table-cell office:value-type="string">
            <text:p>datasheet Permalink <text:s/></text:p>
          </table:table-cell>
          <table:table-cell office:value-type="string">
            <text:p>DB9</text:p>
          </table:table-cell>
          <table:table-cell table:number-columns-repeated="6"/>
        </table:table-row>
        <table:table-row table:style-name="ro1">
          <table:table-cell office:value-type="string">
            <text:p>DCJP-21D-X-THTH-02 </text:p>
          </table:table-cell>
          <table:table-cell table:number-columns-repeated="7"/>
        </table:table-row>
        <table:table-row table:style-name="ro1">
          <table:table-cell office:value-type="string">
            <text:p>DJ2Z</text:p>
          </table:table-cell>
          <table:table-cell office:value-type="string">
            <text:p>;</text:p>
          </table:table-cell>
          <table:table-cell office:value-type="string">
            <text:p>3410010P1</text:p>
          </table:table-cell>
          <table:table-cell office:value-type="string">
            <text:p>DC044</text:p>
          </table:table-cell>
          <table:table-cell office:value-type="string">
            <text:p>Shenzhen Best <text:s/></text:p>
          </table:table-cell>
          <table:table-cell office:value-type="string">
            <text:p>2.1 mm Through Hole DC Jack </text:p>
          </table:table-cell>
          <table:table-cell table:number-columns-repeated="2"/>
        </table:table-row>
        <table:table-row table:style-name="ro2">
          <table:table-cell office:value-type="string">
            <text:p>datasheet Permalink <text:s/></text:p>
          </table:table-cell>
          <table:table-cell office:value-type="string">
            <text:p>2.1 mm</text:p>
          </table:table-cell>
          <table:table-cell table:number-columns-repeated="6"/>
        </table:table-row>
        <table:table-row table:style-name="ro1">
          <table:table-cell office:value-type="string">
            <text:p>DIOD-MMA-X-A03D-01 </text:p>
          </table:table-cell>
          <table:table-cell table:number-columns-repeated="7"/>
        </table:table-row>
        <table:table-row table:style-name="ro2">
          <table:table-cell office:value-type="string">
            <text:p>DSM3D</text:p>
          </table:table-cell>
          <table:table-cell office:value-type="string">
            <text:p>;</text:p>
          </table:table-cell>
          <table:table-cell office:value-type="string">
            <text:p>0300060P1</text:p>
          </table:table-cell>
          <table:table-cell office:value-type="string">
            <text:p>1N4148</text:p>
          </table:table-cell>
          <table:table-cell office:value-type="string">
            <text:p>Jiangsu Changjiang Electronics <text:s/></text:p>
          </table:table-cell>
          <table:table-cell office:value-type="string">
            <text:p>SMD (Mini MELF) 300 mA Diode </text:p>
          </table:table-cell>
          <table:table-cell table:number-columns-repeated="2"/>
        </table:table-row>
        <table:table-row table:style-name="ro2">
          <table:table-cell office:value-type="string">
            <text:p>datasheet Permalink <text:s/></text:p>
          </table:table-cell>
          <table:table-cell office:value-type="string">
            <text:p>SMD (Mini MELF)</text:p>
          </table:table-cell>
          <table:table-cell table:number-columns-repeated="6"/>
        </table:table-row>
        <table:table-row table:style-name="ro1">
          <table:table-cell office:value-type="string">
            <text:p>DIOD-S123-X-ESDP-01 </text:p>
          </table:table-cell>
          <table:table-cell table:number-columns-repeated="7"/>
        </table:table-row>
        <table:table-row table:style-name="ro2">
          <table:table-cell office:value-type="string">
            <text:p>DS3EP</text:p>
          </table:table-cell>
          <table:table-cell office:value-type="string">
            <text:p>;</text:p>
          </table:table-cell>
          <table:table-cell office:value-type="float" office:value="304060001">
            <text:p>304060001</text:p>
          </table:table-cell>
          <table:table-cell office:value-type="string">
            <text:p>CESD5V0D1</text:p>
          </table:table-cell>
          <table:table-cell office:value-type="string">
            <text:p>Jiangsu Changjiang Electronics <text:s/></text:p>
          </table:table-cell>
          <table:table-cell office:value-type="string">
            <text:p>SMD (SOD-123) ESD Protection Diode </text:p>
          </table:table-cell>
          <table:table-cell table:number-columns-repeated="2"/>
        </table:table-row>
        <table:table-row table:style-name="ro2">
          <table:table-cell office:value-type="string">
            <text:p>datasheet Permalink <text:s/></text:p>
          </table:table-cell>
          <table:table-cell office:value-type="string">
            <text:p>SMD (SOD-123)</text:p>
          </table:table-cell>
          <table:table-cell table:number-columns-repeated="6"/>
        </table:table-row>
        <table:table-row table:style-name="ro1">
          <table:table-cell office:value-type="string">
            <text:p>DIOD-SO23-X-ESDP-01 </text:p>
          </table:table-cell>
          <table:table-cell table:number-columns-repeated="7"/>
        </table:table-row>
        <table:table-row table:style-name="ro2">
          <table:table-cell office:value-type="string">
            <text:p>DS2EP</text:p>
          </table:table-cell>
          <table:table-cell office:value-type="string">
            <text:p>;</text:p>
          </table:table-cell>
          <table:table-cell office:value-type="float" office:value="304050003">
            <text:p>304050003</text:p>
          </table:table-cell>
          <table:table-cell office:value-type="string">
            <text:p>CESD5V0AP</text:p>
          </table:table-cell>
          <table:table-cell office:value-type="string">
            <text:p>Jiangsu Changjiang Electronics <text:s/></text:p>
          </table:table-cell>
          <table:table-cell office:value-type="string">
            <text:p>SMD (SOT-23) ESD Protection Diode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DIOD-SO23-X-ESDP-V3 </text:p>
          </table:table-cell>
          <table:table-cell table:number-columns-repeated="7"/>
        </table:table-row>
        <table:table-row table:style-name="ro2">
          <table:table-cell office:value-type="string">
            <text:p>DS3EP3</text:p>
          </table:table-cell>
          <table:table-cell office:value-type="string">
            <text:p>;</text:p>
          </table:table-cell>
          <table:table-cell office:value-type="float" office:value="304060003">
            <text:p>304060003</text:p>
          </table:table-cell>
          <table:table-cell office:value-type="string">
            <text:p>CESD3V3AP</text:p>
          </table:table-cell>
          <table:table-cell office:value-type="string">
            <text:p>Jiangsu Changjiang Electronics <text:s/></text:p>
          </table:table-cell>
          <table:table-cell office:value-type="string">
            <text:p>SMD (SOT-23) ESD Protection Diode 3.3v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DIOS-D214-X-A01-01 </text:p>
          </table:table-cell>
          <table:table-cell table:number-columns-repeated="7"/>
        </table:table-row>
        <table:table-row table:style-name="ro2">
          <table:table-cell office:value-type="string">
            <text:p>DS201</text:p>
          </table:table-cell>
          <table:table-cell office:value-type="string">
            <text:p>;</text:p>
          </table:table-cell>
          <table:table-cell office:value-type="string">
            <text:p>0300070P1</text:p>
          </table:table-cell>
          <table:table-cell office:value-type="string">
            <text:p>1N5819</text:p>
          </table:table-cell>
          <table:table-cell office:value-type="string">
            <text:p>Unknown <text:s/></text:p>
          </table:table-cell>
          <table:table-cell office:value-type="string">
            <text:p>SMD (DO-214) 1 Amp Diode (Schottky) </text:p>
          </table:table-cell>
          <table:table-cell table:number-columns-repeated="2"/>
        </table:table-row>
        <table:table-row table:style-name="ro2">
          <table:table-cell office:value-type="string">
            <text:p>datasheet Permalink <text:s/></text:p>
          </table:table-cell>
          <table:table-cell office:value-type="string">
            <text:p>SMD (DO-214)</text:p>
          </table:table-cell>
          <table:table-cell table:number-columns-repeated="6"/>
        </table:table-row>
        <table:table-row table:style-name="ro1">
          <table:table-cell office:value-type="string">
            <text:p>DIOS-D214-X-A05-01 </text:p>
          </table:table-cell>
          <table:table-cell table:number-columns-repeated="7"/>
        </table:table-row>
        <table:table-row table:style-name="ro2">
          <table:table-cell office:value-type="string">
            <text:p>DS205</text:p>
          </table:table-cell>
          <table:table-cell office:value-type="string">
            <text:p><text:s/></text:p>
          </table:table-cell>
          <table:table-cell office:value-type="string">
            <text:p>0310130P1 304020021</text:p>
          </table:table-cell>
          <table:table-cell office:value-type="string">
            <text:p>SS54B</text:p>
          </table:table-cell>
          <table:table-cell office:value-type="string">
            <text:p>Unknown <text:s/></text:p>
          </table:table-cell>
          <table:table-cell office:value-type="string">
            <text:p>SMD (DO-214) 5 Amp Diode (Schottky) </text:p>
          </table:table-cell>
          <table:table-cell table:number-columns-repeated="2"/>
        </table:table-row>
        <table:table-row table:style-name="ro2">
          <table:table-cell office:value-type="string">
            <text:p>datasheet Permalink <text:s/></text:p>
          </table:table-cell>
          <table:table-cell office:value-type="string">
            <text:p>SMD (DO-214)</text:p>
          </table:table-cell>
          <table:table-cell table:number-columns-repeated="6"/>
        </table:table-row>
        <table:table-row table:style-name="ro1">
          <table:table-cell office:value-type="string">
            <text:p>DIOS-S123-X-A01-01 </text:p>
          </table:table-cell>
          <table:table-cell table:number-columns-repeated="7"/>
        </table:table-row>
        <table:table-row table:style-name="ro2">
          <table:table-cell office:value-type="string">
            <text:p>DS301</text:p>
          </table:table-cell>
          <table:table-cell office:value-type="string">
            <text:p><text:s/></text:p>
          </table:table-cell>
          <table:table-cell office:value-type="float" office:value="304020034">
            <text:p>304020034</text:p>
          </table:table-cell>
          <table:table-cell office:value-type="string">
            <text:p>B5819W</text:p>
          </table:table-cell>
          <table:table-cell office:value-type="string">
            <text:p>Jiangsu Changjiang Electronics <text:s/></text:p>
          </table:table-cell>
          <table:table-cell office:value-type="string">
            <text:p>SMD (SOD-123) 1 Amp Diode (Schottky) </text:p>
          </table:table-cell>
          <table:table-cell table:number-columns-repeated="2"/>
        </table:table-row>
        <table:table-row table:style-name="ro2">
          <table:table-cell office:value-type="string">
            <text:p>datasheet Permalink <text:s/></text:p>
          </table:table-cell>
          <table:table-cell office:value-type="string">
            <text:p>SMD (SOD-123)</text:p>
          </table:table-cell>
          <table:table-cell table:number-columns-repeated="6"/>
        </table:table-row>
        <table:table-row table:style-name="ro1">
          <table:table-cell office:value-type="string">
            <text:p>DIOS-S123-X-A05D-01 </text:p>
          </table:table-cell>
          <table:table-cell table:number-columns-repeated="7"/>
        </table:table-row>
        <table:table-row table:style-name="ro2">
          <table:table-cell office:value-type="string">
            <text:p>DS35D</text:p>
          </table:table-cell>
          <table:table-cell office:value-type="string">
            <text:p>;</text:p>
          </table:table-cell>
          <table:table-cell office:value-type="string">
            <text:p>0390030P1</text:p>
          </table:table-cell>
          <table:table-cell office:value-type="string">
            <text:p>SS0520-7-F</text:p>
          </table:table-cell>
          <table:table-cell office:value-type="string">
            <text:p>Panjit Semiconductor <text:s/></text:p>
          </table:table-cell>
          <table:table-cell office:value-type="string">
            <text:p>SMD (SOD-123) 500 mA Diode (Schottky) </text:p>
          </table:table-cell>
          <table:table-cell table:number-columns-repeated="2"/>
        </table:table-row>
        <table:table-row table:style-name="ro2">
          <table:table-cell office:value-type="string">
            <text:p>datasheet Permalink <text:s/></text:p>
          </table:table-cell>
          <table:table-cell office:value-type="string">
            <text:p>SMD (SOD-123)</text:p>
          </table:table-cell>
          <table:table-cell table:number-columns-repeated="6"/>
        </table:table-row>
        <table:table-row table:style-name="ro1">
          <table:table-cell office:value-type="string">
            <text:p>DIOS-SO23-X-A02D-01 </text:p>
          </table:table-cell>
          <table:table-cell table:number-columns-repeated="7"/>
        </table:table-row>
        <table:table-row table:style-name="ro2">
          <table:table-cell office:value-type="string">
            <text:p>DS22D</text:p>
          </table:table-cell>
          <table:table-cell office:value-type="string">
            <text:p>;</text:p>
          </table:table-cell>
          <table:table-cell office:value-type="float" office:value="304020016">
            <text:p>304020016</text:p>
          </table:table-cell>
          <table:table-cell office:value-type="string">
            <text:p>BAT54C 215</text:p>
          </table:table-cell>
          <table:table-cell office:value-type="string">
            <text:p>NXP <text:s/></text:p>
          </table:table-cell>
          <table:table-cell office:value-type="string">
            <text:p>SMD (SOT-23) 200 mA Diode (Schottky)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DISP-128X64-X-OLED-01 </text:p>
          </table:table-cell>
          <table:table-cell table:number-columns-repeated="7"/>
        </table:table-row>
        <table:table-row table:style-name="ro1">
          <table:table-cell office:value-type="string">
            <text:p>DS16OL</text:p>
          </table:table-cell>
          <table:table-cell office:value-type="string">
            <text:p><text:s/></text:p>
          </table:table-cell>
          <table:table-cell office:value-type="float" office:value="308020000">
            <text:p>308020000</text:p>
          </table:table-cell>
          <table:table-cell office:value-type="string">
            <text:p>LY190-128064</text:p>
          </table:table-cell>
          <table:table-cell office:value-type="string">
            <text:p>Li Yuan Electronics Co. Ltd. <text:s/></text:p>
          </table:table-cell>
          <table:table-cell office:value-type="string">
            <text:p>128 x 64 Pixels OLED Display </text:p>
          </table:table-cell>
          <table:table-cell table:number-columns-repeated="2"/>
        </table:table-row>
        <table:table-row table:style-name="ro2">
          <table:table-cell office:value-type="string">
            <text:p>datasheet Permalink <text:s/></text:p>
          </table:table-cell>
          <table:table-cell office:value-type="string">
            <text:p>128 x 64 Pixels</text:p>
          </table:table-cell>
          <table:table-cell table:number-columns-repeated="6"/>
        </table:table-row>
        <table:table-row table:style-name="ro1">
          <table:table-cell office:value-type="string">
            <text:p>FERB-0603-X-O121-01 </text:p>
          </table:table-cell>
          <table:table-cell table:number-columns-repeated="7"/>
        </table:table-row>
        <table:table-row table:style-name="ro2">
          <table:table-cell office:value-type="string">
            <text:p>F6121</text:p>
          </table:table-cell>
          <table:table-cell office:value-type="string">
            <text:p>;</text:p>
          </table:table-cell>
          <table:table-cell office:value-type="float" office:value="303030001">
            <text:p>303030001</text:p>
          </table:table-cell>
          <table:table-cell office:value-type="string">
            <text:p>BLM18AG121SN1D</text:p>
          </table:table-cell>
          <table:table-cell office:value-type="string">
            <text:p>Murata <text:s/></text:p>
          </table:table-cell>
          <table:table-cell office:value-type="string">
            <text:p>SMD (0603) 120 Ohm Ferrite Bead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HEAD-02-W-10PI-01 </text:p>
          </table:table-cell>
          <table:table-cell table:number-columns-repeated="7"/>
        </table:table-row>
        <table:table-row table:style-name="ro2">
          <table:table-cell office:value-type="string">
            <text:p>H10</text:p>
          </table:table-cell>
          <table:table-cell office:value-type="string">
            <text:p><text:s/></text:p>
          </table:table-cell>
          <table:table-cell office:value-type="float" office:value="320020018">
            <text:p>320020018</text:p>
          </table:table-cell>
          <table:table-cell office:value-type="string">
            <text:p>P220-1110A0BS087A1</text:p>
          </table:table-cell>
          <table:table-cell office:value-type="string">
            <text:p>Yxcon <text:s/></text:p>
          </table:table-cell>
          <table:table-cell office:value-type="string">
            <text:p>2 mm 10 Pin White Header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HEAD-02-W-40PI-01 </text:p>
          </table:table-cell>
          <table:table-cell table:number-columns-repeated="7"/>
        </table:table-row>
        <table:table-row table:style-name="ro2">
          <table:table-cell office:value-type="string">
            <text:p>H40W</text:p>
          </table:table-cell>
          <table:table-cell office:value-type="string">
            <text:p><text:s/></text:p>
          </table:table-cell>
          <table:table-cell office:value-type="float" office:value="320020089">
            <text:p>320020089</text:p>
          </table:table-cell>
          <table:table-cell office:value-type="string">
            <text:p>P220-1140A0BS087A1</text:p>
          </table:table-cell>
          <table:table-cell office:value-type="string">
            <text:p>Yxcon <text:s/></text:p>
          </table:table-cell>
          <table:table-cell office:value-type="string">
            <text:p>2 mm 40 Pin White Header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HEAD-I01-L-02PI-01 </text:p>
          </table:table-cell>
          <table:table-cell table:number-columns-repeated="7"/>
        </table:table-row>
        <table:table-row table:style-name="ro2">
          <table:table-cell office:value-type="string">
            <text:p>H02L</text:p>
          </table:table-cell>
          <table:table-cell office:value-type="string">
            <text:p><text:s/></text:p>
          </table:table-cell>
          <table:table-cell office:value-type="float" office:value="320020015">
            <text:p>320020015</text:p>
          </table:table-cell>
          <table:table-cell office:value-type="string">
            <text:p>P125-1102A0BS116A2</text:p>
          </table:table-cell>
          <table:table-cell office:value-type="string">
            <text:p>Yxcon <text:s/></text:p>
          </table:table-cell>
          <table:table-cell office:value-type="string">
            <text:p>2.54 mm 2 Pin Blu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L-06PI-01 </text:p>
          </table:table-cell>
          <table:table-cell table:number-columns-repeated="7"/>
        </table:table-row>
        <table:table-row table:style-name="ro2">
          <table:table-cell office:value-type="string">
            <text:p>H06L</text:p>
          </table:table-cell>
          <table:table-cell office:value-type="string">
            <text:p><text:s/></text:p>
          </table:table-cell>
          <table:table-cell office:value-type="float" office:value="320020005">
            <text:p>320020005</text:p>
          </table:table-cell>
          <table:table-cell office:value-type="string">
            <text:p>P125-1106A0BS116A1</text:p>
          </table:table-cell>
          <table:table-cell office:value-type="string">
            <text:p>Yxcon <text:s/></text:p>
          </table:table-cell>
          <table:table-cell office:value-type="string">
            <text:p>2.54 mm 6 Pin Blu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L-08PI-01 </text:p>
          </table:table-cell>
          <table:table-cell table:number-columns-repeated="7"/>
        </table:table-row>
        <table:table-row table:style-name="ro2">
          <table:table-cell office:value-type="string">
            <text:p>H08L</text:p>
          </table:table-cell>
          <table:table-cell office:value-type="string">
            <text:p><text:s/></text:p>
          </table:table-cell>
          <table:table-cell office:value-type="float" office:value="320020004">
            <text:p>320020004</text:p>
          </table:table-cell>
          <table:table-cell office:value-type="string">
            <text:p>P125-1108A0BS116A1</text:p>
          </table:table-cell>
          <table:table-cell office:value-type="string">
            <text:p>Yxcon <text:s/></text:p>
          </table:table-cell>
          <table:table-cell office:value-type="string">
            <text:p>2.54 mm 8 Pin Blu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L-2X03PI-01</text:p>
          </table:table-cell>
          <table:table-cell table:number-columns-repeated="7"/>
        </table:table-row>
        <table:table-row table:style-name="ro2">
          <table:table-cell office:value-type="string">
            <text:p>H2X03L</text:p>
          </table:table-cell>
          <table:table-cell office:value-type="string">
            <text:p><text:s/></text:p>
          </table:table-cell>
          <table:table-cell office:value-type="float" office:value="320020003">
            <text:p>320020003</text:p>
          </table:table-cell>
          <table:table-cell office:value-type="string">
            <text:p>P125-1203A0BS116A1</text:p>
          </table:table-cell>
          <table:table-cell office:value-type="string">
            <text:p>Yxcon <text:s/></text:p>
          </table:table-cell>
          <table:table-cell office:value-type="string">
            <text:p>2.54 mm 6 Pin (2x3) Blu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W-03PI-01 </text:p>
          </table:table-cell>
          <table:table-cell table:number-columns-repeated="7"/>
        </table:table-row>
        <table:table-row table:style-name="ro2">
          <table:table-cell office:value-type="string">
            <text:p>H03W</text:p>
          </table:table-cell>
          <table:table-cell office:value-type="string">
            <text:p><text:s/></text:p>
          </table:table-cell>
          <table:table-cell office:value-type="float" office:value="320020038">
            <text:p>320020038</text:p>
          </table:table-cell>
          <table:table-cell office:value-type="string">
            <text:p>P125-1103A0BS116A1</text:p>
          </table:table-cell>
          <table:table-cell office:value-type="string">
            <text:p>Yxcon <text:s/></text:p>
          </table:table-cell>
          <table:table-cell office:value-type="string">
            <text:p>2.54 mm 3 Pin Whit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W-08PI-01 </text:p>
          </table:table-cell>
          <table:table-cell table:number-columns-repeated="7"/>
        </table:table-row>
        <table:table-row table:style-name="ro2">
          <table:table-cell office:value-type="string">
            <text:p>H08W</text:p>
          </table:table-cell>
          <table:table-cell office:value-type="string">
            <text:p><text:s/></text:p>
          </table:table-cell>
          <table:table-cell office:value-type="float" office:value="320020021">
            <text:p>320020021</text:p>
          </table:table-cell>
          <table:table-cell office:value-type="string">
            <text:p>P125-1108A0BS116A2</text:p>
          </table:table-cell>
          <table:table-cell office:value-type="string">
            <text:p>Yxcon <text:s/></text:p>
          </table:table-cell>
          <table:table-cell office:value-type="string">
            <text:p>2.54 mm 8 Pin Whit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X-02PI-01 </text:p>
          </table:table-cell>
          <table:table-cell table:number-columns-repeated="7"/>
        </table:table-row>
        <table:table-row table:style-name="ro2">
          <table:table-cell office:value-type="string">
            <text:p>H02</text:p>
          </table:table-cell>
          <table:table-cell office:value-type="string">
            <text:p>;</text:p>
          </table:table-cell>
          <table:table-cell office:value-type="float" office:value="320020016">
            <text:p>320020016</text:p>
          </table:table-cell>
          <table:table-cell office:value-type="string">
            <text:p>P125-1102A0BS116A1</text:p>
          </table:table-cell>
          <table:table-cell office:value-type="string">
            <text:p>Yxcon <text:s/></text:p>
          </table:table-cell>
          <table:table-cell office:value-type="string">
            <text:p>2.54 mm 2 Pin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X-03PI-01 </text:p>
          </table:table-cell>
          <table:table-cell table:number-columns-repeated="7"/>
        </table:table-row>
        <table:table-row table:style-name="ro2">
          <table:table-cell office:value-type="string">
            <text:p>H03</text:p>
          </table:table-cell>
          <table:table-cell office:value-type="string">
            <text:p>;</text:p>
          </table:table-cell>
          <table:table-cell office:value-type="string">
            <text:p>3460810P1</text:p>
          </table:table-cell>
          <table:table-cell office:value-type="string">
            <text:p>P125-1103A1BS116A1</text:p>
          </table:table-cell>
          <table:table-cell office:value-type="string">
            <text:p>Yxcon <text:s/></text:p>
          </table:table-cell>
          <table:table-cell office:value-type="string">
            <text:p>2.54 mm 3 Pin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X-06PI-01 </text:p>
          </table:table-cell>
          <table:table-cell table:number-columns-repeated="7"/>
        </table:table-row>
        <table:table-row table:style-name="ro2">
          <table:table-cell office:value-type="string">
            <text:p>H06</text:p>
          </table:table-cell>
          <table:table-cell office:value-type="string">
            <text:p>;</text:p>
          </table:table-cell>
          <table:table-cell office:value-type="float" office:value="320020006">
            <text:p>320020006</text:p>
          </table:table-cell>
          <table:table-cell office:value-type="string">
            <text:p>P125-1106A0BS195A1</text:p>
          </table:table-cell>
          <table:table-cell office:value-type="string">
            <text:p>Yxcon <text:s/></text:p>
          </table:table-cell>
          <table:table-cell office:value-type="string">
            <text:p>2.54 mm 6 Pin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X-08PI-01 </text:p>
          </table:table-cell>
          <table:table-cell table:number-columns-repeated="7"/>
        </table:table-row>
        <table:table-row table:style-name="ro2">
          <table:table-cell office:value-type="string">
            <text:p>H08</text:p>
          </table:table-cell>
          <table:table-cell office:value-type="string">
            <text:p>;</text:p>
          </table:table-cell>
          <table:table-cell office:value-type="string">
            <text:p>3461050P1</text:p>
          </table:table-cell>
          <table:table-cell office:value-type="string">
            <text:p>P125-1108A1BS116A1</text:p>
          </table:table-cell>
          <table:table-cell office:value-type="string">
            <text:p>Yxcon <text:s/></text:p>
          </table:table-cell>
          <table:table-cell office:value-type="string">
            <text:p>2.54 mm 8 Pin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X-2X03PI-01 </text:p>
          </table:table-cell>
          <table:table-cell table:number-columns-repeated="7"/>
        </table:table-row>
        <table:table-row table:style-name="ro2">
          <table:table-cell office:value-type="string">
            <text:p>H2X03</text:p>
          </table:table-cell>
          <table:table-cell office:value-type="string">
            <text:p>;</text:p>
          </table:table-cell>
          <table:table-cell office:value-type="string">
            <text:p>3460180P1</text:p>
          </table:table-cell>
          <table:table-cell office:value-type="string">
            <text:p>P125-12A1BS116A1</text:p>
          </table:table-cell>
          <table:table-cell office:value-type="string">
            <text:p>Yxcon <text:s/></text:p>
          </table:table-cell>
          <table:table-cell office:value-type="string">
            <text:p>2.54 mm 6 Pin (2x3)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X-40PI-01 </text:p>
          </table:table-cell>
          <table:table-cell table:number-columns-repeated="7"/>
        </table:table-row>
        <table:table-row table:style-name="ro2">
          <table:table-cell office:value-type="string">
            <text:p>H40</text:p>
          </table:table-cell>
          <table:table-cell office:value-type="string">
            <text:p><text:s/></text:p>
          </table:table-cell>
          <table:table-cell office:value-type="float" office:value="320020010">
            <text:p>320020010</text:p>
          </table:table-cell>
          <table:table-cell/>
          <table:table-cell office:value-type="string">
            <text:p>Yxcon <text:s/></text:p>
          </table:table-cell>
          <table:table-cell office:value-type="string">
            <text:p>2.54 mm 40 Pin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Y-2X03PI-01</text:p>
          </table:table-cell>
          <table:table-cell table:number-columns-repeated="7"/>
        </table:table-row>
        <table:table-row table:style-name="ro2">
          <table:table-cell office:value-type="string">
            <text:p>H2X03Y</text:p>
          </table:table-cell>
          <table:table-cell office:value-type="string">
            <text:p><text:s/></text:p>
          </table:table-cell>
          <table:table-cell office:value-type="float" office:value="320020027">
            <text:p>320020027</text:p>
          </table:table-cell>
          <table:table-cell office:value-type="string">
            <text:p>P125-1203A0BS116A2</text:p>
          </table:table-cell>
          <table:table-cell office:value-type="string">
            <text:p>Yxcon <text:s/></text:p>
          </table:table-cell>
          <table:table-cell office:value-type="string">
            <text:p>2.54 mm 6 Pin (2x3) Yellow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F-02-L-10PI-01 </text:p>
          </table:table-cell>
          <table:table-cell table:number-columns-repeated="7"/>
        </table:table-row>
        <table:table-row table:style-name="ro2">
          <table:table-cell office:value-type="string">
            <text:p>H210</text:p>
          </table:table-cell>
          <table:table-cell office:value-type="string">
            <text:p>;</text:p>
          </table:table-cell>
          <table:table-cell office:value-type="string">
            <text:p>3460510P1</text:p>
          </table:table-cell>
          <table:table-cell office:value-type="string">
            <text:p>F243-1110A1BSUC1</text:p>
          </table:table-cell>
          <table:table-cell office:value-type="string">
            <text:p>Yxcon <text:s/></text:p>
          </table:table-cell>
          <table:table-cell office:value-type="string">
            <text:p>2 mm 10 Pin Blue Female Header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HEAF-02-W-10PI-01 </text:p>
          </table:table-cell>
          <table:table-cell table:number-columns-repeated="7"/>
        </table:table-row>
        <table:table-row table:style-name="ro2">
          <table:table-cell office:value-type="string">
            <text:p>HF210W</text:p>
          </table:table-cell>
          <table:table-cell office:value-type="string">
            <text:p><text:s/></text:p>
          </table:table-cell>
          <table:table-cell office:value-type="float" office:value="320030020">
            <text:p>320030020</text:p>
          </table:table-cell>
          <table:table-cell office:value-type="string">
            <text:p>F243-1110A1BSUA2</text:p>
          </table:table-cell>
          <table:table-cell office:value-type="string">
            <text:p>Yxcon <text:s/></text:p>
          </table:table-cell>
          <table:table-cell office:value-type="string">
            <text:p>2 mm 10 Pin White Female Header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HEAF-I01-W-06PI-01 </text:p>
          </table:table-cell>
          <table:table-cell table:number-columns-repeated="7"/>
        </table:table-row>
        <table:table-row table:style-name="ro2">
          <table:table-cell office:value-type="string">
            <text:p>H6W</text:p>
          </table:table-cell>
          <table:table-cell office:value-type="string">
            <text:p>;</text:p>
          </table:table-cell>
          <table:table-cell office:value-type="string">
            <text:p>3460540P1</text:p>
          </table:table-cell>
          <table:table-cell office:value-type="string">
            <text:p>F185-1106A1BSYC1</text:p>
          </table:table-cell>
          <table:table-cell office:value-type="string">
            <text:p>Yxcon <text:s/></text:p>
          </table:table-cell>
          <table:table-cell office:value-type="string">
            <text:p>2.54 mm 6 Pin White Femal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F-I01-W-08PI-01 </text:p>
          </table:table-cell>
          <table:table-cell table:number-columns-repeated="7"/>
        </table:table-row>
        <table:table-row table:style-name="ro2">
          <table:table-cell office:value-type="string">
            <text:p>HF08W</text:p>
          </table:table-cell>
          <table:table-cell office:value-type="string">
            <text:p>;</text:p>
          </table:table-cell>
          <table:table-cell office:value-type="string">
            <text:p>3460550P1</text:p>
          </table:table-cell>
          <table:table-cell office:value-type="string">
            <text:p>F185-1108A1BSYC1</text:p>
          </table:table-cell>
          <table:table-cell office:value-type="string">
            <text:p>Yxcon <text:s/></text:p>
          </table:table-cell>
          <table:table-cell office:value-type="string">
            <text:p>2.54 mm 8 Pin White Femal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F-I01-X-06PI-01 </text:p>
          </table:table-cell>
          <table:table-cell table:number-columns-repeated="7"/>
        </table:table-row>
        <table:table-row table:style-name="ro2">
          <table:table-cell office:value-type="string">
            <text:p>HF06</text:p>
          </table:table-cell>
          <table:table-cell office:value-type="string">
            <text:p>;</text:p>
          </table:table-cell>
          <table:table-cell office:value-type="string">
            <text:p>3460270P1</text:p>
          </table:table-cell>
          <table:table-cell office:value-type="string">
            <text:p>F185-1106A1BSYC1</text:p>
          </table:table-cell>
          <table:table-cell office:value-type="string">
            <text:p>Yxcon <text:s/></text:p>
          </table:table-cell>
          <table:table-cell office:value-type="string">
            <text:p>2.54 mm 6 Pin Femal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F-I01-X-08PI-01 </text:p>
          </table:table-cell>
          <table:table-cell table:number-columns-repeated="7"/>
        </table:table-row>
        <table:table-row table:style-name="ro2">
          <table:table-cell office:value-type="string">
            <text:p>HF08</text:p>
          </table:table-cell>
          <table:table-cell office:value-type="string">
            <text:p>;</text:p>
          </table:table-cell>
          <table:table-cell office:value-type="string">
            <text:p>3460290P1</text:p>
          </table:table-cell>
          <table:table-cell office:value-type="string">
            <text:p>F185-1108A1BSYC1</text:p>
          </table:table-cell>
          <table:table-cell office:value-type="string">
            <text:p>Yxcon <text:s/></text:p>
          </table:table-cell>
          <table:table-cell office:value-type="string">
            <text:p>2.54 mm 8 Pin Femal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F-I01-Y-08PI-01 </text:p>
          </table:table-cell>
          <table:table-cell table:number-columns-repeated="7"/>
        </table:table-row>
        <table:table-row table:style-name="ro2">
          <table:table-cell office:value-type="string">
            <text:p>10C2</text:p>
          </table:table-cell>
          <table:table-cell office:value-type="string">
            <text:p>;</text:p>
          </table:table-cell>
          <table:table-cell office:value-type="float" office:value="320030019">
            <text:p>320030019</text:p>
          </table:table-cell>
          <table:table-cell office:value-type="string">
            <text:p>F185-1106A1BSYA3</text:p>
          </table:table-cell>
          <table:table-cell office:value-type="string">
            <text:p>Yuxi <text:s/></text:p>
          </table:table-cell>
          <table:table-cell office:value-type="string">
            <text:p>2.54 mm 8 Pin Yellow Femal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F-I01-Y-10PI-01 </text:p>
          </table:table-cell>
          <table:table-cell table:number-columns-repeated="7"/>
        </table:table-row>
        <table:table-row table:style-name="ro1">
          <table:table-cell office:value-type="string">
            <text:p>10C4</text:p>
          </table:table-cell>
          <table:table-cell office:value-type="string">
            <text:p>;</text:p>
          </table:table-cell>
          <table:table-cell office:value-type="float" office:value="320030059">
            <text:p>320030059</text:p>
          </table:table-cell>
          <table:table-cell/>
          <table:table-cell office:value-type="string">
            <text:p><text:s/></text:p>
          </table:table-cell>
          <table:table-cell office:value-type="string">
            <text:p>2.54 mm 10 Pin Yellow Femal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LF-I01-L-06PI-01 </text:p>
          </table:table-cell>
          <table:table-cell table:number-columns-repeated="7"/>
        </table:table-row>
        <table:table-row table:style-name="ro2">
          <table:table-cell office:value-type="string">
            <text:p>HFL06L</text:p>
          </table:table-cell>
          <table:table-cell office:value-type="string">
            <text:p>;</text:p>
          </table:table-cell>
          <table:table-cell office:value-type="string">
            <text:p>3461250P1</text:p>
          </table:table-cell>
          <table:table-cell office:value-type="string">
            <text:p>F185-2203A1BSYC2</text:p>
          </table:table-cell>
          <table:table-cell office:value-type="string">
            <text:p>YXCon <text:s/></text:p>
          </table:table-cell>
          <table:table-cell office:value-type="string">
            <text:p>2.54 mm 6 Pin Blue Female Header (Long)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LF-I01-L-08PI-01 </text:p>
          </table:table-cell>
          <table:table-cell table:number-columns-repeated="7"/>
        </table:table-row>
        <table:table-row table:style-name="ro2">
          <table:table-cell office:value-type="string">
            <text:p>HFL08L</text:p>
          </table:table-cell>
          <table:table-cell office:value-type="string">
            <text:p>;</text:p>
          </table:table-cell>
          <table:table-cell office:value-type="string">
            <text:p>3461260P1</text:p>
          </table:table-cell>
          <table:table-cell office:value-type="string">
            <text:p>F185-2108A1BSYC2</text:p>
          </table:table-cell>
          <table:table-cell office:value-type="string">
            <text:p>YXCon <text:s/></text:p>
          </table:table-cell>
          <table:table-cell office:value-type="string">
            <text:p>2.54 mm 8 Pin Blue Female Header (Long)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LF-I01-L-10PI-01 </text:p>
          </table:table-cell>
          <table:table-cell table:number-columns-repeated="7"/>
        </table:table-row>
        <table:table-row table:style-name="ro2">
          <table:table-cell office:value-type="string">
            <text:p>HFL10L</text:p>
          </table:table-cell>
          <table:table-cell office:value-type="string">
            <text:p><text:s/></text:p>
          </table:table-cell>
          <table:table-cell office:value-type="float" office:value="320030001">
            <text:p>320030001</text:p>
          </table:table-cell>
          <table:table-cell office:value-type="string">
            <text:p>F185-2110A0ASYA1</text:p>
          </table:table-cell>
          <table:table-cell office:value-type="string">
            <text:p>YXCon <text:s/></text:p>
          </table:table-cell>
          <table:table-cell office:value-type="string">
            <text:p>2.54 mm 10 Pin Blue Female Header (Long)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LF-I01-L-2X03PI-01 </text:p>
          </table:table-cell>
          <table:table-cell table:number-columns-repeated="7"/>
        </table:table-row>
        <table:table-row table:style-name="ro2">
          <table:table-cell office:value-type="string">
            <text:p>HFLX03L</text:p>
          </table:table-cell>
          <table:table-cell office:value-type="string">
            <text:p>;</text:p>
          </table:table-cell>
          <table:table-cell office:value-type="string">
            <text:p>3461240P1</text:p>
          </table:table-cell>
          <table:table-cell office:value-type="string">
            <text:p>F185-2203A1BSYC2</text:p>
          </table:table-cell>
          <table:table-cell office:value-type="string">
            <text:p>YXCon <text:s/></text:p>
          </table:table-cell>
          <table:table-cell office:value-type="string">
            <text:p>2.54 mm 6 Pin (2x3) Blue Female Header (Long)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LF-I01-X-10PI-01 </text:p>
          </table:table-cell>
          <table:table-cell table:number-columns-repeated="7"/>
        </table:table-row>
        <table:table-row table:style-name="ro2">
          <table:table-cell office:value-type="string">
            <text:p>HLF10</text:p>
          </table:table-cell>
          <table:table-cell office:value-type="string">
            <text:p><text:s/></text:p>
          </table:table-cell>
          <table:table-cell office:value-type="float" office:value="320030039">
            <text:p>320030039</text:p>
          </table:table-cell>
          <table:table-cell/>
          <table:table-cell office:value-type="string">
            <text:p>Yxcon <text:s/></text:p>
          </table:table-cell>
          <table:table-cell office:value-type="string">
            <text:p>2.54 mm 10 Pin Female Header (Long)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ICIC-DFN8-X-KCN3065-01 </text:p>
          </table:table-cell>
          <table:table-cell table:number-columns-repeated="7"/>
        </table:table-row>
        <table:table-row table:style-name="ro1">
          <table:table-cell office:value-type="string">
            <text:p>ICS3065</text:p>
          </table:table-cell>
          <table:table-cell office:value-type="string">
            <text:p><text:s/></text:p>
          </table:table-cell>
          <table:table-cell office:value-type="float" office:value="310030101">
            <text:p>310030101</text:p>
          </table:table-cell>
          <table:table-cell office:value-type="string">
            <text:p>CN3065</text:p>
          </table:table-cell>
          <table:table-cell office:value-type="string">
            <text:p>Consonance <text:s/></text:p>
          </table:table-cell>
          <table:table-cell office:value-type="string">
            <text:p>SMD (DFN-8) Lithium Ion Battery Charger (CN3065) </text:p>
          </table:table-cell>
          <table:table-cell table:number-columns-repeated="2"/>
        </table:table-row>
        <table:table-row table:style-name="ro2">
          <table:table-cell office:value-type="string">
            <text:p>datasheet Permalink <text:s/></text:p>
          </table:table-cell>
          <table:table-cell office:value-type="string">
            <text:p>SMD (DFN-8)</text:p>
          </table:table-cell>
          <table:table-cell table:number-columns-repeated="6"/>
        </table:table-row>
        <table:table-row table:style-name="ro1">
          <table:table-cell office:value-type="string">
            <text:p>ICIC-DI18-X-KTM1636-01 </text:p>
          </table:table-cell>
          <table:table-cell table:number-columns-repeated="7"/>
        </table:table-row>
        <table:table-row table:style-name="ro1">
          <table:table-cell office:value-type="string">
            <text:p>IC1636</text:p>
          </table:table-cell>
          <table:table-cell office:value-type="string">
            <text:p><text:s/></text:p>
          </table:table-cell>
          <table:table-cell office:value-type="float" office:value="310040002">
            <text:p>310040002</text:p>
          </table:table-cell>
          <table:table-cell office:value-type="string">
            <text:p>TM1636</text:p>
          </table:table-cell>
          <table:table-cell office:value-type="string">
            <text:p>Titan <text:s/></text:p>
          </table:table-cell>
          <table:table-cell office:value-type="string">
            <text:p>18 Pin DIP 7 Segment Driver and Keypad Scanning (TM1636) </text:p>
          </table:table-cell>
          <table:table-cell table:number-columns-repeated="2"/>
        </table:table-row>
        <table:table-row table:style-name="ro2">
          <table:table-cell office:value-type="string">
            <text:p>datasheet Permalink <text:s/></text:p>
          </table:table-cell>
          <table:table-cell office:value-type="string">
            <text:p>18 Pin DIP</text:p>
          </table:table-cell>
          <table:table-cell table:number-columns-repeated="6"/>
        </table:table-row>
        <table:table-row table:style-name="ro1">
          <table:table-cell office:value-type="string">
            <text:p>ICIC-DI28W-X-KLPC14-01 </text:p>
          </table:table-cell>
          <table:table-cell table:number-columns-repeated="7"/>
        </table:table-row>
        <table:table-row table:style-name="ro1">
          <table:table-cell office:value-type="string">
            <text:p>ICSLPC14</text:p>
          </table:table-cell>
          <table:table-cell office:value-type="string">
            <text:p><text:s/></text:p>
          </table:table-cell>
          <table:table-cell office:value-type="float" office:value="310010024">
            <text:p>310010024</text:p>
          </table:table-cell>
          <table:table-cell office:value-type="string">
            <text:p>LPC1114FN28</text:p>
          </table:table-cell>
          <table:table-cell office:value-type="string">
            <text:p>NXP <text:s/></text:p>
          </table:table-cell>
          <table:table-cell office:value-type="string">
            <text:p>28 Pin DIP (0.6") DIP LPC1114 (Cortex M0) </text:p>
          </table:table-cell>
          <table:table-cell table:number-columns-repeated="2"/>
        </table:table-row>
        <table:table-row table:style-name="ro2">
          <table:table-cell office:value-type="string">
            <text:p>datasheet Permalink <text:s/></text:p>
          </table:table-cell>
          <table:table-cell office:value-type="string">
            <text:p>28 Pin DIP (0.6")</text:p>
          </table:table-cell>
          <table:table-cell table:number-columns-repeated="6"/>
        </table:table-row>
        <table:table-row table:style-name="ro1">
          <table:table-cell office:value-type="string">
            <text:p>ICIC-HQFN33-X-KLPC33-01 </text:p>
          </table:table-cell>
          <table:table-cell table:number-columns-repeated="7"/>
        </table:table-row>
        <table:table-row table:style-name="ro2">
          <table:table-cell office:value-type="string">
            <text:p>ICSLPC33</text:p>
          </table:table-cell>
          <table:table-cell office:value-type="string">
            <text:p><text:s/></text:p>
          </table:table-cell>
          <table:table-cell office:value-type="float" office:value="310010053">
            <text:p>310010053</text:p>
          </table:table-cell>
          <table:table-cell office:value-type="string">
            <text:p>LPC11U35FHI33/501</text:p>
          </table:table-cell>
          <table:table-cell office:value-type="string">
            <text:p>NXP <text:s/></text:p>
          </table:table-cell>
          <table:table-cell office:value-type="string">
            <text:p>33 Pin SMD (Heatsink QFN) LPC11U35FHI33 (Cortex M0) </text:p>
          </table:table-cell>
          <table:table-cell table:number-columns-repeated="2"/>
        </table:table-row>
        <table:table-row table:style-name="ro2">
          <table:table-cell office:value-type="string">
            <text:p>datasheet Permalink <text:s/></text:p>
          </table:table-cell>
          <table:table-cell office:value-type="string">
            <text:p>33 Pin SMD (Heatsink QFN)</text:p>
          </table:table-cell>
          <table:table-cell table:number-columns-repeated="6"/>
        </table:table-row>
        <table:table-row table:style-name="ro1">
          <table:table-cell office:value-type="string">
            <text:p>ICIC-LG14-X-K345-01 </text:p>
          </table:table-cell>
          <table:table-cell table:number-columns-repeated="7"/>
        </table:table-row>
        <table:table-row table:style-name="ro2">
          <table:table-cell office:value-type="string">
            <text:p>ICICS345</text:p>
          </table:table-cell>
          <table:table-cell office:value-type="string">
            <text:p><text:s/></text:p>
          </table:table-cell>
          <table:table-cell office:value-type="float" office:value="314080008">
            <text:p>314080008</text:p>
          </table:table-cell>
          <table:table-cell office:value-type="string">
            <text:p>ADXL345BCCZ-RL</text:p>
          </table:table-cell>
          <table:table-cell office:value-type="string">
            <text:p>Analog Devices <text:s/></text:p>
          </table:table-cell>
          <table:table-cell office:value-type="string">
            <text:p>14 Pin SMD (LGA) Digital Accelerometer (ADXL345) </text:p>
          </table:table-cell>
          <table:table-cell table:number-columns-repeated="2"/>
        </table:table-row>
        <table:table-row table:style-name="ro2">
          <table:table-cell office:value-type="string">
            <text:p>datasheet Permalink <text:s/></text:p>
          </table:table-cell>
          <table:table-cell office:value-type="string">
            <text:p>14 Pin SMD (LGA)</text:p>
          </table:table-cell>
          <table:table-cell table:number-columns-repeated="6"/>
        </table:table-row>
        <table:table-row table:style-name="ro1">
          <table:table-cell office:value-type="string">
            <text:p>ICIC-PS20-X-KL298-A4</text:p>
          </table:table-cell>
          <table:table-cell table:number-columns-repeated="7"/>
        </table:table-row>
        <table:table-row table:style-name="ro2">
          <table:table-cell office:value-type="string">
            <text:p>ICS298</text:p>
          </table:table-cell>
          <table:table-cell office:value-type="string">
            <text:p><text:s/></text:p>
          </table:table-cell>
          <table:table-cell office:value-type="float" office:value="310040018">
            <text:p>310040018</text:p>
          </table:table-cell>
          <table:table-cell office:value-type="string">
            <text:p>L298</text:p>
          </table:table-cell>
          <table:table-cell office:value-type="string">
            <text:p>STMicroelectronics <text:s/></text:p>
          </table:table-cell>
          <table:table-cell office:value-type="string">
            <text:p>SMD (Power SO-20) Dual H-Bridge (L298) 4 A </text:p>
          </table:table-cell>
          <table:table-cell table:number-columns-repeated="2"/>
        </table:table-row>
        <table:table-row table:style-name="ro2">
          <table:table-cell office:value-type="string">
            <text:p>datasheet Permalink <text:s/></text:p>
          </table:table-cell>
          <table:table-cell office:value-type="string">
            <text:p>SMD (Power SO-20)</text:p>
          </table:table-cell>
          <table:table-cell table:number-columns-repeated="6"/>
        </table:table-row>
        <table:table-row table:style-name="ro1">
          <table:table-cell office:value-type="string">
            <text:p>ICIC-QFP100-X-K2560-01 </text:p>
          </table:table-cell>
          <table:table-cell table:number-columns-repeated="7"/>
        </table:table-row>
        <table:table-row table:style-name="ro2">
          <table:table-cell office:value-type="string">
            <text:p>ICS2560</text:p>
          </table:table-cell>
          <table:table-cell office:value-type="string">
            <text:p><text:s/></text:p>
          </table:table-cell>
          <table:table-cell office:value-type="float" office:value="310010006">
            <text:p>310010006</text:p>
          </table:table-cell>
          <table:table-cell office:value-type="string">
            <text:p>ATMEGA2560-16AU</text:p>
          </table:table-cell>
          <table:table-cell office:value-type="string">
            <text:p>Atmel <text:s/></text:p>
          </table:table-cell>
          <table:table-cell office:value-type="string">
            <text:p>100 Pin SMD (TQFP) AtMega2560 </text:p>
          </table:table-cell>
          <table:table-cell table:number-columns-repeated="2"/>
        </table:table-row>
        <table:table-row table:style-name="ro2">
          <table:table-cell office:value-type="string">
            <text:p>datasheet Permalink <text:s/></text:p>
          </table:table-cell>
          <table:table-cell office:value-type="string">
            <text:p>100 Pin SMD (TQFP)</text:p>
          </table:table-cell>
          <table:table-cell table:number-columns-repeated="6"/>
        </table:table-row>
        <table:table-row table:style-name="ro1">
          <table:table-cell office:value-type="string">
            <text:p>ICIC-QFP100-X-KLPC17-01 </text:p>
          </table:table-cell>
          <table:table-cell table:number-columns-repeated="7"/>
        </table:table-row>
        <table:table-row table:style-name="ro1">
          <table:table-cell office:value-type="string">
            <text:p>ICSLPC17</text:p>
          </table:table-cell>
          <table:table-cell office:value-type="string">
            <text:p><text:s/></text:p>
          </table:table-cell>
          <table:table-cell office:value-type="float" office:value="310010001">
            <text:p>310010001</text:p>
          </table:table-cell>
          <table:table-cell office:value-type="string">
            <text:p>LPC1768FBD100</text:p>
          </table:table-cell>
          <table:table-cell office:value-type="string">
            <text:p>NXP <text:s/></text:p>
          </table:table-cell>
          <table:table-cell office:value-type="string">
            <text:p>100 Pin SMD (TQFP) LPC1768 (Cortex M3) </text:p>
          </table:table-cell>
          <table:table-cell table:number-columns-repeated="2"/>
        </table:table-row>
        <table:table-row table:style-name="ro2">
          <table:table-cell office:value-type="string">
            <text:p>datasheet Permalink <text:s/></text:p>
          </table:table-cell>
          <table:table-cell office:value-type="string">
            <text:p>100 Pin SMD (TQFP)</text:p>
          </table:table-cell>
          <table:table-cell table:number-columns-repeated="6"/>
        </table:table-row>
        <table:table-row table:style-name="ro1">
          <table:table-cell office:value-type="string">
            <text:p>ICIC-QFP32-X-K8-01 </text:p>
          </table:table-cell>
          <table:table-cell table:number-columns-repeated="7"/>
        </table:table-row>
        <table:table-row table:style-name="ro2">
          <table:table-cell office:value-type="string">
            <text:p>ICS008</text:p>
          </table:table-cell>
          <table:table-cell office:value-type="string">
            <text:p><text:s/></text:p>
          </table:table-cell>
          <table:table-cell office:value-type="float" office:value="310010023">
            <text:p>310010023</text:p>
          </table:table-cell>
          <table:table-cell office:value-type="string">
            <text:p>ATMEGA8A-AU</text:p>
          </table:table-cell>
          <table:table-cell office:value-type="string">
            <text:p>Atmel <text:s/></text:p>
          </table:table-cell>
          <table:table-cell office:value-type="string">
            <text:p>32 Pin SMD (TQFP) </text:p>
          </table:table-cell>
          <table:table-cell table:number-columns-repeated="2"/>
        </table:table-row>
        <table:table-row table:style-name="ro2">
          <table:table-cell office:value-type="string">
            <text:p>datasheet Permalink <text:s/></text:p>
          </table:table-cell>
          <table:table-cell office:value-type="string">
            <text:p>32 Pin SMD (TQFP)</text:p>
          </table:table-cell>
          <table:table-cell table:number-columns-repeated="6"/>
        </table:table-row>
        <table:table-row table:style-name="ro1">
          <table:table-cell office:value-type="string">
            <text:p>ICIC-QFP44-X-K32U4-01 </text:p>
          </table:table-cell>
          <table:table-cell table:number-columns-repeated="7"/>
        </table:table-row>
        <table:table-row table:style-name="ro2">
          <table:table-cell office:value-type="string">
            <text:p>ICSQ32U4</text:p>
          </table:table-cell>
          <table:table-cell office:value-type="string">
            <text:p><text:s/></text:p>
          </table:table-cell>
          <table:table-cell office:value-type="float" office:value="310010010">
            <text:p>310010010</text:p>
          </table:table-cell>
          <table:table-cell office:value-type="string">
            <text:p>ATMEGA32U4-AU</text:p>
          </table:table-cell>
          <table:table-cell office:value-type="string">
            <text:p>Atmel <text:s/></text:p>
          </table:table-cell>
          <table:table-cell office:value-type="string">
            <text:p>44 Pin SMD (TQFP) AtMega32U4 </text:p>
          </table:table-cell>
          <table:table-cell table:number-columns-repeated="2"/>
        </table:table-row>
        <table:table-row table:style-name="ro2">
          <table:table-cell office:value-type="string">
            <text:p>datasheet Permalink <text:s/></text:p>
          </table:table-cell>
          <table:table-cell office:value-type="string">
            <text:p>44 Pin SMD (TQFP)</text:p>
          </table:table-cell>
          <table:table-cell table:number-columns-repeated="6"/>
        </table:table-row>
        <table:table-row table:style-name="ro1">
          <table:table-cell office:value-type="string">
            <text:p>ICIC-QFP64-X-KLPC11-01 </text:p>
          </table:table-cell>
          <table:table-cell table:number-columns-repeated="7"/>
        </table:table-row>
        <table:table-row table:style-name="ro1">
          <table:table-cell office:value-type="string">
            <text:p>ICSLPC11</text:p>
          </table:table-cell>
          <table:table-cell office:value-type="string">
            <text:p><text:s/></text:p>
          </table:table-cell>
          <table:table-cell office:value-type="float" office:value="310010045">
            <text:p>310010045</text:p>
          </table:table-cell>
          <table:table-cell office:value-type="string">
            <text:p>LPC11U24FBD64/401</text:p>
          </table:table-cell>
          <table:table-cell office:value-type="string">
            <text:p>NXP <text:s/></text:p>
          </table:table-cell>
          <table:table-cell office:value-type="string">
            <text:p>64 Pin SMD (TQFP) LPC11U24 (Cortex M0) </text:p>
          </table:table-cell>
          <table:table-cell table:number-columns-repeated="2"/>
        </table:table-row>
        <table:table-row table:style-name="ro2">
          <table:table-cell office:value-type="string">
            <text:p>datasheet Permalink <text:s/></text:p>
          </table:table-cell>
          <table:table-cell office:value-type="string">
            <text:p>64 Pin SMD (TQFP)</text:p>
          </table:table-cell>
          <table:table-cell table:number-columns-repeated="6"/>
        </table:table-row>
        <table:table-row table:style-name="ro1">
          <table:table-cell office:value-type="string">
            <text:p>ICIC-SC16-X-K2515-01 </text:p>
          </table:table-cell>
          <table:table-cell table:number-columns-repeated="7"/>
        </table:table-row>
        <table:table-row table:style-name="ro1">
          <table:table-cell office:value-type="string">
            <text:p>ICS2515</text:p>
          </table:table-cell>
          <table:table-cell office:value-type="string">
            <text:p><text:s/></text:p>
          </table:table-cell>
          <table:table-cell table:number-columns-repeated="2" office:value-type="float" office:value="310070025">
            <text:p>310070025</text:p>
          </table:table-cell>
          <table:table-cell office:value-type="string">
            <text:p>Microchip <text:s/></text:p>
          </table:table-cell>
          <table:table-cell office:value-type="string">
            <text:p>SMD (SOIC-16) CAN Controller SPI (MCP2515) </text:p>
          </table:table-cell>
          <table:table-cell table:number-columns-repeated="2"/>
        </table:table-row>
        <table:table-row table:style-name="ro2">
          <table:table-cell office:value-type="string">
            <text:p>datasheet Permalink <text:s/></text:p>
          </table:table-cell>
          <table:table-cell office:value-type="string">
            <text:p>16 Pin SMD (SOIC)</text:p>
          </table:table-cell>
          <table:table-cell table:number-columns-repeated="6"/>
        </table:table-row>
        <table:table-row table:style-name="ro1">
          <table:table-cell office:value-type="string">
            <text:p>ICIC-SC16-X-KM232-01</text:p>
          </table:table-cell>
          <table:table-cell table:number-columns-repeated="7"/>
        </table:table-row>
        <table:table-row table:style-name="ro1">
          <table:table-cell office:value-type="string">
            <text:p>ICSM232</text:p>
          </table:table-cell>
          <table:table-cell office:value-type="string">
            <text:p><text:s/></text:p>
          </table:table-cell>
          <table:table-cell office:value-type="float" office:value="310060023">
            <text:p>310060023</text:p>
          </table:table-cell>
          <table:table-cell office:value-type="string">
            <text:p>MAX232D</text:p>
          </table:table-cell>
          <table:table-cell office:value-type="string">
            <text:p>Texas Instruments <text:s/></text:p>
          </table:table-cell>
          <table:table-cell office:value-type="string">
            <text:p>16 Pin SMD (SOIC) RS232 to TTL Converter (MAX232) </text:p>
          </table:table-cell>
          <table:table-cell table:number-columns-repeated="2"/>
        </table:table-row>
        <table:table-row table:style-name="ro2">
          <table:table-cell office:value-type="string">
            <text:p>datasheet Permalink <text:s/></text:p>
          </table:table-cell>
          <table:table-cell office:value-type="string">
            <text:p>16 Pin SMD (SOIC)</text:p>
          </table:table-cell>
          <table:table-cell table:number-columns-repeated="6"/>
        </table:table-row>
        <table:table-row table:style-name="ro1">
          <table:table-cell office:value-type="string">
            <text:p>ICIC-SC75-X-K125LS-01 </text:p>
          </table:table-cell>
          <table:table-cell table:number-columns-repeated="7"/>
        </table:table-row>
        <table:table-row table:style-name="ro1">
          <table:table-cell office:value-type="string">
            <text:p>ICS125LS</text:p>
          </table:table-cell>
          <table:table-cell office:value-type="string">
            <text:p>;</text:p>
          </table:table-cell>
          <table:table-cell office:value-type="float" office:value="310050019">
            <text:p>310050019</text:p>
          </table:table-cell>
          <table:table-cell office:value-type="string">
            <text:p>SN74LVC1G125DCKR</text:p>
          </table:table-cell>
          <table:table-cell office:value-type="string">
            <text:p>Texas Instruments <text:s/></text:p>
          </table:table-cell>
          <table:table-cell office:value-type="string">
            <text:p>5 Pin SMD (SC70) Single Buffer (74LVC1G125) </text:p>
          </table:table-cell>
          <table:table-cell table:number-columns-repeated="2"/>
        </table:table-row>
        <table:table-row table:style-name="ro2">
          <table:table-cell office:value-type="string">
            <text:p>datasheet Permalink <text:s/></text:p>
          </table:table-cell>
          <table:table-cell office:value-type="string">
            <text:p>5 Pin SMD (SC70)</text:p>
          </table:table-cell>
          <table:table-cell table:number-columns-repeated="6"/>
        </table:table-row>
        <table:table-row table:style-name="ro1">
          <table:table-cell office:value-type="string">
            <text:p>ICIC-SC8-X-K2551-01 </text:p>
          </table:table-cell>
          <table:table-cell table:number-columns-repeated="7"/>
        </table:table-row>
        <table:table-row table:style-name="ro2">
          <table:table-cell office:value-type="string">
            <text:p>ICS2551</text:p>
          </table:table-cell>
          <table:table-cell office:value-type="string">
            <text:p><text:s/></text:p>
          </table:table-cell>
          <table:table-cell office:value-type="float" office:value="310070024">
            <text:p>310070024</text:p>
          </table:table-cell>
          <table:table-cell office:value-type="string">
            <text:p>MCP2551-I/SN</text:p>
          </table:table-cell>
          <table:table-cell office:value-type="string">
            <text:p>Microchip <text:s/></text:p>
          </table:table-cell>
          <table:table-cell office:value-type="string">
            <text:p>8 Pin SMD (SOIC) CAN Tranceiver (MCP2521) </text:p>
          </table:table-cell>
          <table:table-cell table:number-columns-repeated="2"/>
        </table:table-row>
        <table:table-row table:style-name="ro2">
          <table:table-cell office:value-type="string">
            <text:p>datasheet Permalink <text:s/></text:p>
          </table:table-cell>
          <table:table-cell office:value-type="string">
            <text:p>8 Pin SMD (SOIC)</text:p>
          </table:table-cell>
          <table:table-cell table:number-columns-repeated="6"/>
        </table:table-row>
        <table:table-row table:style-name="ro1">
          <table:table-cell office:value-type="string">
            <text:p>ICIC-SC8-X-KDS1307-01 </text:p>
          </table:table-cell>
          <table:table-cell table:number-columns-repeated="7"/>
        </table:table-row>
        <table:table-row table:style-name="ro1">
          <table:table-cell office:value-type="string">
            <text:p>OAS1307</text:p>
          </table:table-cell>
          <table:table-cell office:value-type="string">
            <text:p><text:s/></text:p>
          </table:table-cell>
          <table:table-cell office:value-type="string">
            <text:p>1900100P1</text:p>
          </table:table-cell>
          <table:table-cell office:value-type="string">
            <text:p>DS1307ZN</text:p>
          </table:table-cell>
          <table:table-cell office:value-type="string">
            <text:p>Maxim <text:s/></text:p>
          </table:table-cell>
          <table:table-cell office:value-type="string">
            <text:p>SMD (SOIC-8) Real Time Clock (DS1307) </text:p>
          </table:table-cell>
          <table:table-cell table:number-columns-repeated="2"/>
        </table:table-row>
        <table:table-row table:style-name="ro2">
          <table:table-cell office:value-type="string">
            <text:p>datasheet Permalink <text:s/></text:p>
          </table:table-cell>
          <table:table-cell office:value-type="string">
            <text:p>8 Pin SMD (SOIC)</text:p>
          </table:table-cell>
          <table:table-cell table:number-columns-repeated="6"/>
        </table:table-row>
        <table:table-row table:style-name="ro1">
          <table:table-cell office:value-type="string">
            <text:p>ICIC-SC8-X-KDS1337-01 </text:p>
          </table:table-cell>
          <table:table-cell table:number-columns-repeated="7"/>
        </table:table-row>
        <table:table-row table:style-name="ro1">
          <table:table-cell office:value-type="string">
            <text:p>ICS1337</text:p>
          </table:table-cell>
          <table:table-cell office:value-type="string">
            <text:p><text:s/></text:p>
          </table:table-cell>
          <table:table-cell office:value-type="float" office:value="310110008">
            <text:p>310110008</text:p>
          </table:table-cell>
          <table:table-cell office:value-type="string">
            <text:p>DS1337S+</text:p>
          </table:table-cell>
          <table:table-cell office:value-type="string">
            <text:p>Maxim <text:s/></text:p>
          </table:table-cell>
          <table:table-cell office:value-type="string">
            <text:p>8 Pin SMD (SOIC) Real Time Clock (DS1337) </text:p>
          </table:table-cell>
          <table:table-cell table:number-columns-repeated="2"/>
        </table:table-row>
        <table:table-row table:style-name="ro2">
          <table:table-cell office:value-type="string">
            <text:p>datasheet Permalink <text:s/></text:p>
          </table:table-cell>
          <table:table-cell office:value-type="string">
            <text:p>8 Pin SMD (SOIC)</text:p>
          </table:table-cell>
          <table:table-cell table:number-columns-repeated="6"/>
        </table:table-row>
        <table:table-row table:style-name="ro1">
          <table:table-cell office:value-type="string">
            <text:p>ICIC-SC8-X-KM293-01 </text:p>
          </table:table-cell>
          <table:table-cell table:number-columns-repeated="7"/>
        </table:table-row>
        <table:table-row table:style-name="ro2">
          <table:table-cell office:value-type="string">
            <text:p>ICSM293</text:p>
          </table:table-cell>
          <table:table-cell office:value-type="string">
            <text:p><text:s/></text:p>
          </table:table-cell>
          <table:table-cell office:value-type="float" office:value="310020016">
            <text:p>310020016</text:p>
          </table:table-cell>
          <table:table-cell office:value-type="string">
            <text:p>LM293D</text:p>
          </table:table-cell>
          <table:table-cell office:value-type="string">
            <text:p>Texas Instruments <text:s/></text:p>
          </table:table-cell>
          <table:table-cell office:value-type="string">
            <text:p>8 Pin SMD (SOIC) Dual Differential Comparator (LM293) </text:p>
          </table:table-cell>
          <table:table-cell table:number-columns-repeated="2"/>
        </table:table-row>
        <table:table-row table:style-name="ro2">
          <table:table-cell office:value-type="string">
            <text:p>datasheet Permalink <text:s/></text:p>
          </table:table-cell>
          <table:table-cell office:value-type="string">
            <text:p>8 Pin SMD (SOIC)</text:p>
          </table:table-cell>
          <table:table-cell table:number-columns-repeated="6"/>
        </table:table-row>
        <table:table-row table:style-name="ro1">
          <table:table-cell office:value-type="string">
            <text:p>ICIC-SO235-X-K1555-01 </text:p>
          </table:table-cell>
          <table:table-cell table:number-columns-repeated="7"/>
        </table:table-row>
        <table:table-row table:style-name="ro1">
          <table:table-cell office:value-type="string">
            <text:p>ICS1555</text:p>
          </table:table-cell>
          <table:table-cell office:value-type="string">
            <text:p>;</text:p>
          </table:table-cell>
          <table:table-cell office:value-type="float" office:value="310030064">
            <text:p>310030064</text:p>
          </table:table-cell>
          <table:table-cell office:value-type="string">
            <text:p>MAX1555EZK+T</text:p>
          </table:table-cell>
          <table:table-cell office:value-type="string">
            <text:p>Maxim <text:s/></text:p>
          </table:table-cell>
          <table:table-cell office:value-type="string">
            <text:p>SMD (SOT-23-5) Lithium Ion Battery Charger (1 Cell) (MAX1555) </text:p>
          </table:table-cell>
          <table:table-cell table:number-columns-repeated="2"/>
        </table:table-row>
        <table:table-row table:style-name="ro2">
          <table:table-cell office:value-type="string">
            <text:p>datasheet Permalink <text:s/></text:p>
          </table:table-cell>
          <table:table-cell office:value-type="string">
            <text:p>SMD (SOT-23-5)</text:p>
          </table:table-cell>
          <table:table-cell table:number-columns-repeated="6"/>
        </table:table-row>
        <table:table-row table:style-name="ro1">
          <table:table-cell office:value-type="string">
            <text:p>ICIC-TS14-X-K125-01 </text:p>
          </table:table-cell>
          <table:table-cell table:number-columns-repeated="7"/>
        </table:table-row>
        <table:table-row table:style-name="ro2">
          <table:table-cell office:value-type="string">
            <text:p>ICQB</text:p>
          </table:table-cell>
          <table:table-cell office:value-type="string">
            <text:p>;</text:p>
          </table:table-cell>
          <table:table-cell office:value-type="float" office:value="310050042">
            <text:p>310050042</text:p>
          </table:table-cell>
          <table:table-cell office:value-type="string">
            <text:p>74VHC125MTCX</text:p>
          </table:table-cell>
          <table:table-cell office:value-type="string">
            <text:p>Fairchild <text:s/></text:p>
          </table:table-cell>
          <table:table-cell office:value-type="string">
            <text:p>14 Pin SMD (TSSOP) Quad Buffer (74HC125) </text:p>
          </table:table-cell>
          <table:table-cell table:number-columns-repeated="2"/>
        </table:table-row>
        <table:table-row table:style-name="ro2">
          <table:table-cell office:value-type="string">
            <text:p>datasheet Permalink <text:s/></text:p>
          </table:table-cell>
          <table:table-cell office:value-type="string">
            <text:p>14 Pin SMD (TSSOP)</text:p>
          </table:table-cell>
          <table:table-cell table:number-columns-repeated="6"/>
        </table:table-row>
        <table:table-row table:style-name="ro1">
          <table:table-cell office:value-type="string">
            <text:p>ICSO-DI16-X-STAN-01 </text:p>
          </table:table-cell>
          <table:table-cell table:number-columns-repeated="7"/>
        </table:table-row>
        <table:table-row table:style-name="ro1">
          <table:table-cell office:value-type="string">
            <text:p>IS16</text:p>
          </table:table-cell>
          <table:table-cell office:value-type="string">
            <text:p><text:s/></text:p>
          </table:table-cell>
          <table:table-cell office:value-type="float" office:value="320070014">
            <text:p>320070014</text:p>
          </table:table-cell>
          <table:table-cell office:value-type="string">
            <text:p>ICS-XP-16</text:p>
          </table:table-cell>
          <table:table-cell office:value-type="string">
            <text:p>NS Tech <text:s/></text:p>
          </table:table-cell>
          <table:table-cell office:value-type="string">
            <text:p>16 Pin DIP IC Socket </text:p>
          </table:table-cell>
          <table:table-cell table:number-columns-repeated="2"/>
        </table:table-row>
        <table:table-row table:style-name="ro2">
          <table:table-cell office:value-type="string">
            <text:p>datasheet Permalink <text:s/></text:p>
          </table:table-cell>
          <table:table-cell office:value-type="string">
            <text:p>16 Pin DIP</text:p>
          </table:table-cell>
          <table:table-cell table:number-columns-repeated="6"/>
        </table:table-row>
        <table:table-row table:style-name="ro1">
          <table:table-cell office:value-type="string">
            <text:p>ICSO-DI18-X-STAN-01 </text:p>
          </table:table-cell>
          <table:table-cell table:number-columns-repeated="7"/>
        </table:table-row>
        <table:table-row table:style-name="ro1">
          <table:table-cell office:value-type="string">
            <text:p>IS18</text:p>
          </table:table-cell>
          <table:table-cell office:value-type="string">
            <text:p><text:s/></text:p>
          </table:table-cell>
          <table:table-cell office:value-type="float" office:value="320070007">
            <text:p>320070007</text:p>
          </table:table-cell>
          <table:table-cell office:value-type="string">
            <text:p>ICS-XP-18</text:p>
          </table:table-cell>
          <table:table-cell office:value-type="string">
            <text:p>NS Tech <text:s/></text:p>
          </table:table-cell>
          <table:table-cell office:value-type="string">
            <text:p>18 Pin DIP IC Socket </text:p>
          </table:table-cell>
          <table:table-cell table:number-columns-repeated="2"/>
        </table:table-row>
        <table:table-row table:style-name="ro2">
          <table:table-cell office:value-type="string">
            <text:p>datasheet Permalink <text:s/></text:p>
          </table:table-cell>
          <table:table-cell office:value-type="string">
            <text:p>18 Pin DIP</text:p>
          </table:table-cell>
          <table:table-cell table:number-columns-repeated="6"/>
        </table:table-row>
        <table:table-row table:style-name="ro1">
          <table:table-cell office:value-type="string">
            <text:p>INDU-06-X-UH10-01 </text:p>
          </table:table-cell>
          <table:table-cell table:number-columns-repeated="7"/>
        </table:table-row>
        <table:table-row table:style-name="ro2">
          <table:table-cell office:value-type="string">
            <text:p>IN06U10</text:p>
          </table:table-cell>
          <table:table-cell office:value-type="string">
            <text:p><text:s/></text:p>
          </table:table-cell>
          <table:table-cell office:value-type="float" office:value="303010016">
            <text:p>303010016</text:p>
          </table:table-cell>
          <table:table-cell office:value-type="string">
            <text:p>SPD3D16-4R7M</text:p>
          </table:table-cell>
          <table:table-cell office:value-type="string">
            <text:p>Shenzhen Codaca Electronic Co. Ltd. <text:s/></text:p>
          </table:table-cell>
          <table:table-cell office:value-type="string">
            <text:p>6 mm 10 uH Inductor </text:p>
          </table:table-cell>
          <table:table-cell table:number-columns-repeated="2"/>
        </table:table-row>
        <table:table-row table:style-name="ro2">
          <table:table-cell office:value-type="string">
            <text:p>datasheet Permalink <text:s/></text:p>
          </table:table-cell>
          <table:table-cell office:value-type="string">
            <text:p>6 mm</text:p>
          </table:table-cell>
          <table:table-cell table:number-columns-repeated="6"/>
        </table:table-row>
        <table:table-row table:style-name="ro1">
          <table:table-cell office:value-type="string">
            <text:p>INDU-39D-X-UH47D-01 </text:p>
          </table:table-cell>
          <table:table-cell table:number-columns-repeated="7"/>
        </table:table-row>
        <table:table-row table:style-name="ro2">
          <table:table-cell office:value-type="string">
            <text:p>IN39U47</text:p>
          </table:table-cell>
          <table:table-cell office:value-type="string">
            <text:p><text:s/></text:p>
          </table:table-cell>
          <table:table-cell office:value-type="string">
            <text:p>0210410P1</text:p>
          </table:table-cell>
          <table:table-cell office:value-type="string">
            <text:p>SPD3D16-4R7M</text:p>
          </table:table-cell>
          <table:table-cell office:value-type="string">
            <text:p>Shenzhen Codaca Electronic Co. Ltd. <text:s/></text:p>
          </table:table-cell>
          <table:table-cell office:value-type="string">
            <text:p>3.9 mm 4.7 uH Inductor </text:p>
          </table:table-cell>
          <table:table-cell table:number-columns-repeated="2"/>
        </table:table-row>
        <table:table-row table:style-name="ro2">
          <table:table-cell office:value-type="string">
            <text:p>datasheet Permalink <text:s/></text:p>
          </table:table-cell>
          <table:table-cell office:value-type="string">
            <text:p>3.9 mm</text:p>
          </table:table-cell>
          <table:table-cell table:number-columns-repeated="6"/>
        </table:table-row>
        <table:table-row table:style-name="ro1">
          <table:table-cell office:value-type="string">
            <text:p>JSTS-02-X-02PI-RA </text:p>
          </table:table-cell>
          <table:table-cell table:number-columns-repeated="7"/>
        </table:table-row>
        <table:table-row table:style-name="ro2">
          <table:table-cell office:value-type="string">
            <text:p>J202R</text:p>
          </table:table-cell>
          <table:table-cell office:value-type="string">
            <text:p>;</text:p>
          </table:table-cell>
          <table:table-cell office:value-type="string">
            <text:p>3410070P1</text:p>
          </table:table-cell>
          <table:table-cell office:value-type="string">
            <text:p>1125R-2P</text:p>
          </table:table-cell>
          <table:table-cell office:value-type="string">
            <text:p>Taifeng <text:s/></text:p>
          </table:table-cell>
          <table:table-cell office:value-type="string">
            <text:p>2 mm 2 Pin JST Socket Right Angle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JSTS-02-X-02PI-RS </text:p>
          </table:table-cell>
          <table:table-cell table:number-columns-repeated="7"/>
        </table:table-row>
        <table:table-row table:style-name="ro2">
          <table:table-cell office:value-type="string">
            <text:p>J204R</text:p>
          </table:table-cell>
          <table:table-cell office:value-type="string">
            <text:p>;</text:p>
          </table:table-cell>
          <table:table-cell office:value-type="string">
            <text:p>3410050P1</text:p>
          </table:table-cell>
          <table:table-cell office:value-type="string">
            <text:p>1124R-SMT-2P</text:p>
          </table:table-cell>
          <table:table-cell office:value-type="string">
            <text:p>Taifeng <text:s/></text:p>
          </table:table-cell>
          <table:table-cell office:value-type="string">
            <text:p>2 mm 2 Pin JST Socket Right Angle (SMD)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JSTS-02-X-04PI-01 </text:p>
          </table:table-cell>
          <table:table-cell table:number-columns-repeated="7"/>
        </table:table-row>
        <table:table-row table:style-name="ro2">
          <table:table-cell office:value-type="string">
            <text:p>J204</text:p>
          </table:table-cell>
          <table:table-cell office:value-type="string">
            <text:p>;</text:p>
          </table:table-cell>
          <table:table-cell office:value-type="string">
            <text:p>3470130P1</text:p>
          </table:table-cell>
          <table:table-cell office:value-type="string">
            <text:p>1125S-4P</text:p>
          </table:table-cell>
          <table:table-cell office:value-type="string">
            <text:p>Taifeng <text:s/></text:p>
          </table:table-cell>
          <table:table-cell office:value-type="string">
            <text:p>2 mm 4 Pin JST Socket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JSTS-02-X-04PI-RA </text:p>
          </table:table-cell>
          <table:table-cell table:number-columns-repeated="7"/>
        </table:table-row>
        <table:table-row table:style-name="ro2">
          <table:table-cell office:value-type="string">
            <text:p>J204R</text:p>
          </table:table-cell>
          <table:table-cell office:value-type="string">
            <text:p>;</text:p>
          </table:table-cell>
          <table:table-cell office:value-type="string">
            <text:p>3470140P1</text:p>
          </table:table-cell>
          <table:table-cell office:value-type="string">
            <text:p>1125R-4P</text:p>
          </table:table-cell>
          <table:table-cell office:value-type="string">
            <text:p>Taifeng <text:s/></text:p>
          </table:table-cell>
          <table:table-cell office:value-type="string">
            <text:p>2 mm 4 Pin JST Socket Right Angle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JSTS-02-X-04PI-RS </text:p>
          </table:table-cell>
          <table:table-cell table:number-columns-repeated="7"/>
        </table:table-row>
        <table:table-row table:style-name="ro2">
          <table:table-cell office:value-type="string">
            <text:p>J204RS</text:p>
          </table:table-cell>
          <table:table-cell office:value-type="string">
            <text:p>;</text:p>
          </table:table-cell>
          <table:table-cell office:value-type="string">
            <text:p>3470120P1</text:p>
          </table:table-cell>
          <table:table-cell office:value-type="string">
            <text:p>1125R-SMT-4P</text:p>
          </table:table-cell>
          <table:table-cell office:value-type="string">
            <text:p>Taifeng <text:s/></text:p>
          </table:table-cell>
          <table:table-cell office:value-type="string">
            <text:p>2 mm 4 Pin JST Socket Right Angle (SMD)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JSTS-02-X-04PI-SM </text:p>
          </table:table-cell>
          <table:table-cell table:number-columns-repeated="7"/>
        </table:table-row>
        <table:table-row table:style-name="ro2">
          <table:table-cell office:value-type="string">
            <text:p>J204S</text:p>
          </table:table-cell>
          <table:table-cell office:value-type="string">
            <text:p>;</text:p>
          </table:table-cell>
          <table:table-cell office:value-type="string">
            <text:p>3470090P1</text:p>
          </table:table-cell>
          <table:table-cell office:value-type="string">
            <text:p>1125S-SMT-4P</text:p>
          </table:table-cell>
          <table:table-cell office:value-type="string">
            <text:p>Taifeng <text:s/></text:p>
          </table:table-cell>
          <table:table-cell office:value-type="string">
            <text:p>2 mm 4 Pin JST Socket SMD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JUMP-I01-X-STAN-01 </text:p>
          </table:table-cell>
          <table:table-cell table:number-columns-repeated="7"/>
        </table:table-row>
        <table:table-row table:style-name="ro2">
          <table:table-cell office:value-type="string">
            <text:p>JU01</text:p>
          </table:table-cell>
          <table:table-cell office:value-type="string">
            <text:p>;</text:p>
          </table:table-cell>
          <table:table-cell office:value-type="string">
            <text:p>3460440P1</text:p>
          </table:table-cell>
          <table:table-cell office:value-type="string">
            <text:p>2.54MINI JUMPER Open</text:p>
          </table:table-cell>
          <table:table-cell office:value-type="string">
            <text:p>Taifeng <text:s/></text:p>
          </table:table-cell>
          <table:table-cell office:value-type="string">
            <text:p>2.54 mm Jumper</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LEDS-03-G-STAN-01 </text:p>
          </table:table-cell>
          <table:table-cell table:number-columns-repeated="7"/>
        </table:table-row>
        <table:table-row table:style-name="ro2">
          <table:table-cell office:value-type="string">
            <text:p>L3G</text:p>
          </table:table-cell>
          <table:table-cell office:value-type="string">
            <text:p><text:s/></text:p>
          </table:table-cell>
          <table:table-cell office:value-type="float" office:value="304090040">
            <text:p>304090040</text:p>
          </table:table-cell>
          <table:table-cell office:value-type="string">
            <text:p>CX-G302DC</text:p>
          </table:table-cell>
          <table:table-cell office:value-type="string">
            <text:p>Chengguangxing <text:s/></text:p>
          </table:table-cell>
          <table:table-cell office:value-type="string">
            <text:p>3 mm Green LED </text:p>
          </table:table-cell>
          <table:table-cell table:number-columns-repeated="2"/>
        </table:table-row>
        <table:table-row table:style-name="ro2">
          <table:table-cell office:value-type="string">
            <text:p>datasheet Permalink <text:s/></text:p>
          </table:table-cell>
          <table:table-cell office:value-type="string">
            <text:p>3 mm</text:p>
          </table:table-cell>
          <table:table-cell table:number-columns-repeated="6"/>
        </table:table-row>
        <table:table-row table:style-name="ro1">
          <table:table-cell office:value-type="string">
            <text:p>LEDS-03-R-STAN-01 </text:p>
          </table:table-cell>
          <table:table-cell table:number-columns-repeated="7"/>
        </table:table-row>
        <table:table-row table:style-name="ro2">
          <table:table-cell office:value-type="string">
            <text:p>L3R</text:p>
          </table:table-cell>
          <table:table-cell office:value-type="string">
            <text:p><text:s/></text:p>
          </table:table-cell>
          <table:table-cell office:value-type="float" office:value="304090041">
            <text:p>304090041</text:p>
          </table:table-cell>
          <table:table-cell office:value-type="string">
            <text:p>SR302DC</text:p>
          </table:table-cell>
          <table:table-cell office:value-type="string">
            <text:p>Chengguangxing <text:s/></text:p>
          </table:table-cell>
          <table:table-cell office:value-type="string">
            <text:p>3 mm Red LED </text:p>
          </table:table-cell>
          <table:table-cell table:number-columns-repeated="2"/>
        </table:table-row>
        <table:table-row table:style-name="ro2">
          <table:table-cell office:value-type="string">
            <text:p>datasheet Permalink <text:s/></text:p>
          </table:table-cell>
          <table:table-cell office:value-type="string">
            <text:p>3 mm</text:p>
          </table:table-cell>
          <table:table-cell table:number-columns-repeated="6"/>
        </table:table-row>
        <table:table-row table:style-name="ro1">
          <table:table-cell office:value-type="string">
            <text:p>LEDS-0402-L-STAN-01 </text:p>
          </table:table-cell>
          <table:table-cell table:number-columns-repeated="7"/>
        </table:table-row>
        <table:table-row table:style-name="ro2">
          <table:table-cell office:value-type="string">
            <text:p>L42L</text:p>
          </table:table-cell>
          <table:table-cell office:value-type="string">
            <text:p>;</text:p>
          </table:table-cell>
          <table:table-cell office:value-type="float" office:value="304090075">
            <text:p>304090075</text:p>
          </table:table-cell>
          <table:table-cell office:value-type="string">
            <text:p>BL-HB337A-AV-TRB</text:p>
          </table:table-cell>
          <table:table-cell office:value-type="string">
            <text:p>Everlight <text:s/></text:p>
          </table:table-cell>
          <table:table-cell office:value-type="string">
            <text:p>SMD (0402) Blue LED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LEDS-0402-W-STAN-01 </text:p>
          </table:table-cell>
          <table:table-cell table:number-columns-repeated="7"/>
        </table:table-row>
        <table:table-row table:style-name="ro2">
          <table:table-cell office:value-type="string">
            <text:p>L42W</text:p>
          </table:table-cell>
          <table:table-cell office:value-type="string">
            <text:p><text:s/></text:p>
          </table:table-cell>
          <table:table-cell office:value-type="float" office:value="304090016">
            <text:p>304090016</text:p>
          </table:table-cell>
          <table:table-cell office:value-type="string">
            <text:p>16-219A/T2D-AR2T1QY/3T</text:p>
          </table:table-cell>
          <table:table-cell office:value-type="string">
            <text:p>Everlight <text:s/></text:p>
          </table:table-cell>
          <table:table-cell office:value-type="string">
            <text:p>SMD (0402) White LED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LEDS-05-G-STAN-01 </text:p>
          </table:table-cell>
          <table:table-cell table:number-columns-repeated="7"/>
        </table:table-row>
        <table:table-row table:style-name="ro2">
          <table:table-cell office:value-type="string">
            <text:p>L5G</text:p>
          </table:table-cell>
          <table:table-cell office:value-type="string">
            <text:p>;</text:p>
          </table:table-cell>
          <table:table-cell office:value-type="float" office:value="304090038">
            <text:p>304090038</text:p>
          </table:table-cell>
          <table:table-cell office:value-type="string">
            <text:p>G502DC</text:p>
          </table:table-cell>
          <table:table-cell office:value-type="string">
            <text:p>Chengguangxing <text:s/></text:p>
          </table:table-cell>
          <table:table-cell office:value-type="string">
            <text:p>5 mm Green LED </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LEDS-05-I9-STAN-01 </text:p>
          </table:table-cell>
          <table:table-cell table:number-columns-repeated="7"/>
        </table:table-row>
        <table:table-row table:style-name="ro2">
          <table:table-cell office:value-type="string">
            <text:p>L5I9</text:p>
          </table:table-cell>
          <table:table-cell office:value-type="string">
            <text:p><text:s/></text:p>
          </table:table-cell>
          <table:table-cell office:value-type="float" office:value="314020023">
            <text:p>314020023</text:p>
          </table:table-cell>
          <table:table-cell office:value-type="string">
            <text:p>TSAL6200</text:p>
          </table:table-cell>
          <table:table-cell office:value-type="string">
            <text:p>Vishay <text:s/></text:p>
          </table:table-cell>
          <table:table-cell office:value-type="string">
            <text:p>5 mm IR (940 nm) LED </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LEDS-05-L-STAN-01 </text:p>
          </table:table-cell>
          <table:table-cell table:number-columns-repeated="7"/>
        </table:table-row>
        <table:table-row table:style-name="ro2">
          <table:table-cell office:value-type="string">
            <text:p>L5L</text:p>
          </table:table-cell>
          <table:table-cell office:value-type="string">
            <text:p><text:s/></text:p>
          </table:table-cell>
          <table:table-cell office:value-type="float" office:value="304090054">
            <text:p>304090054</text:p>
          </table:table-cell>
          <table:table-cell office:value-type="string">
            <text:p>504BC</text:p>
          </table:table-cell>
          <table:table-cell office:value-type="string">
            <text:p>Chengguangxing <text:s/></text:p>
          </table:table-cell>
          <table:table-cell office:value-type="string">
            <text:p>5 mm Blue LED </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LEDS-05-O-STAN-01 </text:p>
          </table:table-cell>
          <table:table-cell table:number-columns-repeated="7"/>
        </table:table-row>
        <table:table-row table:style-name="ro2">
          <table:table-cell office:value-type="string">
            <text:p>L5O</text:p>
          </table:table-cell>
          <table:table-cell office:value-type="string">
            <text:p><text:s/></text:p>
          </table:table-cell>
          <table:table-cell office:value-type="float" office:value="304090051">
            <text:p>304090051</text:p>
          </table:table-cell>
          <table:table-cell office:value-type="string">
            <text:p>BUO504WC</text:p>
          </table:table-cell>
          <table:table-cell office:value-type="string">
            <text:p>Chengguangxing <text:s/></text:p>
          </table:table-cell>
          <table:table-cell office:value-type="string">
            <text:p>5 mm Orange LED </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LEDS-05-R-STAN-01 </text:p>
          </table:table-cell>
          <table:table-cell table:number-columns-repeated="7"/>
        </table:table-row>
        <table:table-row table:style-name="ro2">
          <table:table-cell office:value-type="string">
            <text:p>L5R</text:p>
          </table:table-cell>
          <table:table-cell office:value-type="string">
            <text:p>;</text:p>
          </table:table-cell>
          <table:table-cell office:value-type="float" office:value="304090059">
            <text:p>304090059</text:p>
          </table:table-cell>
          <table:table-cell office:value-type="string">
            <text:p>UR502DC</text:p>
          </table:table-cell>
          <table:table-cell office:value-type="string">
            <text:p>Chengguangxing <text:s/></text:p>
          </table:table-cell>
          <table:table-cell office:value-type="string">
            <text:p>5 mm Red LED </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LEDS-05-V-STAN-01 </text:p>
          </table:table-cell>
          <table:table-cell table:number-columns-repeated="7"/>
        </table:table-row>
        <table:table-row table:style-name="ro2">
          <table:table-cell office:value-type="string">
            <text:p>L5V</text:p>
          </table:table-cell>
          <table:table-cell office:value-type="string">
            <text:p><text:s/></text:p>
          </table:table-cell>
          <table:table-cell office:value-type="float" office:value="304090053">
            <text:p>304090053</text:p>
          </table:table-cell>
          <table:table-cell office:value-type="string">
            <text:p>30SVC4A</text:p>
          </table:table-cell>
          <table:table-cell office:value-type="string">
            <text:p>Chengguangxing <text:s/></text:p>
          </table:table-cell>
          <table:table-cell office:value-type="string">
            <text:p>5 mm Purple LED </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LEDS-05-W-STAN-01 </text:p>
          </table:table-cell>
          <table:table-cell table:number-columns-repeated="7"/>
        </table:table-row>
        <table:table-row table:style-name="ro2">
          <table:table-cell office:value-type="string">
            <text:p>L5W</text:p>
          </table:table-cell>
          <table:table-cell office:value-type="string">
            <text:p><text:s/></text:p>
          </table:table-cell>
          <table:table-cell office:value-type="float" office:value="304090058">
            <text:p>304090058</text:p>
          </table:table-cell>
          <table:table-cell office:value-type="string">
            <text:p>504WC</text:p>
          </table:table-cell>
          <table:table-cell office:value-type="string">
            <text:p>Chengguangxing <text:s/></text:p>
          </table:table-cell>
          <table:table-cell office:value-type="string">
            <text:p>5 mm White LED</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LEDS-0603-G-STAN-01 </text:p>
          </table:table-cell>
          <table:table-cell table:number-columns-repeated="7"/>
        </table:table-row>
        <table:table-row table:style-name="ro2">
          <table:table-cell office:value-type="string">
            <text:p>L6G</text:p>
          </table:table-cell>
          <table:table-cell office:value-type="string">
            <text:p>;</text:p>
          </table:table-cell>
          <table:table-cell office:value-type="string">
            <text:p>0330010P1</text:p>
          </table:table-cell>
          <table:table-cell office:value-type="string">
            <text:p>19-217-G7C-AN1P2-3T</text:p>
          </table:table-cell>
          <table:table-cell office:value-type="string">
            <text:p>Everlight <text:s/></text:p>
          </table:table-cell>
          <table:table-cell office:value-type="string">
            <text:p>SMD (0603) Green LED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LEDS-0603-L-STAN-01 </text:p>
          </table:table-cell>
          <table:table-cell table:number-columns-repeated="7"/>
        </table:table-row>
        <table:table-row table:style-name="ro2">
          <table:table-cell office:value-type="string">
            <text:p>L6L</text:p>
          </table:table-cell>
          <table:table-cell office:value-type="string">
            <text:p>;</text:p>
          </table:table-cell>
          <table:table-cell office:value-type="float" office:value="304090045">
            <text:p>304090045</text:p>
          </table:table-cell>
          <table:table-cell office:value-type="string">
            <text:p>19-217-BHC-ZL1M2RY-3T</text:p>
          </table:table-cell>
          <table:table-cell office:value-type="string">
            <text:p>Everlight <text:s/></text:p>
          </table:table-cell>
          <table:table-cell office:value-type="string">
            <text:p>SMD (0603) Blue LED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LEDS-0603-R-STAN-01 </text:p>
          </table:table-cell>
          <table:table-cell table:number-columns-repeated="7"/>
        </table:table-row>
        <table:table-row table:style-name="ro2">
          <table:table-cell office:value-type="string">
            <text:p>L6R</text:p>
          </table:table-cell>
          <table:table-cell office:value-type="string">
            <text:p>;</text:p>
          </table:table-cell>
          <table:table-cell office:value-type="string">
            <text:p>0330020P1</text:p>
          </table:table-cell>
          <table:table-cell office:value-type="string">
            <text:p>19-217-R6C-AL1M2VY-3T</text:p>
          </table:table-cell>
          <table:table-cell office:value-type="string">
            <text:p>Everlight <text:s/></text:p>
          </table:table-cell>
          <table:table-cell office:value-type="string">
            <text:p>SMD (0603) Red LED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LEDS-0603-W-STAN-01 </text:p>
          </table:table-cell>
          <table:table-cell table:number-columns-repeated="7"/>
        </table:table-row>
        <table:table-row table:style-name="ro2">
          <table:table-cell office:value-type="string">
            <text:p>L6W</text:p>
          </table:table-cell>
          <table:table-cell office:value-type="string">
            <text:p>;</text:p>
          </table:table-cell>
          <table:table-cell office:value-type="float" office:value="304090071">
            <text:p>304090071</text:p>
          </table:table-cell>
          <table:table-cell office:value-type="string">
            <text:p>ADL-0603W</text:p>
          </table:table-cell>
          <table:table-cell office:value-type="string">
            <text:p>Chengguangxing <text:s/></text:p>
          </table:table-cell>
          <table:table-cell office:value-type="string">
            <text:p>SMD (0603) White LED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LEDS-0603-Y-STAN-01 </text:p>
          </table:table-cell>
          <table:table-cell table:number-columns-repeated="7"/>
        </table:table-row>
        <table:table-row table:style-name="ro2">
          <table:table-cell office:value-type="string">
            <text:p>L6Y</text:p>
          </table:table-cell>
          <table:table-cell office:value-type="string">
            <text:p>;</text:p>
          </table:table-cell>
          <table:table-cell office:value-type="string">
            <text:p>0330050P1</text:p>
          </table:table-cell>
          <table:table-cell office:value-type="string">
            <text:p>19-217-Y5C-AM1N1VY-3T</text:p>
          </table:table-cell>
          <table:table-cell office:value-type="string">
            <text:p>Everlight <text:s/></text:p>
          </table:table-cell>
          <table:table-cell office:value-type="string">
            <text:p>SMD (0603) Yellow LED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LEDS-08-RGB-STAN-CA </text:p>
          </table:table-cell>
          <table:table-cell table:number-columns-repeated="7"/>
        </table:table-row>
        <table:table-row table:style-name="ro2">
          <table:table-cell office:value-type="string">
            <text:p>L8RGB</text:p>
          </table:table-cell>
          <table:table-cell office:value-type="string">
            <text:p><text:s/></text:p>
          </table:table-cell>
          <table:table-cell office:value-type="float" office:value="304090065">
            <text:p>304090065</text:p>
          </table:table-cell>
          <table:table-cell office:value-type="string">
            <text:p>CZXR-80RGB03-A</text:p>
          </table:table-cell>
          <table:table-cell office:value-type="string">
            <text:p>Chengguangxing <text:s/></text:p>
          </table:table-cell>
          <table:table-cell office:value-type="string">
            <text:p>8 mm RGB LED Common Anode </text:p>
          </table:table-cell>
          <table:table-cell table:number-columns-repeated="2"/>
        </table:table-row>
        <table:table-row table:style-name="ro2">
          <table:table-cell office:value-type="string">
            <text:p>datasheet Permalink <text:s/></text:p>
          </table:table-cell>
          <table:table-cell office:value-type="string">
            <text:p>8 mm</text:p>
          </table:table-cell>
          <table:table-cell table:number-columns-repeated="6"/>
        </table:table-row>
        <table:table-row table:style-name="ro1">
          <table:table-cell office:value-type="string">
            <text:p>LEDS-0805-R-STAN-01 </text:p>
          </table:table-cell>
          <table:table-cell table:number-columns-repeated="7"/>
        </table:table-row>
        <table:table-row table:style-name="ro2">
          <table:table-cell office:value-type="string">
            <text:p>L85R</text:p>
          </table:table-cell>
          <table:table-cell office:value-type="string">
            <text:p>;</text:p>
          </table:table-cell>
          <table:table-cell office:value-type="float" office:value="304090046">
            <text:p>304090046</text:p>
          </table:table-cell>
          <table:table-cell office:value-type="string">
            <text:p>17-215SURC/S530-A2/TR8</text:p>
          </table:table-cell>
          <table:table-cell office:value-type="string">
            <text:p>Everlight <text:s/></text:p>
          </table:table-cell>
          <table:table-cell office:value-type="string">
            <text:p>SMD (0805) Red LED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MOSN-SO23-X-A03D-01 </text:p>
          </table:table-cell>
          <table:table-cell table:number-columns-repeated="7"/>
        </table:table-row>
        <table:table-row table:style-name="ro2">
          <table:table-cell office:value-type="string">
            <text:p>MNS23D</text:p>
          </table:table-cell>
          <table:table-cell office:value-type="string">
            <text:p>;</text:p>
          </table:table-cell>
          <table:table-cell office:value-type="float" office:value="305030028">
            <text:p>305030028</text:p>
          </table:table-cell>
          <table:table-cell office:value-type="string">
            <text:p>2N7002-215</text:p>
          </table:table-cell>
          <table:table-cell office:value-type="string">
            <text:p>NXP Semiconductors <text:s/></text:p>
          </table:table-cell>
          <table:table-cell office:value-type="string">
            <text:p>SMD (SOT-23) 300 mA N-Ch. MOSFET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MOSN-SO23-X-A21D-01 </text:p>
          </table:table-cell>
          <table:table-cell table:number-columns-repeated="7"/>
        </table:table-row>
        <table:table-row table:style-name="ro2">
          <table:table-cell office:value-type="string">
            <text:p>MNS221D</text:p>
          </table:table-cell>
          <table:table-cell office:value-type="string">
            <text:p>;</text:p>
          </table:table-cell>
          <table:table-cell office:value-type="float" office:value="305030015">
            <text:p>305030015</text:p>
          </table:table-cell>
          <table:table-cell office:value-type="string">
            <text:p>CJ2302</text:p>
          </table:table-cell>
          <table:table-cell office:value-type="string">
            <text:p>Jiangsu Changjiang Electronics <text:s/></text:p>
          </table:table-cell>
          <table:table-cell office:value-type="string">
            <text:p>SMD (SOT-23) 2.1 Amp N-Ch. MOSFET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MOSP-SO23-X-A35D-01 </text:p>
          </table:table-cell>
          <table:table-cell table:number-columns-repeated="7"/>
        </table:table-row>
        <table:table-row table:style-name="ro2">
          <table:table-cell office:value-type="string">
            <text:p>MPS235D</text:p>
          </table:table-cell>
          <table:table-cell office:value-type="string">
            <text:p><text:s/></text:p>
          </table:table-cell>
          <table:table-cell office:value-type="float" office:value="305030032">
            <text:p>305030032</text:p>
          </table:table-cell>
          <table:table-cell office:value-type="string">
            <text:p>SI2305DS-T1-E3</text:p>
          </table:table-cell>
          <table:table-cell office:value-type="string">
            <text:p>Vishay <text:s/></text:p>
          </table:table-cell>
          <table:table-cell office:value-type="string">
            <text:p>SMD (SOT-23) 3.5 Amp P-Ch. MOSFET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MOSP-SO23-X-A41D-01 </text:p>
          </table:table-cell>
          <table:table-cell table:number-columns-repeated="7"/>
        </table:table-row>
        <table:table-row table:style-name="ro2">
          <table:table-cell office:value-type="string">
            <text:p>MPS241D</text:p>
          </table:table-cell>
          <table:table-cell office:value-type="string">
            <text:p>;</text:p>
          </table:table-cell>
          <table:table-cell office:value-type="string">
            <text:p>0440210P1</text:p>
          </table:table-cell>
          <table:table-cell office:value-type="string">
            <text:p>CJ2305</text:p>
          </table:table-cell>
          <table:table-cell office:value-type="string">
            <text:p>Jiangsu Changjiang Electronics <text:s/></text:p>
          </table:table-cell>
          <table:table-cell office:value-type="string">
            <text:p>SMD (SOT-23) 4.1 Amp P-Ch. MOSFET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OPAM-SC14-X-KLMV324-01 </text:p>
          </table:table-cell>
          <table:table-cell table:number-columns-repeated="7"/>
        </table:table-row>
        <table:table-row table:style-name="ro1">
          <table:table-cell office:value-type="string">
            <text:p>OAS324</text:p>
          </table:table-cell>
          <table:table-cell office:value-type="string">
            <text:p><text:s/></text:p>
          </table:table-cell>
          <table:table-cell office:value-type="string">
            <text:p>1100030P1</text:p>
          </table:table-cell>
          <table:table-cell office:value-type="string">
            <text:p>LMV324IDR</text:p>
          </table:table-cell>
          <table:table-cell office:value-type="string">
            <text:p>Texas instruments <text:s/></text:p>
          </table:table-cell>
          <table:table-cell office:value-type="string">
            <text:p>SMD (SOIC-14) LMV324 Op Amp </text:p>
          </table:table-cell>
          <table:table-cell table:number-columns-repeated="2"/>
        </table:table-row>
        <table:table-row table:style-name="ro2">
          <table:table-cell office:value-type="string">
            <text:p>datasheet Permalink <text:s/></text:p>
          </table:table-cell>
          <table:table-cell office:value-type="string">
            <text:p>14 Pin SMD (SOIC)</text:p>
          </table:table-cell>
          <table:table-cell table:number-columns-repeated="6"/>
        </table:table-row>
        <table:table-row table:style-name="ro1">
          <table:table-cell office:value-type="string">
            <text:p>OPAM-SC8-X-K2904-01 </text:p>
          </table:table-cell>
          <table:table-cell table:number-columns-repeated="7"/>
        </table:table-row>
        <table:table-row table:style-name="ro1">
          <table:table-cell office:value-type="string">
            <text:p>ICS2904</text:p>
          </table:table-cell>
          <table:table-cell office:value-type="string">
            <text:p><text:s/></text:p>
          </table:table-cell>
          <table:table-cell office:value-type="float" office:value="310020015">
            <text:p>310020015</text:p>
          </table:table-cell>
          <table:table-cell office:value-type="string">
            <text:p>LM2904DR</text:p>
          </table:table-cell>
          <table:table-cell office:value-type="string">
            <text:p>Texas Instruments <text:s/></text:p>
          </table:table-cell>
          <table:table-cell office:value-type="string">
            <text:p>8 Pin SMD (SOIC) LM2904 Dual Op Amp </text:p>
          </table:table-cell>
          <table:table-cell table:number-columns-repeated="2"/>
        </table:table-row>
        <table:table-row table:style-name="ro2">
          <table:table-cell office:value-type="string">
            <text:p>datasheet Permalink <text:s/></text:p>
          </table:table-cell>
          <table:table-cell office:value-type="string">
            <text:p>8 Pin SMD (SOIC)</text:p>
          </table:table-cell>
          <table:table-cell table:number-columns-repeated="6"/>
        </table:table-row>
        <table:table-row table:style-name="ro1">
          <table:table-cell office:value-type="string">
            <text:p>OPAM-SC8-X-KLM358-01 </text:p>
          </table:table-cell>
          <table:table-cell table:number-columns-repeated="7"/>
        </table:table-row>
        <table:table-row table:style-name="ro1">
          <table:table-cell office:value-type="string">
            <text:p>OAS358</text:p>
          </table:table-cell>
          <table:table-cell office:value-type="string">
            <text:p><text:s/></text:p>
          </table:table-cell>
          <table:table-cell office:value-type="string">
            <text:p>1110010P1</text:p>
          </table:table-cell>
          <table:table-cell office:value-type="string">
            <text:p>LM358DR</text:p>
          </table:table-cell>
          <table:table-cell office:value-type="string">
            <text:p>Texas Instruments <text:s/></text:p>
          </table:table-cell>
          <table:table-cell office:value-type="string">
            <text:p>SMD (SOIC-8) LM358 Op Amp </text:p>
          </table:table-cell>
          <table:table-cell table:number-columns-repeated="2"/>
        </table:table-row>
        <table:table-row table:style-name="ro2">
          <table:table-cell office:value-type="string">
            <text:p>datasheet Permalink <text:s/></text:p>
          </table:table-cell>
          <table:table-cell office:value-type="string">
            <text:p>8 Pin SMD (SOIC)</text:p>
          </table:table-cell>
          <table:table-cell table:number-columns-repeated="6"/>
        </table:table-row>
        <table:table-row table:style-name="ro1">
          <table:table-cell office:value-type="string">
            <text:p>PHRS-64DX49S-X-STAN-01 </text:p>
          </table:table-cell>
          <table:table-cell table:number-columns-repeated="7"/>
        </table:table-row>
        <table:table-row table:style-name="ro1">
          <table:table-cell office:value-type="string">
            <text:p>PR01</text:p>
          </table:table-cell>
          <table:table-cell office:value-type="string">
            <text:p><text:s/></text:p>
          </table:table-cell>
          <table:table-cell office:value-type="float" office:value="314020002">
            <text:p>314020002</text:p>
          </table:table-cell>
          <table:table-cell office:value-type="string">
            <text:p>RPR-220</text:p>
          </table:table-cell>
          <table:table-cell office:value-type="string">
            <text:p>ROHM <text:s/></text:p>
          </table:table-cell>
          <table:table-cell office:value-type="string">
            <text:p>6.4 x 4.9 mm Photo Reflective Sensor </text:p>
          </table:table-cell>
          <table:table-cell table:number-columns-repeated="2"/>
        </table:table-row>
        <table:table-row table:style-name="ro2">
          <table:table-cell office:value-type="string">
            <text:p>datasheet Permalink <text:s/></text:p>
          </table:table-cell>
          <table:table-cell office:value-type="string">
            <text:p>6.4 x 4.9 mm</text:p>
          </table:table-cell>
          <table:table-cell table:number-columns-repeated="6"/>
        </table:table-row>
        <table:table-row table:style-name="ro1">
          <table:table-cell office:value-type="string">
            <text:p>PHTR-05-I9-STAN-01 </text:p>
          </table:table-cell>
          <table:table-cell table:number-columns-repeated="7"/>
        </table:table-row>
        <table:table-row table:style-name="ro2">
          <table:table-cell office:value-type="string">
            <text:p>PT5I9</text:p>
          </table:table-cell>
          <table:table-cell office:value-type="string">
            <text:p><text:s/></text:p>
          </table:table-cell>
          <table:table-cell office:value-type="float" office:value="314020024">
            <text:p>314020024</text:p>
          </table:table-cell>
          <table:table-cell office:value-type="string">
            <text:p>YG1006</text:p>
          </table:table-cell>
          <table:table-cell office:value-type="string">
            <text:p>Xinde <text:s/></text:p>
          </table:table-cell>
          <table:table-cell office:value-type="string">
            <text:p>5 mm IR (940 nm) Phototransistor </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PIRS-81DX42S-X-STAN-01 </text:p>
          </table:table-cell>
          <table:table-cell table:number-columns-repeated="7"/>
        </table:table-row>
        <table:table-row table:style-name="ro2">
          <table:table-cell office:value-type="string">
            <text:p>PS01</text:p>
          </table:table-cell>
          <table:table-cell office:value-type="string">
            <text:p><text:s/></text:p>
          </table:table-cell>
          <table:table-cell office:value-type="float" office:value="314990002">
            <text:p>314990002</text:p>
          </table:table-cell>
          <table:table-cell office:value-type="string">
            <text:p>LHI778</text:p>
          </table:table-cell>
          <table:table-cell office:value-type="string">
            <text:p>Perkin Elmer <text:s/></text:p>
          </table:table-cell>
          <table:table-cell office:value-type="string">
            <text:p>8.1 x 4.2 mm Pyroelectric IR Sensor </text:p>
          </table:table-cell>
          <table:table-cell table:number-columns-repeated="2"/>
        </table:table-row>
        <table:table-row table:style-name="ro2">
          <table:table-cell office:value-type="string">
            <text:p>datasheet Permalink <text:s/></text:p>
          </table:table-cell>
          <table:table-cell office:value-type="string">
            <text:p>8.1 x 4.2 mm</text:p>
          </table:table-cell>
          <table:table-cell table:number-columns-repeated="6"/>
        </table:table-row>
        <table:table-row table:style-name="ro1">
          <table:table-cell office:value-type="string">
            <text:p>POTE-07-X-O103-01 </text:p>
          </table:table-cell>
          <table:table-cell table:number-columns-repeated="7"/>
        </table:table-row>
        <table:table-row table:style-name="ro2">
          <table:table-cell office:value-type="string">
            <text:p>PT7103</text:p>
          </table:table-cell>
          <table:table-cell office:value-type="string">
            <text:p><text:s/></text:p>
          </table:table-cell>
          <table:table-cell office:value-type="string">
            <text:p>301040026 301040014 301040009</text:p>
          </table:table-cell>
          <table:table-cell office:value-type="string">
            <text:p>SX3362P</text:p>
          </table:table-cell>
          <table:table-cell office:value-type="string">
            <text:p>Best <text:s/></text:p>
          </table:table-cell>
          <table:table-cell office:value-type="string">
            <text:p>7 mm 10k Ohm Potentiometer </text:p>
          </table:table-cell>
          <table:table-cell table:number-columns-repeated="2"/>
        </table:table-row>
        <table:table-row table:style-name="ro2">
          <table:table-cell office:value-type="string">
            <text:p>datasheet Permalink <text:s/></text:p>
          </table:table-cell>
          <table:table-cell office:value-type="string">
            <text:p>7 mm</text:p>
          </table:table-cell>
          <table:table-cell table:number-columns-repeated="6"/>
        </table:table-row>
        <table:table-row table:style-name="ro1">
          <table:table-cell office:value-type="string">
            <text:p>POTE-14-X-O204-68 </text:p>
          </table:table-cell>
          <table:table-cell table:number-columns-repeated="7"/>
        </table:table-row>
        <table:table-row table:style-name="ro2">
          <table:table-cell office:value-type="string">
            <text:p>PT4204S</text:p>
          </table:table-cell>
          <table:table-cell office:value-type="string">
            <text:p><text:s/></text:p>
          </table:table-cell>
          <table:table-cell office:value-type="float" office:value="301040037">
            <text:p>301040037</text:p>
          </table:table-cell>
          <table:table-cell office:value-type="string">
            <text:p>JML3266W-200K</text:p>
          </table:table-cell>
          <table:table-cell office:value-type="string">
            <text:p>Best <text:s/></text:p>
          </table:table-cell>
          <table:table-cell office:value-type="string">
            <text:p>14 mm 200k Ohm Potentiometer Side Adjust </text:p>
          </table:table-cell>
          <table:table-cell table:number-columns-repeated="2"/>
        </table:table-row>
        <table:table-row table:style-name="ro2">
          <table:table-cell office:value-type="string">
            <text:p>datasheet Permalink <text:s/></text:p>
          </table:table-cell>
          <table:table-cell office:value-type="string">
            <text:p>14 mm</text:p>
          </table:table-cell>
          <table:table-cell table:number-columns-repeated="6"/>
        </table:table-row>
        <table:table-row table:style-name="ro1">
          <table:table-cell office:value-type="string">
            <text:p>REFU-1206-X-A01-V8 </text:p>
          </table:table-cell>
          <table:table-cell table:number-columns-repeated="7"/>
        </table:table-row>
        <table:table-row table:style-name="ro2">
          <table:table-cell office:value-type="string">
            <text:p>RF121</text:p>
          </table:table-cell>
          <table:table-cell office:value-type="string">
            <text:p>;</text:p>
          </table:table-cell>
          <table:table-cell office:value-type="string">
            <text:p>0900020P1</text:p>
          </table:table-cell>
          <table:table-cell office:value-type="string">
            <text:p>KT8-1000SMD1206</text:p>
          </table:table-cell>
          <table:table-cell office:value-type="string">
            <text:p>Tianrui <text:s/></text:p>
          </table:table-cell>
          <table:table-cell office:value-type="string">
            <text:p>SMD (1206) 1 Amp Resetable Fuse 8v </text:p>
          </table:table-cell>
          <table:table-cell table:number-columns-repeated="2"/>
        </table:table-row>
        <table:table-row table:style-name="ro2">
          <table:table-cell office:value-type="string">
            <text:p>datasheet Permalink <text:s/></text:p>
          </table:table-cell>
          <table:table-cell office:value-type="string">
            <text:p>SMD (1206)</text:p>
          </table:table-cell>
          <table:table-cell table:number-columns-repeated="6"/>
        </table:table-row>
        <table:table-row table:style-name="ro1">
          <table:table-cell office:value-type="string">
            <text:p>REFU-1206-X-A05D-01 </text:p>
          </table:table-cell>
          <table:table-cell table:number-columns-repeated="7"/>
        </table:table-row>
        <table:table-row table:style-name="ro2">
          <table:table-cell office:value-type="string">
            <text:p>RF1205</text:p>
          </table:table-cell>
          <table:table-cell office:value-type="string">
            <text:p>;</text:p>
          </table:table-cell>
          <table:table-cell office:value-type="string">
            <text:p>0900030P1</text:p>
          </table:table-cell>
          <table:table-cell office:value-type="string">
            <text:p>KT15-0500SMD1206</text:p>
          </table:table-cell>
          <table:table-cell office:value-type="string">
            <text:p>Polyswitch <text:s/></text:p>
          </table:table-cell>
          <table:table-cell office:value-type="string">
            <text:p>SMD (1206) 500 mA Resetable Fuse </text:p>
          </table:table-cell>
          <table:table-cell table:number-columns-repeated="2"/>
        </table:table-row>
        <table:table-row table:style-name="ro2">
          <table:table-cell office:value-type="string">
            <text:p>datasheet Permalink <text:s/></text:p>
          </table:table-cell>
          <table:table-cell office:value-type="string">
            <text:p>SMD (1206)</text:p>
          </table:table-cell>
          <table:table-cell table:number-columns-repeated="6"/>
        </table:table-row>
        <table:table-row table:style-name="ro1">
          <table:table-cell office:value-type="string">
            <text:p>REFU-1206-X-A075D-01</text:p>
          </table:table-cell>
          <table:table-cell table:number-columns-repeated="7"/>
        </table:table-row>
        <table:table-row table:style-name="ro2">
          <table:table-cell office:value-type="string">
            <text:p>RF1175D</text:p>
          </table:table-cell>
          <table:table-cell office:value-type="string">
            <text:p>;</text:p>
          </table:table-cell>
          <table:table-cell office:value-type="float" office:value="307010013">
            <text:p>307010013</text:p>
          </table:table-cell>
          <table:table-cell office:value-type="string">
            <text:p>KT13-0750SMD</text:p>
          </table:table-cell>
          <table:table-cell office:value-type="string">
            <text:p>Bourns <text:s/></text:p>
          </table:table-cell>
          <table:table-cell office:value-type="string">
            <text:p>SMD (1206) 750 mA Resetable Fuse </text:p>
          </table:table-cell>
          <table:table-cell table:number-columns-repeated="2"/>
        </table:table-row>
        <table:table-row table:style-name="ro2">
          <table:table-cell office:value-type="string">
            <text:p>datasheet Permalink <text:s/></text:p>
          </table:table-cell>
          <table:table-cell office:value-type="string">
            <text:p>SMD (1206)</text:p>
          </table:table-cell>
          <table:table-cell table:number-columns-repeated="6"/>
        </table:table-row>
        <table:table-row table:style-name="ro1">
          <table:table-cell office:value-type="string">
            <text:p>REFU-1210-X-A075D-V6</text:p>
          </table:table-cell>
          <table:table-cell table:number-columns-repeated="7"/>
        </table:table-row>
        <table:table-row table:style-name="ro2">
          <table:table-cell office:value-type="string">
            <text:p>RF1175D</text:p>
          </table:table-cell>
          <table:table-cell office:value-type="string">
            <text:p>;</text:p>
          </table:table-cell>
          <table:table-cell office:value-type="float" office:value="307010010">
            <text:p>307010010</text:p>
          </table:table-cell>
          <table:table-cell office:value-type="string">
            <text:p>SMD1210R075SF</text:p>
          </table:table-cell>
          <table:table-cell office:value-type="string">
            <text:p>Darong <text:s/></text:p>
          </table:table-cell>
          <table:table-cell office:value-type="string">
            <text:p>SMD (1210) 750 mA Resetable Fuse 6v </text:p>
          </table:table-cell>
          <table:table-cell table:number-columns-repeated="2"/>
        </table:table-row>
        <table:table-row table:style-name="ro2">
          <table:table-cell office:value-type="string">
            <text:p>datasheet Permalink <text:s/></text:p>
          </table:table-cell>
          <table:table-cell office:value-type="string">
            <text:p>SMD (1210)</text:p>
          </table:table-cell>
          <table:table-cell table:number-columns-repeated="6"/>
        </table:table-row>
        <table:table-row table:style-name="ro1">
          <table:table-cell office:value-type="string">
            <text:p>RELA-19X15-X-SPDT-V5 </text:p>
          </table:table-cell>
          <table:table-cell table:number-columns-repeated="7"/>
        </table:table-row>
        <table:table-row table:style-name="ro2">
          <table:table-cell office:value-type="string">
            <text:p>RL19S</text:p>
          </table:table-cell>
          <table:table-cell office:value-type="string">
            <text:p><text:s/></text:p>
          </table:table-cell>
          <table:table-cell office:value-type="float" office:value="315030000">
            <text:p>315030000</text:p>
          </table:table-cell>
          <table:table-cell office:value-type="string">
            <text:p>HLS8L-DC5V-S-C</text:p>
          </table:table-cell>
          <table:table-cell office:value-type="string">
            <text:p>Helishun <text:s/></text:p>
          </table:table-cell>
          <table:table-cell office:value-type="string">
            <text:p>19 x 15 mm SPDT Relay </text:p>
          </table:table-cell>
          <table:table-cell table:number-columns-repeated="2"/>
        </table:table-row>
        <table:table-row table:style-name="ro2">
          <table:table-cell office:value-type="string">
            <text:p>datasheet Permalink <text:s/></text:p>
          </table:table-cell>
          <table:table-cell office:value-type="string">
            <text:p>19 x 15 mm</text:p>
          </table:table-cell>
          <table:table-cell table:number-columns-repeated="6"/>
        </table:table-row>
        <table:table-row table:style-name="ro1">
          <table:table-cell office:value-type="string">
            <text:p>RESE-0402-X-O000-01 </text:p>
          </table:table-cell>
          <table:table-cell table:number-columns-repeated="7"/>
        </table:table-row>
        <table:table-row table:style-name="ro2">
          <table:table-cell office:value-type="string">
            <text:p>R42000</text:p>
          </table:table-cell>
          <table:table-cell office:value-type="string">
            <text:p>;</text:p>
          </table:table-cell>
          <table:table-cell office:value-type="float" office:value="301010000">
            <text:p>301010000</text:p>
          </table:table-cell>
          <table:table-cell office:value-type="string">
            <text:p>RC0402JR-070RL</text:p>
          </table:table-cell>
          <table:table-cell office:value-type="string">
            <text:p>Yageo <text:s/></text:p>
          </table:table-cell>
          <table:table-cell office:value-type="string">
            <text:p>SMD (0402) 0 Ohm Resistor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RESE-0402-X-O101-01 </text:p>
          </table:table-cell>
          <table:table-cell table:number-columns-repeated="7"/>
        </table:table-row>
        <table:table-row table:style-name="ro2">
          <table:table-cell office:value-type="string">
            <text:p>R42101</text:p>
          </table:table-cell>
          <table:table-cell office:value-type="string">
            <text:p>;</text:p>
          </table:table-cell>
          <table:table-cell office:value-type="float" office:value="301010028">
            <text:p>301010028</text:p>
          </table:table-cell>
          <table:table-cell office:value-type="string">
            <text:p>RC0402JR-07100RL</text:p>
          </table:table-cell>
          <table:table-cell office:value-type="string">
            <text:p>Yageo <text:s/></text:p>
          </table:table-cell>
          <table:table-cell office:value-type="string">
            <text:p>SMD (0402) 100 Ohm Resistor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RESE-0402-X-O102-01 </text:p>
          </table:table-cell>
          <table:table-cell table:number-columns-repeated="7"/>
        </table:table-row>
        <table:table-row table:style-name="ro2">
          <table:table-cell office:value-type="string">
            <text:p>R42102</text:p>
          </table:table-cell>
          <table:table-cell office:value-type="string">
            <text:p>;</text:p>
          </table:table-cell>
          <table:table-cell office:value-type="float" office:value="301010006">
            <text:p>301010006</text:p>
          </table:table-cell>
          <table:table-cell office:value-type="string">
            <text:p>RC0402JR-071KL</text:p>
          </table:table-cell>
          <table:table-cell office:value-type="string">
            <text:p>Yageo <text:s/></text:p>
          </table:table-cell>
          <table:table-cell office:value-type="string">
            <text:p>SMD (0402) 1k Ohm Resistor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RESE-0402-X-O103-01 </text:p>
          </table:table-cell>
          <table:table-cell table:number-columns-repeated="7"/>
        </table:table-row>
        <table:table-row table:style-name="ro2">
          <table:table-cell office:value-type="string">
            <text:p>R42103</text:p>
          </table:table-cell>
          <table:table-cell office:value-type="string">
            <text:p>;</text:p>
          </table:table-cell>
          <table:table-cell office:value-type="float" office:value="301010004">
            <text:p>301010004</text:p>
          </table:table-cell>
          <table:table-cell office:value-type="string">
            <text:p>RC0402JR-0710KL</text:p>
          </table:table-cell>
          <table:table-cell office:value-type="string">
            <text:p>Yageo <text:s/></text:p>
          </table:table-cell>
          <table:table-cell office:value-type="string">
            <text:p>SMD (0402) 10k Ohm Resistor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RESE-0402-X-O123-01 </text:p>
          </table:table-cell>
          <table:table-cell table:number-columns-repeated="7"/>
        </table:table-row>
        <table:table-row table:style-name="ro2">
          <table:table-cell office:value-type="string">
            <text:p>R42123</text:p>
          </table:table-cell>
          <table:table-cell office:value-type="string">
            <text:p>;</text:p>
          </table:table-cell>
          <table:table-cell office:value-type="float" office:value="301010045">
            <text:p>301010045</text:p>
          </table:table-cell>
          <table:table-cell office:value-type="string">
            <text:p>RC0402JR-0712KL</text:p>
          </table:table-cell>
          <table:table-cell office:value-type="string">
            <text:p>Yageo <text:s/></text:p>
          </table:table-cell>
          <table:table-cell office:value-type="string">
            <text:p>SMD (0402) 12k Ohm Resistor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RESE-0402-X-O15X-01 </text:p>
          </table:table-cell>
          <table:table-cell table:number-columns-repeated="7"/>
        </table:table-row>
        <table:table-row table:style-name="ro2">
          <table:table-cell office:value-type="string">
            <text:p>R4215X</text:p>
          </table:table-cell>
          <table:table-cell office:value-type="string">
            <text:p>;</text:p>
          </table:table-cell>
          <table:table-cell office:value-type="float" office:value="301010076">
            <text:p>301010076</text:p>
          </table:table-cell>
          <table:table-cell office:value-type="string">
            <text:p>RC0402JR-071R5L</text:p>
          </table:table-cell>
          <table:table-cell office:value-type="string">
            <text:p>Yageo <text:s/></text:p>
          </table:table-cell>
          <table:table-cell office:value-type="string">
            <text:p>SMD (0402) 1.5 Ohm Resistor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RESE-0402-X-O332-01 </text:p>
          </table:table-cell>
          <table:table-cell table:number-columns-repeated="7"/>
        </table:table-row>
        <table:table-row table:style-name="ro2">
          <table:table-cell office:value-type="string">
            <text:p>R42332</text:p>
          </table:table-cell>
          <table:table-cell office:value-type="string">
            <text:p>;</text:p>
          </table:table-cell>
          <table:table-cell office:value-type="float" office:value="301010035">
            <text:p>301010035</text:p>
          </table:table-cell>
          <table:table-cell office:value-type="string">
            <text:p>RC0402JR-073K3L</text:p>
          </table:table-cell>
          <table:table-cell office:value-type="string">
            <text:p>Yageo <text:s/></text:p>
          </table:table-cell>
          <table:table-cell office:value-type="string">
            <text:p>SMD (0402) 3.3k Ohm Resistor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RESE-0603-X-O100-01 </text:p>
          </table:table-cell>
          <table:table-cell table:number-columns-repeated="7"/>
        </table:table-row>
        <table:table-row table:style-name="ro2">
          <table:table-cell office:value-type="string">
            <text:p>R6100</text:p>
          </table:table-cell>
          <table:table-cell office:value-type="string">
            <text:p>;</text:p>
          </table:table-cell>
          <table:table-cell office:value-type="float" office:value="301010096">
            <text:p>301010096</text:p>
          </table:table-cell>
          <table:table-cell office:value-type="string">
            <text:p>RC0603JR-0710RL</text:p>
          </table:table-cell>
          <table:table-cell office:value-type="string">
            <text:p>Yageo <text:s/></text:p>
          </table:table-cell>
          <table:table-cell office:value-type="string">
            <text:p>SMD (0603) 10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00-67 </text:p>
          </table:table-cell>
          <table:table-cell table:number-columns-repeated="7"/>
        </table:table-row>
        <table:table-row table:style-name="ro2">
          <table:table-cell office:value-type="string">
            <text:p>R6100A</text:p>
          </table:table-cell>
          <table:table-cell office:value-type="string">
            <text:p>;</text:p>
          </table:table-cell>
          <table:table-cell office:value-type="float" office:value="301010185">
            <text:p>301010185</text:p>
          </table:table-cell>
          <table:table-cell office:value-type="string">
            <text:p>RC0603FR-0710RL</text:p>
          </table:table-cell>
          <table:table-cell office:value-type="string">
            <text:p>Yageo <text:s/></text:p>
          </table:table-cell>
          <table:table-cell office:value-type="string">
            <text:p>SMD (0603) 10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04-67 </text:p>
          </table:table-cell>
          <table:table-cell table:number-columns-repeated="7"/>
        </table:table-row>
        <table:table-row table:style-name="ro2">
          <table:table-cell office:value-type="string">
            <text:p>R6104A</text:p>
          </table:table-cell>
          <table:table-cell office:value-type="string">
            <text:p>;</text:p>
          </table:table-cell>
          <table:table-cell office:value-type="float" office:value="301010196">
            <text:p>301010196</text:p>
          </table:table-cell>
          <table:table-cell office:value-type="string">
            <text:p>RC0603FR-07100KL</text:p>
          </table:table-cell>
          <table:table-cell office:value-type="string">
            <text:p>Yageo <text:s/></text:p>
          </table:table-cell>
          <table:table-cell office:value-type="string">
            <text:p>SMD (0603) 100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06-01 </text:p>
          </table:table-cell>
          <table:table-cell table:number-columns-repeated="7"/>
        </table:table-row>
        <table:table-row table:style-name="ro2">
          <table:table-cell office:value-type="string">
            <text:p>R6106</text:p>
          </table:table-cell>
          <table:table-cell office:value-type="string">
            <text:p>;</text:p>
          </table:table-cell>
          <table:table-cell office:value-type="float" office:value="301010121">
            <text:p>301010121</text:p>
          </table:table-cell>
          <table:table-cell office:value-type="string">
            <text:p>RC0603JR-0710ML</text:p>
          </table:table-cell>
          <table:table-cell office:value-type="string">
            <text:p>Yageo <text:s/></text:p>
          </table:table-cell>
          <table:table-cell office:value-type="string">
            <text:p>SMD (0603) 10M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06-67 </text:p>
          </table:table-cell>
          <table:table-cell table:number-columns-repeated="7"/>
        </table:table-row>
        <table:table-row table:style-name="ro2">
          <table:table-cell office:value-type="string">
            <text:p>R6106A</text:p>
          </table:table-cell>
          <table:table-cell office:value-type="string">
            <text:p>;</text:p>
          </table:table-cell>
          <table:table-cell office:value-type="float" office:value="301010153">
            <text:p>301010153</text:p>
          </table:table-cell>
          <table:table-cell office:value-type="string">
            <text:p>RC0603FR-0710ML</text:p>
          </table:table-cell>
          <table:table-cell office:value-type="string">
            <text:p>Yageo <text:s/></text:p>
          </table:table-cell>
          <table:table-cell office:value-type="string">
            <text:p>SMD (0603) 10M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12-01 </text:p>
          </table:table-cell>
          <table:table-cell table:number-columns-repeated="7"/>
        </table:table-row>
        <table:table-row table:style-name="ro2">
          <table:table-cell office:value-type="string">
            <text:p>R6112</text:p>
          </table:table-cell>
          <table:table-cell office:value-type="string">
            <text:p>;</text:p>
          </table:table-cell>
          <table:table-cell office:value-type="float" office:value="301010115">
            <text:p>301010115</text:p>
          </table:table-cell>
          <table:table-cell office:value-type="string">
            <text:p>RC0603JR-071K1L</text:p>
          </table:table-cell>
          <table:table-cell office:value-type="string">
            <text:p>Yageo <text:s/></text:p>
          </table:table-cell>
          <table:table-cell office:value-type="string">
            <text:p>SMD (0603) 1.1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22-67 </text:p>
          </table:table-cell>
          <table:table-cell table:number-columns-repeated="7"/>
        </table:table-row>
        <table:table-row table:style-name="ro2">
          <table:table-cell office:value-type="string">
            <text:p>R6122A</text:p>
          </table:table-cell>
          <table:table-cell office:value-type="string">
            <text:p>;</text:p>
          </table:table-cell>
          <table:table-cell office:value-type="float" office:value="301010206">
            <text:p>301010206</text:p>
          </table:table-cell>
          <table:table-cell office:value-type="string">
            <text:p>RC0603FR-071K2L</text:p>
          </table:table-cell>
          <table:table-cell office:value-type="string">
            <text:p>Yageo <text:s/></text:p>
          </table:table-cell>
          <table:table-cell office:value-type="string">
            <text:p>SMD (0603) 1.2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23-67 </text:p>
          </table:table-cell>
          <table:table-cell table:number-columns-repeated="7"/>
        </table:table-row>
        <table:table-row table:style-name="ro2">
          <table:table-cell office:value-type="string">
            <text:p>R6123A</text:p>
          </table:table-cell>
          <table:table-cell office:value-type="string">
            <text:p>;</text:p>
          </table:table-cell>
          <table:table-cell office:value-type="float" office:value="301010102">
            <text:p>301010102</text:p>
          </table:table-cell>
          <table:table-cell office:value-type="string">
            <text:p>RC0603FR-0712KL</text:p>
          </table:table-cell>
          <table:table-cell office:value-type="string">
            <text:p>Yageo <text:s/></text:p>
          </table:table-cell>
          <table:table-cell office:value-type="string">
            <text:p>SMD (0603) 12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50-01 </text:p>
          </table:table-cell>
          <table:table-cell table:number-columns-repeated="7"/>
        </table:table-row>
        <table:table-row table:style-name="ro2">
          <table:table-cell office:value-type="string">
            <text:p>R6150</text:p>
          </table:table-cell>
          <table:table-cell office:value-type="string">
            <text:p>;</text:p>
          </table:table-cell>
          <table:table-cell office:value-type="float" office:value="301010231">
            <text:p>301010231</text:p>
          </table:table-cell>
          <table:table-cell office:value-type="string">
            <text:p>RC0603JR-0715RL</text:p>
          </table:table-cell>
          <table:table-cell office:value-type="string">
            <text:p>Yageo <text:s/></text:p>
          </table:table-cell>
          <table:table-cell office:value-type="string">
            <text:p>SMD (0603) 15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52-67 </text:p>
          </table:table-cell>
          <table:table-cell table:number-columns-repeated="7"/>
        </table:table-row>
        <table:table-row table:style-name="ro2">
          <table:table-cell office:value-type="string">
            <text:p>R6152A</text:p>
          </table:table-cell>
          <table:table-cell office:value-type="string">
            <text:p>;</text:p>
          </table:table-cell>
          <table:table-cell office:value-type="float" office:value="301010189">
            <text:p>301010189</text:p>
          </table:table-cell>
          <table:table-cell office:value-type="string">
            <text:p>RC0603FR-071K5L</text:p>
          </table:table-cell>
          <table:table-cell office:value-type="string">
            <text:p>Yageo <text:s/></text:p>
          </table:table-cell>
          <table:table-cell office:value-type="string">
            <text:p>SMD (0603) 1.5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53-01 </text:p>
          </table:table-cell>
          <table:table-cell table:number-columns-repeated="7"/>
        </table:table-row>
        <table:table-row table:style-name="ro2">
          <table:table-cell office:value-type="string">
            <text:p>R6153</text:p>
          </table:table-cell>
          <table:table-cell office:value-type="string">
            <text:p>;</text:p>
          </table:table-cell>
          <table:table-cell office:value-type="float" office:value="301010103">
            <text:p>301010103</text:p>
          </table:table-cell>
          <table:table-cell office:value-type="string">
            <text:p>RC0603JR-0715KL</text:p>
          </table:table-cell>
          <table:table-cell office:value-type="string">
            <text:p>Yageo <text:s/></text:p>
          </table:table-cell>
          <table:table-cell office:value-type="string">
            <text:p>SMD (0603) 15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54-01 </text:p>
          </table:table-cell>
          <table:table-cell table:number-columns-repeated="7"/>
        </table:table-row>
        <table:table-row table:style-name="ro2">
          <table:table-cell office:value-type="string">
            <text:p>R6154</text:p>
          </table:table-cell>
          <table:table-cell office:value-type="string">
            <text:p>;</text:p>
          </table:table-cell>
          <table:table-cell office:value-type="float" office:value="301010133">
            <text:p>301010133</text:p>
          </table:table-cell>
          <table:table-cell office:value-type="string">
            <text:p>RC0603JR-07150KL</text:p>
          </table:table-cell>
          <table:table-cell office:value-type="string">
            <text:p>Yageo <text:s/></text:p>
          </table:table-cell>
          <table:table-cell office:value-type="string">
            <text:p>SMD (0603) 150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54-67 </text:p>
          </table:table-cell>
          <table:table-cell table:number-columns-repeated="7"/>
        </table:table-row>
        <table:table-row table:style-name="ro2">
          <table:table-cell office:value-type="string">
            <text:p>R6154A</text:p>
          </table:table-cell>
          <table:table-cell office:value-type="string">
            <text:p>;</text:p>
          </table:table-cell>
          <table:table-cell office:value-type="float" office:value="301010205">
            <text:p>301010205</text:p>
          </table:table-cell>
          <table:table-cell office:value-type="string">
            <text:p>RC0603FR-07150KL</text:p>
          </table:table-cell>
          <table:table-cell office:value-type="string">
            <text:p>Yageo <text:s/></text:p>
          </table:table-cell>
          <table:table-cell office:value-type="string">
            <text:p>SMD (0603) 150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82-67 </text:p>
          </table:table-cell>
          <table:table-cell table:number-columns-repeated="7"/>
        </table:table-row>
        <table:table-row table:style-name="ro2">
          <table:table-cell office:value-type="string">
            <text:p>R6182A</text:p>
          </table:table-cell>
          <table:table-cell office:value-type="string">
            <text:p>;</text:p>
          </table:table-cell>
          <table:table-cell office:value-type="float" office:value="301010254">
            <text:p>301010254</text:p>
          </table:table-cell>
          <table:table-cell office:value-type="string">
            <text:p>RC0603FR-071K8L</text:p>
          </table:table-cell>
          <table:table-cell office:value-type="string">
            <text:p>Yageo <text:s/></text:p>
          </table:table-cell>
          <table:table-cell office:value-type="string">
            <text:p>SMD (0603) 1.8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203-01 </text:p>
          </table:table-cell>
          <table:table-cell table:number-columns-repeated="7"/>
        </table:table-row>
        <table:table-row table:style-name="ro2">
          <table:table-cell office:value-type="string">
            <text:p>R6203</text:p>
          </table:table-cell>
          <table:table-cell office:value-type="string">
            <text:p>;</text:p>
          </table:table-cell>
          <table:table-cell office:value-type="float" office:value="301010105">
            <text:p>301010105</text:p>
          </table:table-cell>
          <table:table-cell office:value-type="string">
            <text:p>RC0603JR-0720KL</text:p>
          </table:table-cell>
          <table:table-cell office:value-type="string">
            <text:p>Yageo <text:s/></text:p>
          </table:table-cell>
          <table:table-cell office:value-type="string">
            <text:p>SMD (0603) 20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203-67 </text:p>
          </table:table-cell>
          <table:table-cell table:number-columns-repeated="7"/>
        </table:table-row>
        <table:table-row table:style-name="ro2">
          <table:table-cell office:value-type="string">
            <text:p>R6203A</text:p>
          </table:table-cell>
          <table:table-cell office:value-type="string">
            <text:p>;</text:p>
          </table:table-cell>
          <table:table-cell office:value-type="float" office:value="301010288">
            <text:p>301010288</text:p>
          </table:table-cell>
          <table:table-cell office:value-type="string">
            <text:p>RC0603FR-0720KL</text:p>
          </table:table-cell>
          <table:table-cell office:value-type="string">
            <text:p>Yageo <text:s/></text:p>
          </table:table-cell>
          <table:table-cell office:value-type="string">
            <text:p>SMD (0603) 20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204-01 </text:p>
          </table:table-cell>
          <table:table-cell table:number-columns-repeated="7"/>
        </table:table-row>
        <table:table-row table:style-name="ro2">
          <table:table-cell office:value-type="string">
            <text:p>R6204</text:p>
          </table:table-cell>
          <table:table-cell office:value-type="string">
            <text:p>;</text:p>
          </table:table-cell>
          <table:table-cell office:value-type="float" office:value="301010212">
            <text:p>301010212</text:p>
          </table:table-cell>
          <table:table-cell office:value-type="string">
            <text:p>RC0603JR-07200KL</text:p>
          </table:table-cell>
          <table:table-cell office:value-type="string">
            <text:p>Yageo <text:s/></text:p>
          </table:table-cell>
          <table:table-cell office:value-type="string">
            <text:p>SMD (0603) 200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205-67 </text:p>
          </table:table-cell>
          <table:table-cell table:number-columns-repeated="7"/>
        </table:table-row>
        <table:table-row table:style-name="ro2">
          <table:table-cell office:value-type="string">
            <text:p>R6205A</text:p>
          </table:table-cell>
          <table:table-cell office:value-type="string">
            <text:p>;</text:p>
          </table:table-cell>
          <table:table-cell office:value-type="float" office:value="301010154">
            <text:p>301010154</text:p>
          </table:table-cell>
          <table:table-cell office:value-type="string">
            <text:p>RC0603FR-072ML</text:p>
          </table:table-cell>
          <table:table-cell office:value-type="string">
            <text:p>Yageo <text:s/></text:p>
          </table:table-cell>
          <table:table-cell office:value-type="string">
            <text:p>SMD (0603) 2M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221-01 </text:p>
          </table:table-cell>
          <table:table-cell table:number-columns-repeated="7"/>
        </table:table-row>
        <table:table-row table:style-name="ro2">
          <table:table-cell office:value-type="string">
            <text:p>R6221</text:p>
          </table:table-cell>
          <table:table-cell office:value-type="string">
            <text:p>;</text:p>
          </table:table-cell>
          <table:table-cell office:value-type="float" office:value="301010163">
            <text:p>301010163</text:p>
          </table:table-cell>
          <table:table-cell office:value-type="string">
            <text:p>RC0603JR-07220RL</text:p>
          </table:table-cell>
          <table:table-cell office:value-type="string">
            <text:p>Yageo <text:s/></text:p>
          </table:table-cell>
          <table:table-cell office:value-type="string">
            <text:p>SMD (0603) 220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222-01 </text:p>
          </table:table-cell>
          <table:table-cell table:number-columns-repeated="7"/>
        </table:table-row>
        <table:table-row table:style-name="ro2">
          <table:table-cell office:value-type="string">
            <text:p>R6222</text:p>
          </table:table-cell>
          <table:table-cell office:value-type="string">
            <text:p>;</text:p>
          </table:table-cell>
          <table:table-cell office:value-type="float" office:value="301010113">
            <text:p>301010113</text:p>
          </table:table-cell>
          <table:table-cell office:value-type="string">
            <text:p>RC0603JR-072KL</text:p>
          </table:table-cell>
          <table:table-cell office:value-type="string">
            <text:p>Yageo <text:s/></text:p>
          </table:table-cell>
          <table:table-cell office:value-type="string">
            <text:p>SMD (0603) 2.2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223-01 </text:p>
          </table:table-cell>
          <table:table-cell table:number-columns-repeated="7"/>
        </table:table-row>
        <table:table-row table:style-name="ro2">
          <table:table-cell office:value-type="string">
            <text:p>R6223</text:p>
          </table:table-cell>
          <table:table-cell office:value-type="string">
            <text:p>;</text:p>
          </table:table-cell>
          <table:table-cell office:value-type="float" office:value="301010132">
            <text:p>301010132</text:p>
          </table:table-cell>
          <table:table-cell office:value-type="string">
            <text:p>RC0603JR-0722KL</text:p>
          </table:table-cell>
          <table:table-cell office:value-type="string">
            <text:p>Yageo <text:s/></text:p>
          </table:table-cell>
          <table:table-cell office:value-type="string">
            <text:p>SMD (0603) 22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243-67 </text:p>
          </table:table-cell>
          <table:table-cell table:number-columns-repeated="7"/>
        </table:table-row>
        <table:table-row table:style-name="ro2">
          <table:table-cell office:value-type="string">
            <text:p>R6243A</text:p>
          </table:table-cell>
          <table:table-cell office:value-type="string">
            <text:p>;</text:p>
          </table:table-cell>
          <table:table-cell office:value-type="float" office:value="301010232">
            <text:p>301010232</text:p>
          </table:table-cell>
          <table:table-cell office:value-type="string">
            <text:p>RC0603FR-0724KL</text:p>
          </table:table-cell>
          <table:table-cell office:value-type="string">
            <text:p>Yageo <text:s/></text:p>
          </table:table-cell>
          <table:table-cell office:value-type="string">
            <text:p>SMD (0603) 24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273-01 </text:p>
          </table:table-cell>
          <table:table-cell table:number-columns-repeated="7"/>
        </table:table-row>
        <table:table-row table:style-name="ro2">
          <table:table-cell office:value-type="string">
            <text:p>R6273</text:p>
          </table:table-cell>
          <table:table-cell office:value-type="string">
            <text:p>;</text:p>
          </table:table-cell>
          <table:table-cell office:value-type="float" office:value="301010092">
            <text:p>301010092</text:p>
          </table:table-cell>
          <table:table-cell office:value-type="string">
            <text:p>RC0603JR-0727KL</text:p>
          </table:table-cell>
          <table:table-cell office:value-type="string">
            <text:p>Yageo <text:s/></text:p>
          </table:table-cell>
          <table:table-cell office:value-type="string">
            <text:p>SMD (0603) 27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302-67 </text:p>
          </table:table-cell>
          <table:table-cell table:number-columns-repeated="7"/>
        </table:table-row>
        <table:table-row table:style-name="ro2">
          <table:table-cell office:value-type="string">
            <text:p>R6302A</text:p>
          </table:table-cell>
          <table:table-cell office:value-type="string">
            <text:p>;</text:p>
          </table:table-cell>
          <table:table-cell office:value-type="float" office:value="301010170">
            <text:p>301010170</text:p>
          </table:table-cell>
          <table:table-cell office:value-type="string">
            <text:p>RC0603FR-073KL</text:p>
          </table:table-cell>
          <table:table-cell office:value-type="string">
            <text:p>Yageo <text:s/></text:p>
          </table:table-cell>
          <table:table-cell office:value-type="string">
            <text:p>SMD (0603) 3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303-67 </text:p>
          </table:table-cell>
          <table:table-cell table:number-columns-repeated="7"/>
        </table:table-row>
        <table:table-row table:style-name="ro2">
          <table:table-cell office:value-type="string">
            <text:p>R6303A</text:p>
          </table:table-cell>
          <table:table-cell office:value-type="string">
            <text:p>;</text:p>
          </table:table-cell>
          <table:table-cell office:value-type="float" office:value="301010202">
            <text:p>301010202</text:p>
          </table:table-cell>
          <table:table-cell office:value-type="string">
            <text:p>RC0603FR-0730KL</text:p>
          </table:table-cell>
          <table:table-cell office:value-type="string">
            <text:p>Yageo <text:s/></text:p>
          </table:table-cell>
          <table:table-cell office:value-type="string">
            <text:p>SMD (0603) 30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330-01 </text:p>
          </table:table-cell>
          <table:table-cell table:number-columns-repeated="7"/>
        </table:table-row>
        <table:table-row table:style-name="ro2">
          <table:table-cell office:value-type="string">
            <text:p>R6330</text:p>
          </table:table-cell>
          <table:table-cell office:value-type="string">
            <text:p>;</text:p>
          </table:table-cell>
          <table:table-cell office:value-type="float" office:value="301010117">
            <text:p>301010117</text:p>
          </table:table-cell>
          <table:table-cell office:value-type="string">
            <text:p>RC0603JR-0733RL</text:p>
          </table:table-cell>
          <table:table-cell office:value-type="string">
            <text:p>Yageo <text:s/></text:p>
          </table:table-cell>
          <table:table-cell office:value-type="string">
            <text:p>SMD (0603) 33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332-67 </text:p>
          </table:table-cell>
          <table:table-cell table:number-columns-repeated="7"/>
        </table:table-row>
        <table:table-row table:style-name="ro2">
          <table:table-cell office:value-type="string">
            <text:p>R6332A</text:p>
          </table:table-cell>
          <table:table-cell office:value-type="string">
            <text:p>;</text:p>
          </table:table-cell>
          <table:table-cell office:value-type="float" office:value="301010251">
            <text:p>301010251</text:p>
          </table:table-cell>
          <table:table-cell office:value-type="string">
            <text:p>RC0603FR-073K3L</text:p>
          </table:table-cell>
          <table:table-cell office:value-type="string">
            <text:p>Yageo <text:s/></text:p>
          </table:table-cell>
          <table:table-cell office:value-type="string">
            <text:p>SMD (0603) 3.3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475-01 </text:p>
          </table:table-cell>
          <table:table-cell table:number-columns-repeated="7"/>
        </table:table-row>
        <table:table-row table:style-name="ro2">
          <table:table-cell office:value-type="string">
            <text:p>R6475</text:p>
          </table:table-cell>
          <table:table-cell office:value-type="string">
            <text:p>;</text:p>
          </table:table-cell>
          <table:table-cell office:value-type="float" office:value="301010213">
            <text:p>301010213</text:p>
          </table:table-cell>
          <table:table-cell office:value-type="string">
            <text:p>RC0603JR-074M7L</text:p>
          </table:table-cell>
          <table:table-cell office:value-type="string">
            <text:p>Yageo <text:s/></text:p>
          </table:table-cell>
          <table:table-cell office:value-type="string">
            <text:p>SMD (0603) 4.7M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499D-67</text:p>
          </table:table-cell>
          <table:table-cell table:number-columns-repeated="7"/>
        </table:table-row>
        <table:table-row table:style-name="ro2">
          <table:table-cell office:value-type="string">
            <text:p>R6049</text:p>
          </table:table-cell>
          <table:table-cell office:value-type="string">
            <text:p>;</text:p>
          </table:table-cell>
          <table:table-cell office:value-type="float" office:value="301010296">
            <text:p>301010296</text:p>
          </table:table-cell>
          <table:table-cell office:value-type="string">
            <text:p>RC0603FR-0749R9L</text:p>
          </table:table-cell>
          <table:table-cell office:value-type="string">
            <text:p>Yageo <text:s/></text:p>
          </table:table-cell>
          <table:table-cell office:value-type="string">
            <text:p>SMD (0603) 49.9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511-01 </text:p>
          </table:table-cell>
          <table:table-cell table:number-columns-repeated="7"/>
        </table:table-row>
        <table:table-row table:style-name="ro2">
          <table:table-cell office:value-type="string">
            <text:p>R6511</text:p>
          </table:table-cell>
          <table:table-cell office:value-type="string">
            <text:p>;</text:p>
          </table:table-cell>
          <table:table-cell office:value-type="float" office:value="301010157">
            <text:p>301010157</text:p>
          </table:table-cell>
          <table:table-cell office:value-type="string">
            <text:p>RC0603JR-07510RL</text:p>
          </table:table-cell>
          <table:table-cell office:value-type="string">
            <text:p>Yageo <text:s/></text:p>
          </table:table-cell>
          <table:table-cell office:value-type="string">
            <text:p>SMD (0603) 510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513-01 </text:p>
          </table:table-cell>
          <table:table-cell table:number-columns-repeated="7"/>
        </table:table-row>
        <table:table-row table:style-name="ro2">
          <table:table-cell office:value-type="string">
            <text:p>R6513</text:p>
          </table:table-cell>
          <table:table-cell office:value-type="string">
            <text:p>;</text:p>
          </table:table-cell>
          <table:table-cell office:value-type="float" office:value="301010145">
            <text:p>301010145</text:p>
          </table:table-cell>
          <table:table-cell office:value-type="string">
            <text:p>RC0603JR-0751KL</text:p>
          </table:table-cell>
          <table:table-cell office:value-type="string">
            <text:p>Yageo <text:s/></text:p>
          </table:table-cell>
          <table:table-cell office:value-type="string">
            <text:p>SMD (0603) 51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562-01 </text:p>
          </table:table-cell>
          <table:table-cell table:number-columns-repeated="7"/>
        </table:table-row>
        <table:table-row table:style-name="ro2">
          <table:table-cell office:value-type="string">
            <text:p>R6562</text:p>
          </table:table-cell>
          <table:table-cell office:value-type="string">
            <text:p>;</text:p>
          </table:table-cell>
          <table:table-cell office:value-type="float" office:value="301010166">
            <text:p>301010166</text:p>
          </table:table-cell>
          <table:table-cell office:value-type="string">
            <text:p>RC0603JR-075K6L</text:p>
          </table:table-cell>
          <table:table-cell office:value-type="string">
            <text:p>Yageo <text:s/></text:p>
          </table:table-cell>
          <table:table-cell office:value-type="string">
            <text:p>SMD (0603) 5.6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621-01 </text:p>
          </table:table-cell>
          <table:table-cell table:number-columns-repeated="7"/>
        </table:table-row>
        <table:table-row table:style-name="ro2">
          <table:table-cell office:value-type="string">
            <text:p>R6621</text:p>
          </table:table-cell>
          <table:table-cell office:value-type="string">
            <text:p>;</text:p>
          </table:table-cell>
          <table:table-cell office:value-type="float" office:value="301010210">
            <text:p>301010210</text:p>
          </table:table-cell>
          <table:table-cell office:value-type="string">
            <text:p>RC0603JR-07620RL</text:p>
          </table:table-cell>
          <table:table-cell office:value-type="string">
            <text:p>Yageo <text:s/></text:p>
          </table:table-cell>
          <table:table-cell office:value-type="string">
            <text:p>SMD (0603) 620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680-01 </text:p>
          </table:table-cell>
          <table:table-cell table:number-columns-repeated="7"/>
        </table:table-row>
        <table:table-row table:style-name="ro2">
          <table:table-cell office:value-type="string">
            <text:p>R6680</text:p>
          </table:table-cell>
          <table:table-cell office:value-type="string">
            <text:p>;</text:p>
          </table:table-cell>
          <table:table-cell office:value-type="float" office:value="301010085">
            <text:p>301010085</text:p>
          </table:table-cell>
          <table:table-cell office:value-type="string">
            <text:p>RC0603JR-0768RL</text:p>
          </table:table-cell>
          <table:table-cell office:value-type="string">
            <text:p>Yageo <text:s/></text:p>
          </table:table-cell>
          <table:table-cell office:value-type="string">
            <text:p>SMD (0603) 68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683-67 </text:p>
          </table:table-cell>
          <table:table-cell table:number-columns-repeated="7"/>
        </table:table-row>
        <table:table-row table:style-name="ro2">
          <table:table-cell office:value-type="string">
            <text:p>R6683A</text:p>
          </table:table-cell>
          <table:table-cell office:value-type="string">
            <text:p>;</text:p>
          </table:table-cell>
          <table:table-cell office:value-type="float" office:value="301010169">
            <text:p>301010169</text:p>
          </table:table-cell>
          <table:table-cell office:value-type="string">
            <text:p>RC0603FR-0768KL</text:p>
          </table:table-cell>
          <table:table-cell office:value-type="string">
            <text:p>Yageo <text:s/></text:p>
          </table:table-cell>
          <table:table-cell office:value-type="string">
            <text:p>SMD (0603) 68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684-67 </text:p>
          </table:table-cell>
          <table:table-cell table:number-columns-repeated="7"/>
        </table:table-row>
        <table:table-row table:style-name="ro2">
          <table:table-cell office:value-type="string">
            <text:p>R6684A</text:p>
          </table:table-cell>
          <table:table-cell office:value-type="string">
            <text:p>;</text:p>
          </table:table-cell>
          <table:table-cell office:value-type="float" office:value="301010246">
            <text:p>301010246</text:p>
          </table:table-cell>
          <table:table-cell office:value-type="string">
            <text:p>RC0603FR-07680KL</text:p>
          </table:table-cell>
          <table:table-cell office:value-type="string">
            <text:p>Yageo <text:s/></text:p>
          </table:table-cell>
          <table:table-cell office:value-type="string">
            <text:p>SMD (0603) 680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823-67 </text:p>
          </table:table-cell>
          <table:table-cell table:number-columns-repeated="7"/>
        </table:table-row>
        <table:table-row table:style-name="ro2">
          <table:table-cell office:value-type="string">
            <text:p>R6823A</text:p>
          </table:table-cell>
          <table:table-cell office:value-type="string">
            <text:p>;</text:p>
          </table:table-cell>
          <table:table-cell office:value-type="float" office:value="301010222">
            <text:p>301010222</text:p>
          </table:table-cell>
          <table:table-cell office:value-type="string">
            <text:p>RC0603FR-0782KL</text:p>
          </table:table-cell>
          <table:table-cell office:value-type="string">
            <text:p>Yageo <text:s/></text:p>
          </table:table-cell>
          <table:table-cell office:value-type="string">
            <text:p>SMD (0603) 82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805-X-O101-01 </text:p>
          </table:table-cell>
          <table:table-cell table:number-columns-repeated="7"/>
        </table:table-row>
        <table:table-row table:style-name="ro2">
          <table:table-cell office:value-type="string">
            <text:p>R85101</text:p>
          </table:table-cell>
          <table:table-cell office:value-type="string">
            <text:p>;</text:p>
          </table:table-cell>
          <table:table-cell office:value-type="float" office:value="301010319">
            <text:p>301010319</text:p>
          </table:table-cell>
          <table:table-cell office:value-type="string">
            <text:p>RC0805JR-07100RL</text:p>
          </table:table-cell>
          <table:table-cell office:value-type="string">
            <text:p>Yageo <text:s/></text:p>
          </table:table-cell>
          <table:table-cell office:value-type="string">
            <text:p>SMD (0805) 100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102-01 </text:p>
          </table:table-cell>
          <table:table-cell table:number-columns-repeated="7"/>
        </table:table-row>
        <table:table-row table:style-name="ro2">
          <table:table-cell office:value-type="string">
            <text:p>R85102</text:p>
          </table:table-cell>
          <table:table-cell office:value-type="string">
            <text:p>;</text:p>
          </table:table-cell>
          <table:table-cell office:value-type="float" office:value="301010311">
            <text:p>301010311</text:p>
          </table:table-cell>
          <table:table-cell office:value-type="string">
            <text:p>RC0805JR-071KL</text:p>
          </table:table-cell>
          <table:table-cell office:value-type="string">
            <text:p>Yageo <text:s/></text:p>
          </table:table-cell>
          <table:table-cell office:value-type="string">
            <text:p>SMD (0805) 1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103-01 </text:p>
          </table:table-cell>
          <table:table-cell table:number-columns-repeated="7"/>
        </table:table-row>
        <table:table-row table:style-name="ro2">
          <table:table-cell office:value-type="string">
            <text:p>R85103</text:p>
          </table:table-cell>
          <table:table-cell office:value-type="string">
            <text:p><text:s/></text:p>
          </table:table-cell>
          <table:table-cell office:value-type="float" office:value="301010304">
            <text:p>301010304</text:p>
          </table:table-cell>
          <table:table-cell office:value-type="string">
            <text:p>RC0805JR-0710KL</text:p>
          </table:table-cell>
          <table:table-cell office:value-type="string">
            <text:p>Yageo <text:s/></text:p>
          </table:table-cell>
          <table:table-cell office:value-type="string">
            <text:p>SMD (0805) 10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103-67 </text:p>
          </table:table-cell>
          <table:table-cell table:number-columns-repeated="7"/>
        </table:table-row>
        <table:table-row table:style-name="ro2">
          <table:table-cell office:value-type="string">
            <text:p>R85103A</text:p>
          </table:table-cell>
          <table:table-cell office:value-type="string">
            <text:p>;</text:p>
          </table:table-cell>
          <table:table-cell office:value-type="float" office:value="301010361">
            <text:p>301010361</text:p>
          </table:table-cell>
          <table:table-cell office:value-type="string">
            <text:p>RC0805FR-0710KL</text:p>
          </table:table-cell>
          <table:table-cell office:value-type="string">
            <text:p>Yageo <text:s/></text:p>
          </table:table-cell>
          <table:table-cell office:value-type="string">
            <text:p>SMD (0805) 10k Ohm Resistor 1%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104-67 </text:p>
          </table:table-cell>
          <table:table-cell table:number-columns-repeated="7"/>
        </table:table-row>
        <table:table-row table:style-name="ro2">
          <table:table-cell office:value-type="string">
            <text:p>R85104A</text:p>
          </table:table-cell>
          <table:table-cell office:value-type="string">
            <text:p>;</text:p>
          </table:table-cell>
          <table:table-cell office:value-type="float" office:value="301010396">
            <text:p>301010396</text:p>
          </table:table-cell>
          <table:table-cell office:value-type="string">
            <text:p>RC0805FR-07100KL</text:p>
          </table:table-cell>
          <table:table-cell office:value-type="string">
            <text:p>Yageo <text:s/></text:p>
          </table:table-cell>
          <table:table-cell office:value-type="string">
            <text:p>SMD (0805) 100k Ohm Resistor 1%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121-01 </text:p>
          </table:table-cell>
          <table:table-cell table:number-columns-repeated="7"/>
        </table:table-row>
        <table:table-row table:style-name="ro2">
          <table:table-cell office:value-type="string">
            <text:p>R85121</text:p>
          </table:table-cell>
          <table:table-cell office:value-type="string">
            <text:p>;</text:p>
          </table:table-cell>
          <table:table-cell office:value-type="float" office:value="301010351">
            <text:p>301010351</text:p>
          </table:table-cell>
          <table:table-cell office:value-type="string">
            <text:p>RC0805JR-07120RL</text:p>
          </table:table-cell>
          <table:table-cell office:value-type="string">
            <text:p>Yageo <text:s/></text:p>
          </table:table-cell>
          <table:table-cell office:value-type="string">
            <text:p>SMD (0805) 120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152-67 </text:p>
          </table:table-cell>
          <table:table-cell table:number-columns-repeated="7"/>
        </table:table-row>
        <table:table-row table:style-name="ro2">
          <table:table-cell office:value-type="string">
            <text:p>R85152A</text:p>
          </table:table-cell>
          <table:table-cell office:value-type="string">
            <text:p>;</text:p>
          </table:table-cell>
          <table:table-cell office:value-type="float" office:value="301010394">
            <text:p>301010394</text:p>
          </table:table-cell>
          <table:table-cell office:value-type="string">
            <text:p>RC0805FR-071K5L</text:p>
          </table:table-cell>
          <table:table-cell office:value-type="string">
            <text:p>Yageo <text:s/></text:p>
          </table:table-cell>
          <table:table-cell office:value-type="string">
            <text:p>SMD (0805) 1.5k Ohm Resistor 1%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153-01 </text:p>
          </table:table-cell>
          <table:table-cell table:number-columns-repeated="7"/>
        </table:table-row>
        <table:table-row table:style-name="ro2">
          <table:table-cell office:value-type="string">
            <text:p>R85153</text:p>
          </table:table-cell>
          <table:table-cell office:value-type="string">
            <text:p><text:s/></text:p>
          </table:table-cell>
          <table:table-cell office:value-type="float" office:value="301010328">
            <text:p>301010328</text:p>
          </table:table-cell>
          <table:table-cell office:value-type="string">
            <text:p>RC0805JR-0715KL</text:p>
          </table:table-cell>
          <table:table-cell office:value-type="string">
            <text:p>Yageo <text:s/></text:p>
          </table:table-cell>
          <table:table-cell office:value-type="string">
            <text:p>SMD (0805) 15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182-01 </text:p>
          </table:table-cell>
          <table:table-cell table:number-columns-repeated="7"/>
        </table:table-row>
        <table:table-row table:style-name="ro2">
          <table:table-cell office:value-type="string">
            <text:p>R85182</text:p>
          </table:table-cell>
          <table:table-cell office:value-type="string">
            <text:p>;</text:p>
          </table:table-cell>
          <table:table-cell office:value-type="float" office:value="301010342">
            <text:p>301010342</text:p>
          </table:table-cell>
          <table:table-cell office:value-type="string">
            <text:p>RC0805JR-071K8L</text:p>
          </table:table-cell>
          <table:table-cell office:value-type="string">
            <text:p>Yageo <text:s/></text:p>
          </table:table-cell>
          <table:table-cell office:value-type="string">
            <text:p>SMD (0805) 1.8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202-01 </text:p>
          </table:table-cell>
          <table:table-cell table:number-columns-repeated="7"/>
        </table:table-row>
        <table:table-row table:style-name="ro2">
          <table:table-cell office:value-type="string">
            <text:p>R85202</text:p>
          </table:table-cell>
          <table:table-cell office:value-type="string">
            <text:p>;</text:p>
          </table:table-cell>
          <table:table-cell office:value-type="float" office:value="301010318">
            <text:p>301010318</text:p>
          </table:table-cell>
          <table:table-cell office:value-type="string">
            <text:p>RC0805JR-072KL</text:p>
          </table:table-cell>
          <table:table-cell office:value-type="string">
            <text:p>Yageo <text:s/></text:p>
          </table:table-cell>
          <table:table-cell office:value-type="string">
            <text:p>SMD (0805) 2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220-01 </text:p>
          </table:table-cell>
          <table:table-cell table:number-columns-repeated="7"/>
        </table:table-row>
        <table:table-row table:style-name="ro2">
          <table:table-cell office:value-type="string">
            <text:p>R85220</text:p>
          </table:table-cell>
          <table:table-cell office:value-type="string">
            <text:p>;</text:p>
          </table:table-cell>
          <table:table-cell office:value-type="float" office:value="301010329">
            <text:p>301010329</text:p>
          </table:table-cell>
          <table:table-cell office:value-type="string">
            <text:p>RC0805JR-0722RL</text:p>
          </table:table-cell>
          <table:table-cell office:value-type="string">
            <text:p>Yageo <text:s/></text:p>
          </table:table-cell>
          <table:table-cell office:value-type="string">
            <text:p>SMD (0805) 22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221-01 </text:p>
          </table:table-cell>
          <table:table-cell table:number-columns-repeated="7"/>
        </table:table-row>
        <table:table-row table:style-name="ro2">
          <table:table-cell office:value-type="string">
            <text:p>R85221</text:p>
          </table:table-cell>
          <table:table-cell office:value-type="string">
            <text:p>;</text:p>
          </table:table-cell>
          <table:table-cell office:value-type="float" office:value="301010315">
            <text:p>301010315</text:p>
          </table:table-cell>
          <table:table-cell office:value-type="string">
            <text:p>RC0805JR-07220RL</text:p>
          </table:table-cell>
          <table:table-cell office:value-type="string">
            <text:p>Yageo <text:s/></text:p>
          </table:table-cell>
          <table:table-cell office:value-type="string">
            <text:p>SMD (0805) 220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222-01 </text:p>
          </table:table-cell>
          <table:table-cell table:number-columns-repeated="7"/>
        </table:table-row>
        <table:table-row table:style-name="ro2">
          <table:table-cell office:value-type="string">
            <text:p>R85222</text:p>
          </table:table-cell>
          <table:table-cell office:value-type="string">
            <text:p>;</text:p>
          </table:table-cell>
          <table:table-cell office:value-type="float" office:value="301010333">
            <text:p>301010333</text:p>
          </table:table-cell>
          <table:table-cell office:value-type="string">
            <text:p>RC0805JR-072K2L</text:p>
          </table:table-cell>
          <table:table-cell office:value-type="string">
            <text:p>Yageo <text:s/></text:p>
          </table:table-cell>
          <table:table-cell office:value-type="string">
            <text:p>SMD (0805) 2.2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223-01 </text:p>
          </table:table-cell>
          <table:table-cell table:number-columns-repeated="7"/>
        </table:table-row>
        <table:table-row table:style-name="ro2">
          <table:table-cell office:value-type="string">
            <text:p>R85223</text:p>
          </table:table-cell>
          <table:table-cell office:value-type="string">
            <text:p>;</text:p>
          </table:table-cell>
          <table:table-cell office:value-type="float" office:value="301010341">
            <text:p>301010341</text:p>
          </table:table-cell>
          <table:table-cell office:value-type="string">
            <text:p>RC0805JR-0722KL</text:p>
          </table:table-cell>
          <table:table-cell office:value-type="string">
            <text:p>Yageo <text:s/></text:p>
          </table:table-cell>
          <table:table-cell office:value-type="string">
            <text:p>SMD (0805) 22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332-01 </text:p>
          </table:table-cell>
          <table:table-cell table:number-columns-repeated="7"/>
        </table:table-row>
        <table:table-row table:style-name="ro2">
          <table:table-cell office:value-type="string">
            <text:p>R85332</text:p>
          </table:table-cell>
          <table:table-cell office:value-type="string">
            <text:p>;</text:p>
          </table:table-cell>
          <table:table-cell office:value-type="float" office:value="301010331">
            <text:p>301010331</text:p>
          </table:table-cell>
          <table:table-cell office:value-type="string">
            <text:p>RC0805JR-073K3L</text:p>
          </table:table-cell>
          <table:table-cell office:value-type="string">
            <text:p>Yageo <text:s/></text:p>
          </table:table-cell>
          <table:table-cell office:value-type="string">
            <text:p>SMD (0805) 3.3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391-01 </text:p>
          </table:table-cell>
          <table:table-cell table:number-columns-repeated="7"/>
        </table:table-row>
        <table:table-row table:style-name="ro2">
          <table:table-cell office:value-type="string">
            <text:p>R85391</text:p>
          </table:table-cell>
          <table:table-cell office:value-type="string">
            <text:p>;</text:p>
          </table:table-cell>
          <table:table-cell office:value-type="float" office:value="301010320">
            <text:p>301010320</text:p>
          </table:table-cell>
          <table:table-cell office:value-type="string">
            <text:p>RC0805JR-07390RL</text:p>
          </table:table-cell>
          <table:table-cell office:value-type="string">
            <text:p>Yageo <text:s/></text:p>
          </table:table-cell>
          <table:table-cell office:value-type="string">
            <text:p>SMD (0805) 390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472-01 </text:p>
          </table:table-cell>
          <table:table-cell table:number-columns-repeated="7"/>
        </table:table-row>
        <table:table-row table:style-name="ro2">
          <table:table-cell office:value-type="string">
            <text:p>R85472</text:p>
          </table:table-cell>
          <table:table-cell office:value-type="string">
            <text:p>;</text:p>
          </table:table-cell>
          <table:table-cell office:value-type="float" office:value="301010306">
            <text:p>301010306</text:p>
          </table:table-cell>
          <table:table-cell office:value-type="string">
            <text:p>RC0805JR-074K7L</text:p>
          </table:table-cell>
          <table:table-cell office:value-type="string">
            <text:p>Yageo <text:s/></text:p>
          </table:table-cell>
          <table:table-cell office:value-type="string">
            <text:p>SMD (0805) 4.7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473-67 </text:p>
          </table:table-cell>
          <table:table-cell table:number-columns-repeated="7"/>
        </table:table-row>
        <table:table-row table:style-name="ro2">
          <table:table-cell office:value-type="string">
            <text:p>R85473A</text:p>
          </table:table-cell>
          <table:table-cell office:value-type="string">
            <text:p>;</text:p>
          </table:table-cell>
          <table:table-cell office:value-type="float" office:value="301010388">
            <text:p>301010388</text:p>
          </table:table-cell>
          <table:table-cell office:value-type="string">
            <text:p>RC0805FR-0747KL</text:p>
          </table:table-cell>
          <table:table-cell office:value-type="string">
            <text:p>Yageo <text:s/></text:p>
          </table:table-cell>
          <table:table-cell office:value-type="string">
            <text:p>SMD (0805) 47k Ohm Resistor 1%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563-01 </text:p>
          </table:table-cell>
          <table:table-cell table:number-columns-repeated="7"/>
        </table:table-row>
        <table:table-row table:style-name="ro2">
          <table:table-cell office:value-type="string">
            <text:p>R85563</text:p>
          </table:table-cell>
          <table:table-cell office:value-type="string">
            <text:p>;</text:p>
          </table:table-cell>
          <table:table-cell office:value-type="float" office:value="301010327">
            <text:p>301010327</text:p>
          </table:table-cell>
          <table:table-cell office:value-type="string">
            <text:p>RC0805JR-0756KL</text:p>
          </table:table-cell>
          <table:table-cell office:value-type="string">
            <text:p>Yageo <text:s/></text:p>
          </table:table-cell>
          <table:table-cell office:value-type="string">
            <text:p>SMD (0805) 56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680-01 </text:p>
          </table:table-cell>
          <table:table-cell table:number-columns-repeated="7"/>
        </table:table-row>
        <table:table-row table:style-name="ro2">
          <table:table-cell office:value-type="string">
            <text:p>R85680</text:p>
          </table:table-cell>
          <table:table-cell office:value-type="string">
            <text:p>;</text:p>
          </table:table-cell>
          <table:table-cell office:value-type="float" office:value="301010326">
            <text:p>301010326</text:p>
          </table:table-cell>
          <table:table-cell office:value-type="string">
            <text:p>RC0805JR-0768RL</text:p>
          </table:table-cell>
          <table:table-cell office:value-type="string">
            <text:p>Yageo <text:s/></text:p>
          </table:table-cell>
          <table:table-cell office:value-type="string">
            <text:p>SMD (0805) 68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822-01 </text:p>
          </table:table-cell>
          <table:table-cell table:number-columns-repeated="7"/>
        </table:table-row>
        <table:table-row table:style-name="ro2">
          <table:table-cell office:value-type="string">
            <text:p>R85822</text:p>
          </table:table-cell>
          <table:table-cell office:value-type="string">
            <text:p>;</text:p>
          </table:table-cell>
          <table:table-cell office:value-type="float" office:value="301010400">
            <text:p>301010400</text:p>
          </table:table-cell>
          <table:table-cell office:value-type="string">
            <text:p>RC0805JR-078K2L</text:p>
          </table:table-cell>
          <table:table-cell office:value-type="string">
            <text:p>Yageo <text:s/></text:p>
          </table:table-cell>
          <table:table-cell office:value-type="string">
            <text:p>SMD (0805) 8.2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1206-X-O130-01 </text:p>
          </table:table-cell>
          <table:table-cell table:number-columns-repeated="7"/>
        </table:table-row>
        <table:table-row table:style-name="ro2">
          <table:table-cell office:value-type="string">
            <text:p>R1130</text:p>
          </table:table-cell>
          <table:table-cell office:value-type="string">
            <text:p>;</text:p>
          </table:table-cell>
          <table:table-cell office:value-type="float" office:value="301010405">
            <text:p>301010405</text:p>
          </table:table-cell>
          <table:table-cell office:value-type="string">
            <text:p>RC1206JR-0713RL</text:p>
          </table:table-cell>
          <table:table-cell office:value-type="string">
            <text:p>Yageo <text:s/></text:p>
          </table:table-cell>
          <table:table-cell office:value-type="string">
            <text:p>SMD (1206) 13 Ohm Resistor </text:p>
          </table:table-cell>
          <table:table-cell table:number-columns-repeated="2"/>
        </table:table-row>
        <table:table-row table:style-name="ro2">
          <table:table-cell office:value-type="string">
            <text:p>datasheet Permalink <text:s/></text:p>
          </table:table-cell>
          <table:table-cell office:value-type="string">
            <text:p>SMD (1206)</text:p>
          </table:table-cell>
          <table:table-cell table:number-columns-repeated="6"/>
        </table:table-row>
        <table:table-row table:style-name="ro1">
          <table:table-cell office:value-type="string">
            <text:p>RJ45-18-X-SOCK-LI </text:p>
          </table:table-cell>
          <table:table-cell table:number-columns-repeated="7"/>
        </table:table-row>
        <table:table-row table:style-name="ro2">
          <table:table-cell office:value-type="string">
            <text:p>R45SL</text:p>
          </table:table-cell>
          <table:table-cell office:value-type="string">
            <text:p><text:s/></text:p>
          </table:table-cell>
          <table:table-cell office:value-type="float" office:value="320140004">
            <text:p>320140004</text:p>
          </table:table-cell>
          <table:table-cell office:value-type="string">
            <text:p>RJ45-MJ88-BX11-RVSL2</text:p>
          </table:table-cell>
          <table:table-cell office:value-type="string">
            <text:p>Dongguan Heiling Electronic Co. Ltd. <text:s/></text:p>
          </table:table-cell>
          <table:table-cell office:value-type="string">
            <text:p>18 mm Socket RJ45 w/Lights </text:p>
          </table:table-cell>
          <table:table-cell table:number-columns-repeated="2"/>
        </table:table-row>
        <table:table-row table:style-name="ro2">
          <table:table-cell office:value-type="string">
            <text:p>datasheet Permalink <text:s/></text:p>
          </table:table-cell>
          <table:table-cell office:value-type="string">
            <text:p>18 mm</text:p>
          </table:table-cell>
          <table:table-cell table:number-columns-repeated="6"/>
        </table:table-row>
        <table:table-row table:style-name="ro1">
          <table:table-cell office:value-type="string">
            <text:p>SDCS-MC-M-SMDS-02</text:p>
          </table:table-cell>
          <table:table-cell table:number-columns-repeated="7"/>
        </table:table-row>
        <table:table-row table:style-name="ro1">
          <table:table-cell office:value-type="string">
            <text:p>SDMS2</text:p>
          </table:table-cell>
          <table:table-cell office:value-type="string">
            <text:p><text:s/></text:p>
          </table:table-cell>
          <table:table-cell office:value-type="float" office:value="320090002">
            <text:p>320090002</text:p>
          </table:table-cell>
          <table:table-cell office:value-type="string">
            <text:p>VSHO-TF08-5501</text:p>
          </table:table-cell>
          <table:table-cell office:value-type="string">
            <text:p>VSHO Tech <text:s/></text:p>
          </table:table-cell>
          <table:table-cell office:value-type="string">
            <text:p>Micro SMD Metal SD Card Socket </text:p>
          </table:table-cell>
          <table:table-cell table:number-columns-repeated="2"/>
        </table:table-row>
        <table:table-row table:style-name="ro2">
          <table:table-cell office:value-type="string">
            <text:p>datasheet Permalink <text:s/></text:p>
          </table:table-cell>
          <table:table-cell office:value-type="string">
            <text:p>Micro</text:p>
          </table:table-cell>
          <table:table-cell table:number-columns-repeated="6"/>
        </table:table-row>
        <table:table-row table:style-name="ro1">
          <table:table-cell office:value-type="string">
            <text:p>SDCS-MC-M-SMDS-03</text:p>
          </table:table-cell>
          <table:table-cell table:number-columns-repeated="7"/>
        </table:table-row>
        <table:table-row table:style-name="ro1">
          <table:table-cell office:value-type="string">
            <text:p>SDMS3</text:p>
          </table:table-cell>
          <table:table-cell office:value-type="string">
            <text:p><text:s/></text:p>
          </table:table-cell>
          <table:table-cell office:value-type="float" office:value="320090008">
            <text:p>320090008</text:p>
          </table:table-cell>
          <table:table-cell office:value-type="string">
            <text:p>TF-01-6D59</text:p>
          </table:table-cell>
          <table:table-cell office:value-type="string">
            <text:p>Best <text:s/></text:p>
          </table:table-cell>
          <table:table-cell office:value-type="string">
            <text:p>Micro SMD Metal SD Card Socket </text:p>
          </table:table-cell>
          <table:table-cell table:number-columns-repeated="2"/>
        </table:table-row>
        <table:table-row table:style-name="ro2">
          <table:table-cell office:value-type="string">
            <text:p>datasheet Permalink <text:s/></text:p>
          </table:table-cell>
          <table:table-cell office:value-type="string">
            <text:p>Micro</text:p>
          </table:table-cell>
          <table:table-cell table:number-columns-repeated="6"/>
        </table:table-row>
        <table:table-row table:style-name="ro1">
          <table:table-cell office:value-type="string">
            <text:p>SWIS-09-X-DPDT-01 </text:p>
          </table:table-cell>
          <table:table-cell table:number-columns-repeated="7"/>
        </table:table-row>
        <table:table-row table:style-name="ro2">
          <table:table-cell office:value-type="string">
            <text:p>SSW9D</text:p>
          </table:table-cell>
          <table:table-cell office:value-type="string">
            <text:p>;</text:p>
          </table:table-cell>
          <table:table-cell office:value-type="string">
            <text:p>3010010P1</text:p>
          </table:table-cell>
          <table:table-cell office:value-type="string">
            <text:p>MS-22D18 G2 ROHS</text:p>
          </table:table-cell>
          <table:table-cell office:value-type="string">
            <text:p>HK Heng Hong Electronics Hardware <text:s/></text:p>
          </table:table-cell>
          <table:table-cell office:value-type="string">
            <text:p>9 mm DPDT Switch (Slide) </text:p>
          </table:table-cell>
          <table:table-cell table:number-columns-repeated="2"/>
        </table:table-row>
        <table:table-row table:style-name="ro2">
          <table:table-cell office:value-type="string">
            <text:p>datasheet Permalink <text:s/></text:p>
          </table:table-cell>
          <table:table-cell office:value-type="string">
            <text:p>9 mm</text:p>
          </table:table-cell>
          <table:table-cell table:number-columns-repeated="6"/>
        </table:table-row>
        <table:table-row table:style-name="ro1">
          <table:table-cell office:value-type="string">
            <text:p>TERS-05-G-02PI-01 </text:p>
          </table:table-cell>
          <table:table-cell table:number-columns-repeated="7"/>
        </table:table-row>
        <table:table-row table:style-name="ro2">
          <table:table-cell office:value-type="string">
            <text:p>ST502G</text:p>
          </table:table-cell>
          <table:table-cell office:value-type="string">
            <text:p>;</text:p>
          </table:table-cell>
          <table:table-cell office:value-type="string">
            <text:p>3470110P1</text:p>
          </table:table-cell>
          <table:table-cell office:value-type="string">
            <text:p>GS009S-5.0-02P-X-XXX</text:p>
          </table:table-cell>
          <table:table-cell office:value-type="string">
            <text:p>Ningbo Goosvn Electronic Co. Ltd. <text:s/></text:p>
          </table:table-cell>
          <table:table-cell office:value-type="string">
            <text:p>5 mm 2 Pin Green Screw Terminal </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TERS-05-G-03PI-01 </text:p>
          </table:table-cell>
          <table:table-cell table:number-columns-repeated="7"/>
        </table:table-row>
        <table:table-row table:style-name="ro2">
          <table:table-cell office:value-type="string">
            <text:p>ST502G</text:p>
          </table:table-cell>
          <table:table-cell office:value-type="string">
            <text:p>;</text:p>
          </table:table-cell>
          <table:table-cell office:value-type="string">
            <text:p>3470080P1</text:p>
          </table:table-cell>
          <table:table-cell office:value-type="string">
            <text:p>GS009S-5.0-03P-X-XXX</text:p>
          </table:table-cell>
          <table:table-cell office:value-type="string">
            <text:p>Ningbo Goosvn Electronic Co. Ltd. <text:s/></text:p>
          </table:table-cell>
          <table:table-cell office:value-type="string">
            <text:p>5 mm 3 Pin Green Screw Terminal </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TERS-35D-G-02PI-01 </text:p>
          </table:table-cell>
          <table:table-cell table:number-columns-repeated="7"/>
        </table:table-row>
        <table:table-row table:style-name="ro2">
          <table:table-cell office:value-type="string">
            <text:p>ST302G</text:p>
          </table:table-cell>
          <table:table-cell office:value-type="string">
            <text:p>;</text:p>
          </table:table-cell>
          <table:table-cell office:value-type="string">
            <text:p>3470070P1</text:p>
          </table:table-cell>
          <table:table-cell office:value-type="string">
            <text:p>GS012S-3.5-XXP-X-XXX</text:p>
          </table:table-cell>
          <table:table-cell office:value-type="string">
            <text:p>Ningbo Goosvn Electronic Co. Ltd. <text:s/></text:p>
          </table:table-cell>
          <table:table-cell office:value-type="string">
            <text:p>3.5 mm 2 Pin Green Screw Terminal </text:p>
          </table:table-cell>
          <table:table-cell table:number-columns-repeated="2"/>
        </table:table-row>
        <table:table-row table:style-name="ro2">
          <table:table-cell office:value-type="string">
            <text:p>datasheet Permalink <text:s/></text:p>
          </table:table-cell>
          <table:table-cell office:value-type="string">
            <text:p>3.5 mm</text:p>
          </table:table-cell>
          <table:table-cell table:number-columns-repeated="6"/>
        </table:table-row>
        <table:table-row table:style-name="ro1">
          <table:table-cell office:value-type="string">
            <text:p>TRNN-SO23-X-A01D-01 </text:p>
          </table:table-cell>
          <table:table-cell table:number-columns-repeated="7"/>
        </table:table-row>
        <table:table-row table:style-name="ro2">
          <table:table-cell office:value-type="string">
            <text:p>TNS21D</text:p>
          </table:table-cell>
          <table:table-cell office:value-type="string">
            <text:p>;</text:p>
          </table:table-cell>
          <table:table-cell office:value-type="float" office:value="305010022">
            <text:p>305010022</text:p>
          </table:table-cell>
          <table:table-cell office:value-type="string">
            <text:p>S9014J6</text:p>
          </table:table-cell>
          <table:table-cell office:value-type="string">
            <text:p>Jiangsu Changjiang Electronics <text:s/></text:p>
          </table:table-cell>
          <table:table-cell office:value-type="string">
            <text:p>SMD (SOT-23) 100 mA NPN Transistor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TRNN-SO23-X-A02D-01 </text:p>
          </table:table-cell>
          <table:table-cell table:number-columns-repeated="7"/>
        </table:table-row>
        <table:table-row table:style-name="ro2">
          <table:table-cell office:value-type="string">
            <text:p>TNS22D</text:p>
          </table:table-cell>
          <table:table-cell office:value-type="string">
            <text:p>;</text:p>
          </table:table-cell>
          <table:table-cell office:value-type="float" office:value="305010013">
            <text:p>305010013</text:p>
          </table:table-cell>
          <table:table-cell office:value-type="string">
            <text:p>MMBT3904LT1G</text:p>
          </table:table-cell>
          <table:table-cell office:value-type="string">
            <text:p>On Semiconductors <text:s/></text:p>
          </table:table-cell>
          <table:table-cell office:value-type="string">
            <text:p>SMD (SOT-23) 200 mA NPN Transistor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TRNN-SO23-X-A05D-01 </text:p>
          </table:table-cell>
          <table:table-cell table:number-columns-repeated="7"/>
        </table:table-row>
        <table:table-row table:style-name="ro1">
          <table:table-cell office:value-type="string">
            <text:p>TNS25D</text:p>
          </table:table-cell>
          <table:table-cell office:value-type="string">
            <text:p>;</text:p>
          </table:table-cell>
          <table:table-cell office:value-type="string">
            <text:p>0400000P1</text:p>
          </table:table-cell>
          <table:table-cell office:value-type="string">
            <text:p>TRNP-SO23-X-A05D-01</text:p>
          </table:table-cell>
          <table:table-cell table:number-columns-repeated="4"/>
        </table:table-row>
        <table:table-row table:style-name="ro1">
          <table:table-cell office:value-type="string">
            <text:p>TPS25D</text:p>
          </table:table-cell>
          <table:table-cell office:value-type="string">
            <text:p>;</text:p>
          </table:table-cell>
          <table:table-cell office:value-type="float" office:value="305020006">
            <text:p>305020006</text:p>
          </table:table-cell>
          <table:table-cell office:value-type="string">
            <text:p>S8550</text:p>
          </table:table-cell>
          <table:table-cell table:number-columns-repeated="4"/>
        </table:table-row>
        <table:table-row table:style-name="ro1">
          <table:table-cell office:value-type="string">
            <text:p>UFLS-02-M-SMDS-01 </text:p>
          </table:table-cell>
          <table:table-cell table:number-columns-repeated="7"/>
        </table:table-row>
        <table:table-row table:style-name="ro2">
          <table:table-cell office:value-type="string">
            <text:p>UFL02S</text:p>
          </table:table-cell>
          <table:table-cell office:value-type="string">
            <text:p>;</text:p>
          </table:table-cell>
          <table:table-cell office:value-type="string">
            <text:p>3450020P1</text:p>
          </table:table-cell>
          <table:table-cell/>
          <table:table-cell office:value-type="string">
            <text:p>I-Pax <text:s/></text:p>
          </table:table-cell>
          <table:table-cell office:value-type="string">
            <text:p>2 mm SMD Metal UFL Socket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USBS-MN-M-SMDS-01</text:p>
          </table:table-cell>
          <table:table-cell table:number-columns-repeated="7"/>
        </table:table-row>
        <table:table-row table:style-name="ro2">
          <table:table-cell office:value-type="string">
            <text:p>USN</text:p>
          </table:table-cell>
          <table:table-cell office:value-type="string">
            <text:p>;</text:p>
          </table:table-cell>
          <table:table-cell office:value-type="string">
            <text:p>3400030P1</text:p>
          </table:table-cell>
          <table:table-cell office:value-type="string">
            <text:p>ST-USB-013A</text:p>
          </table:table-cell>
          <table:table-cell office:value-type="string">
            <text:p>Suntech <text:s/></text:p>
          </table:table-cell>
          <table:table-cell office:value-type="string">
            <text:p>Mini SMD Metal USB Socket </text:p>
          </table:table-cell>
          <table:table-cell table:number-columns-repeated="2"/>
        </table:table-row>
        <table:table-row table:style-name="ro2">
          <table:table-cell office:value-type="string">
            <text:p>datasheet Permalink <text:s/></text:p>
          </table:table-cell>
          <table:table-cell office:value-type="string">
            <text:p>Mini</text:p>
          </table:table-cell>
          <table:table-cell table:number-columns-repeated="6"/>
        </table:table-row>
        <table:table-row table:style-name="ro1">
          <table:table-cell office:value-type="string">
            <text:p>VREG-SO223-X-ADJU-A1 </text:p>
          </table:table-cell>
          <table:table-cell table:number-columns-repeated="7"/>
        </table:table-row>
        <table:table-row table:style-name="ro1">
          <table:table-cell office:value-type="string">
            <text:p>VS2A1</text:p>
          </table:table-cell>
          <table:table-cell office:value-type="string">
            <text:p><text:s/></text:p>
          </table:table-cell>
          <table:table-cell office:value-type="float" office:value="310030006">
            <text:p>310030006</text:p>
          </table:table-cell>
          <table:table-cell office:value-type="string">
            <text:p>LM317EMP</text:p>
          </table:table-cell>
          <table:table-cell office:value-type="string">
            <text:p>Texas Instruments <text:s/></text:p>
          </table:table-cell>
          <table:table-cell office:value-type="string">
            <text:p>SMD (SOT-223) Adjustable Voltage Regulator 1 A </text:p>
          </table:table-cell>
          <table:table-cell table:number-columns-repeated="2"/>
        </table:table-row>
        <table:table-row table:style-name="ro2">
          <table:table-cell office:value-type="string">
            <text:p>datasheet Permalink <text:s/></text:p>
          </table:table-cell>
          <table:table-cell office:value-type="string">
            <text:p>SMD (SOT-223)</text:p>
          </table:table-cell>
          <table:table-cell table:number-columns-repeated="6"/>
        </table:table-row>
        <table:table-row table:style-name="ro1">
          <table:table-cell office:value-type="string">
            <text:p>VREG-SO223-X-V33D-A1 </text:p>
          </table:table-cell>
          <table:table-cell table:number-columns-repeated="7"/>
        </table:table-row>
        <table:table-row table:style-name="ro1">
          <table:table-cell office:value-type="string">
            <text:p>VS231</text:p>
          </table:table-cell>
          <table:table-cell office:value-type="string">
            <text:p>;</text:p>
          </table:table-cell>
          <table:table-cell office:value-type="string">
            <text:p>1310190P1</text:p>
          </table:table-cell>
          <table:table-cell/>
          <table:table-cell office:value-type="string">
            <text:p><text:s/></text:p>
          </table:table-cell>
          <table:table-cell office:value-type="string">
            <text:p>SMD (SOT-223) 3.3v Voltage Regulator 1 A </text:p>
          </table:table-cell>
          <table:table-cell table:number-columns-repeated="2"/>
        </table:table-row>
        <table:table-row table:style-name="ro2">
          <table:table-cell office:value-type="string">
            <text:p>datasheet Permalink <text:s/></text:p>
          </table:table-cell>
          <table:table-cell office:value-type="string">
            <text:p>SMD (SOT-223)</text:p>
          </table:table-cell>
          <table:table-cell table:number-columns-repeated="6"/>
        </table:table-row>
        <table:table-row table:style-name="ro1">
          <table:table-cell office:value-type="string">
            <text:p>VREG-SO23-X-V25D-AD </text:p>
          </table:table-cell>
          <table:table-cell table:number-columns-repeated="7"/>
        </table:table-row>
        <table:table-row table:style-name="ro2">
          <table:table-cell office:value-type="string">
            <text:p>VS325D</text:p>
          </table:table-cell>
          <table:table-cell office:value-type="string">
            <text:p><text:s/></text:p>
          </table:table-cell>
          <table:table-cell office:value-type="float" office:value="310030009">
            <text:p>310030009</text:p>
          </table:table-cell>
          <table:table-cell office:value-type="string">
            <text:p>XC6206P252MR</text:p>
          </table:table-cell>
          <table:table-cell office:value-type="string">
            <text:p>Torex <text:s/></text:p>
          </table:table-cell>
          <table:table-cell office:value-type="string">
            <text:p>SMD (SOT-23) 2.5v Voltage Regulator 250 mA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VREG-SO23-X-V3-AD </text:p>
          </table:table-cell>
          <table:table-cell table:number-columns-repeated="7"/>
        </table:table-row>
        <table:table-row table:style-name="ro2">
          <table:table-cell office:value-type="string">
            <text:p>VS33D</text:p>
          </table:table-cell>
          <table:table-cell office:value-type="string">
            <text:p><text:s/></text:p>
          </table:table-cell>
          <table:table-cell office:value-type="float" office:value="310030009">
            <text:p>310030009</text:p>
          </table:table-cell>
          <table:table-cell office:value-type="string">
            <text:p>XC6206P302MR</text:p>
          </table:table-cell>
          <table:table-cell office:value-type="string">
            <text:p>Torex <text:s/></text:p>
          </table:table-cell>
          <table:table-cell office:value-type="string">
            <text:p>SMD (SOT-23) 3v Voltage Regulator 250 mA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VREG-SO23-X-V33D-AD </text:p>
          </table:table-cell>
          <table:table-cell table:number-columns-repeated="7"/>
        </table:table-row>
        <table:table-row table:style-name="ro2">
          <table:table-cell office:value-type="string">
            <text:p>VS332</text:p>
          </table:table-cell>
          <table:table-cell office:value-type="string">
            <text:p>;</text:p>
          </table:table-cell>
          <table:table-cell office:value-type="string">
            <text:p>1300260P1</text:p>
          </table:table-cell>
          <table:table-cell/>
          <table:table-cell office:value-type="string">
            <text:p><text:s/></text:p>
          </table:table-cell>
          <table:table-cell office:value-type="string">
            <text:p>SMD (SOT-23) 3.3v Voltage Regulator 250 mA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VREG-SO235-X-ADJU-AB </text:p>
          </table:table-cell>
          <table:table-cell table:number-columns-repeated="7"/>
        </table:table-row>
        <table:table-row table:style-name="ro1">
          <table:table-cell office:value-type="string">
            <text:p>VS5AB</text:p>
          </table:table-cell>
          <table:table-cell office:value-type="string">
            <text:p><text:s/></text:p>
          </table:table-cell>
          <table:table-cell office:value-type="float" office:value="310030148">
            <text:p>310030148</text:p>
          </table:table-cell>
          <table:table-cell office:value-type="string">
            <text:p>ETA3406S2F-T</text:p>
          </table:table-cell>
          <table:table-cell office:value-type="string">
            <text:p>ETA Solutions <text:s/></text:p>
          </table:table-cell>
          <table:table-cell office:value-type="string">
            <text:p>SMD (SOT-23-5) Adjustable Voltage Regulator 1.2 A </text:p>
          </table:table-cell>
          <table:table-cell table:number-columns-repeated="2"/>
        </table:table-row>
        <table:table-row table:style-name="ro2">
          <table:table-cell office:value-type="string">
            <text:p>datasheet Permalink <text:s/></text:p>
          </table:table-cell>
          <table:table-cell office:value-type="string">
            <text:p>SMD (SOT-23-5)</text:p>
          </table:table-cell>
          <table:table-cell table:number-columns-repeated="6"/>
        </table:table-row>
        <table:table-row table:style-name="ro1">
          <table:table-cell office:value-type="string">
            <text:p>VREG-SO235-X-V33D-A5D </text:p>
          </table:table-cell>
          <table:table-cell table:number-columns-repeated="7"/>
        </table:table-row>
        <table:table-row table:style-name="ro2">
          <table:table-cell office:value-type="string">
            <text:p>VS5335</text:p>
          </table:table-cell>
          <table:table-cell office:value-type="string">
            <text:p><text:s/></text:p>
          </table:table-cell>
          <table:table-cell office:value-type="float" office:value="310040021">
            <text:p>310040021</text:p>
          </table:table-cell>
          <table:table-cell office:value-type="string">
            <text:p>RT9167A-33PB</text:p>
          </table:table-cell>
          <table:table-cell office:value-type="string">
            <text:p>RichTek <text:s/></text:p>
          </table:table-cell>
          <table:table-cell office:value-type="string">
            <text:p>SMD (SOT-23-5) 3.3v Voltage Regulator 500 mA </text:p>
          </table:table-cell>
          <table:table-cell table:number-columns-repeated="2"/>
        </table:table-row>
        <table:table-row table:style-name="ro2">
          <table:table-cell office:value-type="string">
            <text:p>datasheet Permalink <text:s/></text:p>
          </table:table-cell>
          <table:table-cell office:value-type="string">
            <text:p>SMD (SOT-23-5)</text:p>
          </table:table-cell>
          <table:table-cell table:number-columns-repeated="6"/>
        </table:table-row>
        <table:table-row table:style-name="ro1">
          <table:table-cell office:value-type="string">
            <text:p>VREG-SO238-X-ADJU-A2 </text:p>
          </table:table-cell>
          <table:table-cell table:number-columns-repeated="7"/>
        </table:table-row>
        <table:table-row table:style-name="ro1">
          <table:table-cell office:value-type="string">
            <text:p>VS8A2</text:p>
          </table:table-cell>
          <table:table-cell office:value-type="string">
            <text:p><text:s/></text:p>
          </table:table-cell>
          <table:table-cell office:value-type="float" office:value="310030121">
            <text:p>310030121</text:p>
          </table:table-cell>
          <table:table-cell office:value-type="string">
            <text:p>MP1496DJ</text:p>
          </table:table-cell>
          <table:table-cell office:value-type="string">
            <text:p>Monolithic Power Systems <text:s/></text:p>
          </table:table-cell>
          <table:table-cell office:value-type="string">
            <text:p>SMD (SOT-23-8) Adjustable Voltage Regulator 2 A </text:p>
          </table:table-cell>
          <table:table-cell table:number-columns-repeated="2"/>
        </table:table-row>
        <table:table-row table:style-name="ro2">
          <table:table-cell office:value-type="string">
            <text:p>datasheet Permalink <text:s/></text:p>
          </table:table-cell>
          <table:table-cell office:value-type="string">
            <text:p>SMD (SOT-23-8)</text:p>
          </table:table-cell>
          <table:table-cell table:number-columns-repeated="6"/>
        </table:table-row>
        <table:table-row table:style-name="ro1">
          <table:table-cell office:value-type="string">
            <text:p>XTAL-11-X-MZ25-01 </text:p>
          </table:table-cell>
          <table:table-cell table:number-columns-repeated="7"/>
        </table:table-row>
        <table:table-row table:style-name="ro2">
          <table:table-cell office:value-type="string">
            <text:p>XT25</text:p>
          </table:table-cell>
          <table:table-cell office:value-type="string">
            <text:p><text:s/></text:p>
          </table:table-cell>
          <table:table-cell office:value-type="float" office:value="306010005">
            <text:p>306010005</text:p>
          </table:table-cell>
          <table:table-cell office:value-type="string">
            <text:p>49S</text:p>
          </table:table-cell>
          <table:table-cell office:value-type="string">
            <text:p>Xinhunjing <text:s/></text:p>
          </table:table-cell>
          <table:table-cell office:value-type="string">
            <text:p>11 mm 25 MHz Crystal </text:p>
          </table:table-cell>
          <table:table-cell table:number-columns-repeated="2"/>
        </table:table-row>
        <table:table-row table:style-name="ro2">
          <table:table-cell office:value-type="string">
            <text:p>datasheet Permalink <text:s/></text:p>
          </table:table-cell>
          <table:table-cell office:value-type="string">
            <text:p>11 mm</text:p>
          </table:table-cell>
          <table:table-cell table:number-columns-repeated="6"/>
        </table:table-row>
        <table:table-row table:style-name="ro1">
          <table:table-cell office:value-type="string">
            <text:p>XTAL-11-X-MZ8-01 </text:p>
          </table:table-cell>
          <table:table-cell table:number-columns-repeated="7"/>
        </table:table-row>
        <table:table-row table:style-name="ro2">
          <table:table-cell office:value-type="string">
            <text:p>XT8</text:p>
          </table:table-cell>
          <table:table-cell office:value-type="string">
            <text:p><text:s/></text:p>
          </table:table-cell>
          <table:table-cell office:value-type="float" office:value="306010033">
            <text:p>306010033</text:p>
          </table:table-cell>
          <table:table-cell office:value-type="string">
            <text:p>49S8M</text:p>
          </table:table-cell>
          <table:table-cell office:value-type="string">
            <text:p>Xinhunjing <text:s/></text:p>
          </table:table-cell>
          <table:table-cell office:value-type="string">
            <text:p>11 mm 8 MHz Crystal </text:p>
          </table:table-cell>
          <table:table-cell table:number-columns-repeated="2"/>
        </table:table-row>
        <table:table-row table:style-name="ro2">
          <table:table-cell office:value-type="string">
            <text:p>datasheet Permalink <text:s/></text:p>
          </table:table-cell>
          <table:table-cell office:value-type="string">
            <text:p>11 mm</text:p>
          </table:table-cell>
          <table:table-cell table:number-columns-repeated="6"/>
        </table:table-row>
        <table:table-row table:style-name="ro1">
          <table:table-cell office:value-type="string">
            <text:p>XTAL-3215-X-KZ327D-01 </text:p>
          </table:table-cell>
          <table:table-cell table:number-columns-repeated="7"/>
        </table:table-row>
        <table:table-row table:style-name="ro2">
          <table:table-cell office:value-type="string">
            <text:p>X3K327D</text:p>
          </table:table-cell>
          <table:table-cell office:value-type="string">
            <text:p>;</text:p>
          </table:table-cell>
          <table:table-cell office:value-type="float" office:value="306010055">
            <text:p>306010055</text:p>
          </table:table-cell>
          <table:table-cell office:value-type="string">
            <text:p>FC-135</text:p>
          </table:table-cell>
          <table:table-cell office:value-type="string">
            <text:p>Xinhunjing <text:s/></text:p>
          </table:table-cell>
          <table:table-cell office:value-type="string">
            <text:p>SMD (3215) 32.768 kHz Crystal </text:p>
          </table:table-cell>
          <table:table-cell table:number-columns-repeated="2"/>
        </table:table-row>
        <table:table-row table:style-name="ro2">
          <table:table-cell office:value-type="string">
            <text:p>datasheet Permalink <text:s/></text:p>
          </table:table-cell>
          <table:table-cell office:value-type="string">
            <text:p>SMD (3215)</text:p>
          </table:table-cell>
          <table:table-cell table:number-columns-repeated="6"/>
        </table:table-row>
        <table:table-row table:style-name="ro1">
          <table:table-cell office:value-type="string">
            <text:p>XTAL-5032-X-MZ12-01 </text:p>
          </table:table-cell>
          <table:table-cell table:number-columns-repeated="7"/>
        </table:table-row>
        <table:table-row table:style-name="ro2">
          <table:table-cell office:value-type="string">
            <text:p>XS512</text:p>
          </table:table-cell>
          <table:table-cell office:value-type="string">
            <text:p>;</text:p>
          </table:table-cell>
          <table:table-cell office:value-type="float" office:value="306010047">
            <text:p>306010047</text:p>
          </table:table-cell>
          <table:table-cell office:value-type="string">
            <text:p>5032/2P</text:p>
          </table:table-cell>
          <table:table-cell office:value-type="string">
            <text:p>Xinhunjing <text:s/></text:p>
          </table:table-cell>
          <table:table-cell office:value-type="string">
            <text:p>SMD (5032) 12 MHz Crystal </text:p>
          </table:table-cell>
          <table:table-cell table:number-columns-repeated="2"/>
        </table:table-row>
        <table:table-row table:style-name="ro2">
          <table:table-cell office:value-type="string">
            <text:p>datasheet Permalink <text:s/></text:p>
          </table:table-cell>
          <table:table-cell office:value-type="string">
            <text:p>SMD (5032)</text:p>
          </table:table-cell>
          <table:table-cell table:number-columns-repeated="6"/>
        </table:table-row>
        <table:table-row table:style-name="ro1">
          <table:table-cell office:value-type="string">
            <text:p>XTAL-5032-X-MZ16-01 </text:p>
          </table:table-cell>
          <table:table-cell table:number-columns-repeated="7"/>
        </table:table-row>
        <table:table-row table:style-name="ro2">
          <table:table-cell office:value-type="string">
            <text:p>XS516</text:p>
          </table:table-cell>
          <table:table-cell office:value-type="string">
            <text:p>;</text:p>
          </table:table-cell>
          <table:table-cell office:value-type="string">
            <text:p>0500290P1</text:p>
          </table:table-cell>
          <table:table-cell office:value-type="string">
            <text:p>X053201602002</text:p>
          </table:table-cell>
          <table:table-cell office:value-type="string">
            <text:p>Jingpengyuan <text:s/></text:p>
          </table:table-cell>
          <table:table-cell office:value-type="string">
            <text:p>SMD (5032) 16 MHz Crystal </text:p>
          </table:table-cell>
          <table:table-cell table:number-columns-repeated="2"/>
        </table:table-row>
        <table:table-row table:style-name="ro2">
          <table:table-cell office:value-type="string">
            <text:p>datasheet Permalink <text:s/></text:p>
          </table:table-cell>
          <table:table-cell office:value-type="string">
            <text:p>SMD (5032)</text:p>
          </table:table-cell>
          <table:table-cell table:number-columns-repeated="6"/>
        </table:table-row>
        <table:table-row table:style-name="ro1">
          <table:table-cell office:value-type="string">
            <text:p>XTAL-5032-X-MZ8-01 </text:p>
          </table:table-cell>
          <table:table-cell table:number-columns-repeated="7"/>
        </table:table-row>
        <table:table-row table:style-name="ro2">
          <table:table-cell office:value-type="string">
            <text:p>XS58</text:p>
          </table:table-cell>
          <table:table-cell office:value-type="string">
            <text:p><text:s/></text:p>
          </table:table-cell>
          <table:table-cell office:value-type="float" office:value="306010004">
            <text:p>306010004</text:p>
          </table:table-cell>
          <table:table-cell office:value-type="string">
            <text:p>5032-4P</text:p>
          </table:table-cell>
          <table:table-cell office:value-type="string">
            <text:p>Xinhunjing <text:s/></text:p>
          </table:table-cell>
          <table:table-cell office:value-type="string">
            <text:p>SMD (5032) 8 MHz Crystal </text:p>
          </table:table-cell>
          <table:table-cell table:number-columns-repeated="2"/>
        </table:table-row>
        <table:table-row table:style-name="ro2">
          <table:table-cell office:value-type="string">
            <text:p>datasheet Permalink <text:s/></text:p>
          </table:table-cell>
          <table:table-cell office:value-type="string">
            <text:p>SMD (5032)</text:p>
          </table:table-cell>
          <table:table-cell table:number-columns-repeated="6"/>
        </table:table-row>
        <table:table-row table:style-name="ro1">
          <table:table-cell office:value-type="string">
            <text:p>Extra </text:p>
          </table:table-cell>
          <table:table-cell table:number-columns-repeated="7"/>
        </table:table-row>
      </table:table>
      <table:table table:name="SEEED OPL" table:style-name="ta1" table:print="false">
        <table:table-column table:style-name="co1" table:number-columns-repeated="44" table:default-cell-style-name="Default"/>
        <table:table-row table:style-name="ro1">
          <table:table-cell office:value-type="string">
            <text:p>ROHS</text:p>
          </table:table-cell>
          <table:table-cell table:number-columns-repeated="43"/>
        </table:table-row>
        <table:table-row table:style-name="ro2">
          <table:table-cell table:number-columns-repeated="2"/>
          <table:table-cell office:value-type="float" office:value="1">
            <text:p>1</text:p>
          </table:table-cell>
          <table:table-cell office:value-type="float" office:value="313080037">
            <text:p>313080037</text:p>
          </table:table-cell>
          <table:table-cell office:value-type="string">
            <text:p>SAP050100CN-C</text:p>
          </table:table-cell>
          <table:table-cell/>
          <table:table-cell office:value-type="string">
            <text:p>PENGSHENGYE</text:p>
          </table:table-cell>
          <table:table-cell office:value-type="string">
            <text:p>USB Power Adapter;5V/1A</text:p>
          </table:table-cell>
          <table:table-cell office:value-type="string">
            <text:p>Datasheet » | Permalink</text:p>
          </table:table-cell>
          <table:table-cell office:value-type="string">
            <text:p>2P-Black-5V-1A(3C)</text:p>
          </table:table-cell>
          <table:table-cell office:value-type="string">
            <text:p>$4.2969/Set </text:p>
          </table:table-cell>
          <table:table-cell office:value-type="string">
            <text:p>1 Pieces/Set </text:p>
          </table:table-cell>
          <table:table-cell office:value-type="string">
            <text:p>Stock</text:p>
          </table:table-cell>
          <table:table-cell office:value-type="float" office:value="-42">
            <text:p>-42</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2]+1" office:value-type="float" office:value="2">
            <text:p>2</text:p>
          </table:table-cell>
          <table:table-cell office:value-type="float" office:value="318020019">
            <text:p>318020019</text:p>
          </table:table-cell>
          <table:table-cell office:value-type="string">
            <text:p>3020-1766</text:p>
          </table:table-cell>
          <table:table-cell/>
          <table:table-cell office:value-type="string">
            <text:p>FEIYUXIN</text:p>
          </table:table-cell>
          <table:table-cell office:value-type="string">
            <text:p>PCB External 2.4 Antenna;With I-PEX Cable</text:p>
          </table:table-cell>
          <table:table-cell office:value-type="string">
            <text:p>Datasheet » | Permalink</text:p>
          </table:table-cell>
          <table:table-cell office:value-type="string">
            <text:p>L40.5*W5.0*H1.2mm</text:p>
          </table:table-cell>
          <table:table-cell office:value-type="string">
            <text:p>$2.5782/Set </text:p>
          </table:table-cell>
          <table:table-cell office:value-type="string">
            <text:p>3 Pieces/Set </text:p>
          </table:table-cell>
          <table:table-cell office:value-type="string">
            <text:p>Stock</text:p>
          </table:table-cell>
          <table:table-cell office:value-type="float" office:value="36">
            <text:p>3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1" office:value-type="float" office:value="3">
            <text:p>3</text:p>
          </table:table-cell>
          <table:table-cell office:value-type="float" office:value="318020014">
            <text:p>318020014</text:p>
          </table:table-cell>
          <table:table-cell office:value-type="string">
            <text:p>IPEX-PCB-113-L42</text:p>
          </table:table-cell>
          <table:table-cell/>
          <table:table-cell office:value-type="string">
            <text:p>FEIYUXIN</text:p>
          </table:table-cell>
          <table:table-cell office:value-type="string">
            <text:p>PCB External GSM Antenna;4-Band 850/900/1800/1900;With I-PEX Cable</text:p>
          </table:table-cell>
          <table:table-cell office:value-type="string">
            <text:p>Datasheet » | Permalink</text:p>
          </table:table-cell>
          <table:table-cell office:value-type="string">
            <text:p>18*40*42mm</text:p>
          </table:table-cell>
          <table:table-cell office:value-type="string">
            <text:p>$3.2814/Set </text:p>
          </table:table-cell>
          <table:table-cell office:value-type="string">
            <text:p>3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4]+1" office:value-type="float" office:value="4">
            <text:p>4</text:p>
          </table:table-cell>
          <table:table-cell office:value-type="float" office:value="318020010">
            <text:p>318020010</text:p>
          </table:table-cell>
          <table:table-cell office:value-type="string">
            <text:p>RH0111-30002</text:p>
          </table:table-cell>
          <table:table-cell/>
          <table:table-cell office:value-type="string">
            <text:p>DYRH</text:p>
          </table:table-cell>
          <table:table-cell office:value-type="string">
            <text:p>SMA External 2.4G Antenna</text:p>
          </table:table-cell>
          <table:table-cell office:value-type="string">
            <text:p>Datasheet » | Permalink</text:p>
          </table:table-cell>
          <table:table-cell office:value-type="string">
            <text:p>SMA-109mm</text:p>
          </table:table-cell>
          <table:table-cell office:value-type="string">
            <text:p>$1.2891/Set </text:p>
          </table:table-cell>
          <table:table-cell office:value-type="string">
            <text:p>1 Pieces/Set </text:p>
          </table:table-cell>
          <table:table-cell office:value-type="string">
            <text:p>Stock</text:p>
          </table:table-cell>
          <table:table-cell office:value-type="float" office:value="-4">
            <text:p>-4</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5]+1" office:value-type="float" office:value="5">
            <text:p>5</text:p>
          </table:table-cell>
          <table:table-cell office:value-type="float" office:value="312010004">
            <text:p>312010004</text:p>
          </table:table-cell>
          <table:table-cell office:value-type="string">
            <text:p>KS-12065D03YA</text:p>
          </table:table-cell>
          <table:table-cell/>
          <table:table-cell office:value-type="string">
            <text:p>Guangjixing</text:p>
          </table:table-cell>
          <table:table-cell office:value-type="string">
            <text:p>DIP Buzzer 3V/30mA;2700</text:p>
          </table:table-cell>
          <table:table-cell office:value-type="string">
            <text:p>Datasheet » | Permalink</text:p>
          </table:table-cell>
          <table:table-cell office:value-type="string">
            <text:p>2P-7.6-D12*H6.5mm</text:p>
          </table:table-cell>
          <table:table-cell office:value-type="string">
            <text:p>$2.5195/Set </text:p>
          </table:table-cell>
          <table:table-cell office:value-type="string">
            <text:p>5 Pieces/Set </text:p>
          </table:table-cell>
          <table:table-cell office:value-type="string">
            <text:p>Stock</text:p>
          </table:table-cell>
          <table:table-cell office:value-type="float" office:value="20">
            <text:p>2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6]+1" office:value-type="float" office:value="6">
            <text:p>6</text:p>
          </table:table-cell>
          <table:table-cell office:value-type="float" office:value="321070005">
            <text:p>321070005</text:p>
          </table:table-cell>
          <table:table-cell office:value-type="string">
            <text:p>LLD</text:p>
          </table:table-cell>
          <table:table-cell office:value-type="string">
            <text:p>Grove Cable;24AWG-200mm;4-Wire;Black/Red/White/Yellow</text:p>
          </table:table-cell>
          <table:table-cell office:value-type="string">
            <text:p>Datasheet » | Permalink</text:p>
          </table:table-cell>
          <table:table-cell office:value-type="string">
            <text:p>4P-2.0-24AWG-200mm</text:p>
          </table:table-cell>
          <table:table-cell office:value-type="string">
            <text:p>$2.266/Set </text:p>
          </table:table-cell>
          <table:table-cell office:value-type="string">
            <text:p>1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30"/>
        </table:table-row>
        <table:table-row table:style-name="ro2">
          <table:table-cell table:number-columns-repeated="2"/>
          <table:table-cell table:formula="of:=[.C7]+1" office:value-type="float" office:value="7">
            <text:p>7</text:p>
          </table:table-cell>
          <table:table-cell office:value-type="float" office:value="321050033">
            <text:p>321050033</text:p>
          </table:table-cell>
          <table:table-cell office:value-type="string">
            <text:p>SDD</text:p>
          </table:table-cell>
          <table:table-cell office:value-type="string">
            <text:p>Power Cable;9V BAT to 2.1mm DC Jack;24AWG-185mm;2-Wire;Red/Black</text:p>
          </table:table-cell>
          <table:table-cell office:value-type="string">
            <text:p>Datasheet » | Permalink</text:p>
          </table:table-cell>
          <table:table-cell office:value-type="string">
            <text:p>24AWG-185mm</text:p>
          </table:table-cell>
          <table:table-cell office:value-type="string">
            <text:p>$2.051/Set </text:p>
          </table:table-cell>
          <table:table-cell office:value-type="string">
            <text:p>5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8]+1" office:value-type="float" office:value="8">
            <text:p>8</text:p>
          </table:table-cell>
          <table:table-cell office:value-type="float" office:value="302010138">
            <text:p>302010138</text:p>
          </table:table-cell>
          <table:table-cell office:value-type="string">
            <text:p>CC0603KRX7R9BB104</text:p>
          </table:table-cell>
          <table:table-cell/>
          <table:table-cell office:value-type="string">
            <text:p>YAGEO</text:p>
          </table:table-cell>
          <table:table-cell office:value-type="string">
            <text:p>SMD CAP Ceramic 100nF-50V-10%-X7R</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1">
            <text:p>1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9]+1" office:value-type="float" office:value="9">
            <text:p>9</text:p>
          </table:table-cell>
          <table:table-cell office:value-type="float" office:value="302010178">
            <text:p>302010178</text:p>
          </table:table-cell>
          <table:table-cell office:value-type="string">
            <text:p>CC0805KKX5R8BB106</text:p>
          </table:table-cell>
          <table:table-cell/>
          <table:table-cell office:value-type="string">
            <text:p>YAGEO</text:p>
          </table:table-cell>
          <table:table-cell office:value-type="string">
            <text:p>SMD CAP Ceramic 10uF-25V-10%-X5R</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2.74/Set </text:p>
          </table:table-cell>
          <table:table-cell office:value-type="string">
            <text:p>50 Pieces/Set </text:p>
          </table:table-cell>
          <table:table-cell office:value-type="string">
            <text:p>Stock</text:p>
          </table:table-cell>
          <table:table-cell office:value-type="float" office:value="64">
            <text:p>6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0]+1" office:value-type="float" office:value="10">
            <text:p>10</text:p>
          </table:table-cell>
          <table:table-cell office:value-type="float" office:value="302010179">
            <text:p>302010179</text:p>
          </table:table-cell>
          <table:table-cell office:value-type="string">
            <text:p>CC0805KKX7R8BB105</text:p>
          </table:table-cell>
          <table:table-cell/>
          <table:table-cell office:value-type="string">
            <text:p>YAGEO</text:p>
          </table:table-cell>
          <table:table-cell office:value-type="string">
            <text:p>SMD CAP Ceramic 1uF-25V-10%-X7R</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0.72/Set </text:p>
          </table:table-cell>
          <table:table-cell office:value-type="string">
            <text:p>50 Pieces/Set </text:p>
          </table:table-cell>
          <table:table-cell office:value-type="string">
            <text:p>Stock</text:p>
          </table:table-cell>
          <table:table-cell office:value-type="float" office:value="203">
            <text:p>20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1]+1" office:value-type="float" office:value="11">
            <text:p>11</text:p>
          </table:table-cell>
          <table:table-cell office:value-type="float" office:value="302010139">
            <text:p>302010139</text:p>
          </table:table-cell>
          <table:table-cell office:value-type="string">
            <text:p>CC0603KRX7R8BB105</text:p>
          </table:table-cell>
          <table:table-cell/>
          <table:table-cell office:value-type="string">
            <text:p>YAGEO</text:p>
          </table:table-cell>
          <table:table-cell office:value-type="string">
            <text:p>SMD CAP Ceramic 1uF-25V-10%-X7R</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13">
            <text:p>11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1" office:value-type="float" office:value="12">
            <text:p>12</text:p>
          </table:table-cell>
          <table:table-cell office:value-type="float" office:value="302020002">
            <text:p>302020002</text:p>
          </table:table-cell>
          <table:table-cell office:value-type="string">
            <text:p>TAJA106K016RNJ</text:p>
          </table:table-cell>
          <table:table-cell/>
          <table:table-cell office:value-type="string">
            <text:p>AVX</text:p>
          </table:table-cell>
          <table:table-cell office:value-type="string">
            <text:p>SMD CAP Tantalum 10uF-16V 10%</text:p>
          </table:table-cell>
          <table:table-cell office:value-type="string">
            <text:p>Datasheet » | Permalink</text:p>
          </table:table-cell>
          <table:table-cell office:value-type="string">
            <text:p>snapEDA Altium, Kicad, ...</text:p>
          </table:table-cell>
          <table:table-cell office:value-type="string">
            <text:p>AVX-A</text:p>
          </table:table-cell>
          <table:table-cell office:value-type="string">
            <text:p>$1.954/Set </text:p>
          </table:table-cell>
          <table:table-cell office:value-type="string">
            <text:p>20 Pieces/Set </text:p>
          </table:table-cell>
          <table:table-cell office:value-type="string">
            <text:p>Stock</text:p>
          </table:table-cell>
          <table:table-cell office:value-type="float" office:value="132">
            <text:p>13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3]+1" office:value-type="float" office:value="13">
            <text:p>13</text:p>
          </table:table-cell>
          <table:table-cell office:value-type="float" office:value="302010140">
            <text:p>302010140</text:p>
          </table:table-cell>
          <table:table-cell office:value-type="string">
            <text:p>CC0603KRX7R9BB103</text:p>
          </table:table-cell>
          <table:table-cell/>
          <table:table-cell office:value-type="string">
            <text:p>YAGEO</text:p>
          </table:table-cell>
          <table:table-cell office:value-type="string">
            <text:p>SMD CAP Ceramic 10nF-50V-10%-X7R</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55">
            <text:p>25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4]+1" office:value-type="float" office:value="14">
            <text:p>14</text:p>
          </table:table-cell>
          <table:table-cell office:value-type="float" office:value="302020019">
            <text:p>302020019</text:p>
          </table:table-cell>
          <table:table-cell office:value-type="string">
            <text:p>TAJB106K016RNJ</text:p>
          </table:table-cell>
          <table:table-cell/>
          <table:table-cell office:value-type="string">
            <text:p>AVX</text:p>
          </table:table-cell>
          <table:table-cell office:value-type="string">
            <text:p>SMD CAP Tantalum 10uF-16V 10%</text:p>
          </table:table-cell>
          <table:table-cell office:value-type="string">
            <text:p>Datasheet » | Permalink</text:p>
          </table:table-cell>
          <table:table-cell office:value-type="string">
            <text:p>snapEDA Altium, Kicad, ...</text:p>
          </table:table-cell>
          <table:table-cell office:value-type="string">
            <text:p>AVX-B</text:p>
          </table:table-cell>
          <table:table-cell office:value-type="string">
            <text:p>$2.188/Set </text:p>
          </table:table-cell>
          <table:table-cell office:value-type="string">
            <text:p>20 Pieces/Set </text:p>
          </table:table-cell>
          <table:table-cell office:value-type="string">
            <text:p>Stock</text:p>
          </table:table-cell>
          <table:table-cell office:value-type="float" office:value="73">
            <text:p>7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5]+1" office:value-type="float" office:value="15">
            <text:p>15</text:p>
          </table:table-cell>
          <table:table-cell office:value-type="float" office:value="302010141">
            <text:p>302010141</text:p>
          </table:table-cell>
          <table:table-cell office:value-type="string">
            <text:p>CC0603KRX7R9BB102</text:p>
          </table:table-cell>
          <table:table-cell/>
          <table:table-cell office:value-type="string">
            <text:p>YAGEO</text:p>
          </table:table-cell>
          <table:table-cell office:value-type="string">
            <text:p>SMD CAP Ceramic 1nF-50V-10%-X7R</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9">
            <text:p>2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6]+1" office:value-type="float" office:value="16">
            <text:p>16</text:p>
          </table:table-cell>
          <table:table-cell office:value-type="float" office:value="302010143">
            <text:p>302010143</text:p>
          </table:table-cell>
          <table:table-cell office:value-type="string">
            <text:p>CC0603JRNPO9BN220</text:p>
          </table:table-cell>
          <table:table-cell/>
          <table:table-cell office:value-type="string">
            <text:p>YAGEO</text:p>
          </table:table-cell>
          <table:table-cell office:value-type="string">
            <text:p>SMD CAP Ceramic 22pF-50V-5%-NPO</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93">
            <text:p>9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7]+1" office:value-type="float" office:value="17">
            <text:p>17</text:p>
          </table:table-cell>
          <table:table-cell office:value-type="float" office:value="302020011">
            <text:p>302020011</text:p>
          </table:table-cell>
          <table:table-cell office:value-type="string">
            <text:p>TAJA106K010RNJ</text:p>
          </table:table-cell>
          <table:table-cell/>
          <table:table-cell office:value-type="string">
            <text:p>AVX</text:p>
          </table:table-cell>
          <table:table-cell office:value-type="string">
            <text:p>SMD CAP Tantalum 10uF-10V 10%</text:p>
          </table:table-cell>
          <table:table-cell office:value-type="string">
            <text:p>Datasheet » | Permalink</text:p>
          </table:table-cell>
          <table:table-cell office:value-type="string">
            <text:p>snapEDA Altium, Kicad, ...</text:p>
          </table:table-cell>
          <table:table-cell office:value-type="string">
            <text:p>AVX-A</text:p>
          </table:table-cell>
          <table:table-cell office:value-type="string">
            <text:p>$2.11/Set </text:p>
          </table:table-cell>
          <table:table-cell office:value-type="string">
            <text:p>20 Pieces/Set </text:p>
          </table:table-cell>
          <table:table-cell office:value-type="string">
            <text:p>Stock</text:p>
          </table:table-cell>
          <table:table-cell office:value-type="float" office:value="173">
            <text:p>17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1" office:value-type="float" office:value="18">
            <text:p>18</text:p>
          </table:table-cell>
          <table:table-cell office:value-type="float" office:value="302020021">
            <text:p>302020021</text:p>
          </table:table-cell>
          <table:table-cell office:value-type="string">
            <text:p>TAJB226K010RNJ</text:p>
          </table:table-cell>
          <table:table-cell/>
          <table:table-cell office:value-type="string">
            <text:p>AVX</text:p>
          </table:table-cell>
          <table:table-cell office:value-type="string">
            <text:p>SMD CAP Tantalum 22uF-10V 10%</text:p>
          </table:table-cell>
          <table:table-cell office:value-type="string">
            <text:p>Datasheet » | Permalink</text:p>
          </table:table-cell>
          <table:table-cell office:value-type="string">
            <text:p>snapEDA Altium, Kicad, ...</text:p>
          </table:table-cell>
          <table:table-cell office:value-type="string">
            <text:p>AVX-B</text:p>
          </table:table-cell>
          <table:table-cell office:value-type="string">
            <text:p>$2.5/Set </text:p>
          </table:table-cell>
          <table:table-cell office:value-type="string">
            <text:p>20 Pieces/Set </text:p>
          </table:table-cell>
          <table:table-cell office:value-type="string">
            <text:p>Stock</text:p>
          </table:table-cell>
          <table:table-cell office:value-type="float" office:value="87">
            <text:p>8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1" office:value-type="float" office:value="19">
            <text:p>19</text:p>
          </table:table-cell>
          <table:table-cell office:value-type="float" office:value="302010144">
            <text:p>302010144</text:p>
          </table:table-cell>
          <table:table-cell office:value-type="string">
            <text:p>CC0603KRX7R9BB472</text:p>
          </table:table-cell>
          <table:table-cell/>
          <table:table-cell office:value-type="string">
            <text:p>YAGEO</text:p>
          </table:table-cell>
          <table:table-cell office:value-type="string">
            <text:p>SMD CAP Ceramic 4.7nF-50V-10%-X7R</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64">
            <text:p>6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0]+1" office:value-type="float" office:value="20">
            <text:p>20</text:p>
          </table:table-cell>
          <table:table-cell office:value-type="float" office:value="302010142">
            <text:p>302010142</text:p>
          </table:table-cell>
          <table:table-cell office:value-type="string">
            <text:p>CC0603JRNPO9BN270</text:p>
          </table:table-cell>
          <table:table-cell/>
          <table:table-cell office:value-type="string">
            <text:p>YAGEO</text:p>
          </table:table-cell>
          <table:table-cell office:value-type="string">
            <text:p>SMD CAP Ceramic 27pF-50V-5%-NPO</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3">
            <text:p>3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1]+1" office:value-type="float" office:value="21">
            <text:p>21</text:p>
          </table:table-cell>
          <table:table-cell office:value-type="float" office:value="302020020">
            <text:p>302020020</text:p>
          </table:table-cell>
          <table:table-cell office:value-type="string">
            <text:p>TAJB476K010RNJ</text:p>
          </table:table-cell>
          <table:table-cell/>
          <table:table-cell office:value-type="string">
            <text:p>AVX</text:p>
          </table:table-cell>
          <table:table-cell office:value-type="string">
            <text:p>SMD CAP Tantalum 47uF-10V 10%</text:p>
          </table:table-cell>
          <table:table-cell office:value-type="string">
            <text:p>Datasheet » | Permalink</text:p>
          </table:table-cell>
          <table:table-cell office:value-type="string">
            <text:p>snapEDA Altium, Kicad, ...</text:p>
          </table:table-cell>
          <table:table-cell office:value-type="string">
            <text:p>AVX-B</text:p>
          </table:table-cell>
          <table:table-cell office:value-type="string">
            <text:p>$1.572/Set </text:p>
          </table:table-cell>
          <table:table-cell office:value-type="string">
            <text:p>10 Pieces/Set </text:p>
          </table:table-cell>
          <table:table-cell office:value-type="string">
            <text:p>Stock</text:p>
          </table:table-cell>
          <table:table-cell office:value-type="float" office:value="163">
            <text:p>16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2]+1" office:value-type="float" office:value="22">
            <text:p>22</text:p>
          </table:table-cell>
          <table:table-cell office:value-type="float" office:value="302020025">
            <text:p>302020025</text:p>
          </table:table-cell>
          <table:table-cell office:value-type="string">
            <text:p>TAJC107K010RNJ</text:p>
          </table:table-cell>
          <table:table-cell/>
          <table:table-cell office:value-type="string">
            <text:p>AVX</text:p>
          </table:table-cell>
          <table:table-cell office:value-type="string">
            <text:p>SMD CAP Tantalum 100uF-10V 10%</text:p>
          </table:table-cell>
          <table:table-cell office:value-type="string">
            <text:p>Datasheet » | Permalink</text:p>
          </table:table-cell>
          <table:table-cell office:value-type="string">
            <text:p>snapEDA Altium, Kicad, ...</text:p>
          </table:table-cell>
          <table:table-cell office:value-type="string">
            <text:p>AVX-C</text:p>
          </table:table-cell>
          <table:table-cell office:value-type="string">
            <text:p>$2.813/Set </text:p>
          </table:table-cell>
          <table:table-cell office:value-type="string">
            <text:p>10 Pieces/Set </text:p>
          </table:table-cell>
          <table:table-cell office:value-type="string">
            <text:p>Stock</text:p>
          </table:table-cell>
          <table:table-cell office:value-type="float" office:value="129">
            <text:p>12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3]+1" office:value-type="float" office:value="23">
            <text:p>23</text:p>
          </table:table-cell>
          <table:table-cell office:value-type="float" office:value="302010067">
            <text:p>302010067</text:p>
          </table:table-cell>
          <table:table-cell office:value-type="string">
            <text:p>CC0603JRNPO9BN120</text:p>
          </table:table-cell>
          <table:table-cell/>
          <table:table-cell office:value-type="string">
            <text:p>YAGEO</text:p>
          </table:table-cell>
          <table:table-cell office:value-type="string">
            <text:p>SMD CAP Ceramic 12pF-50V-5%-NP0</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4]+1" office:value-type="float" office:value="24">
            <text:p>24</text:p>
          </table:table-cell>
          <table:table-cell office:value-type="float" office:value="302010202">
            <text:p>302010202</text:p>
          </table:table-cell>
          <table:table-cell office:value-type="string">
            <text:p>DIP CAP Ceramic Disc 10nF-50V-Y5V</text:p>
          </table:table-cell>
          <table:table-cell office:value-type="string">
            <text:p>Datasheet » | Permalink</text:p>
          </table:table-cell>
          <table:table-cell office:value-type="string">
            <text:p>Radial-Disc-2.5-D4.0mm</text:p>
          </table:table-cell>
          <table:table-cell office:value-type="string">
            <text:p>$1.95/Set </text:p>
          </table:table-cell>
          <table:table-cell office:value-type="string">
            <text:p>100 Pieces/Set </text:p>
          </table:table-cell>
          <table:table-cell office:value-type="string">
            <text:p>Stock</text:p>
          </table:table-cell>
          <table:table-cell office:value-type="float" office:value="1">
            <text:p>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8"/>
        </table:table-row>
        <table:table-row table:style-name="ro2">
          <table:table-cell table:number-columns-repeated="2"/>
          <table:table-cell table:formula="of:=[.C25]+1" office:value-type="float" office:value="25">
            <text:p>25</text:p>
          </table:table-cell>
          <table:table-cell office:value-type="float" office:value="302010073">
            <text:p>302010073</text:p>
          </table:table-cell>
          <table:table-cell office:value-type="string">
            <text:p>CC0603KRX7R8BB224</text:p>
          </table:table-cell>
          <table:table-cell/>
          <table:table-cell office:value-type="string">
            <text:p>YAGEO</text:p>
          </table:table-cell>
          <table:table-cell office:value-type="string">
            <text:p>SMD CAP Ceramic 220nF-25V-10%-X7R;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37/Set </text:p>
          </table:table-cell>
          <table:table-cell office:value-type="string">
            <text:p>100 Pieces/Set </text:p>
          </table:table-cell>
          <table:table-cell office:value-type="string">
            <text:p>Stock</text:p>
          </table:table-cell>
          <table:table-cell office:value-type="float" office:value="45">
            <text:p>4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6]+1" office:value-type="float" office:value="26">
            <text:p>26</text:p>
          </table:table-cell>
          <table:table-cell office:value-type="float" office:value="302020005">
            <text:p>302020005</text:p>
          </table:table-cell>
          <table:table-cell office:value-type="string">
            <text:p>TAJC476K006RNJ</text:p>
          </table:table-cell>
          <table:table-cell/>
          <table:table-cell office:value-type="string">
            <text:p>AVX</text:p>
          </table:table-cell>
          <table:table-cell office:value-type="string">
            <text:p>SMD CAP Tantalum 47uF-6.3V</text:p>
          </table:table-cell>
          <table:table-cell office:value-type="string">
            <text:p>Datasheet » | Permalink</text:p>
          </table:table-cell>
          <table:table-cell office:value-type="string">
            <text:p>snapEDA Altium, Kicad, ...</text:p>
          </table:table-cell>
          <table:table-cell office:value-type="string">
            <text:p>AVX-A</text:p>
          </table:table-cell>
          <table:table-cell office:value-type="string">
            <text:p>$2.188/Set </text:p>
          </table:table-cell>
          <table:table-cell office:value-type="string">
            <text:p>20 Pieces/Set </text:p>
          </table:table-cell>
          <table:table-cell office:value-type="string">
            <text:p>Stock</text:p>
          </table:table-cell>
          <table:table-cell office:value-type="float" office:value="31">
            <text:p>3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1" office:value-type="float" office:value="27">
            <text:p>27</text:p>
          </table:table-cell>
          <table:table-cell office:value-type="float" office:value="302010126">
            <text:p>302010126</text:p>
          </table:table-cell>
          <table:table-cell office:value-type="string">
            <text:p>CC0603JRNPO9BN390</text:p>
          </table:table-cell>
          <table:table-cell/>
          <table:table-cell office:value-type="string">
            <text:p>YAGEO</text:p>
          </table:table-cell>
          <table:table-cell office:value-type="string">
            <text:p>SMD CAP Ceramic 39pF-50V-5%-NPO;0603</text:p>
          </table:table-cell>
          <table:table-cell office:value-type="string">
            <text:p>Datasheet » | Permalink</text:p>
          </table:table-cell>
          <table:table-cell office:value-type="string">
            <text:p>snapEDA Altium, Kicad, ...</text:p>
          </table:table-cell>
          <table:table-cell office:value-type="string">
            <text:p>C0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6">
            <text:p>2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1" office:value-type="float" office:value="28">
            <text:p>28</text:p>
          </table:table-cell>
          <table:table-cell office:value-type="float" office:value="302010095">
            <text:p>302010095</text:p>
          </table:table-cell>
          <table:table-cell office:value-type="string">
            <text:p>CC0603KRX7R9BB223</text:p>
          </table:table-cell>
          <table:table-cell/>
          <table:table-cell office:value-type="string">
            <text:p>YAGEO</text:p>
          </table:table-cell>
          <table:table-cell office:value-type="string">
            <text:p>SMD CAP Ceramic 22nF-50V-10%-X7R;0603</text:p>
          </table:table-cell>
          <table:table-cell office:value-type="string">
            <text:p>Datasheet » | Permalink</text:p>
          </table:table-cell>
          <table:table-cell office:value-type="string">
            <text:p>snapEDA Altium, Kicad, ...</text:p>
          </table:table-cell>
          <table:table-cell office:value-type="string">
            <text:p>C0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2">
            <text:p>2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1" office:value-type="float" office:value="29">
            <text:p>29</text:p>
          </table:table-cell>
          <table:table-cell office:value-type="float" office:value="302010088">
            <text:p>302010088</text:p>
          </table:table-cell>
          <table:table-cell office:value-type="string">
            <text:p>CC0603KRX7R9BB333</text:p>
          </table:table-cell>
          <table:table-cell/>
          <table:table-cell office:value-type="string">
            <text:p>YAGEO</text:p>
          </table:table-cell>
          <table:table-cell office:value-type="string">
            <text:p>SMD CAP Ceramic 33nF-50V-10%-X7R;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6">
            <text:p>3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1" office:value-type="float" office:value="30">
            <text:p>30</text:p>
          </table:table-cell>
          <table:table-cell office:value-type="float" office:value="302010148">
            <text:p>302010148</text:p>
          </table:table-cell>
          <table:table-cell office:value-type="string">
            <text:p>CC0805KKX7R8BB225</text:p>
          </table:table-cell>
          <table:table-cell/>
          <table:table-cell office:value-type="string">
            <text:p>YAGEO</text:p>
          </table:table-cell>
          <table:table-cell office:value-type="string">
            <text:p>SMD CAP Ceramic 2.2uF-25V-10%-X7R;0805</text:p>
          </table:table-cell>
          <table:table-cell office:value-type="string">
            <text:p>Datasheet » | Permalink</text:p>
          </table:table-cell>
          <table:table-cell office:value-type="string">
            <text:p>snapEDA Altium, Kicad, ...</text:p>
          </table:table-cell>
          <table:table-cell office:value-type="string">
            <text:p>C0805</text:p>
          </table:table-cell>
          <table:table-cell office:value-type="string">
            <text:p>$2.125/Set </text:p>
          </table:table-cell>
          <table:table-cell office:value-type="string">
            <text:p>50 Pieces/Set </text:p>
          </table:table-cell>
          <table:table-cell office:value-type="string">
            <text:p>Stock</text:p>
          </table:table-cell>
          <table:table-cell office:value-type="float" office:value="3">
            <text:p>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1]+1" office:value-type="float" office:value="31">
            <text:p>31</text:p>
          </table:table-cell>
          <table:table-cell office:value-type="float" office:value="302030031">
            <text:p>302030031</text:p>
          </table:table-cell>
          <table:table-cell office:value-type="string">
            <text:p>KS 100uF/16V</text:p>
          </table:table-cell>
          <table:table-cell/>
          <table:table-cell office:value-type="string">
            <text:p>JWCO</text:p>
          </table:table-cell>
          <table:table-cell office:value-type="string">
            <text:p>DIP CAP Aluminum 100uF-16V</text:p>
          </table:table-cell>
          <table:table-cell office:value-type="string">
            <text:p>Datasheet » | Permalink</text:p>
          </table:table-cell>
          <table:table-cell office:value-type="string">
            <text:p>Radial-D5.0*H7.0mm</text:p>
          </table:table-cell>
          <table:table-cell office:value-type="string">
            <text:p>$0.765/Set </text:p>
          </table:table-cell>
          <table:table-cell office:value-type="string">
            <text:p>50 Pieces/Set </text:p>
          </table:table-cell>
          <table:table-cell office:value-type="string">
            <text:p>Stock</text:p>
          </table:table-cell>
          <table:table-cell office:value-type="float" office:value="65">
            <text:p>6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2]+1" office:value-type="float" office:value="32">
            <text:p>32</text:p>
          </table:table-cell>
          <table:table-cell office:value-type="float" office:value="302010146">
            <text:p>302010146</text:p>
          </table:table-cell>
          <table:table-cell office:value-type="string">
            <text:p>CC0805KKX5R8BB475</text:p>
          </table:table-cell>
          <table:table-cell/>
          <table:table-cell office:value-type="string">
            <text:p>YAGEO</text:p>
          </table:table-cell>
          <table:table-cell office:value-type="string">
            <text:p>SMD CAP Ceramic 4.7uF-25V-10%-X5R;0805</text:p>
          </table:table-cell>
          <table:table-cell office:value-type="string">
            <text:p>Datasheet » | Permalink</text:p>
          </table:table-cell>
          <table:table-cell office:value-type="string">
            <text:p>snapEDA Altium, Kicad, ...</text:p>
          </table:table-cell>
          <table:table-cell office:value-type="string">
            <text:p>C0805</text:p>
          </table:table-cell>
          <table:table-cell office:value-type="string">
            <text:p>$2.055/Set </text:p>
          </table:table-cell>
          <table:table-cell office:value-type="string">
            <text:p>5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1" office:value-type="float" office:value="33">
            <text:p>33</text:p>
          </table:table-cell>
          <table:table-cell office:value-type="float" office:value="302010076">
            <text:p>302010076</text:p>
          </table:table-cell>
          <table:table-cell office:value-type="string">
            <text:p>CC0603JRNPO9BN101</text:p>
          </table:table-cell>
          <table:table-cell/>
          <table:table-cell office:value-type="string">
            <text:p>YAGEO</text:p>
          </table:table-cell>
          <table:table-cell office:value-type="string">
            <text:p>SMD CAP Ceramic 100pF-50V-5%-NPO;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8">
            <text:p>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4]+1" office:value-type="float" office:value="34">
            <text:p>34</text:p>
          </table:table-cell>
          <table:table-cell office:value-type="float" office:value="302020027">
            <text:p>302020027</text:p>
          </table:table-cell>
          <table:table-cell office:value-type="string">
            <text:p>TAJD477M006RNJ</text:p>
          </table:table-cell>
          <table:table-cell/>
          <table:table-cell office:value-type="string">
            <text:p>AVX</text:p>
          </table:table-cell>
          <table:table-cell office:value-type="string">
            <text:p>SMD CAP Tantalum 470uF-6.3V;D</text:p>
          </table:table-cell>
          <table:table-cell office:value-type="string">
            <text:p>Datasheet » | Permalink</text:p>
          </table:table-cell>
          <table:table-cell office:value-type="string">
            <text:p>snapEDA Altium, Kicad, ...</text:p>
          </table:table-cell>
          <table:table-cell office:value-type="string">
            <text:p>AVX-D</text:p>
          </table:table-cell>
          <table:table-cell office:value-type="string">
            <text:p>$4.59/Set </text:p>
          </table:table-cell>
          <table:table-cell office:value-type="string">
            <text:p>5 Pieces/Set </text:p>
          </table:table-cell>
          <table:table-cell office:value-type="string">
            <text:p>Stock</text:p>
          </table:table-cell>
          <table:table-cell office:value-type="float" office:value="29">
            <text:p>2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5]+1" office:value-type="float" office:value="35">
            <text:p>35</text:p>
          </table:table-cell>
          <table:table-cell office:value-type="float" office:value="302010165">
            <text:p>302010165</text:p>
          </table:table-cell>
          <table:table-cell office:value-type="string">
            <text:p>CC0805KRX7R9BB104</text:p>
          </table:table-cell>
          <table:table-cell/>
          <table:table-cell office:value-type="string">
            <text:p>YAGEO</text:p>
          </table:table-cell>
          <table:table-cell office:value-type="string">
            <text:p>SMD CAP Ceramic 100nF-50V-10%-X7R;</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
            <text:p>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6]+1" office:value-type="float" office:value="36">
            <text:p>36</text:p>
          </table:table-cell>
          <table:table-cell office:value-type="float" office:value="302020022">
            <text:p>302020022</text:p>
          </table:table-cell>
          <table:table-cell office:value-type="string">
            <text:p>TAJC476K016RNJ</text:p>
          </table:table-cell>
          <table:table-cell/>
          <table:table-cell office:value-type="string">
            <text:p>AVX</text:p>
          </table:table-cell>
          <table:table-cell office:value-type="string">
            <text:p>SMD CAP Tantalum 47uF-16V</text:p>
          </table:table-cell>
          <table:table-cell office:value-type="string">
            <text:p>Datasheet » | Permalink</text:p>
          </table:table-cell>
          <table:table-cell office:value-type="string">
            <text:p>snapEDA Altium, Kicad, ...</text:p>
          </table:table-cell>
          <table:table-cell office:value-type="string">
            <text:p>AVX-C</text:p>
          </table:table-cell>
          <table:table-cell office:value-type="string">
            <text:p>$3/Set </text:p>
          </table:table-cell>
          <table:table-cell office:value-type="string">
            <text:p>10 Pieces/Set </text:p>
          </table:table-cell>
          <table:table-cell office:value-type="string">
            <text:p>Stock</text:p>
          </table:table-cell>
          <table:table-cell office:value-type="float" office:value="11">
            <text:p>1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7]+1" office:value-type="float" office:value="37">
            <text:p>37</text:p>
          </table:table-cell>
          <table:table-cell office:value-type="float" office:value="302010024">
            <text:p>302010024</text:p>
          </table:table-cell>
          <table:table-cell office:value-type="string">
            <text:p>CC0402KRX7R8BB104</text:p>
          </table:table-cell>
          <table:table-cell/>
          <table:table-cell office:value-type="string">
            <text:p>YAGEO</text:p>
          </table:table-cell>
          <table:table-cell office:value-type="string">
            <text:p>SMD CAP Ceramic 100nF-25V-10%-X7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8">
            <text:p>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8]+1" office:value-type="float" office:value="38">
            <text:p>38</text:p>
          </table:table-cell>
          <table:table-cell office:value-type="float" office:value="302010013">
            <text:p>302010013</text:p>
          </table:table-cell>
          <table:table-cell office:value-type="string">
            <text:p>CC0402JRNPO9BN221</text:p>
          </table:table-cell>
          <table:table-cell/>
          <table:table-cell office:value-type="string">
            <text:p>YAGEO</text:p>
          </table:table-cell>
          <table:table-cell office:value-type="string">
            <text:p>SMD CAP Ceramic 220pF-50V-5%-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0.615/Set </text:p>
          </table:table-cell>
          <table:table-cell office:value-type="string">
            <text:p>50 Pieces/Set </text:p>
          </table:table-cell>
          <table:table-cell office:value-type="string">
            <text:p>Stock</text:p>
          </table:table-cell>
          <table:table-cell office:value-type="float" office:value="23">
            <text:p>2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9]+1" office:value-type="float" office:value="39">
            <text:p>39</text:p>
          </table:table-cell>
          <table:table-cell office:value-type="float" office:value="302010018">
            <text:p>302010018</text:p>
          </table:table-cell>
          <table:table-cell office:value-type="string">
            <text:p>CC0402JRNPO9BN220</text:p>
          </table:table-cell>
          <table:table-cell/>
          <table:table-cell office:value-type="string">
            <text:p>YAGEO</text:p>
          </table:table-cell>
          <table:table-cell office:value-type="string">
            <text:p>SMD CAP Ceramic 22pF-50V-5%-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7">
            <text:p>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0]+1" office:value-type="float" office:value="40">
            <text:p>40</text:p>
          </table:table-cell>
          <table:table-cell office:value-type="float" office:value="302010111">
            <text:p>302010111</text:p>
          </table:table-cell>
          <table:table-cell office:value-type="string">
            <text:p>CC0603KRX5R6BB475</text:p>
          </table:table-cell>
          <table:table-cell/>
          <table:table-cell office:value-type="string">
            <text:p>YAGEO</text:p>
          </table:table-cell>
          <table:table-cell office:value-type="string">
            <text:p>SMD CAP Ceramic 4.7uF-10V-10%-X5R;</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145/Set </text:p>
          </table:table-cell>
          <table:table-cell office:value-type="string">
            <text:p>50 Pieces/Set </text:p>
          </table:table-cell>
          <table:table-cell office:value-type="string">
            <text:p>Stock</text:p>
          </table:table-cell>
          <table:table-cell office:value-type="float" office:value="17">
            <text:p>1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1]+1" office:value-type="float" office:value="41">
            <text:p>41</text:p>
          </table:table-cell>
          <table:table-cell office:value-type="float" office:value="302010019">
            <text:p>302010019</text:p>
          </table:table-cell>
          <table:table-cell office:value-type="string">
            <text:p>CC0402MRX5R5BB475</text:p>
          </table:table-cell>
          <table:table-cell/>
          <table:table-cell office:value-type="string">
            <text:p>YAGEO</text:p>
          </table:table-cell>
          <table:table-cell office:value-type="string">
            <text:p>SMD CAP Ceramic 4.7uF-6.3V-20%-X5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0.155/Set </text:p>
          </table:table-cell>
          <table:table-cell office:value-type="string">
            <text:p>10 Pieces/Set </text:p>
          </table:table-cell>
          <table:table-cell office:value-type="string">
            <text:p>Stock</text:p>
          </table:table-cell>
          <table:table-cell office:value-type="float" office:value="25">
            <text:p>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2]+1" office:value-type="float" office:value="42">
            <text:p>42</text:p>
          </table:table-cell>
          <table:table-cell office:value-type="float" office:value="302010223">
            <text:p>302010223</text:p>
          </table:table-cell>
          <table:table-cell office:value-type="string">
            <text:p>CC0402CRNPO9BN2R2</text:p>
          </table:table-cell>
          <table:table-cell/>
          <table:table-cell office:value-type="string">
            <text:p>YAGEO</text:p>
          </table:table-cell>
          <table:table-cell office:value-type="string">
            <text:p>SMD CAP Ceramic 2.2pF-50V-0.25PF-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43]+1" office:value-type="float" office:value="43">
            <text:p>43</text:p>
          </table:table-cell>
          <table:table-cell office:value-type="float" office:value="302010016">
            <text:p>302010016</text:p>
          </table:table-cell>
          <table:table-cell office:value-type="string">
            <text:p>CC0402JRNPO9BN180</text:p>
          </table:table-cell>
          <table:table-cell/>
          <table:table-cell office:value-type="string">
            <text:p>YAGEO</text:p>
          </table:table-cell>
          <table:table-cell office:value-type="string">
            <text:p>SMD CAP Ceramic 18pF-50V-5%-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6">
            <text:p>3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4]+1" office:value-type="float" office:value="44">
            <text:p>44</text:p>
          </table:table-cell>
          <table:table-cell office:value-type="float" office:value="302010002">
            <text:p>302010002</text:p>
          </table:table-cell>
          <table:table-cell office:value-type="string">
            <text:p>CC0402KRX7R8BB473</text:p>
          </table:table-cell>
          <table:table-cell/>
          <table:table-cell office:value-type="string">
            <text:p>YAGEO</text:p>
          </table:table-cell>
          <table:table-cell office:value-type="string">
            <text:p>SMD CAP Ceramic 47nF-25V-10%-X7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8">
            <text:p>3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5]+1" office:value-type="float" office:value="45">
            <text:p>45</text:p>
          </table:table-cell>
          <table:table-cell office:value-type="float" office:value="302010181">
            <text:p>302010181</text:p>
          </table:table-cell>
          <table:table-cell office:value-type="string">
            <text:p>CC1206KKX5R8BB106</text:p>
          </table:table-cell>
          <table:table-cell/>
          <table:table-cell office:value-type="string">
            <text:p>YAGEO</text:p>
          </table:table-cell>
          <table:table-cell office:value-type="string">
            <text:p>SMD CAP Ceramic 10uF-25V-10%-X5R</text:p>
          </table:table-cell>
          <table:table-cell office:value-type="string">
            <text:p>Datasheet » | Permalink</text:p>
          </table:table-cell>
          <table:table-cell office:value-type="string">
            <text:p>snapEDA Altium, Kicad, ...</text:p>
          </table:table-cell>
          <table:table-cell office:value-type="float" office:value="1206">
            <text:p>1206</text:p>
          </table:table-cell>
          <table:table-cell office:value-type="string">
            <text:p>$1.828/Set </text:p>
          </table:table-cell>
          <table:table-cell office:value-type="string">
            <text:p>20 Pieces/Set </text:p>
          </table:table-cell>
          <table:table-cell office:value-type="string">
            <text:p>Stock</text:p>
          </table:table-cell>
          <table:table-cell office:value-type="float" office:value="7">
            <text:p>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6]+1" office:value-type="float" office:value="46">
            <text:p>46</text:p>
          </table:table-cell>
          <table:table-cell office:value-type="float" office:value="302010171">
            <text:p>302010171</text:p>
          </table:table-cell>
          <table:table-cell office:value-type="string">
            <text:p>CC0805MKX5R5BB226</text:p>
          </table:table-cell>
          <table:table-cell/>
          <table:table-cell office:value-type="string">
            <text:p>YAGEO</text:p>
          </table:table-cell>
          <table:table-cell office:value-type="string">
            <text:p>SMD CAP Ceramic 22uF-6.3V-20%-X5R;</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2.74/Set </text:p>
          </table:table-cell>
          <table:table-cell office:value-type="string">
            <text:p>50 Pieces/Set </text:p>
          </table:table-cell>
          <table:table-cell office:value-type="string">
            <text:p>Stock</text:p>
          </table:table-cell>
          <table:table-cell office:value-type="float" office:value="62">
            <text:p>6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7]+1" office:value-type="float" office:value="47">
            <text:p>47</text:p>
          </table:table-cell>
          <table:table-cell office:value-type="float" office:value="302010001">
            <text:p>302010001</text:p>
          </table:table-cell>
          <table:table-cell office:value-type="string">
            <text:p>CC0402JRNPO9BN100</text:p>
          </table:table-cell>
          <table:table-cell/>
          <table:table-cell office:value-type="string">
            <text:p>YAGEO</text:p>
          </table:table-cell>
          <table:table-cell office:value-type="string">
            <text:p>SMD CAP Ceramic 10pF-50V-5%-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7">
            <text:p>2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8]+1" office:value-type="float" office:value="48">
            <text:p>48</text:p>
          </table:table-cell>
          <table:table-cell office:value-type="float" office:value="302010097">
            <text:p>302010097</text:p>
          </table:table-cell>
          <table:table-cell office:value-type="string">
            <text:p>CC0603JRNPO9BN100</text:p>
          </table:table-cell>
          <table:table-cell/>
          <table:table-cell office:value-type="string">
            <text:p>YAGEO</text:p>
          </table:table-cell>
          <table:table-cell office:value-type="string">
            <text:p>SMD CAP Ceramic 10pF-50V-5%-NPO</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1">
            <text:p>3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9]+1" office:value-type="float" office:value="49">
            <text:p>49</text:p>
          </table:table-cell>
          <table:table-cell office:value-type="float" office:value="302010027">
            <text:p>302010027</text:p>
          </table:table-cell>
          <table:table-cell office:value-type="string">
            <text:p>CC0402JRNPO9BN270</text:p>
          </table:table-cell>
          <table:table-cell/>
          <table:table-cell office:value-type="string">
            <text:p>YAGEO</text:p>
          </table:table-cell>
          <table:table-cell office:value-type="string">
            <text:p>SMD CAP Ceramic 27pF-50V-5%-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50">
            <text:p>5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50]+1" office:value-type="float" office:value="50">
            <text:p>50</text:p>
          </table:table-cell>
          <table:table-cell office:value-type="float" office:value="302010040">
            <text:p>302010040</text:p>
          </table:table-cell>
          <table:table-cell office:value-type="string">
            <text:p>CC0402KRX5R6BB105</text:p>
          </table:table-cell>
          <table:table-cell/>
          <table:table-cell office:value-type="string">
            <text:p>YAGEO</text:p>
          </table:table-cell>
          <table:table-cell office:value-type="string">
            <text:p>SMD CAP Ceramic 1uF-10V-10%-X5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7">
            <text:p>3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51]+1" office:value-type="float" office:value="51">
            <text:p>51</text:p>
          </table:table-cell>
          <table:table-cell office:value-type="float" office:value="302010005">
            <text:p>302010005</text:p>
          </table:table-cell>
          <table:table-cell office:value-type="string">
            <text:p>CC0402KRX7R9BB102</text:p>
          </table:table-cell>
          <table:table-cell/>
          <table:table-cell office:value-type="string">
            <text:p>YAGEO</text:p>
          </table:table-cell>
          <table:table-cell office:value-type="string">
            <text:p>SMD CAP Ceramic 1nF-50V-10%-X7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52]+1" office:value-type="float" office:value="52">
            <text:p>52</text:p>
          </table:table-cell>
          <table:table-cell office:value-type="float" office:value="302010006">
            <text:p>302010006</text:p>
          </table:table-cell>
          <table:table-cell office:value-type="string">
            <text:p>CC0402KRX7R9BB103</text:p>
          </table:table-cell>
          <table:table-cell/>
          <table:table-cell office:value-type="string">
            <text:p>YAGEO</text:p>
          </table:table-cell>
          <table:table-cell office:value-type="string">
            <text:p>SMD CAP Ceramic 10nF-50V-10%-X7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8">
            <text:p>2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53]+1" office:value-type="float" office:value="53">
            <text:p>53</text:p>
          </table:table-cell>
          <table:table-cell office:value-type="float" office:value="302010022">
            <text:p>302010022</text:p>
          </table:table-cell>
          <table:table-cell office:value-type="string">
            <text:p>CC0402KRX7R9BB222</text:p>
          </table:table-cell>
          <table:table-cell/>
          <table:table-cell office:value-type="string">
            <text:p>YAGEO</text:p>
          </table:table-cell>
          <table:table-cell office:value-type="string">
            <text:p>SMD CAP Ceramic 2.2nF-50V-10%-X7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54]+1" office:value-type="float" office:value="54">
            <text:p>54</text:p>
          </table:table-cell>
          <table:table-cell office:value-type="float" office:value="302010012">
            <text:p>302010012</text:p>
          </table:table-cell>
          <table:table-cell office:value-type="string">
            <text:p>CC0402JRNPO9BN101</text:p>
          </table:table-cell>
          <table:table-cell/>
          <table:table-cell office:value-type="string">
            <text:p>YAGEO</text:p>
          </table:table-cell>
          <table:table-cell office:value-type="string">
            <text:p>SMD CAP Ceramic 100pF-50V-5%-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55]+1" office:value-type="float" office:value="55">
            <text:p>55</text:p>
          </table:table-cell>
          <table:table-cell office:value-type="float" office:value="302010021">
            <text:p>302010021</text:p>
          </table:table-cell>
          <table:table-cell office:value-type="string">
            <text:p>CC0402BRNPO9BN1R0</text:p>
          </table:table-cell>
          <table:table-cell/>
          <table:table-cell office:value-type="string">
            <text:p>YAGEO</text:p>
          </table:table-cell>
          <table:table-cell office:value-type="string">
            <text:p>SMD CAP Ceramic 1pF-50V-0.1pF-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6">
            <text:p>2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56]+1" office:value-type="float" office:value="56">
            <text:p>56</text:p>
          </table:table-cell>
          <table:table-cell office:value-type="float" office:value="302010023">
            <text:p>302010023</text:p>
          </table:table-cell>
          <table:table-cell office:value-type="string">
            <text:p>CC0402BRNPO9BN1R5</text:p>
          </table:table-cell>
          <table:table-cell/>
          <table:table-cell office:value-type="string">
            <text:p>YAGEO</text:p>
          </table:table-cell>
          <table:table-cell office:value-type="string">
            <text:p>SMD CAP Ceramic 1.5pF-50V-0.1pF-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5">
            <text:p>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57]+1" office:value-type="float" office:value="57">
            <text:p>57</text:p>
          </table:table-cell>
          <table:table-cell office:value-type="float" office:value="302010041">
            <text:p>302010041</text:p>
          </table:table-cell>
          <table:table-cell office:value-type="string">
            <text:p>GRM1555C1H150JA01D</text:p>
          </table:table-cell>
          <table:table-cell/>
          <table:table-cell office:value-type="string">
            <text:p>Murata</text:p>
          </table:table-cell>
          <table:table-cell office:value-type="string">
            <text:p>SMD CAP Ceramic 15pF-50V-5%-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58]+1" office:value-type="float" office:value="58">
            <text:p>58</text:p>
          </table:table-cell>
          <table:table-cell office:value-type="float" office:value="302010049">
            <text:p>302010049</text:p>
          </table:table-cell>
          <table:table-cell office:value-type="string">
            <text:p>CC0402JRNPO9BN120</text:p>
          </table:table-cell>
          <table:table-cell/>
          <table:table-cell office:value-type="string">
            <text:p>YAGEO</text:p>
          </table:table-cell>
          <table:table-cell office:value-type="string">
            <text:p>SMD CAP Ceramic 12pF-50V-5%-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59]+1" office:value-type="float" office:value="59">
            <text:p>59</text:p>
          </table:table-cell>
          <table:table-cell office:value-type="float" office:value="302010054">
            <text:p>302010054</text:p>
          </table:table-cell>
          <table:table-cell office:value-type="string">
            <text:p>CC0603KRX7R6BB225</text:p>
          </table:table-cell>
          <table:table-cell/>
          <table:table-cell office:value-type="string">
            <text:p>YAGEO</text:p>
          </table:table-cell>
          <table:table-cell office:value-type="string">
            <text:p>SMD CAP Ceramic 2.2uF-10V-10%-X7R;</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85/Set </text:p>
          </table:table-cell>
          <table:table-cell office:value-type="string">
            <text:p>5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60]+1" office:value-type="float" office:value="60">
            <text:p>60</text:p>
          </table:table-cell>
          <table:table-cell office:value-type="float" office:value="302010103">
            <text:p>302010103</text:p>
          </table:table-cell>
          <table:table-cell office:value-type="string">
            <text:p>CC0603KRX5R6BB106</text:p>
          </table:table-cell>
          <table:table-cell/>
          <table:table-cell office:value-type="string">
            <text:p>YAGEO</text:p>
          </table:table-cell>
          <table:table-cell office:value-type="string">
            <text:p>SMD CAP Ceramic 10uF-10V-10%-X5R</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2.01/Set </text:p>
          </table:table-cell>
          <table:table-cell office:value-type="string">
            <text:p>20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61]+1" office:value-type="float" office:value="61">
            <text:p>61</text:p>
          </table:table-cell>
          <table:table-cell office:value-type="float" office:value="302010158">
            <text:p>302010158</text:p>
          </table:table-cell>
          <table:table-cell office:value-type="string">
            <text:p>CC0805ZKY5V6BB106</text:p>
          </table:table-cell>
          <table:table-cell/>
          <table:table-cell office:value-type="string">
            <text:p>YAGEO;</text:p>
          </table:table-cell>
          <table:table-cell office:value-type="string">
            <text:p>SMD CAP Ceramic 10uF-10V-(-20%</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83/Set </text:p>
          </table:table-cell>
          <table:table-cell office:value-type="string">
            <text:p>5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62]+1" office:value-type="float" office:value="62">
            <text:p>62</text:p>
          </table:table-cell>
          <table:table-cell office:value-type="float" office:value="302020006">
            <text:p>302020006</text:p>
          </table:table-cell>
          <table:table-cell office:value-type="string">
            <text:p>TAJA475K016RNJ</text:p>
          </table:table-cell>
          <table:table-cell/>
          <table:table-cell office:value-type="string">
            <text:p>AVX</text:p>
          </table:table-cell>
          <table:table-cell office:value-type="string">
            <text:p>SMD CAP Tantalum 4.7uF-16V;A</text:p>
          </table:table-cell>
          <table:table-cell office:value-type="string">
            <text:p>Datasheet » | Permalink</text:p>
          </table:table-cell>
          <table:table-cell office:value-type="string">
            <text:p>snapEDA Altium, Kicad, ...</text:p>
          </table:table-cell>
          <table:table-cell office:value-type="string">
            <text:p>AVX-A</text:p>
          </table:table-cell>
          <table:table-cell office:value-type="string">
            <text:p>$2.25/Set </text:p>
          </table:table-cell>
          <table:table-cell office:value-type="string">
            <text:p>2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63]+1" office:value-type="float" office:value="63">
            <text:p>63</text:p>
          </table:table-cell>
          <table:table-cell office:value-type="float" office:value="302020008">
            <text:p>302020008</text:p>
          </table:table-cell>
          <table:table-cell office:value-type="string">
            <text:p>TAJA226K010RNJ</text:p>
          </table:table-cell>
          <table:table-cell/>
          <table:table-cell office:value-type="string">
            <text:p>AVX</text:p>
          </table:table-cell>
          <table:table-cell office:value-type="string">
            <text:p>SMD CAP Tantalum 22uF-10V</text:p>
          </table:table-cell>
          <table:table-cell office:value-type="string">
            <text:p>Datasheet » | Permalink</text:p>
          </table:table-cell>
          <table:table-cell office:value-type="string">
            <text:p>snapEDA Altium, Kicad, ...</text:p>
          </table:table-cell>
          <table:table-cell office:value-type="string">
            <text:p>AVX-A</text:p>
          </table:table-cell>
          <table:table-cell office:value-type="string">
            <text:p>$1.954/Set </text:p>
          </table:table-cell>
          <table:table-cell office:value-type="string">
            <text:p>20 Pieces/Set </text:p>
          </table:table-cell>
          <table:table-cell office:value-type="string">
            <text:p>Stock</text:p>
          </table:table-cell>
          <table:table-cell office:value-type="float" office:value="9">
            <text:p>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64]+1" office:value-type="float" office:value="64">
            <text:p>64</text:p>
          </table:table-cell>
          <table:table-cell office:value-type="float" office:value="302020013">
            <text:p>302020013</text:p>
          </table:table-cell>
          <table:table-cell office:value-type="string">
            <text:p>TAJB226K016RNJ</text:p>
          </table:table-cell>
          <table:table-cell/>
          <table:table-cell office:value-type="string">
            <text:p>AVX</text:p>
          </table:table-cell>
          <table:table-cell office:value-type="string">
            <text:p>SMD CAP Tantalum 22uF-16V</text:p>
          </table:table-cell>
          <table:table-cell office:value-type="string">
            <text:p>Datasheet » | Permalink</text:p>
          </table:table-cell>
          <table:table-cell office:value-type="string">
            <text:p>snapEDA Altium, Kicad, ...</text:p>
          </table:table-cell>
          <table:table-cell office:value-type="string">
            <text:p>AVX-B</text:p>
          </table:table-cell>
          <table:table-cell office:value-type="string">
            <text:p>$3.594/Set </text:p>
          </table:table-cell>
          <table:table-cell office:value-type="string">
            <text:p>20 Pieces/Set </text:p>
          </table:table-cell>
          <table:table-cell office:value-type="string">
            <text:p>Stock</text:p>
          </table:table-cell>
          <table:table-cell office:value-type="float" office:value="9">
            <text:p>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65]+1" office:value-type="float" office:value="65">
            <text:p>65</text:p>
          </table:table-cell>
          <table:table-cell office:value-type="float" office:value="302020015">
            <text:p>302020015</text:p>
          </table:table-cell>
          <table:table-cell office:value-type="string">
            <text:p>TAJB107M010RNJ</text:p>
          </table:table-cell>
          <table:table-cell/>
          <table:table-cell office:value-type="string">
            <text:p>AVX</text:p>
          </table:table-cell>
          <table:table-cell office:value-type="string">
            <text:p>SMD CAP Tantalum 100uF-10V</text:p>
          </table:table-cell>
          <table:table-cell office:value-type="string">
            <text:p>Datasheet » | Permalink</text:p>
          </table:table-cell>
          <table:table-cell office:value-type="string">
            <text:p>snapEDA Altium, Kicad, ...</text:p>
          </table:table-cell>
          <table:table-cell office:value-type="string">
            <text:p>AVX-B</text:p>
          </table:table-cell>
          <table:table-cell office:value-type="string">
            <text:p>$3.516/Set </text:p>
          </table:table-cell>
          <table:table-cell office:value-type="string">
            <text:p>1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66]+1" office:value-type="float" office:value="66">
            <text:p>66</text:p>
          </table:table-cell>
          <table:table-cell office:value-type="float" office:value="302030053">
            <text:p>302030053</text:p>
          </table:table-cell>
          <table:table-cell office:value-type="string">
            <text:p>CS1E221M-CRE77</text:p>
          </table:table-cell>
          <table:table-cell/>
          <table:table-cell office:value-type="string">
            <text:p>SEMTECH</text:p>
          </table:table-cell>
          <table:table-cell office:value-type="string">
            <text:p>SMD CAP Aluminum 220uF-16V;</text:p>
          </table:table-cell>
          <table:table-cell office:value-type="string">
            <text:p>Datasheet » | Permalink</text:p>
          </table:table-cell>
          <table:table-cell office:value-type="string">
            <text:p>D6.3*H7.7mm</text:p>
          </table:table-cell>
          <table:table-cell office:value-type="string">
            <text:p>$1.216/Set </text:p>
          </table:table-cell>
          <table:table-cell office:value-type="string">
            <text:p>20 Pieces/Set </text:p>
          </table:table-cell>
          <table:table-cell office:value-type="string">
            <text:p>Stock</text:p>
          </table:table-cell>
          <table:table-cell office:value-type="float" office:value="2">
            <text:p>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67]+1" office:value-type="float" office:value="67">
            <text:p>67</text:p>
          </table:table-cell>
          <table:table-cell office:value-type="float" office:value="302010175">
            <text:p>302010175</text:p>
          </table:table-cell>
          <table:table-cell office:value-type="string">
            <text:p>CC0805JRX7R9BB103</text:p>
          </table:table-cell>
          <table:table-cell/>
          <table:table-cell office:value-type="string">
            <text:p>YAGEO</text:p>
          </table:table-cell>
          <table:table-cell office:value-type="string">
            <text:p>SMD CAP Ceramic 10nF-50V-5%-X7R</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17/Set </text:p>
          </table:table-cell>
          <table:table-cell office:value-type="string">
            <text:p>50 Pieces/Set </text:p>
          </table:table-cell>
          <table:table-cell office:value-type="string">
            <text:p>Stock</text:p>
          </table:table-cell>
          <table:table-cell office:value-type="float" office:value="7">
            <text:p>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68]+1" office:value-type="float" office:value="68">
            <text:p>68</text:p>
          </table:table-cell>
          <table:table-cell office:value-type="float" office:value="302010208">
            <text:p>302010208</text:p>
          </table:table-cell>
          <table:table-cell office:value-type="string">
            <text:p>CC1-F5SL2A101KSPW</text:p>
          </table:table-cell>
          <table:table-cell/>
          <table:table-cell office:value-type="string">
            <text:p>DIP CAP Ceramic Disc 100nF-50V-Y5V</text:p>
          </table:table-cell>
          <table:table-cell office:value-type="string">
            <text:p>Datasheet » | Permalink</text:p>
          </table:table-cell>
          <table:table-cell office:value-type="string">
            <text:p>Radial-Disc-2.5-D5.0mm</text:p>
          </table:table-cell>
          <table:table-cell office:value-type="string">
            <text:p>$0.74/Set </text:p>
          </table:table-cell>
          <table:table-cell office:value-type="string">
            <text:p>50 Pieces/Set </text:p>
          </table:table-cell>
          <table:table-cell office:value-type="string">
            <text:p>Stock</text:p>
          </table:table-cell>
          <table:table-cell office:value-type="float" office:value="1">
            <text:p>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6"/>
        </table:table-row>
        <table:table-row table:style-name="ro2">
          <table:table-cell table:number-columns-repeated="2"/>
          <table:table-cell table:formula="of:=[.C69]+1" office:value-type="float" office:value="69">
            <text:p>69</text:p>
          </table:table-cell>
          <table:table-cell office:value-type="float" office:value="302030059">
            <text:p>302030059</text:p>
          </table:table-cell>
          <table:table-cell office:value-type="string">
            <text:p>CS1E470M-CRE54</text:p>
          </table:table-cell>
          <table:table-cell/>
          <table:table-cell office:value-type="string">
            <text:p>SMD CAP Aluminum 47uF-25V</text:p>
          </table:table-cell>
          <table:table-cell office:value-type="string">
            <text:p>Datasheet » | Permalink</text:p>
          </table:table-cell>
          <table:table-cell office:value-type="string">
            <text:p>SMD-D6.3*H5.4mm</text:p>
          </table:table-cell>
          <table:table-cell office:value-type="string">
            <text:p>$1.3475/Set </text:p>
          </table:table-cell>
          <table:table-cell office:value-type="string">
            <text:p>25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6"/>
        </table:table-row>
        <table:table-row table:style-name="ro2">
          <table:table-cell table:number-columns-repeated="2"/>
          <table:table-cell table:formula="of:=[.C70]+1" office:value-type="float" office:value="70">
            <text:p>70</text:p>
          </table:table-cell>
          <table:table-cell office:value-type="float" office:value="302010341">
            <text:p>302010341</text:p>
          </table:table-cell>
          <table:table-cell office:value-type="string">
            <text:p>GRM1885C1H102JA01D</text:p>
          </table:table-cell>
          <table:table-cell/>
          <table:table-cell office:value-type="string">
            <text:p>Murata</text:p>
          </table:table-cell>
          <table:table-cell office:value-type="string">
            <text:p>SMD CAP Ceramic;1nF-50V-5%-C0G</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2.54/Set </text:p>
          </table:table-cell>
          <table:table-cell office:value-type="string">
            <text:p>5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71]+1" office:value-type="float" office:value="71">
            <text:p>71</text:p>
          </table:table-cell>
          <table:table-cell office:value-type="float" office:value="302010183">
            <text:p>302010183</text:p>
          </table:table-cell>
          <table:table-cell office:value-type="string">
            <text:p>GRM31CR60J107ME39L</text:p>
          </table:table-cell>
          <table:table-cell/>
          <table:table-cell office:value-type="string">
            <text:p>Murata</text:p>
          </table:table-cell>
          <table:table-cell office:value-type="string">
            <text:p>SMD CAP Ceramic 100uF-6.3V-20%-X5R</text:p>
          </table:table-cell>
          <table:table-cell office:value-type="string">
            <text:p>Datasheet » | Permalink</text:p>
          </table:table-cell>
          <table:table-cell office:value-type="string">
            <text:p>snapEDA Altium, Kicad, ...</text:p>
          </table:table-cell>
          <table:table-cell office:value-type="float" office:value="1206">
            <text:p>1206</text:p>
          </table:table-cell>
          <table:table-cell office:value-type="string">
            <text:p>$3.086/Set </text:p>
          </table:table-cell>
          <table:table-cell office:value-type="string">
            <text:p>1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72]+1" office:value-type="float" office:value="72">
            <text:p>72</text:p>
          </table:table-cell>
          <table:table-cell office:value-type="float" office:value="302010000">
            <text:p>302010000</text:p>
          </table:table-cell>
          <table:table-cell office:value-type="string">
            <text:p>CC0402JRNPO9BN330</text:p>
          </table:table-cell>
          <table:table-cell/>
          <table:table-cell office:value-type="string">
            <text:p>YAGEO</text:p>
          </table:table-cell>
          <table:table-cell office:value-type="string">
            <text:p>SMD CAP Ceramic 33pF-50V-5%-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73]+1" office:value-type="float" office:value="73">
            <text:p>73</text:p>
          </table:table-cell>
          <table:table-cell office:value-type="float" office:value="302010053">
            <text:p>302010053</text:p>
          </table:table-cell>
          <table:table-cell office:value-type="string">
            <text:p>CC0402MRX5R5BB106</text:p>
          </table:table-cell>
          <table:table-cell/>
          <table:table-cell office:value-type="string">
            <text:p>YAGEO</text:p>
          </table:table-cell>
          <table:table-cell office:value-type="string">
            <text:p>SMD CAP Ceramic 10uF-6.3V-20%-X5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2.285/Set </text:p>
          </table:table-cell>
          <table:table-cell office:value-type="string">
            <text:p>50 Pieces/Set </text:p>
          </table:table-cell>
          <table:table-cell office:value-type="string">
            <text:p>Stock</text:p>
          </table:table-cell>
          <table:table-cell office:value-type="float" office:value="24">
            <text:p>2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74]+1" office:value-type="float" office:value="74">
            <text:p>74</text:p>
          </table:table-cell>
          <table:table-cell office:value-type="float" office:value="302010048">
            <text:p>302010048</text:p>
          </table:table-cell>
          <table:table-cell office:value-type="string">
            <text:p>CC0402BRNPO9BNR50</text:p>
          </table:table-cell>
          <table:table-cell/>
          <table:table-cell office:value-type="string">
            <text:p>YAGEO</text:p>
          </table:table-cell>
          <table:table-cell office:value-type="string">
            <text:p>SMD CAP Ceramic 0.5pF-50V-0.1pF-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75]+1" office:value-type="float" office:value="75">
            <text:p>75</text:p>
          </table:table-cell>
          <table:table-cell office:value-type="float" office:value="302020023">
            <text:p>302020023</text:p>
          </table:table-cell>
          <table:table-cell office:value-type="string">
            <text:p>TAJC107K016RNJ</text:p>
          </table:table-cell>
          <table:table-cell/>
          <table:table-cell office:value-type="string">
            <text:p>AVX</text:p>
          </table:table-cell>
          <table:table-cell office:value-type="string">
            <text:p>SMD CAP Tantalum 100uF-16V;</text:p>
          </table:table-cell>
          <table:table-cell office:value-type="string">
            <text:p>Datasheet » | Permalink</text:p>
          </table:table-cell>
          <table:table-cell office:value-type="string">
            <text:p>snapEDA Altium, Kicad, ...</text:p>
          </table:table-cell>
          <table:table-cell office:value-type="string">
            <text:p>AVX-C</text:p>
          </table:table-cell>
          <table:table-cell office:value-type="string">
            <text:p>$2.3124/Set </text:p>
          </table:table-cell>
          <table:table-cell office:value-type="string">
            <text:p>4 Pieces/Set </text:p>
          </table:table-cell>
          <table:table-cell office:value-type="string">
            <text:p>Stock</text:p>
          </table:table-cell>
          <table:table-cell office:value-type="float" office:value="-6">
            <text:p>-6</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76]+1" office:value-type="float" office:value="76">
            <text:p>76</text:p>
          </table:table-cell>
          <table:table-cell office:value-type="float" office:value="302010091">
            <text:p>302010091</text:p>
          </table:table-cell>
          <table:table-cell office:value-type="string">
            <text:p>CC0603CRNPO9BN4R7</text:p>
          </table:table-cell>
          <table:table-cell/>
          <table:table-cell office:value-type="string">
            <text:p>YAGEO</text:p>
          </table:table-cell>
          <table:table-cell office:value-type="string">
            <text:p>SMD CAP Ceramic 4.7pF-50V-0.25pF-NPO;</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14/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77]+1" office:value-type="float" office:value="77">
            <text:p>77</text:p>
          </table:table-cell>
          <table:table-cell office:value-type="float" office:value="302010189">
            <text:p>302010189</text:p>
          </table:table-cell>
          <table:table-cell office:value-type="string">
            <text:p>CC1206KKX7RCBB102</text:p>
          </table:table-cell>
          <table:table-cell/>
          <table:table-cell office:value-type="string">
            <text:p>YAGEO</text:p>
          </table:table-cell>
          <table:table-cell office:value-type="string">
            <text:p>SMD CAP Ceramic 1nF-1KV-10%-X7R;</text:p>
          </table:table-cell>
          <table:table-cell office:value-type="string">
            <text:p>Datasheet » | Permalink</text:p>
          </table:table-cell>
          <table:table-cell office:value-type="string">
            <text:p>snapEDA Altium, Kicad, ...</text:p>
          </table:table-cell>
          <table:table-cell office:value-type="float" office:value="1206">
            <text:p>1206</text:p>
          </table:table-cell>
          <table:table-cell office:value-type="string">
            <text:p>$1.875/Set </text:p>
          </table:table-cell>
          <table:table-cell office:value-type="string">
            <text:p>5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78]+1" office:value-type="float" office:value="78">
            <text:p>78</text:p>
          </table:table-cell>
          <table:table-cell office:value-type="float" office:value="302010051">
            <text:p>302010051</text:p>
          </table:table-cell>
          <table:table-cell office:value-type="string">
            <text:p>CC0402KRX7R7BB224</text:p>
          </table:table-cell>
          <table:table-cell/>
          <table:table-cell office:value-type="string">
            <text:p>YAGEO</text:p>
          </table:table-cell>
          <table:table-cell office:value-type="string">
            <text:p>SMD CAP Ceramic 220nF-16V-10%-X7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2.04/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79]+1" office:value-type="float" office:value="79">
            <text:p>79</text:p>
          </table:table-cell>
          <table:table-cell office:value-type="float" office:value="302010007">
            <text:p>302010007</text:p>
          </table:table-cell>
          <table:table-cell office:value-type="string">
            <text:p>CC0402JRNPO9BN470</text:p>
          </table:table-cell>
          <table:table-cell/>
          <table:table-cell office:value-type="string">
            <text:p>YAGEO</text:p>
          </table:table-cell>
          <table:table-cell office:value-type="string">
            <text:p>SMD CAP Ceramic 47pF-50V-5%-NP0;</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80]+1" office:value-type="float" office:value="80">
            <text:p>80</text:p>
          </table:table-cell>
          <table:table-cell office:value-type="float" office:value="302010286">
            <text:p>302010286</text:p>
          </table:table-cell>
          <table:table-cell office:value-type="string">
            <text:p>CC0603MRX5R5BB106</text:p>
          </table:table-cell>
          <table:table-cell/>
          <table:table-cell office:value-type="string">
            <text:p>YAGEO</text:p>
          </table:table-cell>
          <table:table-cell office:value-type="string">
            <text:p>SMD CAP Ceramic 10uF-6.3V-20%-X5R</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2.744/Set </text:p>
          </table:table-cell>
          <table:table-cell office:value-type="string">
            <text:p>40 Pieces/Set </text:p>
          </table:table-cell>
          <table:table-cell office:value-type="string">
            <text:p>Stock</text:p>
          </table:table-cell>
          <table:table-cell office:value-type="float" office:value="-3">
            <text:p>-3</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81]+1" office:value-type="float" office:value="81">
            <text:p>81</text:p>
          </table:table-cell>
          <table:table-cell office:value-type="float" office:value="302010242">
            <text:p>302010242</text:p>
          </table:table-cell>
          <table:table-cell office:value-type="string">
            <text:p>CC0402KRX7R9BB223</text:p>
          </table:table-cell>
          <table:table-cell/>
          <table:table-cell office:value-type="string">
            <text:p>YAGEO</text:p>
          </table:table-cell>
          <table:table-cell office:value-type="string">
            <text:p>SMD CAP Ceramic 22nF-50V-10%-X7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82]+1" office:value-type="float" office:value="82">
            <text:p>82</text:p>
          </table:table-cell>
          <table:table-cell office:value-type="float" office:value="302010261">
            <text:p>302010261</text:p>
          </table:table-cell>
          <table:table-cell office:value-type="string">
            <text:p>CC0402KRX7R9BB472</text:p>
          </table:table-cell>
          <table:table-cell/>
          <table:table-cell office:value-type="string">
            <text:p>YAGEO</text:p>
          </table:table-cell>
          <table:table-cell office:value-type="string">
            <text:p>SMD CAP Ceramic 4.7nF-50V-10%-X7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83]+1" office:value-type="float" office:value="83">
            <text:p>83</text:p>
          </table:table-cell>
          <table:table-cell office:value-type="float" office:value="302010260">
            <text:p>302010260</text:p>
          </table:table-cell>
          <table:table-cell office:value-type="string">
            <text:p>CC0402KRX7R9BB391</text:p>
          </table:table-cell>
          <table:table-cell/>
          <table:table-cell office:value-type="string">
            <text:p>YAGEO</text:p>
          </table:table-cell>
          <table:table-cell office:value-type="string">
            <text:p>SMD CAP Ceramic 390pF-50V-10%-X7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84]+1" office:value-type="float" office:value="84">
            <text:p>84</text:p>
          </table:table-cell>
          <table:table-cell office:value-type="float" office:value="302010003">
            <text:p>302010003</text:p>
          </table:table-cell>
          <table:table-cell office:value-type="string">
            <text:p>CC0402KRX5R5BB105</text:p>
          </table:table-cell>
          <table:table-cell/>
          <table:table-cell office:value-type="string">
            <text:p>YAGEO</text:p>
          </table:table-cell>
          <table:table-cell office:value-type="string">
            <text:p>SMD CAP Ceramic 1uF-6.3V-10%-X5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85]+1" office:value-type="float" office:value="85">
            <text:p>85</text:p>
          </table:table-cell>
          <table:table-cell office:value-type="float" office:value="302010037">
            <text:p>302010037</text:p>
          </table:table-cell>
          <table:table-cell office:value-type="string">
            <text:p>CC0402KRX5R6BB104</text:p>
          </table:table-cell>
          <table:table-cell/>
          <table:table-cell office:value-type="string">
            <text:p>YAGEO</text:p>
          </table:table-cell>
          <table:table-cell office:value-type="string">
            <text:p>SMD?CAP?Ceramic?100nF-10V-10%-X5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7">
            <text:p>-7</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86]+1" office:value-type="float" office:value="86">
            <text:p>86</text:p>
          </table:table-cell>
          <table:table-cell office:value-type="float" office:value="302030033">
            <text:p>302030033</text:p>
          </table:table-cell>
          <table:table-cell office:value-type="string">
            <text:p>100uF/16V 5X7</text:p>
          </table:table-cell>
          <table:table-cell/>
          <table:table-cell office:value-type="string">
            <text:p>JWC</text:p>
          </table:table-cell>
          <table:table-cell office:value-type="string">
            <text:p>DIP CAP Aluminum 47uF-16V;</text:p>
          </table:table-cell>
          <table:table-cell office:value-type="string">
            <text:p>Datasheet » | Permalink</text:p>
          </table:table-cell>
          <table:table-cell office:value-type="string">
            <text:p>Radial-D5.0*H7.0mm</text:p>
          </table:table-cell>
          <table:table-cell office:value-type="string">
            <text:p>$0.468/Set </text:p>
          </table:table-cell>
          <table:table-cell office:value-type="string">
            <text:p>3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87]+1" office:value-type="float" office:value="87">
            <text:p>87</text:p>
          </table:table-cell>
          <table:table-cell office:value-type="float" office:value="320110033">
            <text:p>320110033</text:p>
          </table:table-cell>
          <table:table-cell office:value-type="string">
            <text:p>1125S-4P</text:p>
          </table:table-cell>
          <table:table-cell/>
          <table:table-cell office:value-type="string">
            <text:p>TAIFENG</text:p>
          </table:table-cell>
          <table:table-cell office:value-type="string">
            <text:p>DIP White Male Header VERT;4Pin-2.0</text:p>
          </table:table-cell>
          <table:table-cell office:value-type="string">
            <text:p>Datasheet » | Permalink</text:p>
          </table:table-cell>
          <table:table-cell office:value-type="string">
            <text:p>4P-2.0</text:p>
          </table:table-cell>
          <table:table-cell office:value-type="string">
            <text:p>$0.708/Set </text:p>
          </table:table-cell>
          <table:table-cell office:value-type="string">
            <text:p>3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88]+1" office:value-type="float" office:value="88">
            <text:p>88</text:p>
          </table:table-cell>
          <table:table-cell office:value-type="float" office:value="320190003">
            <text:p>320190003</text:p>
          </table:table-cell>
          <table:table-cell office:value-type="string">
            <text:p>TAIFENG</text:p>
          </table:table-cell>
          <table:table-cell office:value-type="string">
            <text:p>DIP Black Jumper;2P-2.54</text:p>
          </table:table-cell>
          <table:table-cell office:value-type="string">
            <text:p>Datasheet » | Permalink</text:p>
          </table:table-cell>
          <table:table-cell office:value-type="string">
            <text:p>2P-2.54</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61">
            <text:p>6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89]+1" office:value-type="float" office:value="89">
            <text:p>89</text:p>
          </table:table-cell>
          <table:table-cell office:value-type="float" office:value="320110032">
            <text:p>320110032</text:p>
          </table:table-cell>
          <table:table-cell office:value-type="string">
            <text:p>1125R-SMT-4P</text:p>
          </table:table-cell>
          <table:table-cell/>
          <table:table-cell office:value-type="string">
            <text:p>TAIFENG</text:p>
          </table:table-cell>
          <table:table-cell office:value-type="string">
            <text:p>SMD White Male Header VERT;4Pin-2.0</text:p>
          </table:table-cell>
          <table:table-cell office:value-type="string">
            <text:p>Datasheet » | Permalink</text:p>
          </table:table-cell>
          <table:table-cell office:value-type="string">
            <text:p>4P-SMD-2.0-90D</text:p>
          </table:table-cell>
          <table:table-cell office:value-type="string">
            <text:p>$1.827/Set </text:p>
          </table:table-cell>
          <table:table-cell office:value-type="string">
            <text:p>10 Pieces/Set </text:p>
          </table:table-cell>
          <table:table-cell office:value-type="string">
            <text:p>Stock</text:p>
          </table:table-cell>
          <table:table-cell office:value-type="float" office:value="93">
            <text:p>9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90]+1" office:value-type="float" office:value="90">
            <text:p>90</text:p>
          </table:table-cell>
          <table:table-cell office:value-type="float" office:value="320110028">
            <text:p>320110028</text:p>
          </table:table-cell>
          <table:table-cell office:value-type="string">
            <text:p>GOOSVN</text:p>
          </table:table-cell>
          <table:table-cell office:value-type="string">
            <text:p>DIP Green Screw Terminal;2P-3.5</text:p>
          </table:table-cell>
          <table:table-cell office:value-type="string">
            <text:p>Datasheet » | Permalink</text:p>
          </table:table-cell>
          <table:table-cell office:value-type="string">
            <text:p>2P-3.5</text:p>
          </table:table-cell>
          <table:table-cell office:value-type="string">
            <text:p>$1.547/Set </text:p>
          </table:table-cell>
          <table:table-cell office:value-type="string">
            <text:p>1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30"/>
        </table:table-row>
        <table:table-row table:style-name="ro2">
          <table:table-cell table:number-columns-repeated="2"/>
          <table:table-cell table:formula="of:=[.C91]+1" office:value-type="float" office:value="91">
            <text:p>91</text:p>
          </table:table-cell>
          <table:table-cell office:value-type="float" office:value="320110030">
            <text:p>320110030</text:p>
          </table:table-cell>
          <table:table-cell office:value-type="string">
            <text:p>1125S-SMT-4P</text:p>
          </table:table-cell>
          <table:table-cell/>
          <table:table-cell office:value-type="string">
            <text:p>TAIFENG</text:p>
          </table:table-cell>
          <table:table-cell office:value-type="string">
            <text:p>SMD White Male Header VERT;4Pin-2.0</text:p>
          </table:table-cell>
          <table:table-cell office:value-type="string">
            <text:p>Datasheet » | Permalink</text:p>
          </table:table-cell>
          <table:table-cell office:value-type="string">
            <text:p>4P-SMD-2.0</text:p>
          </table:table-cell>
          <table:table-cell office:value-type="string">
            <text:p>$2.088/Set </text:p>
          </table:table-cell>
          <table:table-cell office:value-type="string">
            <text:p>1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92]+1" office:value-type="float" office:value="92">
            <text:p>92</text:p>
          </table:table-cell>
          <table:table-cell office:value-type="float" office:value="320120003">
            <text:p>320120003</text:p>
          </table:table-cell>
          <table:table-cell office:value-type="string">
            <text:p>DC-005</text:p>
          </table:table-cell>
          <table:table-cell/>
          <table:table-cell office:value-type="string">
            <text:p>BEST</text:p>
          </table:table-cell>
          <table:table-cell office:value-type="string">
            <text:p>DIP Black DC Jack;2.1MM</text:p>
          </table:table-cell>
          <table:table-cell office:value-type="string">
            <text:p>Datasheet » | Permalink</text:p>
          </table:table-cell>
          <table:table-cell office:value-type="string">
            <text:p>PW-3P-2.1</text:p>
          </table:table-cell>
          <table:table-cell office:value-type="string">
            <text:p>$1.074/Set </text:p>
          </table:table-cell>
          <table:table-cell office:value-type="string">
            <text:p>1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93]+1" office:value-type="float" office:value="93">
            <text:p>93</text:p>
          </table:table-cell>
          <table:table-cell office:value-type="float" office:value="320110034">
            <text:p>320110034</text:p>
          </table:table-cell>
          <table:table-cell office:value-type="string">
            <text:p>1125R-4P</text:p>
          </table:table-cell>
          <table:table-cell/>
          <table:table-cell office:value-type="string">
            <text:p>TAIFENG</text:p>
          </table:table-cell>
          <table:table-cell office:value-type="string">
            <text:p>DIP White Male Header 90D;4Pin-2.0</text:p>
          </table:table-cell>
          <table:table-cell office:value-type="string">
            <text:p>Datasheet » | Permalink</text:p>
          </table:table-cell>
          <table:table-cell office:value-type="string">
            <text:p>4P-2.0-90D</text:p>
          </table:table-cell>
          <table:table-cell office:value-type="string">
            <text:p>$0.825/Set </text:p>
          </table:table-cell>
          <table:table-cell office:value-type="string">
            <text:p>3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94]+1" office:value-type="float" office:value="94">
            <text:p>94</text:p>
          </table:table-cell>
          <table:table-cell office:value-type="float" office:value="320030067">
            <text:p>320030067</text:p>
          </table:table-cell>
          <table:table-cell office:value-type="string">
            <text:p>YXCON</text:p>
          </table:table-cell>
          <table:table-cell office:value-type="string">
            <text:p>DIP Long Blue Female Header</text:p>
          </table:table-cell>
          <table:table-cell office:value-type="string">
            <text:p>Datasheet » | Permalink</text:p>
          </table:table-cell>
          <table:table-cell office:value-type="string">
            <text:p>1X6P-2.54-8.5+2.5-12.3</text:p>
          </table:table-cell>
          <table:table-cell office:value-type="string">
            <text:p>$1.836/Set </text:p>
          </table:table-cell>
          <table:table-cell office:value-type="string">
            <text:p>1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30"/>
        </table:table-row>
        <table:table-row table:style-name="ro2">
          <table:table-cell table:number-columns-repeated="2"/>
          <table:table-cell table:formula="of:=[.C95]+1" office:value-type="float" office:value="95">
            <text:p>95</text:p>
          </table:table-cell>
          <table:table-cell office:value-type="float" office:value="320030068">
            <text:p>320030068</text:p>
          </table:table-cell>
          <table:table-cell office:value-type="string">
            <text:p>YXCON</text:p>
          </table:table-cell>
          <table:table-cell office:value-type="string">
            <text:p>DIP Long Blue Female Header</text:p>
          </table:table-cell>
          <table:table-cell office:value-type="string">
            <text:p>Datasheet » | Permalink</text:p>
          </table:table-cell>
          <table:table-cell office:value-type="string">
            <text:p>1X8P-2.54-8.5+2.5-12.3</text:p>
          </table:table-cell>
          <table:table-cell office:value-type="string">
            <text:p>$2.45/Set </text:p>
          </table:table-cell>
          <table:table-cell office:value-type="string">
            <text:p>1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30"/>
        </table:table-row>
        <table:table-row table:style-name="ro2">
          <table:table-cell table:number-columns-repeated="2"/>
          <table:table-cell table:formula="of:=[.C96]+1" office:value-type="float" office:value="96">
            <text:p>96</text:p>
          </table:table-cell>
          <table:table-cell office:value-type="float" office:value="320090000">
            <text:p>320090000</text:p>
          </table:table-cell>
          <table:table-cell office:value-type="string">
            <text:p>ST-TF-003A</text:p>
          </table:table-cell>
          <table:table-cell/>
          <table:table-cell office:value-type="string">
            <text:p>SUNTECH</text:p>
          </table:table-cell>
          <table:table-cell office:value-type="string">
            <text:p>SMD Micro SD Card Socket</text:p>
          </table:table-cell>
          <table:table-cell office:value-type="string">
            <text:p>Datasheet » | Permalink</text:p>
          </table:table-cell>
          <table:table-cell office:value-type="string">
            <text:p>snapEDA Altium, Kicad, ...</text:p>
          </table:table-cell>
          <table:table-cell office:value-type="string">
            <text:p>9P-SMD-W/-RING</text:p>
          </table:table-cell>
          <table:table-cell office:value-type="string">
            <text:p>$5.078/Set </text:p>
          </table:table-cell>
          <table:table-cell office:value-type="string">
            <text:p>10 Pieces/Set </text:p>
          </table:table-cell>
          <table:table-cell office:value-type="string">
            <text:p>Stock</text:p>
          </table:table-cell>
          <table:table-cell office:value-type="float" office:value="24">
            <text:p>2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97]+1" office:value-type="float" office:value="97">
            <text:p>97</text:p>
          </table:table-cell>
          <table:table-cell office:value-type="float" office:value="320030066">
            <text:p>320030066</text:p>
          </table:table-cell>
          <table:table-cell office:value-type="string">
            <text:p>YXCON</text:p>
          </table:table-cell>
          <table:table-cell office:value-type="string">
            <text:p>DIP Long Blue Female Header</text:p>
          </table:table-cell>
          <table:table-cell office:value-type="string">
            <text:p>Datasheet » | Permalink</text:p>
          </table:table-cell>
          <table:table-cell office:value-type="string">
            <text:p>2X3P-2.54-8.5+1.5-12.3</text:p>
          </table:table-cell>
          <table:table-cell office:value-type="string">
            <text:p>$2.078/Set </text:p>
          </table:table-cell>
          <table:table-cell office:value-type="string">
            <text:p>1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98]+1" office:value-type="float" office:value="98">
            <text:p>98</text:p>
          </table:table-cell>
          <table:table-cell office:value-type="float" office:value="320010014">
            <text:p>320010014</text:p>
          </table:table-cell>
          <table:table-cell office:value-type="string">
            <text:p>ST-USB-013A</text:p>
          </table:table-cell>
          <table:table-cell/>
          <table:table-cell office:value-type="string">
            <text:p>SUNTECH</text:p>
          </table:table-cell>
          <table:table-cell office:value-type="string">
            <text:p>DIP Mini USB-B</text:p>
          </table:table-cell>
          <table:table-cell office:value-type="string">
            <text:p>Datasheet » | Permalink</text:p>
          </table:table-cell>
          <table:table-cell office:value-type="string">
            <text:p>snapEDA Altium, Kicad, ...</text:p>
          </table:table-cell>
          <table:table-cell office:value-type="string">
            <text:p>MINI-B-5P-SMD</text:p>
          </table:table-cell>
          <table:table-cell office:value-type="string">
            <text:p>$1.766/Set </text:p>
          </table:table-cell>
          <table:table-cell office:value-type="string">
            <text:p>10 Pieces/Set </text:p>
          </table:table-cell>
          <table:table-cell office:value-type="string">
            <text:p>Stock</text:p>
          </table:table-cell>
          <table:table-cell office:value-type="float" office:value="43">
            <text:p>4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99]+1" office:value-type="float" office:value="99">
            <text:p>99</text:p>
          </table:table-cell>
          <table:table-cell office:value-type="float" office:value="320110026">
            <text:p>320110026</text:p>
          </table:table-cell>
          <table:table-cell office:value-type="string">
            <text:p>SMD White Male JST connector;2P-2.0</text:p>
          </table:table-cell>
          <table:table-cell office:value-type="string">
            <text:p>Datasheet » | Permalink</text:p>
          </table:table-cell>
          <table:table-cell office:value-type="string">
            <text:p>2P-SMD-2.0-90D</text:p>
          </table:table-cell>
          <table:table-cell office:value-type="string">
            <text:p>$2.188/Set </text:p>
          </table:table-cell>
          <table:table-cell office:value-type="string">
            <text:p>2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31"/>
        </table:table-row>
        <table:table-row table:style-name="ro2">
          <table:table-cell table:number-columns-repeated="2"/>
          <table:table-cell table:formula="of:=[.C100]+1" office:value-type="float" office:value="100">
            <text:p>100</text:p>
          </table:table-cell>
          <table:table-cell office:value-type="float" office:value="320120002">
            <text:p>320120002</text:p>
          </table:table-cell>
          <table:table-cell office:value-type="string">
            <text:p>BEST</text:p>
          </table:table-cell>
          <table:table-cell office:value-type="string">
            <text:p>DIP Black DC Jack;2.1MM;</text:p>
          </table:table-cell>
          <table:table-cell office:value-type="string">
            <text:p>Datasheet » | Permalink</text:p>
          </table:table-cell>
          <table:table-cell office:value-type="string">
            <text:p>PW-3P-2.1</text:p>
          </table:table-cell>
          <table:table-cell office:value-type="string">
            <text:p>$2.057/Set </text:p>
          </table:table-cell>
          <table:table-cell office:value-type="string">
            <text:p>10 Pieces/Set </text:p>
          </table:table-cell>
          <table:table-cell office:value-type="string">
            <text:p>Stock</text:p>
          </table:table-cell>
          <table:table-cell office:value-type="float" office:value="44">
            <text:p>4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101]+1" office:value-type="float" office:value="101">
            <text:p>101</text:p>
          </table:table-cell>
          <table:table-cell office:value-type="float" office:value="320110048">
            <text:p>320110048</text:p>
          </table:table-cell>
          <table:table-cell office:value-type="string">
            <text:p>I-PEX</text:p>
          </table:table-cell>
          <table:table-cell office:value-type="string">
            <text:p>SMD I-PEX MFH1 Connector</text:p>
          </table:table-cell>
          <table:table-cell office:value-type="string">
            <text:p>Datasheet » | Permalink</text:p>
          </table:table-cell>
          <table:table-cell office:value-type="string">
            <text:p>U-FL</text:p>
          </table:table-cell>
          <table:table-cell office:value-type="string">
            <text:p>$4.102/Set </text:p>
          </table:table-cell>
          <table:table-cell office:value-type="string">
            <text:p>10 Pieces/Set </text:p>
          </table:table-cell>
          <table:table-cell office:value-type="string">
            <text:p>Stock</text:p>
          </table:table-cell>
          <table:table-cell office:value-type="float" office:value="117">
            <text:p>11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102]+1" office:value-type="float" office:value="102">
            <text:p>102</text:p>
          </table:table-cell>
          <table:table-cell office:value-type="float" office:value="320110031">
            <text:p>320110031</text:p>
          </table:table-cell>
          <table:table-cell office:value-type="string">
            <text:p>GOOSVN</text:p>
          </table:table-cell>
          <table:table-cell office:value-type="string">
            <text:p>DIP Green Screw Terminal;2P-5.0</text:p>
          </table:table-cell>
          <table:table-cell office:value-type="string">
            <text:p>Datasheet » | Permalink</text:p>
          </table:table-cell>
          <table:table-cell office:value-type="string">
            <text:p>2P-5.0</text:p>
          </table:table-cell>
          <table:table-cell office:value-type="string">
            <text:p>$1.547/Set </text:p>
          </table:table-cell>
          <table:table-cell office:value-type="string">
            <text:p>1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30"/>
        </table:table-row>
        <table:table-row table:style-name="ro2">
          <table:table-cell table:number-columns-repeated="2"/>
          <table:table-cell table:formula="of:=[.C103]+1" office:value-type="float" office:value="103">
            <text:p>103</text:p>
          </table:table-cell>
          <table:table-cell office:value-type="float" office:value="320110027">
            <text:p>320110027</text:p>
          </table:table-cell>
          <table:table-cell office:value-type="string">
            <text:p>DIP White Male JST connector;2P-2.0</text:p>
          </table:table-cell>
          <table:table-cell office:value-type="string">
            <text:p>Datasheet » | Permalink</text:p>
          </table:table-cell>
          <table:table-cell office:value-type="string">
            <text:p>2P-2.0-90D</text:p>
          </table:table-cell>
          <table:table-cell office:value-type="string">
            <text:p>$0.645/Set </text:p>
          </table:table-cell>
          <table:table-cell office:value-type="string">
            <text:p>50 Pieces/Set </text:p>
          </table:table-cell>
          <table:table-cell office:value-type="string">
            <text:p>Stock</text:p>
          </table:table-cell>
          <table:table-cell office:value-type="float" office:value="67">
            <text:p>6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8"/>
        </table:table-row>
        <table:table-row table:style-name="ro2">
          <table:table-cell table:number-columns-repeated="2"/>
          <table:table-cell table:formula="of:=[.C104]+1" office:value-type="float" office:value="104">
            <text:p>104</text:p>
          </table:table-cell>
          <table:table-cell office:value-type="float" office:value="320110029">
            <text:p>320110029</text:p>
          </table:table-cell>
          <table:table-cell office:value-type="string">
            <text:p>GOOSVN</text:p>
          </table:table-cell>
          <table:table-cell office:value-type="string">
            <text:p>DIP Green Screw Terminal;3P-5.0</text:p>
          </table:table-cell>
          <table:table-cell office:value-type="string">
            <text:p>Datasheet » | Permalink</text:p>
          </table:table-cell>
          <table:table-cell office:value-type="string">
            <text:p>3P-5.0</text:p>
          </table:table-cell>
          <table:table-cell office:value-type="string">
            <text:p>$2.32/Set </text:p>
          </table:table-cell>
          <table:table-cell office:value-type="string">
            <text:p>10 Pieces/Set </text:p>
          </table:table-cell>
          <table:table-cell office:value-type="string">
            <text:p>Stock</text:p>
          </table:table-cell>
          <table:table-cell office:value-type="float" office:value="137">
            <text:p>13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105]+1" office:value-type="float" office:value="105">
            <text:p>105</text:p>
          </table:table-cell>
          <table:table-cell office:value-type="float" office:value="320140004">
            <text:p>320140004</text:p>
          </table:table-cell>
          <table:table-cell office:value-type="string">
            <text:p>MJ88-BX11-RVSL2</text:p>
          </table:table-cell>
          <table:table-cell/>
          <table:table-cell office:value-type="string">
            <text:p>Heling Electronic</text:p>
          </table:table-cell>
          <table:table-cell office:value-type="string">
            <text:p>DIP RJ45 Connector;8P-R/A-With LED</text:p>
          </table:table-cell>
          <table:table-cell office:value-type="string">
            <text:p>Datasheet » | Permalink</text:p>
          </table:table-cell>
          <table:table-cell office:value-type="string">
            <text:p>8P-R/A</text:p>
          </table:table-cell>
          <table:table-cell office:value-type="string">
            <text:p>$2.781/Set </text:p>
          </table:table-cell>
          <table:table-cell office:value-type="string">
            <text:p>3 Pieces/Set </text:p>
          </table:table-cell>
          <table:table-cell office:value-type="string">
            <text:p>Stock</text:p>
          </table:table-cell>
          <table:table-cell office:value-type="float" office:value="244">
            <text:p>24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06]+1" office:value-type="float" office:value="106">
            <text:p>106</text:p>
          </table:table-cell>
          <table:table-cell office:value-type="float" office:value="320030065">
            <text:p>320030065</text:p>
          </table:table-cell>
          <table:table-cell office:value-type="string">
            <text:p>F185-1108A1BSYC1</text:p>
          </table:table-cell>
          <table:table-cell/>
          <table:table-cell office:value-type="string">
            <text:p>YXCON</text:p>
          </table:table-cell>
          <table:table-cell office:value-type="string">
            <text:p>DIP Yellow Female Header</text:p>
          </table:table-cell>
          <table:table-cell office:value-type="string">
            <text:p>Datasheet » | Permalink</text:p>
          </table:table-cell>
          <table:table-cell office:value-type="string">
            <text:p>snapEDA Altium, Kicad, ...</text:p>
          </table:table-cell>
          <table:table-cell office:value-type="string">
            <text:p>1X8P-2.54-8.5</text:p>
          </table:table-cell>
          <table:table-cell office:value-type="string">
            <text:p>$2.021/Set </text:p>
          </table:table-cell>
          <table:table-cell office:value-type="string">
            <text:p>10 Pieces/Set </text:p>
          </table:table-cell>
          <table:table-cell office:value-type="string">
            <text:p>Stock</text:p>
          </table:table-cell>
          <table:table-cell office:value-type="float" office:value="68">
            <text:p>6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07]+1" office:value-type="float" office:value="107">
            <text:p>107</text:p>
          </table:table-cell>
          <table:table-cell office:value-type="float" office:value="320020077">
            <text:p>320020077</text:p>
          </table:table-cell>
          <table:table-cell office:value-type="string">
            <text:p>P125-12A1BS116A1</text:p>
          </table:table-cell>
          <table:table-cell/>
          <table:table-cell office:value-type="string">
            <text:p>YXCON</text:p>
          </table:table-cell>
          <table:table-cell office:value-type="string">
            <text:p>SMD Crystal 32.768KHz-7pF-20ppm-70k</text:p>
          </table:table-cell>
          <table:table-cell office:value-type="string">
            <text:p>Datasheet » | Permalink</text:p>
          </table:table-cell>
          <table:table-cell office:value-type="string">
            <text:p>snapEDA Altium, Kicad, ...</text:p>
          </table:table-cell>
          <table:table-cell office:value-type="string">
            <text:p>2X3P-2.54-2.54-11.6/3.0</text:p>
          </table:table-cell>
          <table:table-cell office:value-type="string">
            <text:p>$1.172/Set </text:p>
          </table:table-cell>
          <table:table-cell office:value-type="string">
            <text:p>20 Pieces/Set </text:p>
          </table:table-cell>
          <table:table-cell office:value-type="string">
            <text:p>Stock</text:p>
          </table:table-cell>
          <table:table-cell office:value-type="float" office:value="50">
            <text:p>5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08]+1" office:value-type="float" office:value="108">
            <text:p>108</text:p>
          </table:table-cell>
          <table:table-cell office:value-type="float" office:value="320030061">
            <text:p>320030061</text:p>
          </table:table-cell>
          <table:table-cell office:value-type="string">
            <text:p>F185-1108A1BSYC1</text:p>
          </table:table-cell>
          <table:table-cell/>
          <table:table-cell office:value-type="string">
            <text:p>YXCON</text:p>
          </table:table-cell>
          <table:table-cell office:value-type="string">
            <text:p>DIP Black Female Header VERT</text:p>
          </table:table-cell>
          <table:table-cell office:value-type="string">
            <text:p>Datasheet » | Permalink</text:p>
          </table:table-cell>
          <table:table-cell office:value-type="string">
            <text:p>snapEDA Altium, Kicad, ...</text:p>
          </table:table-cell>
          <table:table-cell office:value-type="string">
            <text:p>1X8P-2.54-8.5</text:p>
          </table:table-cell>
          <table:table-cell office:value-type="string">
            <text:p>$1.43/Set </text:p>
          </table:table-cell>
          <table:table-cell office:value-type="string">
            <text:p>1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09]+1" office:value-type="float" office:value="109">
            <text:p>109</text:p>
          </table:table-cell>
          <table:table-cell office:value-type="float" office:value="320020078">
            <text:p>320020078</text:p>
          </table:table-cell>
          <table:table-cell office:value-type="string">
            <text:p>P125-1106A1BS116A1</text:p>
          </table:table-cell>
          <table:table-cell/>
          <table:table-cell office:value-type="string">
            <text:p>YXCON</text:p>
          </table:table-cell>
          <table:table-cell office:value-type="string">
            <text:p>DIP Black Male Header VERT</text:p>
          </table:table-cell>
          <table:table-cell office:value-type="string">
            <text:p>Datasheet » | Permalink</text:p>
          </table:table-cell>
          <table:table-cell office:value-type="string">
            <text:p>snapEDA Altium, Kicad, ...</text:p>
          </table:table-cell>
          <table:table-cell office:value-type="string">
            <text:p>1X6P-2.54-2.54-11.6/3.0mm</text:p>
          </table:table-cell>
          <table:table-cell office:value-type="string">
            <text:p>$0.516/Set </text:p>
          </table:table-cell>
          <table:table-cell office:value-type="string">
            <text:p>20 Pieces/Set </text:p>
          </table:table-cell>
          <table:table-cell office:value-type="string">
            <text:p>Stock</text:p>
          </table:table-cell>
          <table:table-cell office:value-type="float" office:value="96">
            <text:p>9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10]+1" office:value-type="float" office:value="110">
            <text:p>110</text:p>
          </table:table-cell>
          <table:table-cell office:value-type="float" office:value="320030060">
            <text:p>320030060</text:p>
          </table:table-cell>
          <table:table-cell office:value-type="string">
            <text:p>F185-1106A1BSYC1</text:p>
          </table:table-cell>
          <table:table-cell/>
          <table:table-cell office:value-type="string">
            <text:p>YXCON</text:p>
          </table:table-cell>
          <table:table-cell office:value-type="string">
            <text:p>DIP Black Female Header VERT</text:p>
          </table:table-cell>
          <table:table-cell office:value-type="string">
            <text:p>Datasheet » | Permalink</text:p>
          </table:table-cell>
          <table:table-cell office:value-type="string">
            <text:p>snapEDA Altium, Kicad, ...</text:p>
          </table:table-cell>
          <table:table-cell office:value-type="string">
            <text:p>1X6P-2.54-8.5</text:p>
          </table:table-cell>
          <table:table-cell office:value-type="string">
            <text:p>$2.024/Set </text:p>
          </table:table-cell>
          <table:table-cell office:value-type="string">
            <text:p>20 Pieces/Set </text:p>
          </table:table-cell>
          <table:table-cell office:value-type="string">
            <text:p>Stock</text:p>
          </table:table-cell>
          <table:table-cell office:value-type="float" office:value="22">
            <text:p>2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11]+1" office:value-type="float" office:value="111">
            <text:p>111</text:p>
          </table:table-cell>
          <table:table-cell office:value-type="float" office:value="320020079">
            <text:p>320020079</text:p>
          </table:table-cell>
          <table:table-cell office:value-type="string">
            <text:p>YXCON</text:p>
          </table:table-cell>
          <table:table-cell office:value-type="string">
            <text:p>DIP Black Male Header VERT</text:p>
          </table:table-cell>
          <table:table-cell office:value-type="string">
            <text:p>Datasheet » | Permalink</text:p>
          </table:table-cell>
          <table:table-cell office:value-type="string">
            <text:p>1X3P-2.54-2.54-11.6/3.0</text:p>
          </table:table-cell>
          <table:table-cell office:value-type="string">
            <text:p>$0.386/Set </text:p>
          </table:table-cell>
          <table:table-cell office:value-type="string">
            <text:p>20 Pieces/Set </text:p>
          </table:table-cell>
          <table:table-cell office:value-type="string">
            <text:p>Stock</text:p>
          </table:table-cell>
          <table:table-cell office:value-type="float" office:value="94">
            <text:p>9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112]+1" office:value-type="float" office:value="112">
            <text:p>112</text:p>
          </table:table-cell>
          <table:table-cell office:value-type="float" office:value="320020080">
            <text:p>320020080</text:p>
          </table:table-cell>
          <table:table-cell office:value-type="string">
            <text:p>P125-1108A1BS116A1</text:p>
          </table:table-cell>
          <table:table-cell/>
          <table:table-cell office:value-type="string">
            <text:p>YXCON</text:p>
          </table:table-cell>
          <table:table-cell office:value-type="string">
            <text:p>DIP Black Male Header VERT</text:p>
          </table:table-cell>
          <table:table-cell office:value-type="string">
            <text:p>Datasheet » | Permalink</text:p>
          </table:table-cell>
          <table:table-cell office:value-type="string">
            <text:p>snapEDA Altium, Kicad, ...</text:p>
          </table:table-cell>
          <table:table-cell office:value-type="string">
            <text:p>1X8P-2.54-2.54-11.6/3.0</text:p>
          </table:table-cell>
          <table:table-cell office:value-type="string">
            <text:p>$0.688/Set </text:p>
          </table:table-cell>
          <table:table-cell office:value-type="string">
            <text:p>20 Pieces/Set </text:p>
          </table:table-cell>
          <table:table-cell office:value-type="string">
            <text:p>Stock</text:p>
          </table:table-cell>
          <table:table-cell office:value-type="float" office:value="65">
            <text:p>6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13]+1" office:value-type="float" office:value="113">
            <text:p>113</text:p>
          </table:table-cell>
          <table:table-cell office:value-type="float" office:value="320030001">
            <text:p>320030001</text:p>
          </table:table-cell>
          <table:table-cell office:value-type="string">
            <text:p>F185-2110A0ASYA1</text:p>
          </table:table-cell>
          <table:table-cell/>
          <table:table-cell office:value-type="string">
            <text:p>YAGEO</text:p>
          </table:table-cell>
          <table:table-cell office:value-type="string">
            <text:p>DIP Long Blue Female Header</text:p>
          </table:table-cell>
          <table:table-cell office:value-type="string">
            <text:p>Datasheet » | Permalink</text:p>
          </table:table-cell>
          <table:table-cell office:value-type="string">
            <text:p>snapEDA Altium, Kicad, ...</text:p>
          </table:table-cell>
          <table:table-cell office:value-type="string">
            <text:p>1*10P-2.54-8.5+2.5-12.3mm</text:p>
          </table:table-cell>
          <table:table-cell office:value-type="string">
            <text:p>$2.832/Set </text:p>
          </table:table-cell>
          <table:table-cell office:value-type="string">
            <text:p>10 Pieces/Set </text:p>
          </table:table-cell>
          <table:table-cell office:value-type="string">
            <text:p>Stock</text:p>
          </table:table-cell>
          <table:table-cell office:value-type="float" office:value="11">
            <text:p>1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14]+1" office:value-type="float" office:value="114">
            <text:p>114</text:p>
          </table:table-cell>
          <table:table-cell office:value-type="float" office:value="320030039">
            <text:p>320030039</text:p>
          </table:table-cell>
          <table:table-cell office:value-type="string">
            <text:p>F185-1110A1BSYA1</text:p>
          </table:table-cell>
          <table:table-cell/>
          <table:table-cell office:value-type="string">
            <text:p>YAGEO</text:p>
          </table:table-cell>
          <table:table-cell office:value-type="string">
            <text:p>DIP Long Black Female Header VERT</text:p>
          </table:table-cell>
          <table:table-cell office:value-type="string">
            <text:p>Datasheet » | Permalink</text:p>
          </table:table-cell>
          <table:table-cell office:value-type="string">
            <text:p>snapEDA Altium, Kicad, ...</text:p>
          </table:table-cell>
          <table:table-cell office:value-type="string">
            <text:p>1*10P-2.54-8.5mm</text:p>
          </table:table-cell>
          <table:table-cell office:value-type="string">
            <text:p>$3.369/Set </text:p>
          </table:table-cell>
          <table:table-cell office:value-type="string">
            <text:p>10 Pieces/Set </text:p>
          </table:table-cell>
          <table:table-cell office:value-type="string">
            <text:p>Stock</text:p>
          </table:table-cell>
          <table:table-cell office:value-type="float" office:value="12">
            <text:p>1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15]+1" office:value-type="float" office:value="115">
            <text:p>115</text:p>
          </table:table-cell>
          <table:table-cell office:value-type="float" office:value="320090008">
            <text:p>320090008</text:p>
          </table:table-cell>
          <table:table-cell office:value-type="string">
            <text:p>BEST</text:p>
          </table:table-cell>
          <table:table-cell office:value-type="string">
            <text:p>SMD Micro SD Card Socket</text:p>
          </table:table-cell>
          <table:table-cell office:value-type="string">
            <text:p>Datasheet » | Permalink</text:p>
          </table:table-cell>
          <table:table-cell office:value-type="string">
            <text:p>TF-01</text:p>
          </table:table-cell>
          <table:table-cell office:value-type="string">
            <text:p>$2.461/Set </text:p>
          </table:table-cell>
          <table:table-cell office:value-type="string">
            <text:p>10 Pieces/Set </text:p>
          </table:table-cell>
          <table:table-cell office:value-type="string">
            <text:p>Stock</text:p>
          </table:table-cell>
          <table:table-cell office:value-type="float" office:value="13">
            <text:p>1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116]+1" office:value-type="float" office:value="116">
            <text:p>116</text:p>
          </table:table-cell>
          <table:table-cell office:value-type="float" office:value="320020010">
            <text:p>320020010</text:p>
          </table:table-cell>
          <table:table-cell office:value-type="string">
            <text:p>YXCON</text:p>
          </table:table-cell>
          <table:table-cell office:value-type="string">
            <text:p>DIP Black Male Header VERT</text:p>
          </table:table-cell>
          <table:table-cell office:value-type="string">
            <text:p>Datasheet » | Permalink</text:p>
          </table:table-cell>
          <table:table-cell office:value-type="string">
            <text:p>1*40P-2.54-2.54-11.6/3.0mm</text:p>
          </table:table-cell>
          <table:table-cell office:value-type="string">
            <text:p>$0.8595/Set </text:p>
          </table:table-cell>
          <table:table-cell office:value-type="string">
            <text:p>5 Pieces/Set </text:p>
          </table:table-cell>
          <table:table-cell office:value-type="string">
            <text:p>Stock</text:p>
          </table:table-cell>
          <table:table-cell office:value-type="float" office:value="52">
            <text:p>5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117]+1" office:value-type="float" office:value="117">
            <text:p>117</text:p>
          </table:table-cell>
          <table:table-cell office:value-type="float" office:value="320040003">
            <text:p>320040003</text:p>
          </table:table-cell>
          <table:table-cell office:value-type="string">
            <text:p>PJ-3536-L6S</text:p>
          </table:table-cell>
          <table:table-cell/>
          <table:table-cell office:value-type="string">
            <text:p>SUNGTECH</text:p>
          </table:table-cell>
          <table:table-cell office:value-type="string">
            <text:p>SMD Audio Jack;3.5mm;4 Degree</text:p>
          </table:table-cell>
          <table:table-cell office:value-type="string">
            <text:p>Datasheet » | Permalink</text:p>
          </table:table-cell>
          <table:table-cell office:value-type="string">
            <text:p>3.5mm-8P</text:p>
          </table:table-cell>
          <table:table-cell office:value-type="string">
            <text:p>$2.09/Set </text:p>
          </table:table-cell>
          <table:table-cell office:value-type="string">
            <text:p>5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18]+1" office:value-type="float" office:value="118">
            <text:p>118</text:p>
          </table:table-cell>
          <table:table-cell office:value-type="float" office:value="320020027">
            <text:p>320020027</text:p>
          </table:table-cell>
          <table:table-cell office:value-type="string">
            <text:p>P125-1203A0BS116A2</text:p>
          </table:table-cell>
          <table:table-cell/>
          <table:table-cell office:value-type="string">
            <text:p>YXCON</text:p>
          </table:table-cell>
          <table:table-cell office:value-type="string">
            <text:p>DIP Yellow Male Header VERT</text:p>
          </table:table-cell>
          <table:table-cell office:value-type="string">
            <text:p>Datasheet » | Permalink</text:p>
          </table:table-cell>
          <table:table-cell office:value-type="string">
            <text:p>snapEDA Altium, Kicad, ...</text:p>
          </table:table-cell>
          <table:table-cell office:value-type="string">
            <text:p>2*3P-2.54-2.54-11.6/3.0mm</text:p>
          </table:table-cell>
          <table:table-cell office:value-type="string">
            <text:p>$1.718/Set </text:p>
          </table:table-cell>
          <table:table-cell office:value-type="string">
            <text:p>20 Pieces/Set </text:p>
          </table:table-cell>
          <table:table-cell office:value-type="string">
            <text:p>Stock</text:p>
          </table:table-cell>
          <table:table-cell office:value-type="float" office:value="7">
            <text:p>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19]+1" office:value-type="float" office:value="119">
            <text:p>119</text:p>
          </table:table-cell>
          <table:table-cell office:value-type="float" office:value="320030019">
            <text:p>320030019</text:p>
          </table:table-cell>
          <table:table-cell office:value-type="string">
            <text:p>F185-1106A1BSYA3</text:p>
          </table:table-cell>
          <table:table-cell/>
          <table:table-cell office:value-type="string">
            <text:p>YXCON</text:p>
          </table:table-cell>
          <table:table-cell office:value-type="string">
            <text:p>DIP Yellow Female Header VERT</text:p>
          </table:table-cell>
          <table:table-cell office:value-type="string">
            <text:p>Datasheet » | Permalink</text:p>
          </table:table-cell>
          <table:table-cell office:value-type="string">
            <text:p>snapEDA Altium, Kicad, ...</text:p>
          </table:table-cell>
          <table:table-cell office:value-type="string">
            <text:p>1*6P-2.54-8.5mm</text:p>
          </table:table-cell>
          <table:table-cell office:value-type="string">
            <text:p>$1.684/Set </text:p>
          </table:table-cell>
          <table:table-cell office:value-type="string">
            <text:p>10 Pieces/Set </text:p>
          </table:table-cell>
          <table:table-cell office:value-type="string">
            <text:p>Stock</text:p>
          </table:table-cell>
          <table:table-cell office:value-type="float" office:value="12">
            <text:p>1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0]+1" office:value-type="float" office:value="120">
            <text:p>120</text:p>
          </table:table-cell>
          <table:table-cell office:value-type="float" office:value="320020037">
            <text:p>320020037</text:p>
          </table:table-cell>
          <table:table-cell office:value-type="string">
            <text:p>P125-1102A0BS116A3</text:p>
          </table:table-cell>
          <table:table-cell/>
          <table:table-cell office:value-type="string">
            <text:p>YXCON</text:p>
          </table:table-cell>
          <table:table-cell office:value-type="string">
            <text:p>DIP White Male Header VERT</text:p>
          </table:table-cell>
          <table:table-cell office:value-type="string">
            <text:p>Datasheet » | Permalink</text:p>
          </table:table-cell>
          <table:table-cell office:value-type="string">
            <text:p>snapEDA Altium, Kicad, ...</text:p>
          </table:table-cell>
          <table:table-cell office:value-type="string">
            <text:p>1*2P-2.54-2.54-11.6/3.0mm</text:p>
          </table:table-cell>
          <table:table-cell office:value-type="string">
            <text:p>$0.258/Set </text:p>
          </table:table-cell>
          <table:table-cell office:value-type="string">
            <text:p>20 Pieces/Set </text:p>
          </table:table-cell>
          <table:table-cell office:value-type="string">
            <text:p>Stock</text:p>
          </table:table-cell>
          <table:table-cell office:value-type="float" office:value="14">
            <text:p>1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1]+1" office:value-type="float" office:value="121">
            <text:p>121</text:p>
          </table:table-cell>
          <table:table-cell office:value-type="float" office:value="320020016">
            <text:p>320020016</text:p>
          </table:table-cell>
          <table:table-cell office:value-type="string">
            <text:p>P125-1102A0BS116A1</text:p>
          </table:table-cell>
          <table:table-cell/>
          <table:table-cell office:value-type="string">
            <text:p>YXCON</text:p>
          </table:table-cell>
          <table:table-cell office:value-type="string">
            <text:p>DIP Black Male Header VERT</text:p>
          </table:table-cell>
          <table:table-cell office:value-type="string">
            <text:p>Datasheet » | Permalink</text:p>
          </table:table-cell>
          <table:table-cell office:value-type="string">
            <text:p>snapEDA Altium, Kicad, ...</text:p>
          </table:table-cell>
          <table:table-cell office:value-type="string">
            <text:p>1*2P-2.54-2.54-11.6/3.0mm</text:p>
          </table:table-cell>
          <table:table-cell office:value-type="string">
            <text:p>$0.2/Set </text:p>
          </table:table-cell>
          <table:table-cell office:value-type="string">
            <text:p>20 Pieces/Set </text:p>
          </table:table-cell>
          <table:table-cell office:value-type="string">
            <text:p>Stock</text:p>
          </table:table-cell>
          <table:table-cell office:value-type="float" office:value="11">
            <text:p>1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2]+1" office:value-type="float" office:value="122">
            <text:p>122</text:p>
          </table:table-cell>
          <table:table-cell office:value-type="float" office:value="320020019">
            <text:p>320020019</text:p>
          </table:table-cell>
          <table:table-cell office:value-type="string">
            <text:p>P125-1106A0BR138A1</text:p>
          </table:table-cell>
          <table:table-cell/>
          <table:table-cell office:value-type="string">
            <text:p>YXCON</text:p>
          </table:table-cell>
          <table:table-cell office:value-type="string">
            <text:p>DIP Black Short Male Header R/A</text:p>
          </table:table-cell>
          <table:table-cell office:value-type="string">
            <text:p>Datasheet » | Permalink</text:p>
          </table:table-cell>
          <table:table-cell office:value-type="string">
            <text:p>snapEDA Altium, Kicad, ...</text:p>
          </table:table-cell>
          <table:table-cell office:value-type="string">
            <text:p>1X6P-2.54-2.54-6.0mm-90D-1</text:p>
          </table:table-cell>
          <table:table-cell office:value-type="string">
            <text:p>$0.704/Set </text:p>
          </table:table-cell>
          <table:table-cell office:value-type="string">
            <text:p>20 Pieces/Set </text:p>
          </table:table-cell>
          <table:table-cell office:value-type="string">
            <text:p>Stock</text:p>
          </table:table-cell>
          <table:table-cell office:value-type="float" office:value="13">
            <text:p>1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3]+1" office:value-type="float" office:value="123">
            <text:p>123</text:p>
          </table:table-cell>
          <table:table-cell office:value-type="float" office:value="320030017">
            <text:p>320030017</text:p>
          </table:table-cell>
          <table:table-cell office:value-type="string">
            <text:p>F185-1104A1BSYA1</text:p>
          </table:table-cell>
          <table:table-cell/>
          <table:table-cell office:value-type="string">
            <text:p>YXCON</text:p>
          </table:table-cell>
          <table:table-cell office:value-type="string">
            <text:p>DIP Black Female Header VERT</text:p>
          </table:table-cell>
          <table:table-cell office:value-type="string">
            <text:p>Datasheet » | Permalink</text:p>
          </table:table-cell>
          <table:table-cell office:value-type="string">
            <text:p>snapEDA Altium, Kicad, ...</text:p>
          </table:table-cell>
          <table:table-cell office:value-type="string">
            <text:p>1*4P-2.54-8.5mm</text:p>
          </table:table-cell>
          <table:table-cell office:value-type="string">
            <text:p>$0.842/Set </text:p>
          </table:table-cell>
          <table:table-cell office:value-type="string">
            <text:p>10 Pieces/Set </text:p>
          </table:table-cell>
          <table:table-cell office:value-type="string">
            <text:p>Stock</text:p>
          </table:table-cell>
          <table:table-cell office:value-type="float" office:value="34">
            <text:p>3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4]+1" office:value-type="float" office:value="124">
            <text:p>124</text:p>
          </table:table-cell>
          <table:table-cell office:value-type="float" office:value="320030012">
            <text:p>320030012</text:p>
          </table:table-cell>
          <table:table-cell office:value-type="string">
            <text:p>F185-1106A1BSYA2</text:p>
          </table:table-cell>
          <table:table-cell/>
          <table:table-cell office:value-type="string">
            <text:p>YXCON</text:p>
          </table:table-cell>
          <table:table-cell office:value-type="string">
            <text:p>DIP Long Black Female Header VERT</text:p>
          </table:table-cell>
          <table:table-cell office:value-type="string">
            <text:p>Datasheet » | Permalink</text:p>
          </table:table-cell>
          <table:table-cell office:value-type="string">
            <text:p>snapEDA Altium, Kicad, ...</text:p>
          </table:table-cell>
          <table:table-cell office:value-type="string">
            <text:p>1*6P-2.54-8.5mm</text:p>
          </table:table-cell>
          <table:table-cell office:value-type="string">
            <text:p>$2.02/Set </text:p>
          </table:table-cell>
          <table:table-cell office:value-type="string">
            <text:p>10 Pieces/Set </text:p>
          </table:table-cell>
          <table:table-cell office:value-type="string">
            <text:p>Stock</text:p>
          </table:table-cell>
          <table:table-cell office:value-type="float" office:value="40">
            <text:p>4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5]+1" office:value-type="float" office:value="125">
            <text:p>125</text:p>
          </table:table-cell>
          <table:table-cell office:value-type="float" office:value="320030013">
            <text:p>320030013</text:p>
          </table:table-cell>
          <table:table-cell office:value-type="string">
            <text:p>F185-2108A1BSYA1</text:p>
          </table:table-cell>
          <table:table-cell/>
          <table:table-cell office:value-type="string">
            <text:p>YXCON</text:p>
          </table:table-cell>
          <table:table-cell office:value-type="string">
            <text:p>DIP Long Black Female Header VERT</text:p>
          </table:table-cell>
          <table:table-cell office:value-type="string">
            <text:p>Datasheet » | Permalink</text:p>
          </table:table-cell>
          <table:table-cell office:value-type="string">
            <text:p>snapEDA Altium, Kicad, ...</text:p>
          </table:table-cell>
          <table:table-cell office:value-type="string">
            <text:p>1*8P-2.54-(8.5+1.5)mm-10.5</text:p>
          </table:table-cell>
          <table:table-cell office:value-type="string">
            <text:p>$2.695/Set </text:p>
          </table:table-cell>
          <table:table-cell office:value-type="string">
            <text:p>1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6]+1" office:value-type="float" office:value="126">
            <text:p>126</text:p>
          </table:table-cell>
          <table:table-cell office:value-type="float" office:value="320030059">
            <text:p>320030059</text:p>
          </table:table-cell>
          <table:table-cell office:value-type="string">
            <text:p>F185-1110A1BSYC1</text:p>
          </table:table-cell>
          <table:table-cell/>
          <table:table-cell office:value-type="string">
            <text:p>YXCON</text:p>
          </table:table-cell>
          <table:table-cell office:value-type="string">
            <text:p>DIP Yellow Female Header VERT</text:p>
          </table:table-cell>
          <table:table-cell office:value-type="string">
            <text:p>Datasheet » | Permalink</text:p>
          </table:table-cell>
          <table:table-cell office:value-type="string">
            <text:p>snapEDA Altium, Kicad, ...</text:p>
          </table:table-cell>
          <table:table-cell office:value-type="string">
            <text:p>1*10P-2.54-8.5mm</text:p>
          </table:table-cell>
          <table:table-cell office:value-type="string">
            <text:p>$2.105/Set </text:p>
          </table:table-cell>
          <table:table-cell office:value-type="string">
            <text:p>10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7]+1" office:value-type="float" office:value="127">
            <text:p>127</text:p>
          </table:table-cell>
          <table:table-cell office:value-type="float" office:value="320030009">
            <text:p>320030009</text:p>
          </table:table-cell>
          <table:table-cell office:value-type="string">
            <text:p>F243-1110A1BSUA1</text:p>
          </table:table-cell>
          <table:table-cell/>
          <table:table-cell office:value-type="string">
            <text:p>YXCON</text:p>
          </table:table-cell>
          <table:table-cell office:value-type="string">
            <text:p>DIP Black Female Header VERT;</text:p>
          </table:table-cell>
          <table:table-cell office:value-type="string">
            <text:p>Datasheet » | Permalink</text:p>
          </table:table-cell>
          <table:table-cell office:value-type="string">
            <text:p>snapEDA Altium, Kicad, ...</text:p>
          </table:table-cell>
          <table:table-cell office:value-type="string">
            <text:p>1*10P-2.0-4.3mm</text:p>
          </table:table-cell>
          <table:table-cell office:value-type="string">
            <text:p>$2.527/Set </text:p>
          </table:table-cell>
          <table:table-cell office:value-type="string">
            <text:p>1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8]+1" office:value-type="float" office:value="128">
            <text:p>128</text:p>
          </table:table-cell>
          <table:table-cell office:value-type="float" office:value="320020017">
            <text:p>320020017</text:p>
          </table:table-cell>
          <table:table-cell office:value-type="string">
            <text:p>P125-1104A0BS116A1</text:p>
          </table:table-cell>
          <table:table-cell/>
          <table:table-cell office:value-type="string">
            <text:p>YXCON</text:p>
          </table:table-cell>
          <table:table-cell office:value-type="string">
            <text:p>DIP Black Male Header VERT</text:p>
          </table:table-cell>
          <table:table-cell office:value-type="string">
            <text:p>Datasheet » | Permalink</text:p>
          </table:table-cell>
          <table:table-cell office:value-type="string">
            <text:p>snapEDA Altium, Kicad, ...</text:p>
          </table:table-cell>
          <table:table-cell office:value-type="string">
            <text:p>1*4P-2.54-2.54-11.6/3.0mm</text:p>
          </table:table-cell>
          <table:table-cell office:value-type="string">
            <text:p>$0.516/Set </text:p>
          </table:table-cell>
          <table:table-cell office:value-type="string">
            <text:p>2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9]+1" office:value-type="float" office:value="129">
            <text:p>129</text:p>
          </table:table-cell>
          <table:table-cell office:value-type="float" office:value="320020061">
            <text:p>320020061</text:p>
          </table:table-cell>
          <table:table-cell office:value-type="string">
            <text:p>P125-1103A0BR138A1</text:p>
          </table:table-cell>
          <table:table-cell/>
          <table:table-cell office:value-type="string">
            <text:p>YXCON</text:p>
          </table:table-cell>
          <table:table-cell office:value-type="string">
            <text:p>DIP Black Male Header R/A</text:p>
          </table:table-cell>
          <table:table-cell office:value-type="string">
            <text:p>Datasheet » | Permalink</text:p>
          </table:table-cell>
          <table:table-cell office:value-type="string">
            <text:p>snapEDA Altium, Kicad, ...</text:p>
          </table:table-cell>
          <table:table-cell office:value-type="string">
            <text:p>1*3P-2.54-2.54-6.0mm-90D-1</text:p>
          </table:table-cell>
          <table:table-cell office:value-type="string">
            <text:p>$0.782/Set </text:p>
          </table:table-cell>
          <table:table-cell office:value-type="string">
            <text:p>20 Pieces/Set </text:p>
          </table:table-cell>
          <table:table-cell office:value-type="string">
            <text:p>Stock</text:p>
          </table:table-cell>
          <table:table-cell office:value-type="float" office:value="7">
            <text:p>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30]+1" office:value-type="float" office:value="130">
            <text:p>130</text:p>
          </table:table-cell>
          <table:table-cell office:value-type="float" office:value="320010000">
            <text:p>320010000</text:p>
          </table:table-cell>
          <table:table-cell office:value-type="string">
            <text:p>ST-USB-001G</text:p>
          </table:table-cell>
          <table:table-cell/>
          <table:table-cell office:value-type="string">
            <text:p>SUNTECH</text:p>
          </table:table-cell>
          <table:table-cell office:value-type="string">
            <text:p>SMD Micro USB-B-W/P</text:p>
          </table:table-cell>
          <table:table-cell office:value-type="string">
            <text:p>Datasheet » | Permalink</text:p>
          </table:table-cell>
          <table:table-cell office:value-type="string">
            <text:p>snapEDA Altium, Kicad, ...</text:p>
          </table:table-cell>
          <table:table-cell office:value-type="string">
            <text:p>5+4-0.65-L7.4*W5.0*H2.35mm</text:p>
          </table:table-cell>
          <table:table-cell office:value-type="string">
            <text:p>$2.648/Set </text:p>
          </table:table-cell>
          <table:table-cell office:value-type="string">
            <text:p>1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131]+1" office:value-type="float" office:value="131">
            <text:p>131</text:p>
          </table:table-cell>
          <table:table-cell office:value-type="float" office:value="320010007">
            <text:p>320010007</text:p>
          </table:table-cell>
          <table:table-cell office:value-type="string">
            <text:p>ST-USB-003A</text:p>
          </table:table-cell>
          <table:table-cell/>
          <table:table-cell office:value-type="string">
            <text:p>suntech</text:p>
          </table:table-cell>
          <table:table-cell office:value-type="string">
            <text:p>DIP USB-A-Famale</text:p>
          </table:table-cell>
          <table:table-cell office:value-type="string">
            <text:p>Datasheet » | Permalink</text:p>
          </table:table-cell>
          <table:table-cell office:value-type="string">
            <text:p>snapEDA Altium, Kicad, ...</text:p>
          </table:table-cell>
          <table:table-cell office:value-type="string">
            <text:p>4P-2.0-90D</text:p>
          </table:table-cell>
          <table:table-cell office:value-type="string">
            <text:p>$2.075/Set </text:p>
          </table:table-cell>
          <table:table-cell office:value-type="string">
            <text:p>10 Pieces/Set </text:p>
          </table:table-cell>
          <table:table-cell office:value-type="string">
            <text:p>Stock</text:p>
          </table:table-cell>
          <table:table-cell office:value-type="float" office:value="22">
            <text:p>2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32]+1" office:value-type="float" office:value="132">
            <text:p>132</text:p>
          </table:table-cell>
          <table:table-cell office:value-type="float" office:value="320170002">
            <text:p>320170002</text:p>
          </table:table-cell>
          <table:table-cell office:value-type="string">
            <text:p>DIP CR1220 Cell Battery Holder</text:p>
          </table:table-cell>
          <table:table-cell office:value-type="string">
            <text:p>Datasheet » | Permalink</text:p>
          </table:table-cell>
          <table:table-cell office:value-type="string">
            <text:p>Metal CR1220-D13.5*H5.0mm</text:p>
          </table:table-cell>
          <table:table-cell office:value-type="string">
            <text:p>$0.925/Set </text:p>
          </table:table-cell>
          <table:table-cell office:value-type="string">
            <text:p>5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8"/>
        </table:table-row>
        <table:table-row table:style-name="ro2">
          <table:table-cell table:number-columns-repeated="2"/>
          <table:table-cell table:formula="of:=[.C133]+1" office:value-type="float" office:value="133">
            <text:p>133</text:p>
          </table:table-cell>
          <table:table-cell office:value-type="float" office:value="323050000">
            <text:p>323050000</text:p>
          </table:table-cell>
          <table:table-cell office:value-type="string">
            <text:p>JJWJ</text:p>
          </table:table-cell>
          <table:table-cell office:value-type="string">
            <text:p>Folding Clasps</text:p>
          </table:table-cell>
          <table:table-cell office:value-type="string">
            <text:p>Datasheet » | Permalink</text:p>
          </table:table-cell>
          <table:table-cell office:value-type="string">
            <text:p>D11.5*H6.0mm</text:p>
          </table:table-cell>
          <table:table-cell office:value-type="string">
            <text:p>$1.59/Set </text:p>
          </table:table-cell>
          <table:table-cell office:value-type="string">
            <text:p>50 Pieces/Set </text:p>
          </table:table-cell>
          <table:table-cell office:value-type="string">
            <text:p>Stock</text:p>
          </table:table-cell>
          <table:table-cell office:value-type="float" office:value="11">
            <text:p>1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134]+1" office:value-type="float" office:value="134">
            <text:p>134</text:p>
          </table:table-cell>
          <table:table-cell office:value-type="float" office:value="320030097">
            <text:p>320030097</text:p>
          </table:table-cell>
          <table:table-cell office:value-type="string">
            <text:p>FBM1211-1001A01B1AF</text:p>
          </table:table-cell>
          <table:table-cell/>
          <table:table-cell office:value-type="string">
            <text:p>YXCON</text:p>
          </table:table-cell>
          <table:table-cell office:value-type="string">
            <text:p>SMD Black Female Header</text:p>
          </table:table-cell>
          <table:table-cell office:value-type="string">
            <text:p>Datasheet » | Permalink</text:p>
          </table:table-cell>
          <table:table-cell office:value-type="string">
            <text:p>snapEDA Altium, Kicad, ...</text:p>
          </table:table-cell>
          <table:table-cell office:value-type="string">
            <text:p>1*10P-2.0-L20.5*W2.5*H2.4-R/A</text:p>
          </table:table-cell>
          <table:table-cell office:value-type="string">
            <text:p>$1.992/Set </text:p>
          </table:table-cell>
          <table:table-cell office:value-type="string">
            <text:p>1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35]+1" office:value-type="float" office:value="135">
            <text:p>135</text:p>
          </table:table-cell>
          <table:table-cell office:value-type="float" office:value="320110049">
            <text:p>320110049</text:p>
          </table:table-cell>
          <table:table-cell office:value-type="string">
            <text:p>ZB2001-02</text:p>
          </table:table-cell>
          <table:table-cell/>
          <table:table-cell office:value-type="string">
            <text:p>ZUANBAO</text:p>
          </table:table-cell>
          <table:table-cell office:value-type="string">
            <text:p>DIP White JST;2Pin-2.0</text:p>
          </table:table-cell>
          <table:table-cell office:value-type="string">
            <text:p>Datasheet » | Permalink</text:p>
          </table:table-cell>
          <table:table-cell office:value-type="string">
            <text:p>2.0-2P</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3">
            <text:p>1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36]+1" office:value-type="float" office:value="136">
            <text:p>136</text:p>
          </table:table-cell>
          <table:table-cell office:value-type="float" office:value="320110054">
            <text:p>320110054</text:p>
          </table:table-cell>
          <table:table-cell office:value-type="string">
            <text:p>JST 2P-1.0</text:p>
          </table:table-cell>
          <table:table-cell/>
          <table:table-cell office:value-type="string">
            <text:p>ZUANBAO</text:p>
          </table:table-cell>
          <table:table-cell office:value-type="string">
            <text:p>SMD White JST;2Pin-1.0 pitch</text:p>
          </table:table-cell>
          <table:table-cell office:value-type="string">
            <text:p>Datasheet » | Permalink</text:p>
          </table:table-cell>
          <table:table-cell office:value-type="string">
            <text:p>2P-1.0-90D</text:p>
          </table:table-cell>
          <table:table-cell office:value-type="string">
            <text:p>$1.078/Set </text:p>
          </table:table-cell>
          <table:table-cell office:value-type="string">
            <text:p>2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137]+1" office:value-type="float" office:value="137">
            <text:p>137</text:p>
          </table:table-cell>
          <table:table-cell office:value-type="float" office:value="320010003">
            <text:p>320010003</text:p>
          </table:table-cell>
          <table:table-cell office:value-type="string">
            <text:p>10118193-0001LF</text:p>
          </table:table-cell>
          <table:table-cell/>
          <table:table-cell office:value-type="string">
            <text:p>FCI</text:p>
          </table:table-cell>
          <table:table-cell office:value-type="string">
            <text:p>SMD Micro USB-B</text:p>
          </table:table-cell>
          <table:table-cell office:value-type="string">
            <text:p>Datasheet » | Permalink</text:p>
          </table:table-cell>
          <table:table-cell office:value-type="string">
            <text:p>snapEDA Altium, Kicad, ...</text:p>
          </table:table-cell>
          <table:table-cell office:value-type="string">
            <text:p>5P-90D</text:p>
          </table:table-cell>
          <table:table-cell office:value-type="string">
            <text:p>$1.659/Set </text:p>
          </table:table-cell>
          <table:table-cell office:value-type="string">
            <text:p>2 Pieces/Set </text:p>
          </table:table-cell>
          <table:table-cell office:value-type="string">
            <text:p>Stock</text:p>
          </table:table-cell>
          <table:table-cell office:value-type="float" office:value="-17">
            <text:p>-17</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138]+1" office:value-type="float" office:value="138">
            <text:p>138</text:p>
          </table:table-cell>
          <table:table-cell office:value-type="float" office:value="320010005">
            <text:p>320010005</text:p>
          </table:table-cell>
          <table:table-cell office:value-type="string">
            <text:p>ZX62D-B-5P8</text:p>
          </table:table-cell>
          <table:table-cell/>
          <table:table-cell office:value-type="string">
            <text:p>suntech</text:p>
          </table:table-cell>
          <table:table-cell office:value-type="string">
            <text:p>SMD Micro USB-B</text:p>
          </table:table-cell>
          <table:table-cell office:value-type="string">
            <text:p>Datasheet » | Permalink</text:p>
          </table:table-cell>
          <table:table-cell office:value-type="string">
            <text:p>snapEDA Altium, Kicad, ...</text:p>
          </table:table-cell>
          <table:table-cell office:value-type="string">
            <text:p>SMD-5P-7.15*5*1.85MM</text:p>
          </table:table-cell>
          <table:table-cell office:value-type="string">
            <text:p>$2.648/Set </text:p>
          </table:table-cell>
          <table:table-cell office:value-type="string">
            <text:p>10 Pieces/Set </text:p>
          </table:table-cell>
          <table:table-cell office:value-type="string">
            <text:p>Stock</text:p>
          </table:table-cell>
          <table:table-cell office:value-type="float" office:value="16">
            <text:p>1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39]+1" office:value-type="float" office:value="139">
            <text:p>139</text:p>
          </table:table-cell>
          <table:table-cell office:value-type="float" office:value="320010018">
            <text:p>320010018</text:p>
          </table:table-cell>
          <table:table-cell office:value-type="string">
            <text:p>ST-USB-009A</text:p>
          </table:table-cell>
          <table:table-cell/>
          <table:table-cell office:value-type="string">
            <text:p>suntech</text:p>
          </table:table-cell>
          <table:table-cell office:value-type="string">
            <text:p>USB Female Type B Connector</text:p>
          </table:table-cell>
          <table:table-cell office:value-type="string">
            <text:p>Datasheet » | Permalink</text:p>
          </table:table-cell>
          <table:table-cell office:value-type="string">
            <text:p>snapEDA Altium, Kicad, ...</text:p>
          </table:table-cell>
          <table:table-cell office:value-type="string">
            <text:p>DIP-2P-17.1*14.6*12.1mm-2mm</text:p>
          </table:table-cell>
          <table:table-cell office:value-type="string">
            <text:p>$3/Set </text:p>
          </table:table-cell>
          <table:table-cell office:value-type="string">
            <text:p>10 Pieces/Set </text:p>
          </table:table-cell>
          <table:table-cell office:value-type="string">
            <text:p>Stock</text:p>
          </table:table-cell>
          <table:table-cell office:value-type="float" office:value="14">
            <text:p>1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40]+1" office:value-type="float" office:value="140">
            <text:p>140</text:p>
          </table:table-cell>
          <table:table-cell office:value-type="float" office:value="320030087">
            <text:p>320030087</text:p>
          </table:table-cell>
          <table:table-cell office:value-type="string">
            <text:p>F185-1208A0BSYA1</text:p>
          </table:table-cell>
          <table:table-cell/>
          <table:table-cell office:value-type="string">
            <text:p>YXCON</text:p>
          </table:table-cell>
          <table:table-cell office:value-type="string">
            <text:p>DIP Black Female Header</text:p>
          </table:table-cell>
          <table:table-cell office:value-type="string">
            <text:p>Datasheet » | Permalink</text:p>
          </table:table-cell>
          <table:table-cell office:value-type="string">
            <text:p>snapEDA Altium, Kicad, ...</text:p>
          </table:table-cell>
          <table:table-cell office:value-type="string">
            <text:p>2*4P-2.54-8.5</text:p>
          </table:table-cell>
          <table:table-cell office:value-type="string">
            <text:p>$1.914/Set </text:p>
          </table:table-cell>
          <table:table-cell office:value-type="string">
            <text:p>10 Pieces/Set </text:p>
          </table:table-cell>
          <table:table-cell office:value-type="string">
            <text:p>Stock</text:p>
          </table:table-cell>
          <table:table-cell office:value-type="float" office:value="11">
            <text:p>1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41]+1" office:value-type="float" office:value="141">
            <text:p>141</text:p>
          </table:table-cell>
          <table:table-cell office:value-type="float" office:value="320040007">
            <text:p>320040007</text:p>
          </table:table-cell>
          <table:table-cell office:value-type="string">
            <text:p>ST-PJ-312</text:p>
          </table:table-cell>
          <table:table-cell/>
          <table:table-cell office:value-type="string">
            <text:p>suntech</text:p>
          </table:table-cell>
          <table:table-cell office:value-type="string">
            <text:p>SMD Audio Jack;3.5mm;3 Degree</text:p>
          </table:table-cell>
          <table:table-cell office:value-type="string">
            <text:p>Datasheet » | Permalink</text:p>
          </table:table-cell>
          <table:table-cell office:value-type="string">
            <text:p>snapEDA Altium, Kicad, ...</text:p>
          </table:table-cell>
          <table:table-cell office:value-type="string">
            <text:p>6P-3.5-14*9mm</text:p>
          </table:table-cell>
          <table:table-cell office:value-type="string">
            <text:p>$1.992/Set </text:p>
          </table:table-cell>
          <table:table-cell office:value-type="string">
            <text:p>5 Pieces/Set </text:p>
          </table:table-cell>
          <table:table-cell office:value-type="string">
            <text:p>Stock</text:p>
          </table:table-cell>
          <table:table-cell office:value-type="float" office:value="181">
            <text:p>18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42]+1" office:value-type="float" office:value="142">
            <text:p>142</text:p>
          </table:table-cell>
          <table:table-cell office:value-type="float" office:value="320020034">
            <text:p>320020034</text:p>
          </table:table-cell>
          <table:table-cell office:value-type="string">
            <text:p>P125-1116A0BS116AX</text:p>
          </table:table-cell>
          <table:table-cell/>
          <table:table-cell office:value-type="string">
            <text:p>YXCON</text:p>
          </table:table-cell>
          <table:table-cell office:value-type="string">
            <text:p>DIP Black Male Header VERT</text:p>
          </table:table-cell>
          <table:table-cell office:value-type="string">
            <text:p>Datasheet » | Permalink</text:p>
          </table:table-cell>
          <table:table-cell office:value-type="string">
            <text:p>snapEDA Altium, Kicad, ...</text:p>
          </table:table-cell>
          <table:table-cell office:value-type="string">
            <text:p>1*16P-2.54-2.54-11.6/3.0mm</text:p>
          </table:table-cell>
          <table:table-cell office:value-type="string">
            <text:p>$1.376/Set </text:p>
          </table:table-cell>
          <table:table-cell office:value-type="string">
            <text:p>20 Pieces/Set </text:p>
          </table:table-cell>
          <table:table-cell office:value-type="string">
            <text:p>Stock</text:p>
          </table:table-cell>
          <table:table-cell office:value-type="float" office:value="2">
            <text:p>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43]+1" office:value-type="float" office:value="143">
            <text:p>143</text:p>
          </table:table-cell>
          <table:table-cell office:value-type="float" office:value="320070000">
            <text:p>320070000</text:p>
          </table:table-cell>
          <table:table-cell office:value-type="string">
            <text:p>ICX-28P</text:p>
          </table:table-cell>
          <table:table-cell/>
          <table:table-cell office:value-type="string">
            <text:p>NANTECH</text:p>
          </table:table-cell>
          <table:table-cell office:value-type="string">
            <text:p>DIP Black IC Socket</text:p>
          </table:table-cell>
          <table:table-cell office:value-type="string">
            <text:p>Datasheet » | Permalink</text:p>
          </table:table-cell>
          <table:table-cell office:value-type="string">
            <text:p>2*14P-2.54-7.62mm Row Spacing</text:p>
          </table:table-cell>
          <table:table-cell office:value-type="string">
            <text:p>$0.846/Set </text:p>
          </table:table-cell>
          <table:table-cell office:value-type="string">
            <text:p>1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44]+1" office:value-type="float" office:value="144">
            <text:p>144</text:p>
          </table:table-cell>
          <table:table-cell office:value-type="float" office:value="320030050">
            <text:p>320030050</text:p>
          </table:table-cell>
          <table:table-cell office:value-type="string">
            <text:p>RF130-1023ABS0741</text:p>
          </table:table-cell>
          <table:table-cell/>
          <table:table-cell office:value-type="string">
            <text:p>YXCON</text:p>
          </table:table-cell>
          <table:table-cell office:value-type="string">
            <text:p>DIP Black Round Female Header VERT</text:p>
          </table:table-cell>
          <table:table-cell office:value-type="string">
            <text:p>Datasheet » | Permalink</text:p>
          </table:table-cell>
          <table:table-cell office:value-type="string">
            <text:p>snapEDA Altium, Kicad, ...</text:p>
          </table:table-cell>
          <table:table-cell office:value-type="string">
            <text:p>1*2P-2.54-3.0mm-7.4</text:p>
          </table:table-cell>
          <table:table-cell office:value-type="string">
            <text:p>$1.263/Set </text:p>
          </table:table-cell>
          <table:table-cell office:value-type="string">
            <text:p>10 Pieces/Set </text:p>
          </table:table-cell>
          <table:table-cell office:value-type="string">
            <text:p>Stock</text:p>
          </table:table-cell>
          <table:table-cell office:value-type="float" office:value="-6">
            <text:p>-6</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145]+1" office:value-type="float" office:value="145">
            <text:p>145</text:p>
          </table:table-cell>
          <table:table-cell office:value-type="float" office:value="328030005">
            <text:p>328030005</text:p>
          </table:table-cell>
          <table:table-cell office:value-type="string">
            <text:p>QT-CC-20016XX</text:p>
          </table:table-cell>
          <table:table-cell/>
          <table:table-cell office:value-type="string">
            <text:p>GT</text:p>
          </table:table-cell>
          <table:table-cell office:value-type="string">
            <text:p>Black Micro-SD to SD Adapter</text:p>
          </table:table-cell>
          <table:table-cell office:value-type="string">
            <text:p>Datasheet » | Permalink</text:p>
          </table:table-cell>
          <table:table-cell office:value-type="string">
            <text:p>9P-L32mm*W24mm*H2.1mm</text:p>
          </table:table-cell>
          <table:table-cell office:value-type="string">
            <text:p>$3.906/Set </text:p>
          </table:table-cell>
          <table:table-cell office:value-type="string">
            <text:p>1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146]+1" office:value-type="float" office:value="146">
            <text:p>146</text:p>
          </table:table-cell>
          <table:table-cell office:value-type="float" office:value="320040009">
            <text:p>320040009</text:p>
          </table:table-cell>
          <table:table-cell office:value-type="string">
            <text:p>PJ-393</text:p>
          </table:table-cell>
          <table:table-cell/>
          <table:table-cell office:value-type="string">
            <text:p>BST</text:p>
          </table:table-cell>
          <table:table-cell office:value-type="string">
            <text:p>SMD Audio Jack;3.5mm;4 Degree</text:p>
          </table:table-cell>
          <table:table-cell office:value-type="string">
            <text:p>Datasheet » | Permalink</text:p>
          </table:table-cell>
          <table:table-cell office:value-type="string">
            <text:p>8P-16.4*8.7*5.69mm</text:p>
          </table:table-cell>
          <table:table-cell office:value-type="string">
            <text:p>$1.66/Set </text:p>
          </table:table-cell>
          <table:table-cell office:value-type="string">
            <text:p>5 Pieces/Set </text:p>
          </table:table-cell>
          <table:table-cell office:value-type="string">
            <text:p>Stock</text:p>
          </table:table-cell>
          <table:table-cell office:value-type="float" office:value="-20">
            <text:p>-2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147]+1" office:value-type="float" office:value="147">
            <text:p>147</text:p>
          </table:table-cell>
          <table:table-cell office:value-type="float" office:value="306010054">
            <text:p>306010054</text:p>
          </table:table-cell>
          <table:table-cell office:value-type="string">
            <text:p>X053201602002</text:p>
          </table:table-cell>
          <table:table-cell/>
          <table:table-cell office:value-type="string">
            <text:p>JINGPENGYUAN</text:p>
          </table:table-cell>
          <table:table-cell office:value-type="string">
            <text:p>SMD Crystal 16MHz-8pF-20ppm-40R</text:p>
          </table:table-cell>
          <table:table-cell office:value-type="string">
            <text:p>Datasheet » | Permalink</text:p>
          </table:table-cell>
          <table:table-cell office:value-type="string">
            <text:p>2P-SMD-5.0X3.2</text:p>
          </table:table-cell>
          <table:table-cell office:value-type="string">
            <text:p>$2.1485/Set </text:p>
          </table:table-cell>
          <table:table-cell office:value-type="string">
            <text:p>5 Pieces/Set </text:p>
          </table:table-cell>
          <table:table-cell office:value-type="string">
            <text:p>Stock</text:p>
          </table:table-cell>
          <table:table-cell office:value-type="float" office:value="47">
            <text:p>4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48]+1" office:value-type="float" office:value="148">
            <text:p>148</text:p>
          </table:table-cell>
          <table:table-cell office:value-type="float" office:value="306010055">
            <text:p>306010055</text:p>
          </table:table-cell>
          <table:table-cell office:value-type="string">
            <text:p>FC-135</text:p>
          </table:table-cell>
          <table:table-cell/>
          <table:table-cell office:value-type="string">
            <text:p>Xinhunjing</text:p>
          </table:table-cell>
          <table:table-cell office:value-type="string">
            <text:p>SMD Crystal 32.768KHz-7pF-20ppm-70k</text:p>
          </table:table-cell>
          <table:table-cell office:value-type="string">
            <text:p>Datasheet » | Permalink</text:p>
          </table:table-cell>
          <table:table-cell office:value-type="string">
            <text:p>snapEDA Altium, Kicad, ...</text:p>
          </table:table-cell>
          <table:table-cell office:value-type="string">
            <text:p>2P-L3.2*W1.5mm</text:p>
          </table:table-cell>
          <table:table-cell office:value-type="string">
            <text:p>$1.953/Set </text:p>
          </table:table-cell>
          <table:table-cell office:value-type="string">
            <text:p>5 Pieces/Set </text:p>
          </table:table-cell>
          <table:table-cell office:value-type="string">
            <text:p>Stock</text:p>
          </table:table-cell>
          <table:table-cell office:value-type="float" office:value="7">
            <text:p>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49]+1" office:value-type="float" office:value="149">
            <text:p>149</text:p>
          </table:table-cell>
          <table:table-cell office:value-type="float" office:value="306010037">
            <text:p>306010037</text:p>
          </table:table-cell>
          <table:table-cell office:value-type="string">
            <text:p>49S/18PF</text:p>
          </table:table-cell>
          <table:table-cell/>
          <table:table-cell office:value-type="string">
            <text:p>Xinhunjing</text:p>
          </table:table-cell>
          <table:table-cell office:value-type="string">
            <text:p>DIP Crystal 16MHz-18pF-30ppm-50R</text:p>
          </table:table-cell>
          <table:table-cell office:value-type="string">
            <text:p>Datasheet » | Permalink</text:p>
          </table:table-cell>
          <table:table-cell office:value-type="string">
            <text:p>snapEDA Altium, Kicad, ...</text:p>
          </table:table-cell>
          <table:table-cell office:value-type="string">
            <text:p>HC49/US</text:p>
          </table:table-cell>
          <table:table-cell office:value-type="string">
            <text:p>$1.313/Set </text:p>
          </table:table-cell>
          <table:table-cell office:value-type="string">
            <text:p>1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50]+1" office:value-type="float" office:value="150">
            <text:p>150</text:p>
          </table:table-cell>
          <table:table-cell office:value-type="float" office:value="306010047">
            <text:p>306010047</text:p>
          </table:table-cell>
          <table:table-cell office:value-type="string">
            <text:p>5032/2P</text:p>
          </table:table-cell>
          <table:table-cell/>
          <table:table-cell office:value-type="string">
            <text:p>Xinhunjing</text:p>
          </table:table-cell>
          <table:table-cell office:value-type="string">
            <text:p>SMD Crystal 12MHz-20pF-20ppm-40R</text:p>
          </table:table-cell>
          <table:table-cell office:value-type="string">
            <text:p>Datasheet » | Permalink</text:p>
          </table:table-cell>
          <table:table-cell office:value-type="string">
            <text:p>snapEDA Altium, Kicad, ...</text:p>
          </table:table-cell>
          <table:table-cell office:value-type="string">
            <text:p>2P-L5.0*W3.2mm</text:p>
          </table:table-cell>
          <table:table-cell office:value-type="string">
            <text:p>$2.246/Set </text:p>
          </table:table-cell>
          <table:table-cell office:value-type="string">
            <text:p>5 Pieces/Set </text:p>
          </table:table-cell>
          <table:table-cell office:value-type="string">
            <text:p>Stock</text:p>
          </table:table-cell>
          <table:table-cell office:value-type="float" office:value="39">
            <text:p>3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51]+1" office:value-type="float" office:value="151">
            <text:p>151</text:p>
          </table:table-cell>
          <table:table-cell office:value-type="float" office:value="306010020">
            <text:p>306010020</text:p>
          </table:table-cell>
          <table:table-cell office:value-type="string">
            <text:p>FC-12M</text:p>
          </table:table-cell>
          <table:table-cell/>
          <table:table-cell office:value-type="string">
            <text:p>Epson</text:p>
          </table:table-cell>
          <table:table-cell office:value-type="string">
            <text:p>SMD Crystal 32.768KHz-12.5pF-20ppm-90k</text:p>
          </table:table-cell>
          <table:table-cell office:value-type="string">
            <text:p>Datasheet » | Permalink</text:p>
          </table:table-cell>
          <table:table-cell office:value-type="string">
            <text:p>snapEDA Altium, Kicad, ...</text:p>
          </table:table-cell>
          <table:table-cell office:value-type="string">
            <text:p>2P-L2.05*W1.2*H0.6mm</text:p>
          </table:table-cell>
          <table:table-cell office:value-type="string">
            <text:p>$2.2266/Set </text:p>
          </table:table-cell>
          <table:table-cell office:value-type="string">
            <text:p>3 Pieces/Set </text:p>
          </table:table-cell>
          <table:table-cell office:value-type="string">
            <text:p>Stock</text:p>
          </table:table-cell>
          <table:table-cell office:value-type="float" office:value="8">
            <text:p>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52]+1" office:value-type="float" office:value="152">
            <text:p>152</text:p>
          </table:table-cell>
          <table:table-cell office:value-type="float" office:value="306010053">
            <text:p>306010053</text:p>
          </table:table-cell>
          <table:table-cell office:value-type="string">
            <text:p>CSTCE8M00G55-RO</text:p>
          </table:table-cell>
          <table:table-cell/>
          <table:table-cell office:value-type="string">
            <text:p>Murata</text:p>
          </table:table-cell>
          <table:table-cell office:value-type="string">
            <text:p>SMD Crystal 8MHz-0.3%-150R</text:p>
          </table:table-cell>
          <table:table-cell office:value-type="string">
            <text:p>Datasheet » | Permalink</text:p>
          </table:table-cell>
          <table:table-cell office:value-type="string">
            <text:p>snapEDA Altium, Kicad, ...</text:p>
          </table:table-cell>
          <table:table-cell office:value-type="string">
            <text:p>3P-L3.2*W1.3mm</text:p>
          </table:table-cell>
          <table:table-cell office:value-type="string">
            <text:p>$2.1485/Set </text:p>
          </table:table-cell>
          <table:table-cell office:value-type="string">
            <text:p>5 Pieces/Set </text:p>
          </table:table-cell>
          <table:table-cell office:value-type="string">
            <text:p>Stock</text:p>
          </table:table-cell>
          <table:table-cell office:value-type="float" office:value="7">
            <text:p>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53]+1" office:value-type="float" office:value="153">
            <text:p>153</text:p>
          </table:table-cell>
          <table:table-cell office:value-type="float" office:value="306010014">
            <text:p>306010014</text:p>
          </table:table-cell>
          <table:table-cell office:value-type="string">
            <text:p>HC-49US 16.000MHz</text:p>
          </table:table-cell>
          <table:table-cell/>
          <table:table-cell office:value-type="string">
            <text:p>JING PENGYUAN</text:p>
          </table:table-cell>
          <table:table-cell office:value-type="string">
            <text:p>DIP Crystal 16MHz-18pF-30ppm-40R</text:p>
          </table:table-cell>
          <table:table-cell office:value-type="string">
            <text:p>Datasheet » | Permalink</text:p>
          </table:table-cell>
          <table:table-cell office:value-type="string">
            <text:p>HC49/US-H10.85*W4.5*H3.68mm</text:p>
          </table:table-cell>
          <table:table-cell office:value-type="string">
            <text:p>$1.313/Set </text:p>
          </table:table-cell>
          <table:table-cell office:value-type="string">
            <text:p>1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154]+1" office:value-type="float" office:value="154">
            <text:p>154</text:p>
          </table:table-cell>
          <table:table-cell office:value-type="float" office:value="306030002">
            <text:p>306030002</text:p>
          </table:table-cell>
          <table:table-cell office:value-type="string">
            <text:p>CSTCE16M0V53-R0</text:p>
          </table:table-cell>
          <table:table-cell/>
          <table:table-cell office:value-type="string">
            <text:p>Murata Electronics</text:p>
          </table:table-cell>
          <table:table-cell office:value-type="string">
            <text:p>SMD Crystal 16MHz-15pF-0.5%-40R</text:p>
          </table:table-cell>
          <table:table-cell office:value-type="string">
            <text:p>Datasheet » | Permalink</text:p>
          </table:table-cell>
          <table:table-cell office:value-type="string">
            <text:p>snapEDA Altium, Kicad, ...</text:p>
          </table:table-cell>
          <table:table-cell office:value-type="string">
            <text:p>SMD 3P-3.20X1.30X1.0mm</text:p>
          </table:table-cell>
          <table:table-cell office:value-type="string">
            <text:p>$1.0156/Set </text:p>
          </table:table-cell>
          <table:table-cell office:value-type="string">
            <text:p>4 Pieces/Set </text:p>
          </table:table-cell>
          <table:table-cell office:value-type="string">
            <text:p>Stock</text:p>
          </table:table-cell>
          <table:table-cell office:value-type="float" office:value="2">
            <text:p>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55]+1" office:value-type="float" office:value="155">
            <text:p>155</text:p>
          </table:table-cell>
          <table:table-cell office:value-type="float" office:value="306030005">
            <text:p>306030005</text:p>
          </table:table-cell>
          <table:table-cell office:value-type="string">
            <text:p>CSTCE8M00G15L99-R0</text:p>
          </table:table-cell>
          <table:table-cell/>
          <table:table-cell office:value-type="string">
            <text:p>Murata</text:p>
          </table:table-cell>
          <table:table-cell office:value-type="string">
            <text:p>SMD Crystal 8MHz-33pF-0.1%</text:p>
          </table:table-cell>
          <table:table-cell office:value-type="string">
            <text:p>Datasheet » | Permalink</text:p>
          </table:table-cell>
          <table:table-cell office:value-type="string">
            <text:p>snapEDA Altium, Kicad, ...</text:p>
          </table:table-cell>
          <table:table-cell office:value-type="string">
            <text:p>W1.3*L3.2*H1.1mm</text:p>
          </table:table-cell>
          <table:table-cell office:value-type="string">
            <text:p>$0.8594/Set </text:p>
          </table:table-cell>
          <table:table-cell office:value-type="string">
            <text:p>2 Pieces/Set </text:p>
          </table:table-cell>
          <table:table-cell office:value-type="string">
            <text:p>Stock</text:p>
          </table:table-cell>
          <table:table-cell office:value-type="float" office:value="2">
            <text:p>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56]+1" office:value-type="float" office:value="156">
            <text:p>156</text:p>
          </table:table-cell>
          <table:table-cell office:value-type="float" office:value="306050023">
            <text:p>306050023</text:p>
          </table:table-cell>
          <table:table-cell office:value-type="string">
            <text:p>PZ2012U300-3R0TF</text:p>
          </table:table-cell>
          <table:table-cell/>
          <table:table-cell office:value-type="string">
            <text:p>Sunlord</text:p>
          </table:table-cell>
          <table:table-cell office:value-type="string">
            <text:p>SMD Bead 30R-3A</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95/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157]+1" office:value-type="float" office:value="157">
            <text:p>157</text:p>
          </table:table-cell>
          <table:table-cell office:value-type="float" office:value="306050008">
            <text:p>306050008</text:p>
          </table:table-cell>
          <table:table-cell office:value-type="string">
            <text:p>BLM15BD182SN1</text:p>
          </table:table-cell>
          <table:table-cell/>
          <table:table-cell office:value-type="string">
            <text:p>Murata</text:p>
          </table:table-cell>
          <table:table-cell office:value-type="string">
            <text:p>SMD Bead 1.8k-100mA</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13/Set </text:p>
          </table:table-cell>
          <table:table-cell office:value-type="string">
            <text:p>10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158]+1" office:value-type="float" office:value="158">
            <text:p>158</text:p>
          </table:table-cell>
          <table:table-cell office:value-type="float" office:value="304010013">
            <text:p>304010013</text:p>
          </table:table-cell>
          <table:table-cell office:value-type="string">
            <text:p>1N4007</text:p>
          </table:table-cell>
          <table:table-cell/>
          <table:table-cell office:value-type="string">
            <text:p>JCET</text:p>
          </table:table-cell>
          <table:table-cell office:value-type="string">
            <text:p>SMD Diode Rectifier 1KV-1A</text:p>
          </table:table-cell>
          <table:table-cell office:value-type="string">
            <text:p>Datasheet » | Permalink</text:p>
          </table:table-cell>
          <table:table-cell office:value-type="string">
            <text:p>snapEDA Altium, Kicad, ...</text:p>
          </table:table-cell>
          <table:table-cell office:value-type="string">
            <text:p>DO-214AC</text:p>
          </table:table-cell>
          <table:table-cell office:value-type="string">
            <text:p>$1.95/Set </text:p>
          </table:table-cell>
          <table:table-cell office:value-type="string">
            <text:p>100 Pieces/Set </text:p>
          </table:table-cell>
          <table:table-cell office:value-type="string">
            <text:p>Stock</text:p>
          </table:table-cell>
          <table:table-cell office:value-type="float" office:value="58">
            <text:p>5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59]+1" office:value-type="float" office:value="159">
            <text:p>159</text:p>
          </table:table-cell>
          <table:table-cell office:value-type="float" office:value="304020021">
            <text:p>304020021</text:p>
          </table:table-cell>
          <table:table-cell office:value-type="string">
            <text:p>SS54B</text:p>
          </table:table-cell>
          <table:table-cell/>
          <table:table-cell office:value-type="string">
            <text:p>JCET</text:p>
          </table:table-cell>
          <table:table-cell office:value-type="string">
            <text:p>SMD Diode Schottky 28V-5A</text:p>
          </table:table-cell>
          <table:table-cell office:value-type="string">
            <text:p>Datasheet » | Permalink</text:p>
          </table:table-cell>
          <table:table-cell office:value-type="string">
            <text:p>snapEDA Altium, Kicad, ...</text:p>
          </table:table-cell>
          <table:table-cell office:value-type="string">
            <text:p>SMB</text:p>
          </table:table-cell>
          <table:table-cell office:value-type="string">
            <text:p>$2.93/Set </text:p>
          </table:table-cell>
          <table:table-cell office:value-type="string">
            <text:p>10 Pieces/Set </text:p>
          </table:table-cell>
          <table:table-cell office:value-type="string">
            <text:p>Stock</text:p>
          </table:table-cell>
          <table:table-cell office:value-type="float" office:value="261">
            <text:p>26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60]+1" office:value-type="float" office:value="160">
            <text:p>160</text:p>
          </table:table-cell>
          <table:table-cell office:value-type="float" office:value="304020027">
            <text:p>304020027</text:p>
          </table:table-cell>
          <table:table-cell office:value-type="string">
            <text:p>1N5819</text:p>
          </table:table-cell>
          <table:table-cell/>
          <table:table-cell office:value-type="string">
            <text:p>SMD Diode Schottky 40V-1A</text:p>
          </table:table-cell>
          <table:table-cell office:value-type="string">
            <text:p>Datasheet » | Permalink</text:p>
          </table:table-cell>
          <table:table-cell office:value-type="string">
            <text:p>DO-214AC</text:p>
          </table:table-cell>
          <table:table-cell office:value-type="string">
            <text:p>$1.395/Set </text:p>
          </table:table-cell>
          <table:table-cell office:value-type="string">
            <text:p>50 Pieces/Set </text:p>
          </table:table-cell>
          <table:table-cell office:value-type="string">
            <text:p>Stock</text:p>
          </table:table-cell>
          <table:table-cell office:value-type="float" office:value="160">
            <text:p>16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6"/>
        </table:table-row>
        <table:table-row table:style-name="ro2">
          <table:table-cell table:number-columns-repeated="2"/>
          <table:table-cell table:formula="of:=[.C161]+1" office:value-type="float" office:value="161">
            <text:p>161</text:p>
          </table:table-cell>
          <table:table-cell office:value-type="float" office:value="304040016">
            <text:p>304040016</text:p>
          </table:table-cell>
          <table:table-cell office:value-type="string">
            <text:p>1N4148</text:p>
          </table:table-cell>
          <table:table-cell/>
          <table:table-cell office:value-type="string">
            <text:p>JCET</text:p>
          </table:table-cell>
          <table:table-cell office:value-type="string">
            <text:p>SMD Diode Switching 53V-300mA</text:p>
          </table:table-cell>
          <table:table-cell office:value-type="string">
            <text:p>Datasheet » | Permalink</text:p>
          </table:table-cell>
          <table:table-cell office:value-type="string">
            <text:p>snapEDA Altium, Kicad, ...</text:p>
          </table:table-cell>
          <table:table-cell office:value-type="string">
            <text:p>LL-34</text:p>
          </table:table-cell>
          <table:table-cell office:value-type="string">
            <text:p>$1.09/Set </text:p>
          </table:table-cell>
          <table:table-cell office:value-type="string">
            <text:p>100 Pieces/Set </text:p>
          </table:table-cell>
          <table:table-cell office:value-type="string">
            <text:p>Stock</text:p>
          </table:table-cell>
          <table:table-cell office:value-type="float" office:value="35">
            <text:p>3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62]+1" office:value-type="float" office:value="162">
            <text:p>162</text:p>
          </table:table-cell>
          <table:table-cell office:value-type="float" office:value="304020032">
            <text:p>304020032</text:p>
          </table:table-cell>
          <table:table-cell office:value-type="string">
            <text:p>SS0520-7-F</text:p>
          </table:table-cell>
          <table:table-cell/>
          <table:table-cell office:value-type="string">
            <text:p>SMD Diode Schottky 20V-500mA</text:p>
          </table:table-cell>
          <table:table-cell office:value-type="string">
            <text:p>Datasheet » | Permalink</text:p>
          </table:table-cell>
          <table:table-cell office:value-type="string">
            <text:p>SOD-123</text:p>
          </table:table-cell>
          <table:table-cell office:value-type="string">
            <text:p>$2.46/Set </text:p>
          </table:table-cell>
          <table:table-cell office:value-type="string">
            <text:p>20 Pieces/Set </text:p>
          </table:table-cell>
          <table:table-cell office:value-type="string">
            <text:p>Stock</text:p>
          </table:table-cell>
          <table:table-cell office:value-type="float" office:value="121">
            <text:p>12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6"/>
        </table:table-row>
        <table:table-row table:style-name="ro2">
          <table:table-cell table:number-columns-repeated="2"/>
          <table:table-cell table:formula="of:=[.C163]+1" office:value-type="float" office:value="163">
            <text:p>163</text:p>
          </table:table-cell>
          <table:table-cell office:value-type="float" office:value="304060001">
            <text:p>304060001</text:p>
          </table:table-cell>
          <table:table-cell office:value-type="string">
            <text:p>CESD5V0D1</text:p>
          </table:table-cell>
          <table:table-cell/>
          <table:table-cell office:value-type="string">
            <text:p>JCET</text:p>
          </table:table-cell>
          <table:table-cell office:value-type="string">
            <text:p>SMD Diode ESD 6.2V-250mW</text:p>
          </table:table-cell>
          <table:table-cell office:value-type="string">
            <text:p>Datasheet » | Permalink</text:p>
          </table:table-cell>
          <table:table-cell office:value-type="string">
            <text:p>snapEDA Altium, Kicad, ...</text:p>
          </table:table-cell>
          <table:table-cell office:value-type="string">
            <text:p>SOD-123</text:p>
          </table:table-cell>
          <table:table-cell office:value-type="string">
            <text:p>$1.955/Set </text:p>
          </table:table-cell>
          <table:table-cell office:value-type="string">
            <text:p>50 Pieces/Set </text:p>
          </table:table-cell>
          <table:table-cell office:value-type="string">
            <text:p>Stock</text:p>
          </table:table-cell>
          <table:table-cell office:value-type="float" office:value="52">
            <text:p>5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64]+1" office:value-type="float" office:value="164">
            <text:p>164</text:p>
          </table:table-cell>
          <table:table-cell office:value-type="float" office:value="304010008">
            <text:p>304010008</text:p>
          </table:table-cell>
          <table:table-cell office:value-type="string">
            <text:p>1N4004</text:p>
          </table:table-cell>
          <table:table-cell/>
          <table:table-cell office:value-type="string">
            <text:p>MIC</text:p>
          </table:table-cell>
          <table:table-cell office:value-type="string">
            <text:p>DIP Diode Rectifier 400V-1A</text:p>
          </table:table-cell>
          <table:table-cell office:value-type="string">
            <text:p>Datasheet » | Permalink</text:p>
          </table:table-cell>
          <table:table-cell office:value-type="string">
            <text:p>DO-41</text:p>
          </table:table-cell>
          <table:table-cell office:value-type="string">
            <text:p>$1.48/Set </text:p>
          </table:table-cell>
          <table:table-cell office:value-type="string">
            <text:p>100 Pieces/Set </text:p>
          </table:table-cell>
          <table:table-cell office:value-type="string">
            <text:p>Stock</text:p>
          </table:table-cell>
          <table:table-cell office:value-type="float" office:value="37">
            <text:p>3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65]+1" office:value-type="float" office:value="165">
            <text:p>165</text:p>
          </table:table-cell>
          <table:table-cell office:value-type="float" office:value="304040011">
            <text:p>304040011</text:p>
          </table:table-cell>
          <table:table-cell office:value-type="string">
            <text:p>LL4148ST</text:p>
          </table:table-cell>
          <table:table-cell/>
          <table:table-cell office:value-type="string">
            <text:p>ST</text:p>
          </table:table-cell>
          <table:table-cell office:value-type="string">
            <text:p>SMD Diode Switching 75V-200mA</text:p>
          </table:table-cell>
          <table:table-cell office:value-type="string">
            <text:p>Datasheet » | Permalink</text:p>
          </table:table-cell>
          <table:table-cell office:value-type="string">
            <text:p>snapEDA Altium, Kicad, ...</text:p>
          </table:table-cell>
          <table:table-cell office:value-type="string">
            <text:p>LL-34</text:p>
          </table:table-cell>
          <table:table-cell office:value-type="string">
            <text:p>$1.09/Set </text:p>
          </table:table-cell>
          <table:table-cell office:value-type="string">
            <text:p>100 Pieces/Set </text:p>
          </table:table-cell>
          <table:table-cell office:value-type="string">
            <text:p>Stock</text:p>
          </table:table-cell>
          <table:table-cell office:value-type="float" office:value="33">
            <text:p>3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66]+1" office:value-type="float" office:value="166">
            <text:p>166</text:p>
          </table:table-cell>
          <table:table-cell office:value-type="float" office:value="304050003">
            <text:p>304050003</text:p>
          </table:table-cell>
          <table:table-cell office:value-type="string">
            <text:p>CESD5V0AP</text:p>
          </table:table-cell>
          <table:table-cell/>
          <table:table-cell office:value-type="string">
            <text:p>JCET</text:p>
          </table:table-cell>
          <table:table-cell office:value-type="string">
            <text:p>SMD Diode TVS 5V-225mW</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1.8075/Set </text:p>
          </table:table-cell>
          <table:table-cell office:value-type="string">
            <text:p>25 Pieces/Set </text:p>
          </table:table-cell>
          <table:table-cell office:value-type="string">
            <text:p>Stock</text:p>
          </table:table-cell>
          <table:table-cell office:value-type="float" office:value="25">
            <text:p>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67]+1" office:value-type="float" office:value="167">
            <text:p>167</text:p>
          </table:table-cell>
          <table:table-cell office:value-type="float" office:value="304020028">
            <text:p>304020028</text:p>
          </table:table-cell>
          <table:table-cell office:value-type="string">
            <text:p>MBR0520LT1G</text:p>
          </table:table-cell>
          <table:table-cell/>
          <table:table-cell office:value-type="string">
            <text:p>ON Semiconductor</text:p>
          </table:table-cell>
          <table:table-cell office:value-type="string">
            <text:p>SMD Diode Schottky 20V-500mA</text:p>
          </table:table-cell>
          <table:table-cell office:value-type="string">
            <text:p>Datasheet » | Permalink</text:p>
          </table:table-cell>
          <table:table-cell office:value-type="string">
            <text:p>snapEDA Altium, Kicad, ...</text:p>
          </table:table-cell>
          <table:table-cell office:value-type="string">
            <text:p>SOD-123</text:p>
          </table:table-cell>
          <table:table-cell office:value-type="string">
            <text:p>$1.65/Set </text:p>
          </table:table-cell>
          <table:table-cell office:value-type="string">
            <text:p>25 Pieces/Set </text:p>
          </table:table-cell>
          <table:table-cell office:value-type="string">
            <text:p>Stock</text:p>
          </table:table-cell>
          <table:table-cell office:value-type="float" office:value="7">
            <text:p>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68]+1" office:value-type="float" office:value="168">
            <text:p>168</text:p>
          </table:table-cell>
          <table:table-cell office:value-type="float" office:value="304020034">
            <text:p>304020034</text:p>
          </table:table-cell>
          <table:table-cell office:value-type="string">
            <text:p>B5819W</text:p>
          </table:table-cell>
          <table:table-cell/>
          <table:table-cell office:value-type="string">
            <text:p>Micro Commercial Components</text:p>
          </table:table-cell>
          <table:table-cell office:value-type="string">
            <text:p>SMD Diode Schottky 20V-1A</text:p>
          </table:table-cell>
          <table:table-cell office:value-type="string">
            <text:p>Datasheet » | Permalink</text:p>
          </table:table-cell>
          <table:table-cell office:value-type="string">
            <text:p>snapEDA Altium, Kicad, ...</text:p>
          </table:table-cell>
          <table:table-cell office:value-type="string">
            <text:p>SOD-123</text:p>
          </table:table-cell>
          <table:table-cell office:value-type="string">
            <text:p>$1.3175/Set </text:p>
          </table:table-cell>
          <table:table-cell office:value-type="string">
            <text:p>25 Pieces/Set </text:p>
          </table:table-cell>
          <table:table-cell office:value-type="string">
            <text:p>Stock</text:p>
          </table:table-cell>
          <table:table-cell office:value-type="float" office:value="1">
            <text:p>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69]+1" office:value-type="float" office:value="169">
            <text:p>169</text:p>
          </table:table-cell>
          <table:table-cell office:value-type="float" office:value="304020012">
            <text:p>304020012</text:p>
          </table:table-cell>
          <table:table-cell office:value-type="string">
            <text:p>B0540W</text:p>
          </table:table-cell>
          <table:table-cell/>
          <table:table-cell office:value-type="string">
            <text:p>JCET</text:p>
          </table:table-cell>
          <table:table-cell office:value-type="string">
            <text:p>SMD Diode Schottky 40V-500mA</text:p>
          </table:table-cell>
          <table:table-cell office:value-type="string">
            <text:p>Datasheet » | Permalink</text:p>
          </table:table-cell>
          <table:table-cell office:value-type="string">
            <text:p>snapEDA Altium, Kicad, ...</text:p>
          </table:table-cell>
          <table:table-cell office:value-type="string">
            <text:p>SOD-123</text:p>
          </table:table-cell>
          <table:table-cell office:value-type="string">
            <text:p>$1.851/Set </text:p>
          </table:table-cell>
          <table:table-cell office:value-type="string">
            <text:p>3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70]+1" office:value-type="float" office:value="170">
            <text:p>170</text:p>
          </table:table-cell>
          <table:table-cell office:value-type="float" office:value="304040005">
            <text:p>304040005</text:p>
          </table:table-cell>
          <table:table-cell office:value-type="string">
            <text:p>CD1206-S01575</text:p>
          </table:table-cell>
          <table:table-cell/>
          <table:table-cell office:value-type="string">
            <text:p>Bourns</text:p>
          </table:table-cell>
          <table:table-cell office:value-type="string">
            <text:p>SMD Diode Switching 75V-150mA</text:p>
          </table:table-cell>
          <table:table-cell office:value-type="string">
            <text:p>Datasheet » | Permalink</text:p>
          </table:table-cell>
          <table:table-cell office:value-type="string">
            <text:p>snapEDA Altium, Kicad, ...</text:p>
          </table:table-cell>
          <table:table-cell office:value-type="float" office:value="1206">
            <text:p>1206</text:p>
          </table:table-cell>
          <table:table-cell office:value-type="string">
            <text:p>$0.172/Set </text:p>
          </table:table-cell>
          <table:table-cell office:value-type="string">
            <text:p>4 Pieces/Set </text:p>
          </table:table-cell>
          <table:table-cell office:value-type="string">
            <text:p>Stock</text:p>
          </table:table-cell>
          <table:table-cell office:value-type="float" office:value="25">
            <text:p>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71]+1" office:value-type="float" office:value="171">
            <text:p>171</text:p>
          </table:table-cell>
          <table:table-cell office:value-type="float" office:value="304010007">
            <text:p>304010007</text:p>
          </table:table-cell>
          <table:table-cell office:value-type="string">
            <text:p>MMSD4148</text:p>
          </table:table-cell>
          <table:table-cell/>
          <table:table-cell office:value-type="string">
            <text:p>Fairchild</text:p>
          </table:table-cell>
          <table:table-cell office:value-type="string">
            <text:p>SMD Diode Switching 100V-200mA</text:p>
          </table:table-cell>
          <table:table-cell office:value-type="string">
            <text:p>Datasheet » | Permalink</text:p>
          </table:table-cell>
          <table:table-cell office:value-type="string">
            <text:p>snapEDA Altium, Kicad, ...</text:p>
          </table:table-cell>
          <table:table-cell office:value-type="string">
            <text:p>SOD-123</text:p>
          </table:table-cell>
          <table:table-cell office:value-type="string">
            <text:p>$23.44/Set </text:p>
          </table:table-cell>
          <table:table-cell office:value-type="string">
            <text:p>50 Pieces/Set </text:p>
          </table:table-cell>
          <table:table-cell office:value-type="string">
            <text:p>Stock</text:p>
          </table:table-cell>
          <table:table-cell office:value-type="float" office:value="-18">
            <text:p>-18</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172]+1" office:value-type="float" office:value="172">
            <text:p>172</text:p>
          </table:table-cell>
          <table:table-cell office:value-type="float" office:value="304080005">
            <text:p>304080005</text:p>
          </table:table-cell>
          <table:table-cell office:value-type="string">
            <text:p>SYD3642ASR</text:p>
          </table:table-cell>
          <table:table-cell/>
          <table:table-cell office:value-type="string">
            <text:p>FANGZHOU</text:p>
          </table:table-cell>
          <table:table-cell office:value-type="string">
            <text:p>LED Red 4-DIG 7-SEG Display</text:p>
          </table:table-cell>
          <table:table-cell office:value-type="string">
            <text:p>Datasheet » | Permalink</text:p>
          </table:table-cell>
          <table:table-cell office:value-type="string">
            <text:p>7-4-BYTE-SEG-2.54-30*14*7.3H</text:p>
          </table:table-cell>
          <table:table-cell office:value-type="string">
            <text:p>$2.0625/Set </text:p>
          </table:table-cell>
          <table:table-cell office:value-type="string">
            <text:p>3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73]+1" office:value-type="float" office:value="173">
            <text:p>173</text:p>
          </table:table-cell>
          <table:table-cell office:value-type="float" office:value="314130003">
            <text:p>314130003</text:p>
          </table:table-cell>
          <table:table-cell office:value-type="string">
            <text:p>CG0603MLC-05E</text:p>
          </table:table-cell>
          <table:table-cell/>
          <table:table-cell office:value-type="string">
            <text:p>Bourns Inc.</text:p>
          </table:table-cell>
          <table:table-cell office:value-type="string">
            <text:p>SMD Chip Guard;5V-28V</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2.148/Set </text:p>
          </table:table-cell>
          <table:table-cell office:value-type="string">
            <text:p>10 Pieces/Set </text:p>
          </table:table-cell>
          <table:table-cell office:value-type="string">
            <text:p>Stock</text:p>
          </table:table-cell>
          <table:table-cell office:value-type="float" office:value="15">
            <text:p>1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74]+1" office:value-type="float" office:value="174">
            <text:p>174</text:p>
          </table:table-cell>
          <table:table-cell office:value-type="float" office:value="307010002">
            <text:p>307010002</text:p>
          </table:table-cell>
          <table:table-cell office:value-type="string">
            <text:p>SMD1206R500SF</text:p>
          </table:table-cell>
          <table:table-cell/>
          <table:table-cell office:value-type="string">
            <text:p>TIANRUI</text:p>
          </table:table-cell>
          <table:table-cell office:value-type="string">
            <text:p>SMD PPTC 750mA-16V</text:p>
          </table:table-cell>
          <table:table-cell office:value-type="string">
            <text:p>Datasheet » | Permalink</text:p>
          </table:table-cell>
          <table:table-cell office:value-type="float" office:value="1206">
            <text:p>1206</text:p>
          </table:table-cell>
          <table:table-cell office:value-type="string">
            <text:p>$2.266/Set </text:p>
          </table:table-cell>
          <table:table-cell office:value-type="string">
            <text:p>20 Pieces/Set </text:p>
          </table:table-cell>
          <table:table-cell office:value-type="string">
            <text:p>Stock</text:p>
          </table:table-cell>
          <table:table-cell office:value-type="float" office:value="48">
            <text:p>4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75]+1" office:value-type="float" office:value="175">
            <text:p>175</text:p>
          </table:table-cell>
          <table:table-cell office:value-type="float" office:value="307010001">
            <text:p>307010001</text:p>
          </table:table-cell>
          <table:table-cell office:value-type="string">
            <text:p>KT8-1000SMD1206</text:p>
          </table:table-cell>
          <table:table-cell/>
          <table:table-cell office:value-type="string">
            <text:p>TIANRUI</text:p>
          </table:table-cell>
          <table:table-cell office:value-type="string">
            <text:p>SMD PPTC 1A-15V</text:p>
          </table:table-cell>
          <table:table-cell office:value-type="string">
            <text:p>Datasheet » | Permalink</text:p>
          </table:table-cell>
          <table:table-cell office:value-type="float" office:value="1206">
            <text:p>1206</text:p>
          </table:table-cell>
          <table:table-cell office:value-type="string">
            <text:p>$2.032/Set </text:p>
          </table:table-cell>
          <table:table-cell office:value-type="string">
            <text:p>20 Pieces/Set </text:p>
          </table:table-cell>
          <table:table-cell office:value-type="string">
            <text:p>Stock</text:p>
          </table:table-cell>
          <table:table-cell office:value-type="float" office:value="59">
            <text:p>5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76]+1" office:value-type="float" office:value="176">
            <text:p>176</text:p>
          </table:table-cell>
          <table:table-cell office:value-type="float" office:value="307010013">
            <text:p>307010013</text:p>
          </table:table-cell>
          <table:table-cell office:value-type="string">
            <text:p>KT13-0750SMD</text:p>
          </table:table-cell>
          <table:table-cell/>
          <table:table-cell office:value-type="string">
            <text:p>Bourns</text:p>
          </table:table-cell>
          <table:table-cell office:value-type="string">
            <text:p>SMD PPTC 750mA-13.2V</text:p>
          </table:table-cell>
          <table:table-cell office:value-type="string">
            <text:p>Datasheet » | Permalink</text:p>
          </table:table-cell>
          <table:table-cell office:value-type="string">
            <text:p>snapEDA Altium, Kicad, ...</text:p>
          </table:table-cell>
          <table:table-cell office:value-type="float" office:value="1206">
            <text:p>1206</text:p>
          </table:table-cell>
          <table:table-cell office:value-type="string">
            <text:p>$1.094/Set </text:p>
          </table:table-cell>
          <table:table-cell office:value-type="string">
            <text:p>1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77]+1" office:value-type="float" office:value="177">
            <text:p>177</text:p>
          </table:table-cell>
          <table:table-cell office:value-type="float" office:value="307010040">
            <text:p>307010040</text:p>
          </table:table-cell>
          <table:table-cell office:value-type="string">
            <text:p>MF-MSMF050-2</text:p>
          </table:table-cell>
          <table:table-cell/>
          <table:table-cell office:value-type="string">
            <text:p>Bourns</text:p>
          </table:table-cell>
          <table:table-cell office:value-type="string">
            <text:p>SMD PPTC 500mA-15V</text:p>
          </table:table-cell>
          <table:table-cell office:value-type="string">
            <text:p>Datasheet » | Permalink</text:p>
          </table:table-cell>
          <table:table-cell office:value-type="string">
            <text:p>snapEDA Altium, Kicad, ...</text:p>
          </table:table-cell>
          <table:table-cell office:value-type="string">
            <text:p>L4.73*W3.41*H0.85</text:p>
          </table:table-cell>
          <table:table-cell office:value-type="string">
            <text:p>$0.3125/Set </text:p>
          </table:table-cell>
          <table:table-cell office:value-type="string">
            <text:p>5 Pieces/Set </text:p>
          </table:table-cell>
          <table:table-cell office:value-type="string">
            <text:p>Stock</text:p>
          </table:table-cell>
          <table:table-cell office:value-type="float" office:value="-4">
            <text:p>-4</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178]+1" office:value-type="float" office:value="178">
            <text:p>178</text:p>
          </table:table-cell>
          <table:table-cell office:value-type="float" office:value="310010051">
            <text:p>310010051</text:p>
          </table:table-cell>
          <table:table-cell office:value-type="string">
            <text:p>ATMEGA328P-PU</text:p>
          </table:table-cell>
          <table:table-cell/>
          <table:table-cell office:value-type="string">
            <text:p>Atmel</text:p>
          </table:table-cell>
          <table:table-cell office:value-type="string">
            <text:p>DIP IC MCU;AVR;8-Bit;32KB;16MHz;1.8-5.5V</text:p>
          </table:table-cell>
          <table:table-cell office:value-type="string">
            <text:p>Datasheet » | Permalink</text:p>
          </table:table-cell>
          <table:table-cell office:value-type="string">
            <text:p>snapEDA Altium, Kicad, ...</text:p>
          </table:table-cell>
          <table:table-cell office:value-type="string">
            <text:p>28-DIP</text:p>
          </table:table-cell>
          <table:table-cell office:value-type="string">
            <text:p>$3/Set </text:p>
          </table:table-cell>
          <table:table-cell office:value-type="string">
            <text:p>1 Pieces/Set </text:p>
          </table:table-cell>
          <table:table-cell office:value-type="string">
            <text:p>Stock</text:p>
          </table:table-cell>
          <table:table-cell office:value-type="float" office:value="118">
            <text:p>11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79]+1" office:value-type="float" office:value="179">
            <text:p>179</text:p>
          </table:table-cell>
          <table:table-cell office:value-type="float" office:value="310030097">
            <text:p>310030097</text:p>
          </table:table-cell>
          <table:table-cell office:value-type="string">
            <text:p>CJT1117-3.3</text:p>
          </table:table-cell>
          <table:table-cell/>
          <table:table-cell office:value-type="string">
            <text:p>JCET</text:p>
          </table:table-cell>
          <table:table-cell office:value-type="string">
            <text:p>SMD PMIC; LDO;Vin 5V;3.3V;1A;Without En;1-Ch</text:p>
          </table:table-cell>
          <table:table-cell office:value-type="string">
            <text:p>Datasheet » | Permalink</text:p>
          </table:table-cell>
          <table:table-cell office:value-type="string">
            <text:p>snapEDA Altium, Kicad, ...</text:p>
          </table:table-cell>
          <table:table-cell office:value-type="string">
            <text:p>SOT-223</text:p>
          </table:table-cell>
          <table:table-cell office:value-type="string">
            <text:p>$1.5/Set </text:p>
          </table:table-cell>
          <table:table-cell office:value-type="string">
            <text:p>10 Pieces/Set </text:p>
          </table:table-cell>
          <table:table-cell office:value-type="string">
            <text:p>Stock</text:p>
          </table:table-cell>
          <table:table-cell office:value-type="float" office:value="125">
            <text:p>1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0]+1" office:value-type="float" office:value="180">
            <text:p>180</text:p>
          </table:table-cell>
          <table:table-cell office:value-type="float" office:value="310070022">
            <text:p>310070022</text:p>
          </table:table-cell>
          <table:table-cell office:value-type="string">
            <text:p>FT232RL</text:p>
          </table:table-cell>
          <table:table-cell/>
          <table:table-cell office:value-type="string">
            <text:p>FTDI</text:p>
          </table:table-cell>
          <table:table-cell office:value-type="string">
            <text:p>SMD IC Interface;USB to UART;Speed 300b-3Mbaud;VCC 1.8V-5.25V</text:p>
          </table:table-cell>
          <table:table-cell office:value-type="string">
            <text:p>Datasheet » | Permalink</text:p>
          </table:table-cell>
          <table:table-cell office:value-type="string">
            <text:p>snapEDA Altium, Kicad, ...</text:p>
          </table:table-cell>
          <table:table-cell office:value-type="string">
            <text:p>28-SSOP</text:p>
          </table:table-cell>
          <table:table-cell office:value-type="string">
            <text:p>$3.5/Set </text:p>
          </table:table-cell>
          <table:table-cell office:value-type="string">
            <text:p>1 Pieces/Set </text:p>
          </table:table-cell>
          <table:table-cell office:value-type="string">
            <text:p>Stock</text:p>
          </table:table-cell>
          <table:table-cell office:value-type="float" office:value="283">
            <text:p>28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1]+1" office:value-type="float" office:value="181">
            <text:p>181</text:p>
          </table:table-cell>
          <table:table-cell office:value-type="float" office:value="310030100">
            <text:p>310030100</text:p>
          </table:table-cell>
          <table:table-cell office:value-type="string">
            <text:p>CJ78M05</text:p>
          </table:table-cell>
          <table:table-cell/>
          <table:table-cell office:value-type="string">
            <text:p>JCET</text:p>
          </table:table-cell>
          <table:table-cell office:value-type="string">
            <text:p>SMD PMIC;LDO;Vin 25V;5V;0.5A;Without En;1-Ch</text:p>
          </table:table-cell>
          <table:table-cell office:value-type="string">
            <text:p>Datasheet » | Permalink</text:p>
          </table:table-cell>
          <table:table-cell office:value-type="string">
            <text:p>snapEDA Altium, Kicad, ...</text:p>
          </table:table-cell>
          <table:table-cell office:value-type="string">
            <text:p>TO-252</text:p>
          </table:table-cell>
          <table:table-cell office:value-type="string">
            <text:p>$1.5/Set </text:p>
          </table:table-cell>
          <table:table-cell office:value-type="string">
            <text:p>10 Pieces/Set </text:p>
          </table:table-cell>
          <table:table-cell office:value-type="string">
            <text:p>Stock</text:p>
          </table:table-cell>
          <table:table-cell office:value-type="float" office:value="213">
            <text:p>21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2]+1" office:value-type="float" office:value="182">
            <text:p>182</text:p>
          </table:table-cell>
          <table:table-cell office:value-type="float" office:value="310030099">
            <text:p>310030099</text:p>
          </table:table-cell>
          <table:table-cell office:value-type="string">
            <text:p>XC6206P332MR-G</text:p>
          </table:table-cell>
          <table:table-cell/>
          <table:table-cell office:value-type="string">
            <text:p>TOREX</text:p>
          </table:table-cell>
          <table:table-cell office:value-type="string">
            <text:p>SMD PMIC;LDO;Vin 6V;3.3V;200mA;Without En;1-Ch</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2.4/Set </text:p>
          </table:table-cell>
          <table:table-cell office:value-type="string">
            <text:p>20 Pieces/Set </text:p>
          </table:table-cell>
          <table:table-cell office:value-type="string">
            <text:p>Stock</text:p>
          </table:table-cell>
          <table:table-cell office:value-type="float" office:value="143">
            <text:p>14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3]+1" office:value-type="float" office:value="183">
            <text:p>183</text:p>
          </table:table-cell>
          <table:table-cell office:value-type="float" office:value="310010049">
            <text:p>310010049</text:p>
          </table:table-cell>
          <table:table-cell office:value-type="string">
            <text:p>ATMEGA328P-AU</text:p>
          </table:table-cell>
          <table:table-cell/>
          <table:table-cell office:value-type="string">
            <text:p>Atmel</text:p>
          </table:table-cell>
          <table:table-cell office:value-type="string">
            <text:p>SMD IC MCU;AVR;8-Bit;32KB;16MHz;1.8-5.5V</text:p>
          </table:table-cell>
          <table:table-cell office:value-type="string">
            <text:p>Datasheet » | Permalink</text:p>
          </table:table-cell>
          <table:table-cell office:value-type="string">
            <text:p>snapEDA Altium, Kicad, ...</text:p>
          </table:table-cell>
          <table:table-cell office:value-type="string">
            <text:p>32-TQFP</text:p>
          </table:table-cell>
          <table:table-cell office:value-type="string">
            <text:p>$2.5/Set </text:p>
          </table:table-cell>
          <table:table-cell office:value-type="string">
            <text:p>1 Pieces/Set </text:p>
          </table:table-cell>
          <table:table-cell office:value-type="string">
            <text:p>Stock</text:p>
          </table:table-cell>
          <table:table-cell office:value-type="float" office:value="2053">
            <text:p>205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4]+1" office:value-type="float" office:value="184">
            <text:p>184</text:p>
          </table:table-cell>
          <table:table-cell office:value-type="float" office:value="310020021">
            <text:p>310020021</text:p>
          </table:table-cell>
          <table:table-cell office:value-type="string">
            <text:p>LM358DR</text:p>
          </table:table-cell>
          <table:table-cell/>
          <table:table-cell office:value-type="string">
            <text:p>Texas Instruments</text:p>
          </table:table-cell>
          <table:table-cell office:value-type="string">
            <text:p>SMD IC Amplifier;2-CH;GBW 1MHz;Io 30mA;3V-32V;</text:p>
          </table:table-cell>
          <table:table-cell office:value-type="string">
            <text:p>Datasheet » | Permalink</text:p>
          </table:table-cell>
          <table:table-cell office:value-type="string">
            <text:p>snapEDA Altium, Kicad, ...</text:p>
          </table:table-cell>
          <table:table-cell office:value-type="string">
            <text:p>8-SOIC</text:p>
          </table:table-cell>
          <table:table-cell office:value-type="string">
            <text:p>$3.2/Set </text:p>
          </table:table-cell>
          <table:table-cell office:value-type="string">
            <text:p>20 Pieces/Set </text:p>
          </table:table-cell>
          <table:table-cell office:value-type="string">
            <text:p>Stock</text:p>
          </table:table-cell>
          <table:table-cell office:value-type="float" office:value="85">
            <text:p>8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5]+1" office:value-type="float" office:value="185">
            <text:p>185</text:p>
          </table:table-cell>
          <table:table-cell office:value-type="float" office:value="310030095">
            <text:p>310030095</text:p>
          </table:table-cell>
          <table:table-cell office:value-type="string">
            <text:p>CJA1117B-3.3</text:p>
          </table:table-cell>
          <table:table-cell/>
          <table:table-cell office:value-type="string">
            <text:p>JCET</text:p>
          </table:table-cell>
          <table:table-cell office:value-type="string">
            <text:p>SMD PMIC; LDO;Vin 5.3V;3.3V;1A;Without En;1-Ch</text:p>
          </table:table-cell>
          <table:table-cell office:value-type="string">
            <text:p>Datasheet » | Permalink</text:p>
          </table:table-cell>
          <table:table-cell office:value-type="string">
            <text:p>snapEDA Altium, Kicad, ...</text:p>
          </table:table-cell>
          <table:table-cell office:value-type="string">
            <text:p>SOT-89</text:p>
          </table:table-cell>
          <table:table-cell office:value-type="string">
            <text:p>$1.5/Set </text:p>
          </table:table-cell>
          <table:table-cell office:value-type="string">
            <text:p>10 Pieces/Set </text:p>
          </table:table-cell>
          <table:table-cell office:value-type="string">
            <text:p>Stock</text:p>
          </table:table-cell>
          <table:table-cell office:value-type="float" office:value="72">
            <text:p>7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6]+1" office:value-type="float" office:value="186">
            <text:p>186</text:p>
          </table:table-cell>
          <table:table-cell office:value-type="float" office:value="310030101">
            <text:p>310030101</text:p>
          </table:table-cell>
          <table:table-cell office:value-type="string">
            <text:p>CN3065</text:p>
          </table:table-cell>
          <table:table-cell/>
          <table:table-cell office:value-type="string">
            <text:p>CONSONANCE</text:p>
          </table:table-cell>
          <table:table-cell office:value-type="string">
            <text:p>SMD PMIC;Liner;Li-Ion/Pol;Charge;4.2V;1-cell</text:p>
          </table:table-cell>
          <table:table-cell office:value-type="string">
            <text:p>Datasheet » | Permalink</text:p>
          </table:table-cell>
          <table:table-cell office:value-type="string">
            <text:p>snapEDA Altium, Kicad, ...</text:p>
          </table:table-cell>
          <table:table-cell office:value-type="string">
            <text:p>8-DFN</text:p>
          </table:table-cell>
          <table:table-cell office:value-type="string">
            <text:p>$2.1/Set </text:p>
          </table:table-cell>
          <table:table-cell office:value-type="string">
            <text:p>3 Pieces/Set </text:p>
          </table:table-cell>
          <table:table-cell office:value-type="string">
            <text:p>Stock</text:p>
          </table:table-cell>
          <table:table-cell office:value-type="float" office:value="287">
            <text:p>28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7]+1" office:value-type="float" office:value="187">
            <text:p>187</text:p>
          </table:table-cell>
          <table:table-cell office:value-type="float" office:value="310030096">
            <text:p>310030096</text:p>
          </table:table-cell>
          <table:table-cell office:value-type="string">
            <text:p>CJT1117-5.0</text:p>
          </table:table-cell>
          <table:table-cell/>
          <table:table-cell office:value-type="string">
            <text:p>JCET</text:p>
          </table:table-cell>
          <table:table-cell office:value-type="string">
            <text:p>SMD PMIC; LDO;Vin 7V;5V;1A;Without En;1-Ch</text:p>
          </table:table-cell>
          <table:table-cell office:value-type="string">
            <text:p>Datasheet » | Permalink</text:p>
          </table:table-cell>
          <table:table-cell office:value-type="string">
            <text:p>snapEDA Altium, Kicad, ...</text:p>
          </table:table-cell>
          <table:table-cell office:value-type="string">
            <text:p>SOT-223</text:p>
          </table:table-cell>
          <table:table-cell office:value-type="string">
            <text:p>$1.5/Set </text:p>
          </table:table-cell>
          <table:table-cell office:value-type="string">
            <text:p>10 Pieces/Set </text:p>
          </table:table-cell>
          <table:table-cell office:value-type="string">
            <text:p>Stock</text:p>
          </table:table-cell>
          <table:table-cell office:value-type="float" office:value="563">
            <text:p>56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8]+1" office:value-type="float" office:value="188">
            <text:p>188</text:p>
          </table:table-cell>
          <table:table-cell office:value-type="float" office:value="310030046">
            <text:p>310030046</text:p>
          </table:table-cell>
          <table:table-cell office:value-type="string">
            <text:p>XC6204B332MR</text:p>
          </table:table-cell>
          <table:table-cell/>
          <table:table-cell office:value-type="string">
            <text:p>Torex Semiconductor Ltd</text:p>
          </table:table-cell>
          <table:table-cell office:value-type="string">
            <text:p>SMD PMIC;LDO;Vin 10V;3.3V;150mA;With En;1-Ch</text:p>
          </table:table-cell>
          <table:table-cell office:value-type="string">
            <text:p>Datasheet » | Permalink</text:p>
          </table:table-cell>
          <table:table-cell office:value-type="string">
            <text:p>snapEDA Altium, Kicad, ...</text:p>
          </table:table-cell>
          <table:table-cell office:value-type="string">
            <text:p>SOT-25</text:p>
          </table:table-cell>
          <table:table-cell office:value-type="string">
            <text:p>$1.6/Set </text:p>
          </table:table-cell>
          <table:table-cell office:value-type="string">
            <text:p>10 Pieces/Set </text:p>
          </table:table-cell>
          <table:table-cell office:value-type="string">
            <text:p>Stock</text:p>
          </table:table-cell>
          <table:table-cell office:value-type="float" office:value="15">
            <text:p>1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9]+1" office:value-type="float" office:value="189">
            <text:p>189</text:p>
          </table:table-cell>
          <table:table-cell office:value-type="float" office:value="310010006">
            <text:p>310010006</text:p>
          </table:table-cell>
          <table:table-cell office:value-type="string">
            <text:p>ATMEGA2560-16AU</text:p>
          </table:table-cell>
          <table:table-cell/>
          <table:table-cell office:value-type="string">
            <text:p>Atmel</text:p>
          </table:table-cell>
          <table:table-cell office:value-type="string">
            <text:p>SMD IC MCU;AVR;8-Bit;256KB;16MHz;1.8-5.5V</text:p>
          </table:table-cell>
          <table:table-cell office:value-type="string">
            <text:p>Datasheet » | Permalink</text:p>
          </table:table-cell>
          <table:table-cell office:value-type="string">
            <text:p>snapEDA Altium, Kicad, ...</text:p>
          </table:table-cell>
          <table:table-cell office:value-type="string">
            <text:p>TQFP-100</text:p>
          </table:table-cell>
          <table:table-cell office:value-type="string">
            <text:p>$12/Set </text:p>
          </table:table-cell>
          <table:table-cell office:value-type="string">
            <text:p>1 Pieces/Set </text:p>
          </table:table-cell>
          <table:table-cell office:value-type="string">
            <text:p>Stock</text:p>
          </table:table-cell>
          <table:table-cell office:value-type="float" office:value="9">
            <text:p>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0]+1" office:value-type="float" office:value="190">
            <text:p>190</text:p>
          </table:table-cell>
          <table:table-cell office:value-type="float" office:value="310010053">
            <text:p>310010053</text:p>
          </table:table-cell>
          <table:table-cell office:value-type="string">
            <text:p>LPC11U35FHI33/501</text:p>
          </table:table-cell>
          <table:table-cell/>
          <table:table-cell office:value-type="string">
            <text:p>NXP</text:p>
          </table:table-cell>
          <table:table-cell office:value-type="string">
            <text:p>SMD IC MCU;ARM MCU 32Bit;Cortex-M0 64KB;3.3V</text:p>
          </table:table-cell>
          <table:table-cell office:value-type="string">
            <text:p>Datasheet » | Permalink</text:p>
          </table:table-cell>
          <table:table-cell office:value-type="string">
            <text:p>snapEDA Altium, Kicad, ...</text:p>
          </table:table-cell>
          <table:table-cell office:value-type="string">
            <text:p>HVQFN-32</text:p>
          </table:table-cell>
          <table:table-cell office:value-type="string">
            <text:p>$4/Set </text:p>
          </table:table-cell>
          <table:table-cell office:value-type="string">
            <text:p>1 Pieces/Set </text:p>
          </table:table-cell>
          <table:table-cell office:value-type="string">
            <text:p>Stock</text:p>
          </table:table-cell>
          <table:table-cell office:value-type="float" office:value="50">
            <text:p>5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1]+1" office:value-type="float" office:value="191">
            <text:p>191</text:p>
          </table:table-cell>
          <table:table-cell office:value-type="float" office:value="310030014">
            <text:p>310030014</text:p>
          </table:table-cell>
          <table:table-cell office:value-type="string">
            <text:p>XC6206P252MR-G</text:p>
          </table:table-cell>
          <table:table-cell/>
          <table:table-cell office:value-type="string">
            <text:p>Torex</text:p>
          </table:table-cell>
          <table:table-cell office:value-type="string">
            <text:p>SMD PMIC;LDO;Vin 6V;2.5V;200mA;Without En;1-Ch</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1.5/Set </text:p>
          </table:table-cell>
          <table:table-cell office:value-type="string">
            <text:p>10 Pieces/Set </text:p>
          </table:table-cell>
          <table:table-cell office:value-type="string">
            <text:p>Stock</text:p>
          </table:table-cell>
          <table:table-cell office:value-type="float" office:value="44">
            <text:p>4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2]+1" office:value-type="float" office:value="192">
            <text:p>192</text:p>
          </table:table-cell>
          <table:table-cell office:value-type="float" office:value="310050042">
            <text:p>310050042</text:p>
          </table:table-cell>
          <table:table-cell office:value-type="string">
            <text:p>74VHC125MTCX</text:p>
          </table:table-cell>
          <table:table-cell/>
          <table:table-cell office:value-type="string">
            <text:p>Fairchild</text:p>
          </table:table-cell>
          <table:table-cell office:value-type="string">
            <text:p>SMD IC Logic;4-bit CMOS Buffer;VCC 2V-6V</text:p>
          </table:table-cell>
          <table:table-cell office:value-type="string">
            <text:p>Datasheet » | Permalink</text:p>
          </table:table-cell>
          <table:table-cell office:value-type="string">
            <text:p>snapEDA Altium, Kicad, ...</text:p>
          </table:table-cell>
          <table:table-cell office:value-type="string">
            <text:p>TSSOP-14</text:p>
          </table:table-cell>
          <table:table-cell office:value-type="string">
            <text:p>$2/Set </text:p>
          </table:table-cell>
          <table:table-cell office:value-type="string">
            <text:p>10 Pieces/Set </text:p>
          </table:table-cell>
          <table:table-cell office:value-type="string">
            <text:p>Stock</text:p>
          </table:table-cell>
          <table:table-cell office:value-type="float" office:value="43">
            <text:p>4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3]+1" office:value-type="float" office:value="193">
            <text:p>193</text:p>
          </table:table-cell>
          <table:table-cell office:value-type="float" office:value="310040018">
            <text:p>310040018</text:p>
          </table:table-cell>
          <table:table-cell office:value-type="string">
            <text:p>L298P</text:p>
          </table:table-cell>
          <table:table-cell/>
          <table:table-cell office:value-type="string">
            <text:p>ST</text:p>
          </table:table-cell>
          <table:table-cell office:value-type="string">
            <text:p>SMD IC Driver;Motor Driver;2-CH;VM</text:p>
          </table:table-cell>
          <table:table-cell office:value-type="string">
            <text:p>Datasheet » | Permalink</text:p>
          </table:table-cell>
          <table:table-cell office:value-type="string">
            <text:p>snapEDA Altium, Kicad, ...</text:p>
          </table:table-cell>
          <table:table-cell office:value-type="string">
            <text:p>PowerSO-20</text:p>
          </table:table-cell>
          <table:table-cell office:value-type="string">
            <text:p>$5/Set </text:p>
          </table:table-cell>
          <table:table-cell office:value-type="string">
            <text:p>1 Pieces/Set </text:p>
          </table:table-cell>
          <table:table-cell office:value-type="string">
            <text:p>Stock</text:p>
          </table:table-cell>
          <table:table-cell office:value-type="float" office:value="9">
            <text:p>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4]+1" office:value-type="float" office:value="194">
            <text:p>194</text:p>
          </table:table-cell>
          <table:table-cell office:value-type="float" office:value="310030009">
            <text:p>310030009</text:p>
          </table:table-cell>
          <table:table-cell office:value-type="string">
            <text:p>XC6206P302MR</text:p>
          </table:table-cell>
          <table:table-cell/>
          <table:table-cell office:value-type="string">
            <text:p>Torex</text:p>
          </table:table-cell>
          <table:table-cell office:value-type="string">
            <text:p>SMD PMIC;LDO;Vin 6V;3.0V;200mA;Without En;1-Ch</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1.5/Set </text:p>
          </table:table-cell>
          <table:table-cell office:value-type="string">
            <text:p>10 Pieces/Set </text:p>
          </table:table-cell>
          <table:table-cell office:value-type="string">
            <text:p>Stock</text:p>
          </table:table-cell>
          <table:table-cell office:value-type="float" office:value="35">
            <text:p>3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5]+1" office:value-type="float" office:value="195">
            <text:p>195</text:p>
          </table:table-cell>
          <table:table-cell office:value-type="float" office:value="310030121">
            <text:p>310030121</text:p>
          </table:table-cell>
          <table:table-cell office:value-type="string">
            <text:p>MP1496DJ</text:p>
          </table:table-cell>
          <table:table-cell/>
          <table:table-cell office:value-type="string">
            <text:p>Monolithic Power Systems</text:p>
          </table:table-cell>
          <table:table-cell office:value-type="string">
            <text:p>SMD PMIC;DC-DC;Vin 4.5-16V;Adj;2A;500K;N-Sync;Buck;1-Ch</text:p>
          </table:table-cell>
          <table:table-cell office:value-type="string">
            <text:p>Datasheet » | Permalink</text:p>
          </table:table-cell>
          <table:table-cell office:value-type="string">
            <text:p>TSOT23-8</text:p>
          </table:table-cell>
          <table:table-cell office:value-type="string">
            <text:p>$2.5/Set </text:p>
          </table:table-cell>
          <table:table-cell office:value-type="string">
            <text:p>5 Pieces/Set </text:p>
          </table:table-cell>
          <table:table-cell office:value-type="string">
            <text:p>Stock</text:p>
          </table:table-cell>
          <table:table-cell office:value-type="float" office:value="18">
            <text:p>1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96]+1" office:value-type="float" office:value="196">
            <text:p>196</text:p>
          </table:table-cell>
          <table:table-cell office:value-type="float" office:value="310010010">
            <text:p>310010010</text:p>
          </table:table-cell>
          <table:table-cell office:value-type="string">
            <text:p>ATMEGA32U4-AU</text:p>
          </table:table-cell>
          <table:table-cell/>
          <table:table-cell office:value-type="string">
            <text:p>Atmel</text:p>
          </table:table-cell>
          <table:table-cell office:value-type="string">
            <text:p>SMD IC MCU;AVR;USB;8-Bit;32KB;16MHz;1.8-5.5V</text:p>
          </table:table-cell>
          <table:table-cell office:value-type="string">
            <text:p>Datasheet » | Permalink</text:p>
          </table:table-cell>
          <table:table-cell office:value-type="string">
            <text:p>snapEDA Altium, Kicad, ...</text:p>
          </table:table-cell>
          <table:table-cell office:value-type="string">
            <text:p>TQFP-44</text:p>
          </table:table-cell>
          <table:table-cell office:value-type="string">
            <text:p>$5.4/Set </text:p>
          </table:table-cell>
          <table:table-cell office:value-type="string">
            <text:p>1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7]+1" office:value-type="float" office:value="197">
            <text:p>197</text:p>
          </table:table-cell>
          <table:table-cell office:value-type="float" office:value="310020002">
            <text:p>310020002</text:p>
          </table:table-cell>
          <table:table-cell office:value-type="string">
            <text:p>LMV358ID</text:p>
          </table:table-cell>
          <table:table-cell/>
          <table:table-cell office:value-type="string">
            <text:p>TI</text:p>
          </table:table-cell>
          <table:table-cell office:value-type="string">
            <text:p>SMD IC Amplifier;DUAL;1MHz;2.7 V-5.5 V</text:p>
          </table:table-cell>
          <table:table-cell office:value-type="string">
            <text:p>Datasheet » | Permalink</text:p>
          </table:table-cell>
          <table:table-cell office:value-type="string">
            <text:p>snapEDA Altium, Kicad, ...</text:p>
          </table:table-cell>
          <table:table-cell office:value-type="string">
            <text:p>SOIC-8</text:p>
          </table:table-cell>
          <table:table-cell office:value-type="string">
            <text:p>$2.5/Set </text:p>
          </table:table-cell>
          <table:table-cell office:value-type="string">
            <text:p>10 Pieces/Set </text:p>
          </table:table-cell>
          <table:table-cell office:value-type="string">
            <text:p>Stock</text:p>
          </table:table-cell>
          <table:table-cell office:value-type="float" office:value="11">
            <text:p>1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8]+1" office:value-type="float" office:value="198">
            <text:p>198</text:p>
          </table:table-cell>
          <table:table-cell office:value-type="float" office:value="310020016">
            <text:p>310020016</text:p>
          </table:table-cell>
          <table:table-cell office:value-type="string">
            <text:p>LM293D</text:p>
          </table:table-cell>
          <table:table-cell/>
          <table:table-cell office:value-type="string">
            <text:p>TI</text:p>
          </table:table-cell>
          <table:table-cell office:value-type="string">
            <text:p>SMD IC Amplifier;2-CH;2V-36V;</text:p>
          </table:table-cell>
          <table:table-cell office:value-type="string">
            <text:p>Datasheet » | Permalink</text:p>
          </table:table-cell>
          <table:table-cell office:value-type="string">
            <text:p>snapEDA Altium, Kicad, ...</text:p>
          </table:table-cell>
          <table:table-cell office:value-type="string">
            <text:p>SOIC-8</text:p>
          </table:table-cell>
          <table:table-cell office:value-type="string">
            <text:p>$1.8/Set </text:p>
          </table:table-cell>
          <table:table-cell office:value-type="string">
            <text:p>10 Pieces/Set </text:p>
          </table:table-cell>
          <table:table-cell office:value-type="string">
            <text:p>Stock</text:p>
          </table:table-cell>
          <table:table-cell office:value-type="float" office:value="34">
            <text:p>3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9]+1" office:value-type="float" office:value="199">
            <text:p>199</text:p>
          </table:table-cell>
          <table:table-cell office:value-type="float" office:value="310030104">
            <text:p>310030104</text:p>
          </table:table-cell>
          <table:table-cell office:value-type="string">
            <text:p>AIC1896GG</text:p>
          </table:table-cell>
          <table:table-cell/>
          <table:table-cell office:value-type="string">
            <text:p>AIC</text:p>
          </table:table-cell>
          <table:table-cell office:value-type="string">
            <text:p>SMD PMIC;DC-DC;Vin 2.5-10V;Adj;200mA;1.4M;Boost;1-Ch</text:p>
          </table:table-cell>
          <table:table-cell office:value-type="string">
            <text:p>Datasheet » | Permalink</text:p>
          </table:table-cell>
          <table:table-cell office:value-type="string">
            <text:p>snapEDA Altium, Kicad, ...</text:p>
          </table:table-cell>
          <table:table-cell office:value-type="string">
            <text:p>SOT23-6</text:p>
          </table:table-cell>
          <table:table-cell office:value-type="string">
            <text:p>$1.5/Set </text:p>
          </table:table-cell>
          <table:table-cell office:value-type="string">
            <text:p>3 Pieces/Set </text:p>
          </table:table-cell>
          <table:table-cell office:value-type="string">
            <text:p>Stock</text:p>
          </table:table-cell>
          <table:table-cell office:value-type="float" office:value="66">
            <text:p>6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00]+1" office:value-type="float" office:value="200">
            <text:p>200</text:p>
          </table:table-cell>
          <table:table-cell office:value-type="float" office:value="310020015">
            <text:p>310020015</text:p>
          </table:table-cell>
          <table:table-cell office:value-type="string">
            <text:p>LM2904DR</text:p>
          </table:table-cell>
          <table:table-cell/>
          <table:table-cell office:value-type="string">
            <text:p>TI</text:p>
          </table:table-cell>
          <table:table-cell office:value-type="string">
            <text:p>SMD IC Amplifier;2-CH;GPW 0.7MHz;Io 30mA;3V-26V;</text:p>
          </table:table-cell>
          <table:table-cell office:value-type="string">
            <text:p>Datasheet » | Permalink</text:p>
          </table:table-cell>
          <table:table-cell office:value-type="string">
            <text:p>snapEDA Altium, Kicad, ...</text:p>
          </table:table-cell>
          <table:table-cell office:value-type="string">
            <text:p>SOIC-8</text:p>
          </table:table-cell>
          <table:table-cell office:value-type="string">
            <text:p>$2.3/Set </text:p>
          </table:table-cell>
          <table:table-cell office:value-type="string">
            <text:p>10 Pieces/Set </text:p>
          </table:table-cell>
          <table:table-cell office:value-type="string">
            <text:p>Stock</text:p>
          </table:table-cell>
          <table:table-cell office:value-type="float" office:value="40">
            <text:p>4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01]+1" office:value-type="float" office:value="201">
            <text:p>201</text:p>
          </table:table-cell>
          <table:table-cell office:value-type="float" office:value="310030148">
            <text:p>310030148</text:p>
          </table:table-cell>
          <table:table-cell office:value-type="string">
            <text:p>ETA3406S2F-T</text:p>
          </table:table-cell>
          <table:table-cell/>
          <table:table-cell office:value-type="string">
            <text:p>ETA solution</text:p>
          </table:table-cell>
          <table:table-cell office:value-type="string">
            <text:p>SMD PMIC;DC-DC;Vin 2.6-6V;Adj;1.2A;1.5M;Sync;Buck;1-Ch</text:p>
          </table:table-cell>
          <table:table-cell office:value-type="string">
            <text:p>Datasheet » | Permalink</text:p>
          </table:table-cell>
          <table:table-cell office:value-type="string">
            <text:p>SOT23-5</text:p>
          </table:table-cell>
          <table:table-cell office:value-type="string">
            <text:p>$1.5/Set </text:p>
          </table:table-cell>
          <table:table-cell office:value-type="string">
            <text:p>10 Pieces/Set </text:p>
          </table:table-cell>
          <table:table-cell office:value-type="string">
            <text:p>Stock</text:p>
          </table:table-cell>
          <table:table-cell office:value-type="float" office:value="18">
            <text:p>1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02]+1" office:value-type="float" office:value="202">
            <text:p>202</text:p>
          </table:table-cell>
          <table:table-cell office:value-type="float" office:value="310070026">
            <text:p>310070026</text:p>
          </table:table-cell>
          <table:table-cell office:value-type="string">
            <text:p>CH340T</text:p>
          </table:table-cell>
          <table:table-cell/>
          <table:table-cell office:value-type="string">
            <text:p>WCH</text:p>
          </table:table-cell>
          <table:table-cell office:value-type="string">
            <text:p>SMD IC Interface;USB to UART;Speed 2400b-112.5Kbps;VCC 3.3V-5V</text:p>
          </table:table-cell>
          <table:table-cell office:value-type="string">
            <text:p>Datasheet » | Permalink</text:p>
          </table:table-cell>
          <table:table-cell office:value-type="string">
            <text:p>snapEDA Altium, Kicad, ...</text:p>
          </table:table-cell>
          <table:table-cell office:value-type="string">
            <text:p>SSOP-20</text:p>
          </table:table-cell>
          <table:table-cell office:value-type="string">
            <text:p>$3/Set </text:p>
          </table:table-cell>
          <table:table-cell office:value-type="string">
            <text:p>5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03]+1" office:value-type="float" office:value="203">
            <text:p>203</text:p>
          </table:table-cell>
          <table:table-cell office:value-type="float" office:value="310060026">
            <text:p>310060026</text:p>
          </table:table-cell>
          <table:table-cell office:value-type="string">
            <text:p>nRF51822;</text:p>
          </table:table-cell>
          <table:table-cell/>
          <table:table-cell office:value-type="string">
            <text:p>Nordic Semiconductor</text:p>
          </table:table-cell>
          <table:table-cell office:value-type="string">
            <text:p>SMD IC RF;2.4G RF &amp; Cortex M0 MCU;QFAA 256KB Flash;16KB RAM;VCC 1.8V-3.6V</text:p>
          </table:table-cell>
          <table:table-cell office:value-type="string">
            <text:p>Datasheet » | Permalink</text:p>
          </table:table-cell>
          <table:table-cell office:value-type="string">
            <text:p>snapEDA Altium, Kicad, ...</text:p>
          </table:table-cell>
          <table:table-cell office:value-type="string">
            <text:p>QFN-48</text:p>
          </table:table-cell>
          <table:table-cell office:value-type="string">
            <text:p>$3/Set </text:p>
          </table:table-cell>
          <table:table-cell office:value-type="string">
            <text:p>1 Pieces/Set </text:p>
          </table:table-cell>
          <table:table-cell office:value-type="string">
            <text:p>Stock</text:p>
          </table:table-cell>
          <table:table-cell office:value-type="float" office:value="42">
            <text:p>4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04]+1" office:value-type="float" office:value="204">
            <text:p>204</text:p>
          </table:table-cell>
          <table:table-cell office:value-type="float" office:value="310070030">
            <text:p>310070030</text:p>
          </table:table-cell>
          <table:table-cell office:value-type="string">
            <text:p>FT230XS-R</text:p>
          </table:table-cell>
          <table:table-cell/>
          <table:table-cell office:value-type="string">
            <text:p>FTDI</text:p>
          </table:table-cell>
          <table:table-cell office:value-type="string">
            <text:p>SMD IC Interface;USB to UART;Speed 300b-3Mbaud;VCC 2.97V-5.5V</text:p>
          </table:table-cell>
          <table:table-cell office:value-type="string">
            <text:p>Datasheet » | Permalink</text:p>
          </table:table-cell>
          <table:table-cell office:value-type="string">
            <text:p>snapEDA Altium, Kicad, ...</text:p>
          </table:table-cell>
          <table:table-cell office:value-type="string">
            <text:p>SSOP-16</text:p>
          </table:table-cell>
          <table:table-cell office:value-type="string">
            <text:p>$3.5/Set </text:p>
          </table:table-cell>
          <table:table-cell office:value-type="string">
            <text:p>1 Pieces/Set </text:p>
          </table:table-cell>
          <table:table-cell office:value-type="string">
            <text:p>Stock</text:p>
          </table:table-cell>
          <table:table-cell office:value-type="float" office:value="62">
            <text:p>6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05]+1" office:value-type="float" office:value="205">
            <text:p>205</text:p>
          </table:table-cell>
          <table:table-cell office:value-type="float" office:value="310010016">
            <text:p>310010016</text:p>
          </table:table-cell>
          <table:table-cell office:value-type="string">
            <text:p>ATMEGA32U4-MUR</text:p>
          </table:table-cell>
          <table:table-cell/>
          <table:table-cell office:value-type="string">
            <text:p>Atmel</text:p>
          </table:table-cell>
          <table:table-cell office:value-type="string">
            <text:p>SMD IC MCU;AVR;USB;8-Bit;32KB;16MHz;1.8-5.5V</text:p>
          </table:table-cell>
          <table:table-cell office:value-type="string">
            <text:p>Datasheet » | Permalink</text:p>
          </table:table-cell>
          <table:table-cell office:value-type="string">
            <text:p>snapEDA Altium, Kicad, ...</text:p>
          </table:table-cell>
          <table:table-cell office:value-type="string">
            <text:p>VQFN-44</text:p>
          </table:table-cell>
          <table:table-cell office:value-type="string">
            <text:p>$6.5/Set </text:p>
          </table:table-cell>
          <table:table-cell office:value-type="string">
            <text:p>1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06]+1" office:value-type="float" office:value="206">
            <text:p>206</text:p>
          </table:table-cell>
          <table:table-cell office:value-type="float" office:value="310030105">
            <text:p>310030105</text:p>
          </table:table-cell>
          <table:table-cell office:value-type="string">
            <text:p>TD1410</text:p>
          </table:table-cell>
          <table:table-cell/>
          <table:table-cell office:value-type="string">
            <text:p>Techcode</text:p>
          </table:table-cell>
          <table:table-cell office:value-type="string">
            <text:p>SMD IC PMIC;Vin 3.6V-20V;Vout 1.325V-18V;Iout 2A;With-EN</text:p>
          </table:table-cell>
          <table:table-cell office:value-type="string">
            <text:p>Datasheet » | Permalink</text:p>
          </table:table-cell>
          <table:table-cell office:value-type="string">
            <text:p>snapEDA Altium, Kicad, ...</text:p>
          </table:table-cell>
          <table:table-cell office:value-type="string">
            <text:p>SOP8</text:p>
          </table:table-cell>
          <table:table-cell office:value-type="string">
            <text:p>$2/Set </text:p>
          </table:table-cell>
          <table:table-cell office:value-type="string">
            <text:p>5 Pieces/Set </text:p>
          </table:table-cell>
          <table:table-cell office:value-type="string">
            <text:p>Stock</text:p>
          </table:table-cell>
          <table:table-cell office:value-type="float" office:value="21">
            <text:p>2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07]+1" office:value-type="float" office:value="207">
            <text:p>207</text:p>
          </table:table-cell>
          <table:table-cell office:value-type="float" office:value="310030161">
            <text:p>310030161</text:p>
          </table:table-cell>
          <table:table-cell office:value-type="string">
            <text:p>ETA3410D2I-T</text:p>
          </table:table-cell>
          <table:table-cell/>
          <table:table-cell office:value-type="string">
            <text:p>ETA</text:p>
          </table:table-cell>
          <table:table-cell office:value-type="string">
            <text:p>SMD PMIC;DC-DC;Vin 2.6-5.5V,Adj;2A;3MHz;Sync;Buck;1-Ch</text:p>
          </table:table-cell>
          <table:table-cell office:value-type="string">
            <text:p>Datasheet » | Permalink</text:p>
          </table:table-cell>
          <table:table-cell office:value-type="string">
            <text:p>DFN(2*2)-8</text:p>
          </table:table-cell>
          <table:table-cell office:value-type="string">
            <text:p>$1.5/Set </text:p>
          </table:table-cell>
          <table:table-cell office:value-type="string">
            <text:p>5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08]+1" office:value-type="float" office:value="208">
            <text:p>208</text:p>
          </table:table-cell>
          <table:table-cell office:value-type="float" office:value="310030153">
            <text:p>310030153</text:p>
          </table:table-cell>
          <table:table-cell office:value-type="string">
            <text:p>ETA1036-50S2F-T</text:p>
          </table:table-cell>
          <table:table-cell/>
          <table:table-cell office:value-type="string">
            <text:p>ETA</text:p>
          </table:table-cell>
          <table:table-cell office:value-type="string">
            <text:p>SMD PMIC;DC-DC;Vin 0.6-4.5V;3W;2MHz;Boost;1-Ch</text:p>
          </table:table-cell>
          <table:table-cell office:value-type="string">
            <text:p>Datasheet » | Permalink</text:p>
          </table:table-cell>
          <table:table-cell office:value-type="string">
            <text:p>SOT23-5</text:p>
          </table:table-cell>
          <table:table-cell office:value-type="string">
            <text:p>$1.75/Set </text:p>
          </table:table-cell>
          <table:table-cell office:value-type="string">
            <text:p>5 Pieces/Set </text:p>
          </table:table-cell>
          <table:table-cell office:value-type="string">
            <text:p>Stock</text:p>
          </table:table-cell>
          <table:table-cell office:value-type="float" office:value="26">
            <text:p>2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09]+1" office:value-type="float" office:value="209">
            <text:p>209</text:p>
          </table:table-cell>
          <table:table-cell office:value-type="float" office:value="310020003">
            <text:p>310020003</text:p>
          </table:table-cell>
          <table:table-cell office:value-type="string">
            <text:p>OPA333AIDBVT</text:p>
          </table:table-cell>
          <table:table-cell/>
          <table:table-cell office:value-type="string">
            <text:p>TI</text:p>
          </table:table-cell>
          <table:table-cell office:value-type="string">
            <text:p>SMD IC Amplifier;1-CH;GBW 0.35MHz;Io 3mA;1.8V-5.5V;</text:p>
          </table:table-cell>
          <table:table-cell office:value-type="string">
            <text:p>Datasheet » | Permalink</text:p>
          </table:table-cell>
          <table:table-cell office:value-type="string">
            <text:p>snapEDA Altium, Kicad, ...</text:p>
          </table:table-cell>
          <table:table-cell office:value-type="string">
            <text:p>SOT-23-5</text:p>
          </table:table-cell>
          <table:table-cell office:value-type="string">
            <text:p>$3.6/Set </text:p>
          </table:table-cell>
          <table:table-cell office:value-type="string">
            <text:p>2 Pieces/Set </text:p>
          </table:table-cell>
          <table:table-cell office:value-type="string">
            <text:p>Stock</text:p>
          </table:table-cell>
          <table:table-cell office:value-type="float" office:value="25">
            <text:p>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10]+1" office:value-type="float" office:value="210">
            <text:p>210</text:p>
          </table:table-cell>
          <table:table-cell office:value-type="float" office:value="310030016">
            <text:p>310030016</text:p>
          </table:table-cell>
          <table:table-cell office:value-type="string">
            <text:p>XC6206P182MR</text:p>
          </table:table-cell>
          <table:table-cell/>
          <table:table-cell office:value-type="string">
            <text:p>Torex</text:p>
          </table:table-cell>
          <table:table-cell office:value-type="string">
            <text:p>SMD PMIC;DC-DC;Vin 2.6-5.5V; Adj;2A;3MHz;Buck;1-Ch</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1.2/Set </text:p>
          </table:table-cell>
          <table:table-cell office:value-type="string">
            <text:p>10 Pieces/Set </text:p>
          </table:table-cell>
          <table:table-cell office:value-type="string">
            <text:p>Stock</text:p>
          </table:table-cell>
          <table:table-cell office:value-type="float" office:value="8">
            <text:p>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11]+1" office:value-type="float" office:value="211">
            <text:p>211</text:p>
          </table:table-cell>
          <table:table-cell office:value-type="float" office:value="310050026">
            <text:p>310050026</text:p>
          </table:table-cell>
          <table:table-cell office:value-type="string">
            <text:p>TXS0108EPWR</text:p>
          </table:table-cell>
          <table:table-cell/>
          <table:table-cell office:value-type="string">
            <text:p>TI</text:p>
          </table:table-cell>
          <table:table-cell office:value-type="string">
            <text:p>SMD IC Logic;8-bit noninverting;VCCA 1.2V-3.6V;VCCB 1.65V-5.5V;Iout 50mA</text:p>
          </table:table-cell>
          <table:table-cell office:value-type="string">
            <text:p>Datasheet » | Permalink</text:p>
          </table:table-cell>
          <table:table-cell office:value-type="string">
            <text:p>snapEDA Altium, Kicad, ...</text:p>
          </table:table-cell>
          <table:table-cell office:value-type="string">
            <text:p>TSSOP-20</text:p>
          </table:table-cell>
          <table:table-cell office:value-type="string">
            <text:p>$3/Set </text:p>
          </table:table-cell>
          <table:table-cell office:value-type="string">
            <text:p>3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12]+1" office:value-type="float" office:value="212">
            <text:p>212</text:p>
          </table:table-cell>
          <table:table-cell office:value-type="float" office:value="310040007">
            <text:p>310040007</text:p>
          </table:table-cell>
          <table:table-cell office:value-type="string">
            <text:p>TB6612FNG(O,C8,EL)</text:p>
          </table:table-cell>
          <table:table-cell/>
          <table:table-cell office:value-type="string">
            <text:p>Toshiba</text:p>
          </table:table-cell>
          <table:table-cell office:value-type="string">
            <text:p>SMD IC Driver;Motor Driver;2-CH;VM</text:p>
          </table:table-cell>
          <table:table-cell office:value-type="string">
            <text:p>Datasheet » | Permalink</text:p>
          </table:table-cell>
          <table:table-cell office:value-type="string">
            <text:p>snapEDA Altium, Kicad, ...</text:p>
          </table:table-cell>
          <table:table-cell office:value-type="string">
            <text:p>SSOP-24</text:p>
          </table:table-cell>
          <table:table-cell office:value-type="string">
            <text:p>$2.8/Set </text:p>
          </table:table-cell>
          <table:table-cell office:value-type="string">
            <text:p>1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13]+1" office:value-type="float" office:value="213">
            <text:p>213</text:p>
          </table:table-cell>
          <table:table-cell office:value-type="float" office:value="310030211">
            <text:p>310030211</text:p>
          </table:table-cell>
          <table:table-cell office:value-type="string">
            <text:p>TPS2051BDGN</text:p>
          </table:table-cell>
          <table:table-cell/>
          <table:table-cell office:value-type="string">
            <text:p>Texas Instruments</text:p>
          </table:table-cell>
          <table:table-cell office:value-type="string">
            <text:p>SMD IC PMIC;Vin 2.7V-5.5V;Vout 5V;Iout 500mA;With-EN</text:p>
          </table:table-cell>
          <table:table-cell office:value-type="string">
            <text:p>Datasheet » | Permalink</text:p>
          </table:table-cell>
          <table:table-cell office:value-type="string">
            <text:p>snapEDA Altium, Kicad, ...</text:p>
          </table:table-cell>
          <table:table-cell office:value-type="string">
            <text:p>MSOP-8</text:p>
          </table:table-cell>
          <table:table-cell office:value-type="string">
            <text:p>$1.5049/Set </text:p>
          </table:table-cell>
          <table:table-cell office:value-type="string">
            <text:p>1 Pieces/Set </text:p>
          </table:table-cell>
          <table:table-cell office:value-type="string">
            <text:p>Stock</text:p>
          </table:table-cell>
          <table:table-cell office:value-type="float" office:value="-3">
            <text:p>-3</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14]+1" office:value-type="float" office:value="214">
            <text:p>214</text:p>
          </table:table-cell>
          <table:table-cell office:value-type="float" office:value="310010005">
            <text:p>310010005</text:p>
          </table:table-cell>
          <table:table-cell office:value-type="string">
            <text:p>ATMEGA328P-MU</text:p>
          </table:table-cell>
          <table:table-cell/>
          <table:table-cell office:value-type="string">
            <text:p>Atmel</text:p>
          </table:table-cell>
          <table:table-cell office:value-type="string">
            <text:p>SMD IC MCU;AVR;8-Bit;32KB;16MHz;1.8-5.5V</text:p>
          </table:table-cell>
          <table:table-cell office:value-type="string">
            <text:p>Datasheet » | Permalink</text:p>
          </table:table-cell>
          <table:table-cell office:value-type="string">
            <text:p>snapEDA Altium, Kicad, ...</text:p>
          </table:table-cell>
          <table:table-cell office:value-type="string">
            <text:p>VFQFN-32</text:p>
          </table:table-cell>
          <table:table-cell office:value-type="string">
            <text:p>$2.166/Set </text:p>
          </table:table-cell>
          <table:table-cell office:value-type="string">
            <text:p>1 Pieces/Set </text:p>
          </table:table-cell>
          <table:table-cell office:value-type="string">
            <text:p>Stock</text:p>
          </table:table-cell>
          <table:table-cell office:value-type="float" office:value="-65">
            <text:p>-65</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15]+1" office:value-type="float" office:value="215">
            <text:p>215</text:p>
          </table:table-cell>
          <table:table-cell office:value-type="float" office:value="310010072">
            <text:p>310010072</text:p>
          </table:table-cell>
          <table:table-cell office:value-type="string">
            <text:p>ATMEGA168PA-MU</text:p>
          </table:table-cell>
          <table:table-cell/>
          <table:table-cell office:value-type="string">
            <text:p>Atmel</text:p>
          </table:table-cell>
          <table:table-cell office:value-type="string">
            <text:p>SMD IC MCU;AVR;8-Bit;32KB;16MHz;1.8-5.5V</text:p>
          </table:table-cell>
          <table:table-cell office:value-type="string">
            <text:p>Datasheet » | Permalink</text:p>
          </table:table-cell>
          <table:table-cell office:value-type="string">
            <text:p>snapEDA Altium, Kicad, ...</text:p>
          </table:table-cell>
          <table:table-cell office:value-type="string">
            <text:p>QFN-32</text:p>
          </table:table-cell>
          <table:table-cell office:value-type="string">
            <text:p>$2.5056/Set </text:p>
          </table:table-cell>
          <table:table-cell office:value-type="string">
            <text:p>1 Pieces/Set </text:p>
          </table:table-cell>
          <table:table-cell office:value-type="string">
            <text:p>Stock</text:p>
          </table:table-cell>
          <table:table-cell office:value-type="float" office:value="-4">
            <text:p>-4</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16]+1" office:value-type="float" office:value="216">
            <text:p>216</text:p>
          </table:table-cell>
          <table:table-cell office:value-type="float" office:value="310020007">
            <text:p>310020007</text:p>
          </table:table-cell>
          <table:table-cell office:value-type="string">
            <text:p>LMV358IDGKR</text:p>
          </table:table-cell>
          <table:table-cell/>
          <table:table-cell office:value-type="string">
            <text:p>TI</text:p>
          </table:table-cell>
          <table:table-cell office:value-type="string">
            <text:p>SMD IC Amplifier;2-CH;GBW 1MHz;Io 60mA;2.7V-5.5V;</text:p>
          </table:table-cell>
          <table:table-cell office:value-type="string">
            <text:p>Datasheet » | Permalink</text:p>
          </table:table-cell>
          <table:table-cell office:value-type="string">
            <text:p>snapEDA Altium, Kicad, ...</text:p>
          </table:table-cell>
          <table:table-cell office:value-type="string">
            <text:p>MSOP-8</text:p>
          </table:table-cell>
          <table:table-cell office:value-type="string">
            <text:p>$2.2135/Set </text:p>
          </table:table-cell>
          <table:table-cell office:value-type="string">
            <text:p>5 Pieces/Set </text:p>
          </table:table-cell>
          <table:table-cell office:value-type="string">
            <text:p>Stock</text:p>
          </table:table-cell>
          <table:table-cell office:value-type="float" office:value="-3">
            <text:p>-3</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17]+1" office:value-type="float" office:value="217">
            <text:p>217</text:p>
          </table:table-cell>
          <table:table-cell office:value-type="float" office:value="310030079">
            <text:p>310030079</text:p>
          </table:table-cell>
          <table:table-cell office:value-type="string">
            <text:p>CJ432</text:p>
          </table:table-cell>
          <table:table-cell/>
          <table:table-cell office:value-type="string">
            <text:p>JCET</text:p>
          </table:table-cell>
          <table:table-cell office:value-type="string">
            <text:p>SMD PMIC;LDO;Vin 18V;Adj;200mA;Without En;1-Ch</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1.465/Set </text:p>
          </table:table-cell>
          <table:table-cell office:value-type="string">
            <text:p>5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18]+1" office:value-type="float" office:value="218">
            <text:p>218</text:p>
          </table:table-cell>
          <table:table-cell office:value-type="float" office:value="310040023">
            <text:p>310040023</text:p>
          </table:table-cell>
          <table:table-cell office:value-type="string">
            <text:p>MY9221</text:p>
          </table:table-cell>
          <table:table-cell/>
          <table:table-cell office:value-type="string">
            <text:p>My-Semi</text:p>
          </table:table-cell>
          <table:table-cell office:value-type="string">
            <text:p>SMD IC Driver;LED matrix Driver;12-CH(R/G/B x 4);Vin 3V-5.5V;Iout 3-60mA</text:p>
          </table:table-cell>
          <table:table-cell office:value-type="string">
            <text:p>Datasheet » | Permalink</text:p>
          </table:table-cell>
          <table:table-cell office:value-type="string">
            <text:p>TSSOP-24</text:p>
          </table:table-cell>
          <table:table-cell office:value-type="string">
            <text:p>$3.2/Set </text:p>
          </table:table-cell>
          <table:table-cell office:value-type="string">
            <text:p>4 Pieces/Set </text:p>
          </table:table-cell>
          <table:table-cell office:value-type="string">
            <text:p>Stock</text:p>
          </table:table-cell>
          <table:table-cell office:value-type="float" office:value="-29">
            <text:p>-29</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219]+1" office:value-type="float" office:value="219">
            <text:p>219</text:p>
          </table:table-cell>
          <table:table-cell office:value-type="float" office:value="310040027">
            <text:p>310040027</text:p>
          </table:table-cell>
          <table:table-cell office:value-type="string">
            <text:p>TM1637</text:p>
          </table:table-cell>
          <table:table-cell/>
          <table:table-cell office:value-type="string">
            <text:p>Titian Mec</text:p>
          </table:table-cell>
          <table:table-cell office:value-type="string">
            <text:p>SMD IC Driver;Digital Tube Driver;8Seg*6Bit;Vin 0.5V-7V;Iout 200mA</text:p>
          </table:table-cell>
          <table:table-cell office:value-type="string">
            <text:p>Datasheet » | Permalink</text:p>
          </table:table-cell>
          <table:table-cell office:value-type="string">
            <text:p>20-SOP</text:p>
          </table:table-cell>
          <table:table-cell office:value-type="string">
            <text:p>$8/Set </text:p>
          </table:table-cell>
          <table:table-cell office:value-type="string">
            <text:p>10 Pieces/Set </text:p>
          </table:table-cell>
          <table:table-cell office:value-type="string">
            <text:p>Stock</text:p>
          </table:table-cell>
          <table:table-cell office:value-type="float" office:value="-6">
            <text:p>-6</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220]+1" office:value-type="float" office:value="220">
            <text:p>220</text:p>
          </table:table-cell>
          <table:table-cell office:value-type="float" office:value="310050024">
            <text:p>310050024</text:p>
          </table:table-cell>
          <table:table-cell office:value-type="string">
            <text:p>TXB0108PW</text:p>
          </table:table-cell>
          <table:table-cell/>
          <table:table-cell office:value-type="string">
            <text:p>TI</text:p>
          </table:table-cell>
          <table:table-cell office:value-type="string">
            <text:p>SMD IC Logic;8-bit noninverting;VCCA 1.2V-3.6V;VCCB 1.65V-5.5V;Iout 50mA</text:p>
          </table:table-cell>
          <table:table-cell office:value-type="string">
            <text:p>Datasheet » | Permalink</text:p>
          </table:table-cell>
          <table:table-cell office:value-type="string">
            <text:p>snapEDA Altium, Kicad, ...</text:p>
          </table:table-cell>
          <table:table-cell office:value-type="string">
            <text:p>TSSOP-20</text:p>
          </table:table-cell>
          <table:table-cell office:value-type="string">
            <text:p>$1.5/Set </text:p>
          </table:table-cell>
          <table:table-cell office:value-type="string">
            <text:p>1 Pieces/Set </text:p>
          </table:table-cell>
          <table:table-cell office:value-type="string">
            <text:p>Stock</text:p>
          </table:table-cell>
          <table:table-cell office:value-type="float" office:value="-38">
            <text:p>-38</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21]+1" office:value-type="float" office:value="221">
            <text:p>221</text:p>
          </table:table-cell>
          <table:table-cell office:value-type="float" office:value="310060021">
            <text:p>310060021</text:p>
          </table:table-cell>
          <table:table-cell office:value-type="string">
            <text:p>ISD1820P</text:p>
          </table:table-cell>
          <table:table-cell/>
          <table:table-cell office:value-type="string">
            <text:p>ISD</text:p>
          </table:table-cell>
          <table:table-cell office:value-type="string">
            <text:p>DIP IC Audio;Recording time 20S;VCC 3.3V-5V;</text:p>
          </table:table-cell>
          <table:table-cell office:value-type="string">
            <text:p>Datasheet » | Permalink</text:p>
          </table:table-cell>
          <table:table-cell office:value-type="string">
            <text:p>DIP-14</text:p>
          </table:table-cell>
          <table:table-cell office:value-type="string">
            <text:p>$1.7262/Set </text:p>
          </table:table-cell>
          <table:table-cell office:value-type="string">
            <text:p>2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222]+1" office:value-type="float" office:value="222">
            <text:p>222</text:p>
          </table:table-cell>
          <table:table-cell office:value-type="float" office:value="310030033">
            <text:p>310030033</text:p>
          </table:table-cell>
          <table:table-cell office:value-type="string">
            <text:p>LP2985-33DBVR</text:p>
          </table:table-cell>
          <table:table-cell/>
          <table:table-cell office:value-type="string">
            <text:p>TI</text:p>
          </table:table-cell>
          <table:table-cell office:value-type="string">
            <text:p>SMD IC PMIC;Vin 2.2V-16V;Vout 3.3V;Iout 150mA;With-EN</text:p>
          </table:table-cell>
          <table:table-cell office:value-type="string">
            <text:p>Datasheet » | Permalink</text:p>
          </table:table-cell>
          <table:table-cell office:value-type="string">
            <text:p>snapEDA Altium, Kicad, ...</text:p>
          </table:table-cell>
          <table:table-cell office:value-type="string">
            <text:p>SOT-23-5</text:p>
          </table:table-cell>
          <table:table-cell office:value-type="string">
            <text:p>$2/Set </text:p>
          </table:table-cell>
          <table:table-cell office:value-type="string">
            <text:p>5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23]+1" office:value-type="float" office:value="223">
            <text:p>223</text:p>
          </table:table-cell>
          <table:table-cell office:value-type="float" office:value="310030092">
            <text:p>310030092</text:p>
          </table:table-cell>
          <table:table-cell office:value-type="string">
            <text:p>ISL97516IUZ-TK</text:p>
          </table:table-cell>
          <table:table-cell/>
          <table:table-cell office:value-type="string">
            <text:p>Intersil</text:p>
          </table:table-cell>
          <table:table-cell office:value-type="string">
            <text:p>SMD IC PMIC;Vin 2.3V-5.5V;Vout up to 25V;Iout 1A;With-EN</text:p>
          </table:table-cell>
          <table:table-cell office:value-type="string">
            <text:p>Datasheet » | Permalink</text:p>
          </table:table-cell>
          <table:table-cell office:value-type="string">
            <text:p>snapEDA Altium, Kicad, ...</text:p>
          </table:table-cell>
          <table:table-cell office:value-type="string">
            <text:p>MSOP-8</text:p>
          </table:table-cell>
          <table:table-cell office:value-type="string">
            <text:p>$2.5/Set </text:p>
          </table:table-cell>
          <table:table-cell office:value-type="string">
            <text:p>1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24]+1" office:value-type="float" office:value="224">
            <text:p>224</text:p>
          </table:table-cell>
          <table:table-cell office:value-type="float" office:value="310060024">
            <text:p>310060024</text:p>
          </table:table-cell>
          <table:table-cell office:value-type="string">
            <text:p>MAX2659ELT</text:p>
          </table:table-cell>
          <table:table-cell/>
          <table:table-cell office:value-type="string">
            <text:p>Maxim</text:p>
          </table:table-cell>
          <table:table-cell office:value-type="string">
            <text:p>SMD IC Amplifier;GPS/GNSS LNA;Gain 20.5dB;Frequency 1G-2GHz;1.6V-3.6V</text:p>
          </table:table-cell>
          <table:table-cell office:value-type="string">
            <text:p>Datasheet » | Permalink</text:p>
          </table:table-cell>
          <table:table-cell office:value-type="string">
            <text:p>snapEDA Altium, Kicad, ...</text:p>
          </table:table-cell>
          <table:table-cell office:value-type="string">
            <text:p>UDFN-6(1.5*1.0mm)</text:p>
          </table:table-cell>
          <table:table-cell office:value-type="string">
            <text:p>$1.5/Set </text:p>
          </table:table-cell>
          <table:table-cell office:value-type="string">
            <text:p>3 Pieces/Set </text:p>
          </table:table-cell>
          <table:table-cell office:value-type="string">
            <text:p>Stock</text:p>
          </table:table-cell>
          <table:table-cell office:value-type="float" office:value="-4">
            <text:p>-4</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25]+1" office:value-type="float" office:value="225">
            <text:p>225</text:p>
          </table:table-cell>
          <table:table-cell office:value-type="float" office:value="310030010">
            <text:p>310030010</text:p>
          </table:table-cell>
          <table:table-cell office:value-type="string">
            <text:p>L7805CV</text:p>
          </table:table-cell>
          <table:table-cell/>
          <table:table-cell office:value-type="string">
            <text:p>YA</text:p>
          </table:table-cell>
          <table:table-cell office:value-type="string">
            <text:p>DIP PMIC;LDO;Vin xx-35V;5V,Adj;1.5A;Without En;1-Ch</text:p>
          </table:table-cell>
          <table:table-cell office:value-type="string">
            <text:p>Datasheet » | Permalink</text:p>
          </table:table-cell>
          <table:table-cell office:value-type="string">
            <text:p>TO220-3</text:p>
          </table:table-cell>
          <table:table-cell office:value-type="string">
            <text:p>$2.572/Set </text:p>
          </table:table-cell>
          <table:table-cell office:value-type="string">
            <text:p>10 Pieces/Set </text:p>
          </table:table-cell>
          <table:table-cell office:value-type="string">
            <text:p>Stock</text:p>
          </table:table-cell>
          <table:table-cell office:value-type="float" office:value="-3">
            <text:p>-3</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226]+1" office:value-type="float" office:value="226">
            <text:p>226</text:p>
          </table:table-cell>
          <table:table-cell office:value-type="float" office:value="310030028">
            <text:p>310030028</text:p>
          </table:table-cell>
          <table:table-cell office:value-type="string">
            <text:p>LP2950ACZ-3.3/NOPB</text:p>
          </table:table-cell>
          <table:table-cell/>
          <table:table-cell office:value-type="string">
            <text:p>TI</text:p>
          </table:table-cell>
          <table:table-cell office:value-type="string">
            <text:p>DIP PMIC;LDO;Vin 2.3-30V;3.3V;Adj;100mA;Without En;1-Ch</text:p>
          </table:table-cell>
          <table:table-cell office:value-type="string">
            <text:p>Datasheet » | Permalink</text:p>
          </table:table-cell>
          <table:table-cell office:value-type="string">
            <text:p>snapEDA Altium, Kicad, ...</text:p>
          </table:table-cell>
          <table:table-cell office:value-type="string">
            <text:p>TO-92</text:p>
          </table:table-cell>
          <table:table-cell office:value-type="string">
            <text:p>$2.2635/Set </text:p>
          </table:table-cell>
          <table:table-cell office:value-type="string">
            <text:p>3 Pieces/Set </text:p>
          </table:table-cell>
          <table:table-cell office:value-type="string">
            <text:p>Stock</text:p>
          </table:table-cell>
          <table:table-cell office:value-type="float" office:value="-3">
            <text:p>-3</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27]+1" office:value-type="float" office:value="227">
            <text:p>227</text:p>
          </table:table-cell>
          <table:table-cell office:value-type="float" office:value="310010018">
            <text:p>310010018</text:p>
          </table:table-cell>
          <table:table-cell office:value-type="string">
            <text:p>ATMEGA16U2-MU</text:p>
          </table:table-cell>
          <table:table-cell/>
          <table:table-cell office:value-type="string">
            <text:p>Atmel</text:p>
          </table:table-cell>
          <table:table-cell office:value-type="string">
            <text:p>SMD IC MCU;AVR;8-bit;16KB;16MHz;2.7-5.5V</text:p>
          </table:table-cell>
          <table:table-cell office:value-type="string">
            <text:p>Datasheet » | Permalink</text:p>
          </table:table-cell>
          <table:table-cell office:value-type="string">
            <text:p>snapEDA Altium, Kicad, ...</text:p>
          </table:table-cell>
          <table:table-cell office:value-type="string">
            <text:p>32QFN</text:p>
          </table:table-cell>
          <table:table-cell office:value-type="string">
            <text:p>$2.8/Set </text:p>
          </table:table-cell>
          <table:table-cell office:value-type="string">
            <text:p>1 Pieces/Set </text:p>
          </table:table-cell>
          <table:table-cell office:value-type="string">
            <text:p>Stock</text:p>
          </table:table-cell>
          <table:table-cell office:value-type="float" office:value="-66">
            <text:p>-66</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28]+1" office:value-type="float" office:value="228">
            <text:p>228</text:p>
          </table:table-cell>
          <table:table-cell office:value-type="float" office:value="303030001">
            <text:p>303030001</text:p>
          </table:table-cell>
          <table:table-cell office:value-type="string">
            <text:p>BLM18AG121SN1D</text:p>
          </table:table-cell>
          <table:table-cell/>
          <table:table-cell office:value-type="string">
            <text:p>Murata</text:p>
          </table:table-cell>
          <table:table-cell office:value-type="string">
            <text:p>SMD FERRITE CHIP 120R 500mA</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64/Set </text:p>
          </table:table-cell>
          <table:table-cell office:value-type="string">
            <text:p>100 Pieces/Set </text:p>
          </table:table-cell>
          <table:table-cell office:value-type="string">
            <text:p>Stock</text:p>
          </table:table-cell>
          <table:table-cell office:value-type="float" office:value="34">
            <text:p>3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29]+1" office:value-type="float" office:value="229">
            <text:p>229</text:p>
          </table:table-cell>
          <table:table-cell office:value-type="float" office:value="303010016">
            <text:p>303010016</text:p>
          </table:table-cell>
          <table:table-cell office:value-type="string">
            <text:p>CSAB0630-100M</text:p>
          </table:table-cell>
          <table:table-cell/>
          <table:table-cell office:value-type="string">
            <text:p>CODACA</text:p>
          </table:table-cell>
          <table:table-cell office:value-type="string">
            <text:p>SMD Inductor 10uH-20%-5A</text:p>
          </table:table-cell>
          <table:table-cell office:value-type="string">
            <text:p>Datasheet » | Permalink</text:p>
          </table:table-cell>
          <table:table-cell office:value-type="string">
            <text:p>SMD-2P-L6.0*W6.0*H3.0mm</text:p>
          </table:table-cell>
          <table:table-cell office:value-type="string">
            <text:p>$2.2345/Set </text:p>
          </table:table-cell>
          <table:table-cell office:value-type="string">
            <text:p>5 Pieces/Set </text:p>
          </table:table-cell>
          <table:table-cell office:value-type="string">
            <text:p>Stock</text:p>
          </table:table-cell>
          <table:table-cell office:value-type="float" office:value="8">
            <text:p>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30]+1" office:value-type="float" office:value="230">
            <text:p>230</text:p>
          </table:table-cell>
          <table:table-cell office:value-type="float" office:value="303010086">
            <text:p>303010086</text:p>
          </table:table-cell>
          <table:table-cell office:value-type="string">
            <text:p>LQM2MPN2R2MG0</text:p>
          </table:table-cell>
          <table:table-cell/>
          <table:table-cell office:value-type="string">
            <text:p>AVX</text:p>
          </table:table-cell>
          <table:table-cell office:value-type="string">
            <text:p>SMD Inductor;2.2uH-20%-1.2A</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172/Set </text:p>
          </table:table-cell>
          <table:table-cell office:value-type="string">
            <text:p>10 Pieces/Set </text:p>
          </table:table-cell>
          <table:table-cell office:value-type="string">
            <text:p>Stock</text:p>
          </table:table-cell>
          <table:table-cell office:value-type="float" office:value="9">
            <text:p>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31]+1" office:value-type="float" office:value="231">
            <text:p>231</text:p>
          </table:table-cell>
          <table:table-cell office:value-type="float" office:value="303030006">
            <text:p>303030006</text:p>
          </table:table-cell>
          <table:table-cell office:value-type="string">
            <text:p>BLM21PG331SN1D</text:p>
          </table:table-cell>
          <table:table-cell/>
          <table:table-cell office:value-type="string">
            <text:p>Murata</text:p>
          </table:table-cell>
          <table:table-cell office:value-type="string">
            <text:p>SMD Ferrite Bead 330R-1500mA</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565/Set </text:p>
          </table:table-cell>
          <table:table-cell office:value-type="string">
            <text:p>5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32]+1" office:value-type="float" office:value="232">
            <text:p>232</text:p>
          </table:table-cell>
          <table:table-cell office:value-type="float" office:value="303010037">
            <text:p>303010037</text:p>
          </table:table-cell>
          <table:table-cell office:value-type="string">
            <text:p>LQG15HS4N7S02</text:p>
          </table:table-cell>
          <table:table-cell/>
          <table:table-cell office:value-type="string">
            <text:p>Murata</text:p>
          </table:table-cell>
          <table:table-cell office:value-type="string">
            <text:p>SMD Inductor 4.7nH-0.3nH-300mA</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8">
            <text:p>2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33]+1" office:value-type="float" office:value="233">
            <text:p>233</text:p>
          </table:table-cell>
          <table:table-cell office:value-type="float" office:value="303030008">
            <text:p>303030008</text:p>
          </table:table-cell>
          <table:table-cell office:value-type="string">
            <text:p>WLB2012-471T20</text:p>
          </table:table-cell>
          <table:table-cell/>
          <table:table-cell office:value-type="string">
            <text:p>WELL</text:p>
          </table:table-cell>
          <table:table-cell office:value-type="string">
            <text:p>SMD Ferrite Bead 470R-2A</text:p>
          </table:table-cell>
          <table:table-cell office:value-type="string">
            <text:p>Datasheet » | Permalink</text:p>
          </table:table-cell>
          <table:table-cell office:value-type="float" office:value="805">
            <text:p>805</text:p>
          </table:table-cell>
          <table:table-cell office:value-type="string">
            <text:p>$1.23/Set </text:p>
          </table:table-cell>
          <table:table-cell office:value-type="string">
            <text:p>10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34]+1" office:value-type="float" office:value="234">
            <text:p>234</text:p>
          </table:table-cell>
          <table:table-cell office:value-type="float" office:value="303010042">
            <text:p>303010042</text:p>
          </table:table-cell>
          <table:table-cell office:value-type="string">
            <text:p>LQH2MCN100K02L</text:p>
          </table:table-cell>
          <table:table-cell/>
          <table:table-cell office:value-type="string">
            <text:p>Murata</text:p>
          </table:table-cell>
          <table:table-cell office:value-type="string">
            <text:p>SMD Inductor 10uH-10%-225mA</text:p>
          </table:table-cell>
          <table:table-cell office:value-type="string">
            <text:p>Datasheet » | Permalink</text:p>
          </table:table-cell>
          <table:table-cell office:value-type="string">
            <text:p>snapEDA Altium, Kicad, ...</text:p>
          </table:table-cell>
          <table:table-cell office:value-type="float" office:value="806">
            <text:p>806</text:p>
          </table:table-cell>
          <table:table-cell office:value-type="string">
            <text:p>$1.563/Set </text:p>
          </table:table-cell>
          <table:table-cell office:value-type="string">
            <text:p>1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35]+1" office:value-type="float" office:value="235">
            <text:p>235</text:p>
          </table:table-cell>
          <table:table-cell office:value-type="float" office:value="303010027">
            <text:p>303010027</text:p>
          </table:table-cell>
          <table:table-cell office:value-type="string">
            <text:p>LQG15HS15NJ02</text:p>
          </table:table-cell>
          <table:table-cell/>
          <table:table-cell office:value-type="string">
            <text:p>Murata</text:p>
          </table:table-cell>
          <table:table-cell office:value-type="string">
            <text:p>SMD Inductor 15nH-5%-300mA</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36]+1" office:value-type="float" office:value="236">
            <text:p>236</text:p>
          </table:table-cell>
          <table:table-cell office:value-type="float" office:value="303010056">
            <text:p>303010056</text:p>
          </table:table-cell>
          <table:table-cell office:value-type="string">
            <text:p>LQG15HS3N3S02D</text:p>
          </table:table-cell>
          <table:table-cell/>
          <table:table-cell office:value-type="string">
            <text:p>Murata</text:p>
          </table:table-cell>
          <table:table-cell office:value-type="string">
            <text:p>SMD Inductor 3.3nH-0.3nH-300mA</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37]+1" office:value-type="float" office:value="237">
            <text:p>237</text:p>
          </table:table-cell>
          <table:table-cell office:value-type="float" office:value="303030020">
            <text:p>303030020</text:p>
          </table:table-cell>
          <table:table-cell office:value-type="string">
            <text:p>BLM18BD252SN1D</text:p>
          </table:table-cell>
          <table:table-cell/>
          <table:table-cell office:value-type="string">
            <text:p>Murata</text:p>
          </table:table-cell>
          <table:table-cell office:value-type="string">
            <text:p>SMD Ferrite Bead 2.5k-50mA</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35/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38]+1" office:value-type="float" office:value="238">
            <text:p>238</text:p>
          </table:table-cell>
          <table:table-cell office:value-type="float" office:value="304090042">
            <text:p>304090042</text:p>
          </table:table-cell>
          <table:table-cell office:value-type="string">
            <text:p>19-217-R6C-AL1M2VY-3T</text:p>
          </table:table-cell>
          <table:table-cell/>
          <table:table-cell office:value-type="string">
            <text:p>Everlight</text:p>
          </table:table-cell>
          <table:table-cell office:value-type="string">
            <text:p>LED-SMD Red Diffused</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565/Set </text:p>
          </table:table-cell>
          <table:table-cell office:value-type="string">
            <text:p>50 Pieces/Set </text:p>
          </table:table-cell>
          <table:table-cell office:value-type="string">
            <text:p>Stock</text:p>
          </table:table-cell>
          <table:table-cell office:value-type="float" office:value="16">
            <text:p>1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39]+1" office:value-type="float" office:value="239">
            <text:p>239</text:p>
          </table:table-cell>
          <table:table-cell office:value-type="float" office:value="304090043">
            <text:p>304090043</text:p>
          </table:table-cell>
          <table:table-cell office:value-type="string">
            <text:p>19-217-G7C-AN1P2-3T</text:p>
          </table:table-cell>
          <table:table-cell/>
          <table:table-cell office:value-type="string">
            <text:p>Everlight</text:p>
          </table:table-cell>
          <table:table-cell office:value-type="string">
            <text:p>SMD LED Clear-Green</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565/Set </text:p>
          </table:table-cell>
          <table:table-cell office:value-type="string">
            <text:p>50 Pieces/Set </text:p>
          </table:table-cell>
          <table:table-cell office:value-type="string">
            <text:p>Stock</text:p>
          </table:table-cell>
          <table:table-cell office:value-type="float" office:value="16">
            <text:p>1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40]+1" office:value-type="float" office:value="240">
            <text:p>240</text:p>
          </table:table-cell>
          <table:table-cell office:value-type="float" office:value="304090045">
            <text:p>304090045</text:p>
          </table:table-cell>
          <table:table-cell office:value-type="string">
            <text:p>19-217-BHC-ZL1M2RY-3T</text:p>
          </table:table-cell>
          <table:table-cell/>
          <table:table-cell office:value-type="string">
            <text:p>Everlight</text:p>
          </table:table-cell>
          <table:table-cell office:value-type="string">
            <text:p>SMD LED Clear-Blue</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565/Set </text:p>
          </table:table-cell>
          <table:table-cell office:value-type="string">
            <text:p>50 Pieces/Set </text:p>
          </table:table-cell>
          <table:table-cell office:value-type="string">
            <text:p>Stock</text:p>
          </table:table-cell>
          <table:table-cell office:value-type="float" office:value="30">
            <text:p>3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41]+1" office:value-type="float" office:value="241">
            <text:p>241</text:p>
          </table:table-cell>
          <table:table-cell office:value-type="float" office:value="304090044">
            <text:p>304090044</text:p>
          </table:table-cell>
          <table:table-cell office:value-type="string">
            <text:p>19-217-Y5C-AM1N1VY-3T</text:p>
          </table:table-cell>
          <table:table-cell/>
          <table:table-cell office:value-type="string">
            <text:p>Everlight</text:p>
          </table:table-cell>
          <table:table-cell office:value-type="string">
            <text:p>SMD LED Clear-Yello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565/Set </text:p>
          </table:table-cell>
          <table:table-cell office:value-type="string">
            <text:p>50 Pieces/Set </text:p>
          </table:table-cell>
          <table:table-cell office:value-type="string">
            <text:p>Stock</text:p>
          </table:table-cell>
          <table:table-cell office:value-type="float" office:value="8">
            <text:p>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42]+1" office:value-type="float" office:value="242">
            <text:p>242</text:p>
          </table:table-cell>
          <table:table-cell office:value-type="float" office:value="304090065">
            <text:p>304090065</text:p>
          </table:table-cell>
          <table:table-cell office:value-type="string">
            <text:p>CZXR-80RGB03-A</text:p>
          </table:table-cell>
          <table:table-cell/>
          <table:table-cell office:value-type="string">
            <text:p>Chengguangxing</text:p>
          </table:table-cell>
          <table:table-cell office:value-type="string">
            <text:p>DIP LED RGB Common Anode</text:p>
          </table:table-cell>
          <table:table-cell office:value-type="string">
            <text:p>Datasheet » | Permalink</text:p>
          </table:table-cell>
          <table:table-cell office:value-type="string">
            <text:p>Radial-4P-2.0-8mm</text:p>
          </table:table-cell>
          <table:table-cell office:value-type="string">
            <text:p>$3.395/Set </text:p>
          </table:table-cell>
          <table:table-cell office:value-type="string">
            <text:p>10 Pieces/Set </text:p>
          </table:table-cell>
          <table:table-cell office:value-type="string">
            <text:p>Stock</text:p>
          </table:table-cell>
          <table:table-cell office:value-type="float" office:value="21">
            <text:p>2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43]+1" office:value-type="float" office:value="243">
            <text:p>243</text:p>
          </table:table-cell>
          <table:table-cell office:value-type="float" office:value="304090040">
            <text:p>304090040</text:p>
          </table:table-cell>
          <table:table-cell office:value-type="string">
            <text:p>CX-G302DC</text:p>
          </table:table-cell>
          <table:table-cell/>
          <table:table-cell office:value-type="string">
            <text:p>Chengguangxing</text:p>
          </table:table-cell>
          <table:table-cell office:value-type="string">
            <text:p>DIP LED Green-Green</text:p>
          </table:table-cell>
          <table:table-cell office:value-type="string">
            <text:p>Datasheet » | Permalink</text:p>
          </table:table-cell>
          <table:table-cell office:value-type="string">
            <text:p>Radial-2P-2.54-3.0mm</text:p>
          </table:table-cell>
          <table:table-cell office:value-type="string">
            <text:p>$1.825/Set </text:p>
          </table:table-cell>
          <table:table-cell office:value-type="string">
            <text:p>50 Pieces/Set </text:p>
          </table:table-cell>
          <table:table-cell office:value-type="string">
            <text:p>Stock</text:p>
          </table:table-cell>
          <table:table-cell office:value-type="float" office:value="25">
            <text:p>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44]+1" office:value-type="float" office:value="244">
            <text:p>244</text:p>
          </table:table-cell>
          <table:table-cell office:value-type="float" office:value="304090041">
            <text:p>304090041</text:p>
          </table:table-cell>
          <table:table-cell office:value-type="string">
            <text:p>SR302DC</text:p>
          </table:table-cell>
          <table:table-cell/>
          <table:table-cell office:value-type="string">
            <text:p>Chengguangxing</text:p>
          </table:table-cell>
          <table:table-cell office:value-type="string">
            <text:p>DIP LED Red-Red</text:p>
          </table:table-cell>
          <table:table-cell office:value-type="string">
            <text:p>Datasheet » | Permalink</text:p>
          </table:table-cell>
          <table:table-cell office:value-type="string">
            <text:p>Radial-2P-2.54-3mm</text:p>
          </table:table-cell>
          <table:table-cell office:value-type="string">
            <text:p>$1.72/Set </text:p>
          </table:table-cell>
          <table:table-cell office:value-type="string">
            <text:p>5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45]+1" office:value-type="float" office:value="245">
            <text:p>245</text:p>
          </table:table-cell>
          <table:table-cell office:value-type="float" office:value="304090046">
            <text:p>304090046</text:p>
          </table:table-cell>
          <table:table-cell office:value-type="string">
            <text:p>17-215SURC/S530-A2/TR8</text:p>
          </table:table-cell>
          <table:table-cell/>
          <table:table-cell office:value-type="string">
            <text:p>Everlight</text:p>
          </table:table-cell>
          <table:table-cell office:value-type="string">
            <text:p>SMD LED Clear-Red</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465/Set </text:p>
          </table:table-cell>
          <table:table-cell office:value-type="string">
            <text:p>25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46]+1" office:value-type="float" office:value="246">
            <text:p>246</text:p>
          </table:table-cell>
          <table:table-cell office:value-type="float" office:value="304090071">
            <text:p>304090071</text:p>
          </table:table-cell>
          <table:table-cell office:value-type="string">
            <text:p>ADL-0603W</text:p>
          </table:table-cell>
          <table:table-cell/>
          <table:table-cell office:value-type="string">
            <text:p>Chengguangxing</text:p>
          </table:table-cell>
          <table:table-cell office:value-type="string">
            <text:p>SMD LED Yellow-White</text:p>
          </table:table-cell>
          <table:table-cell office:value-type="string">
            <text:p>Datasheet » | Permalink</text:p>
          </table:table-cell>
          <table:table-cell office:value-type="float" office:value="603">
            <text:p>603</text:p>
          </table:table-cell>
          <table:table-cell office:value-type="string">
            <text:p>$2.685/Set </text:p>
          </table:table-cell>
          <table:table-cell office:value-type="string">
            <text:p>25 Pieces/Set </text:p>
          </table:table-cell>
          <table:table-cell office:value-type="string">
            <text:p>Stock</text:p>
          </table:table-cell>
          <table:table-cell office:value-type="float" office:value="9">
            <text:p>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47]+1" office:value-type="float" office:value="247">
            <text:p>247</text:p>
          </table:table-cell>
          <table:table-cell office:value-type="float" office:value="304090038">
            <text:p>304090038</text:p>
          </table:table-cell>
          <table:table-cell office:value-type="string">
            <text:p>G502DC</text:p>
          </table:table-cell>
          <table:table-cell/>
          <table:table-cell office:value-type="string">
            <text:p>Chengguangxing</text:p>
          </table:table-cell>
          <table:table-cell office:value-type="string">
            <text:p>DIP LED Green-Green</text:p>
          </table:table-cell>
          <table:table-cell office:value-type="string">
            <text:p>Datasheet » | Permalink</text:p>
          </table:table-cell>
          <table:table-cell office:value-type="string">
            <text:p>Radial-2P-2.54-5mm</text:p>
          </table:table-cell>
          <table:table-cell office:value-type="string">
            <text:p>$1.224/Set </text:p>
          </table:table-cell>
          <table:table-cell office:value-type="string">
            <text:p>30 Pieces/Set </text:p>
          </table:table-cell>
          <table:table-cell office:value-type="string">
            <text:p>Stock</text:p>
          </table:table-cell>
          <table:table-cell office:value-type="float" office:value="77">
            <text:p>7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48]+1" office:value-type="float" office:value="248">
            <text:p>248</text:p>
          </table:table-cell>
          <table:table-cell office:value-type="float" office:value="304090059">
            <text:p>304090059</text:p>
          </table:table-cell>
          <table:table-cell office:value-type="string">
            <text:p>UR502DC</text:p>
          </table:table-cell>
          <table:table-cell/>
          <table:table-cell office:value-type="string">
            <text:p>Chengguangxing</text:p>
          </table:table-cell>
          <table:table-cell office:value-type="string">
            <text:p>DIP LED Vaporous-Red-Red</text:p>
          </table:table-cell>
          <table:table-cell office:value-type="string">
            <text:p>Datasheet » | Permalink</text:p>
          </table:table-cell>
          <table:table-cell office:value-type="string">
            <text:p>Radial-2P-2.54-5mm</text:p>
          </table:table-cell>
          <table:table-cell office:value-type="string">
            <text:p>$1.161/Set </text:p>
          </table:table-cell>
          <table:table-cell office:value-type="string">
            <text:p>30 Pieces/Set </text:p>
          </table:table-cell>
          <table:table-cell office:value-type="string">
            <text:p>Stock</text:p>
          </table:table-cell>
          <table:table-cell office:value-type="float" office:value="43">
            <text:p>4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49]+1" office:value-type="float" office:value="249">
            <text:p>249</text:p>
          </table:table-cell>
          <table:table-cell office:value-type="float" office:value="304090062">
            <text:p>304090062</text:p>
          </table:table-cell>
          <table:table-cell office:value-type="string">
            <text:p>504BW</text:p>
          </table:table-cell>
          <table:table-cell/>
          <table:table-cell office:value-type="string">
            <text:p>DIP LED Blue-Blue</text:p>
          </table:table-cell>
          <table:table-cell office:value-type="string">
            <text:p>Datasheet » | Permalink</text:p>
          </table:table-cell>
          <table:table-cell office:value-type="string">
            <text:p>Radial-2P-2.54-5mm</text:p>
          </table:table-cell>
          <table:table-cell office:value-type="string">
            <text:p>$2.19/Set </text:p>
          </table:table-cell>
          <table:table-cell office:value-type="string">
            <text:p>30 Pieces/Set </text:p>
          </table:table-cell>
          <table:table-cell office:value-type="string">
            <text:p>Stock</text:p>
          </table:table-cell>
          <table:table-cell office:value-type="float" office:value="12">
            <text:p>1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6"/>
        </table:table-row>
        <table:table-row table:style-name="ro2">
          <table:table-cell table:number-columns-repeated="2"/>
          <table:table-cell table:formula="of:=[.C250]+1" office:value-type="float" office:value="250">
            <text:p>250</text:p>
          </table:table-cell>
          <table:table-cell office:value-type="float" office:value="304090057">
            <text:p>304090057</text:p>
          </table:table-cell>
          <table:table-cell office:value-type="string">
            <text:p>17-215SYGC/S530-E2/TR8</text:p>
          </table:table-cell>
          <table:table-cell/>
          <table:table-cell office:value-type="string">
            <text:p>Everlight</text:p>
          </table:table-cell>
          <table:table-cell office:value-type="string">
            <text:p>SMD LED Clear-Green</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465/Set </text:p>
          </table:table-cell>
          <table:table-cell office:value-type="string">
            <text:p>25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51]+1" office:value-type="float" office:value="251">
            <text:p>251</text:p>
          </table:table-cell>
          <table:table-cell office:value-type="float" office:value="304090039">
            <text:p>304090039</text:p>
          </table:table-cell>
          <table:table-cell office:value-type="string">
            <text:p>17-215UYC/S530-A3/TR8</text:p>
          </table:table-cell>
          <table:table-cell/>
          <table:table-cell office:value-type="string">
            <text:p>Everlight</text:p>
          </table:table-cell>
          <table:table-cell office:value-type="string">
            <text:p>SMD LED Clear-Yello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465/Set </text:p>
          </table:table-cell>
          <table:table-cell office:value-type="string">
            <text:p>25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52]+1" office:value-type="float" office:value="252">
            <text:p>252</text:p>
          </table:table-cell>
          <table:table-cell office:value-type="float" office:value="304090075">
            <text:p>304090075</text:p>
          </table:table-cell>
          <table:table-cell office:value-type="string">
            <text:p>BL-HB337A-AV-TRB</text:p>
          </table:table-cell>
          <table:table-cell/>
          <table:table-cell office:value-type="string">
            <text:p>Bright</text:p>
          </table:table-cell>
          <table:table-cell office:value-type="string">
            <text:p>SMD LED Clear-Blue</text:p>
          </table:table-cell>
          <table:table-cell office:value-type="string">
            <text:p>Datasheet » | Permalink</text:p>
          </table:table-cell>
          <table:table-cell office:value-type="float" office:value="402">
            <text:p>402</text:p>
          </table:table-cell>
          <table:table-cell office:value-type="string">
            <text:p>$1.66/Set </text:p>
          </table:table-cell>
          <table:table-cell office:value-type="string">
            <text:p>25 Pieces/Set </text:p>
          </table:table-cell>
          <table:table-cell office:value-type="string">
            <text:p>Stock</text:p>
          </table:table-cell>
          <table:table-cell office:value-type="float" office:value="11">
            <text:p>1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53]+1" office:value-type="float" office:value="253">
            <text:p>253</text:p>
          </table:table-cell>
          <table:table-cell office:value-type="float" office:value="304090016">
            <text:p>304090016</text:p>
          </table:table-cell>
          <table:table-cell office:value-type="string">
            <text:p>16-219A/T2D-AR2T1QY/3T</text:p>
          </table:table-cell>
          <table:table-cell/>
          <table:table-cell office:value-type="string">
            <text:p>Everlight</text:p>
          </table:table-cell>
          <table:table-cell office:value-type="string">
            <text:p>SMD LED Yellow-Diffused-Pure White</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2.54/Set </text:p>
          </table:table-cell>
          <table:table-cell office:value-type="string">
            <text:p>25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54]+1" office:value-type="float" office:value="254">
            <text:p>254</text:p>
          </table:table-cell>
          <table:table-cell office:value-type="float" office:value="304090058">
            <text:p>304090058</text:p>
          </table:table-cell>
          <table:table-cell office:value-type="string">
            <text:p>504WC</text:p>
          </table:table-cell>
          <table:table-cell/>
          <table:table-cell office:value-type="string">
            <text:p>Chengguangxing</text:p>
          </table:table-cell>
          <table:table-cell office:value-type="string">
            <text:p>DIP LED Transparent-White</text:p>
          </table:table-cell>
          <table:table-cell office:value-type="string">
            <text:p>Datasheet » | Permalink</text:p>
          </table:table-cell>
          <table:table-cell office:value-type="string">
            <text:p>Radial-2P-2.54-5mm</text:p>
          </table:table-cell>
          <table:table-cell office:value-type="string">
            <text:p>$1.758/Set </text:p>
          </table:table-cell>
          <table:table-cell office:value-type="string">
            <text:p>3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55]+1" office:value-type="float" office:value="255">
            <text:p>255</text:p>
          </table:table-cell>
          <table:table-cell office:value-type="float" office:value="304090073">
            <text:p>304090073</text:p>
          </table:table-cell>
          <table:table-cell office:value-type="string">
            <text:p>Y502DC</text:p>
          </table:table-cell>
          <table:table-cell/>
          <table:table-cell office:value-type="string">
            <text:p>CHENGGUNAGXING</text:p>
          </table:table-cell>
          <table:table-cell office:value-type="string">
            <text:p>DIP LED Yellow-Yellow</text:p>
          </table:table-cell>
          <table:table-cell office:value-type="string">
            <text:p>Datasheet » | Permalink</text:p>
          </table:table-cell>
          <table:table-cell office:value-type="string">
            <text:p>Radial-2P-2.54-5mm</text:p>
          </table:table-cell>
          <table:table-cell office:value-type="string">
            <text:p>$1.29/Set </text:p>
          </table:table-cell>
          <table:table-cell office:value-type="string">
            <text:p>30 Pieces/Set </text:p>
          </table:table-cell>
          <table:table-cell office:value-type="string">
            <text:p>Stock</text:p>
          </table:table-cell>
          <table:table-cell office:value-type="float" office:value="12">
            <text:p>1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56]+1" office:value-type="float" office:value="256">
            <text:p>256</text:p>
          </table:table-cell>
          <table:table-cell office:value-type="float" office:value="304990003">
            <text:p>304990003</text:p>
          </table:table-cell>
          <table:table-cell office:value-type="string">
            <text:p>WS2812B</text:p>
          </table:table-cell>
          <table:table-cell/>
          <table:table-cell office:value-type="string">
            <text:p>Worldsemi</text:p>
          </table:table-cell>
          <table:table-cell office:value-type="string">
            <text:p>WS2812B RGB LED with Integrated Driver Chip</text:p>
          </table:table-cell>
          <table:table-cell office:value-type="string">
            <text:p>Datasheet » | Permalink</text:p>
          </table:table-cell>
          <table:table-cell office:value-type="string">
            <text:p>4Pin, 5mm*5mm</text:p>
          </table:table-cell>
          <table:table-cell office:value-type="string">
            <text:p>$2.109/Set </text:p>
          </table:table-cell>
          <table:table-cell office:value-type="string">
            <text:p>10 Pieces/Set </text:p>
          </table:table-cell>
          <table:table-cell office:value-type="string">
            <text:p>Stock</text:p>
          </table:table-cell>
          <table:table-cell office:value-type="float" office:value="-32">
            <text:p>-32</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257]+1" office:value-type="float" office:value="257">
            <text:p>257</text:p>
          </table:table-cell>
          <table:table-cell office:value-type="float" office:value="304090086">
            <text:p>304090086</text:p>
          </table:table-cell>
          <table:table-cell office:value-type="string">
            <text:p>504RGBW-K</text:p>
          </table:table-cell>
          <table:table-cell/>
          <table:table-cell office:value-type="string">
            <text:p>chengguangxing</text:p>
          </table:table-cell>
          <table:table-cell office:value-type="string">
            <text:p>DIP LED Vaporous-RGB</text:p>
          </table:table-cell>
          <table:table-cell office:value-type="string">
            <text:p>Datasheet » | Permalink</text:p>
          </table:table-cell>
          <table:table-cell office:value-type="string">
            <text:p>Radial-2P-2.54-5mm</text:p>
          </table:table-cell>
          <table:table-cell office:value-type="string">
            <text:p>$1.718/Set </text:p>
          </table:table-cell>
          <table:table-cell office:value-type="string">
            <text:p>20 Pieces/Set </text:p>
          </table:table-cell>
          <table:table-cell office:value-type="string">
            <text:p>Stock</text:p>
          </table:table-cell>
          <table:table-cell office:value-type="float" office:value="33">
            <text:p>3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58]+1" office:value-type="float" office:value="258">
            <text:p>258</text:p>
          </table:table-cell>
          <table:table-cell office:value-type="float" office:value="304090061">
            <text:p>304090061</text:p>
          </table:table-cell>
          <table:table-cell office:value-type="string">
            <text:p>EL-17-215/BHC-AN1P2/3T</text:p>
          </table:table-cell>
          <table:table-cell/>
          <table:table-cell office:value-type="string">
            <text:p>Everlight</text:p>
          </table:table-cell>
          <table:table-cell office:value-type="string">
            <text:p>SMD LED Clear-Blue</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992/Set </text:p>
          </table:table-cell>
          <table:table-cell office:value-type="string">
            <text:p>30 Pieces/Set </text:p>
          </table:table-cell>
          <table:table-cell office:value-type="string">
            <text:p>Stock</text:p>
          </table:table-cell>
          <table:table-cell office:value-type="float" office:value="-11">
            <text:p>-1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59]+1" office:value-type="float" office:value="259">
            <text:p>259</text:p>
          </table:table-cell>
          <table:table-cell office:value-type="float" office:value="312030029">
            <text:p>312030029</text:p>
          </table:table-cell>
          <table:table-cell office:value-type="string">
            <text:p>EAO-9745-PFA-C1033-28-008</text:p>
          </table:table-cell>
          <table:table-cell/>
          <table:table-cell office:value-type="string">
            <text:p>Guangjixing</text:p>
          </table:table-cell>
          <table:table-cell office:value-type="string">
            <text:p>DIP Analog microphone;SN58dB;SPL110dB;50-16KHZ</text:p>
          </table:table-cell>
          <table:table-cell office:value-type="string">
            <text:p>Datasheet » | Permalink</text:p>
          </table:table-cell>
          <table:table-cell office:value-type="string">
            <text:p>2P-ROUND-9.7*4.5mm</text:p>
          </table:table-cell>
          <table:table-cell office:value-type="string">
            <text:p>$1.3475/Set </text:p>
          </table:table-cell>
          <table:table-cell office:value-type="string">
            <text:p>5 Pieces/Set </text:p>
          </table:table-cell>
          <table:table-cell office:value-type="string">
            <text:p>Stock</text:p>
          </table:table-cell>
          <table:table-cell office:value-type="float" office:value="15">
            <text:p>1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60]+1" office:value-type="float" office:value="260">
            <text:p>260</text:p>
          </table:table-cell>
          <table:table-cell office:value-type="float" office:value="316030062">
            <text:p>316030062</text:p>
          </table:table-cell>
          <table:table-cell office:value-type="string">
            <text:p>TFK-280SA-22125</text:p>
          </table:table-cell>
          <table:table-cell/>
          <table:table-cell office:value-type="string">
            <text:p>TT MOTOR</text:p>
          </table:table-cell>
          <table:table-cell office:value-type="string">
            <text:p>DC Motor 6V;7500</text:p>
          </table:table-cell>
          <table:table-cell office:value-type="string">
            <text:p>Datasheet » | Permalink</text:p>
          </table:table-cell>
          <table:table-cell office:value-type="string">
            <text:p>D30.4*24+2.0mm</text:p>
          </table:table-cell>
          <table:table-cell office:value-type="string">
            <text:p>$3.6328/Set </text:p>
          </table:table-cell>
          <table:table-cell office:value-type="string">
            <text:p>1 Pieces/Set </text:p>
          </table:table-cell>
          <table:table-cell office:value-type="string">
            <text:p>Stock</text:p>
          </table:table-cell>
          <table:table-cell office:value-type="float" office:value="1">
            <text:p>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61]+1" office:value-type="float" office:value="261">
            <text:p>261</text:p>
          </table:table-cell>
          <table:table-cell office:value-type="float" office:value="315030000">
            <text:p>315030000</text:p>
          </table:table-cell>
          <table:table-cell office:value-type="string">
            <text:p>HLS8L-DC5V-S-C</text:p>
          </table:table-cell>
          <table:table-cell/>
          <table:table-cell office:value-type="string">
            <text:p>HELISHUN</text:p>
          </table:table-cell>
          <table:table-cell office:value-type="string">
            <text:p>DIP Power Relay 5V-7A</text:p>
          </table:table-cell>
          <table:table-cell office:value-type="string">
            <text:p>Datasheet » | Permalink</text:p>
          </table:table-cell>
          <table:table-cell office:value-type="string">
            <text:p>snapEDA Altium, Kicad, ...</text:p>
          </table:table-cell>
          <table:table-cell office:value-type="string">
            <text:p>5P-L19.0*W15.0*H15.0mm</text:p>
          </table:table-cell>
          <table:table-cell office:value-type="string">
            <text:p>$2.7345/Set </text:p>
          </table:table-cell>
          <table:table-cell office:value-type="string">
            <text:p>5 Pieces/Set </text:p>
          </table:table-cell>
          <table:table-cell office:value-type="string">
            <text:p>Stock</text:p>
          </table:table-cell>
          <table:table-cell office:value-type="float" office:value="48">
            <text:p>4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62]+1" office:value-type="float" office:value="262">
            <text:p>262</text:p>
          </table:table-cell>
          <table:table-cell office:value-type="float" office:value="315030009">
            <text:p>315030009</text:p>
          </table:table-cell>
          <table:table-cell office:value-type="string">
            <text:p>HLS8L-DC3V-S-C</text:p>
          </table:table-cell>
          <table:table-cell/>
          <table:table-cell office:value-type="string">
            <text:p>HELISHUN</text:p>
          </table:table-cell>
          <table:table-cell office:value-type="string">
            <text:p>DIP Power Relay 3V-7A</text:p>
          </table:table-cell>
          <table:table-cell office:value-type="string">
            <text:p>Datasheet » | Permalink</text:p>
          </table:table-cell>
          <table:table-cell office:value-type="string">
            <text:p>snapEDA Altium, Kicad, ...</text:p>
          </table:table-cell>
          <table:table-cell office:value-type="string">
            <text:p>5P-L19.0*W15.0*H15.0mm</text:p>
          </table:table-cell>
          <table:table-cell office:value-type="string">
            <text:p>$2.539/Set </text:p>
          </table:table-cell>
          <table:table-cell office:value-type="string">
            <text:p>5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63]+1" office:value-type="float" office:value="263">
            <text:p>263</text:p>
          </table:table-cell>
          <table:table-cell office:value-type="float" office:value="301010290">
            <text:p>301010290</text:p>
          </table:table-cell>
          <table:table-cell office:value-type="string">
            <text:p>RC0603JR-074K7L</text:p>
          </table:table-cell>
          <table:table-cell/>
          <table:table-cell office:value-type="string">
            <text:p>YAGEO</text:p>
          </table:table-cell>
          <table:table-cell office:value-type="string">
            <text:p>SMD RES 4.7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82">
            <text:p>18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64]+1" office:value-type="float" office:value="264">
            <text:p>264</text:p>
          </table:table-cell>
          <table:table-cell office:value-type="float" office:value="301010412">
            <text:p>301010412</text:p>
          </table:table-cell>
          <table:table-cell office:value-type="string">
            <text:p>RC1206JR-07100RL</text:p>
          </table:table-cell>
          <table:table-cell/>
          <table:table-cell office:value-type="string">
            <text:p>YAGEO</text:p>
          </table:table-cell>
          <table:table-cell office:value-type="string">
            <text:p>SMD RES 100R-5%-1/4W</text:p>
          </table:table-cell>
          <table:table-cell office:value-type="string">
            <text:p>Datasheet » | Permalink</text:p>
          </table:table-cell>
          <table:table-cell office:value-type="string">
            <text:p>snapEDA Altium, Kicad, ...</text:p>
          </table:table-cell>
          <table:table-cell office:value-type="float" office:value="1206">
            <text:p>1206</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78">
            <text:p>7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65]+1" office:value-type="float" office:value="265">
            <text:p>265</text:p>
          </table:table-cell>
          <table:table-cell office:value-type="float" office:value="301010299">
            <text:p>301010299</text:p>
          </table:table-cell>
          <table:table-cell office:value-type="string">
            <text:p>RC0603FR-0710KL</text:p>
          </table:table-cell>
          <table:table-cell/>
          <table:table-cell office:value-type="string">
            <text:p>YAGEO</text:p>
          </table:table-cell>
          <table:table-cell office:value-type="string">
            <text:p>SMD RES 10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59">
            <text:p>15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66]+1" office:value-type="float" office:value="266">
            <text:p>266</text:p>
          </table:table-cell>
          <table:table-cell office:value-type="float" office:value="301010297">
            <text:p>301010297</text:p>
          </table:table-cell>
          <table:table-cell office:value-type="string">
            <text:p>RC0603JR-07390RL</text:p>
          </table:table-cell>
          <table:table-cell/>
          <table:table-cell office:value-type="string">
            <text:p>YAGEO</text:p>
          </table:table-cell>
          <table:table-cell office:value-type="string">
            <text:p>SMD RES 390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48">
            <text:p>24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67]+1" office:value-type="float" office:value="267">
            <text:p>267</text:p>
          </table:table-cell>
          <table:table-cell office:value-type="float" office:value="301010292">
            <text:p>301010292</text:p>
          </table:table-cell>
          <table:table-cell office:value-type="string">
            <text:p>RC0603JR-070RL</text:p>
          </table:table-cell>
          <table:table-cell/>
          <table:table-cell office:value-type="string">
            <text:p>YAGEO</text:p>
          </table:table-cell>
          <table:table-cell office:value-type="string">
            <text:p>SMD RES 0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83">
            <text:p>18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68]+1" office:value-type="float" office:value="268">
            <text:p>268</text:p>
          </table:table-cell>
          <table:table-cell office:value-type="float" office:value="301010289">
            <text:p>301010289</text:p>
          </table:table-cell>
          <table:table-cell office:value-type="string">
            <text:p>RC0603JR-0722RL</text:p>
          </table:table-cell>
          <table:table-cell/>
          <table:table-cell office:value-type="string">
            <text:p>YAGEO</text:p>
          </table:table-cell>
          <table:table-cell office:value-type="string">
            <text:p>SMD RES 22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41">
            <text:p>34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69]+1" office:value-type="float" office:value="269">
            <text:p>269</text:p>
          </table:table-cell>
          <table:table-cell office:value-type="float" office:value="301010298">
            <text:p>301010298</text:p>
          </table:table-cell>
          <table:table-cell office:value-type="string">
            <text:p>RC0603FR-071KL</text:p>
          </table:table-cell>
          <table:table-cell/>
          <table:table-cell office:value-type="string">
            <text:p>YAGEO</text:p>
          </table:table-cell>
          <table:table-cell office:value-type="string">
            <text:p>SMD RES 1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14">
            <text:p>11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0]+1" office:value-type="float" office:value="270">
            <text:p>270</text:p>
          </table:table-cell>
          <table:table-cell office:value-type="float" office:value="301010296">
            <text:p>301010296</text:p>
          </table:table-cell>
          <table:table-cell office:value-type="string">
            <text:p>RC0603FR-0749R9L</text:p>
          </table:table-cell>
          <table:table-cell/>
          <table:table-cell office:value-type="string">
            <text:p>YAGEO</text:p>
          </table:table-cell>
          <table:table-cell office:value-type="string">
            <text:p>SMD RES 49.9R-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89">
            <text:p>18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1]+1" office:value-type="float" office:value="271">
            <text:p>271</text:p>
          </table:table-cell>
          <table:table-cell office:value-type="float" office:value="301010300">
            <text:p>301010300</text:p>
          </table:table-cell>
          <table:table-cell office:value-type="string">
            <text:p>RC0603FR-07330RL</text:p>
          </table:table-cell>
          <table:table-cell/>
          <table:table-cell office:value-type="string">
            <text:p>YAGEO</text:p>
          </table:table-cell>
          <table:table-cell office:value-type="string">
            <text:p>SMD RES 330R-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787">
            <text:p>78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2]+1" office:value-type="float" office:value="272">
            <text:p>272</text:p>
          </table:table-cell>
          <table:table-cell office:value-type="float" office:value="301010090">
            <text:p>301010090</text:p>
          </table:table-cell>
          <table:table-cell office:value-type="string">
            <text:p>RC0603JR-07100RL</text:p>
          </table:table-cell>
          <table:table-cell/>
          <table:table-cell office:value-type="string">
            <text:p>YAGEO</text:p>
          </table:table-cell>
          <table:table-cell office:value-type="string">
            <text:p>SMD RES 100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2">
            <text:p>4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3]+1" office:value-type="float" office:value="273">
            <text:p>273</text:p>
          </table:table-cell>
          <table:table-cell office:value-type="float" office:value="301010101">
            <text:p>301010101</text:p>
          </table:table-cell>
          <table:table-cell office:value-type="string">
            <text:p>RC0603JR-073K9L</text:p>
          </table:table-cell>
          <table:table-cell/>
          <table:table-cell office:value-type="string">
            <text:p>YAGEO</text:p>
          </table:table-cell>
          <table:table-cell office:value-type="string">
            <text:p>SMD RES 3.9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5">
            <text:p>3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4]+1" office:value-type="float" office:value="274">
            <text:p>274</text:p>
          </table:table-cell>
          <table:table-cell office:value-type="float" office:value="301010151">
            <text:p>301010151</text:p>
          </table:table-cell>
          <table:table-cell office:value-type="string">
            <text:p>RC0603FR-071ML</text:p>
          </table:table-cell>
          <table:table-cell/>
          <table:table-cell office:value-type="string">
            <text:p>YAGEO</text:p>
          </table:table-cell>
          <table:table-cell office:value-type="string">
            <text:p>SMD RES 1M-1%-1/10W;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0">
            <text:p>2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5]+1" office:value-type="float" office:value="275">
            <text:p>275</text:p>
          </table:table-cell>
          <table:table-cell office:value-type="float" office:value="301010084">
            <text:p>301010084</text:p>
          </table:table-cell>
          <table:table-cell office:value-type="string">
            <text:p>RC0603JR-0747KL</text:p>
          </table:table-cell>
          <table:table-cell/>
          <table:table-cell office:value-type="string">
            <text:p>YAGEO</text:p>
          </table:table-cell>
          <table:table-cell office:value-type="string">
            <text:p>SMD RES 47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6">
            <text:p>2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6]+1" office:value-type="float" office:value="276">
            <text:p>276</text:p>
          </table:table-cell>
          <table:table-cell office:value-type="float" office:value="301010163">
            <text:p>301010163</text:p>
          </table:table-cell>
          <table:table-cell office:value-type="string">
            <text:p>RC0603JR-07220RL</text:p>
          </table:table-cell>
          <table:table-cell/>
          <table:table-cell office:value-type="string">
            <text:p>YAGEO</text:p>
          </table:table-cell>
          <table:table-cell office:value-type="string">
            <text:p>SMD RES 220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4">
            <text:p>2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7]+1" office:value-type="float" office:value="277">
            <text:p>277</text:p>
          </table:table-cell>
          <table:table-cell office:value-type="float" office:value="314110002">
            <text:p>314110002</text:p>
          </table:table-cell>
          <table:table-cell office:value-type="string">
            <text:p>Shuoye</text:p>
          </table:table-cell>
          <table:table-cell office:value-type="string">
            <text:p>DIP Thermistor-503;2P-2.54</text:p>
          </table:table-cell>
          <table:table-cell office:value-type="string">
            <text:p>Datasheet » | Permalink</text:p>
          </table:table-cell>
          <table:table-cell office:value-type="string">
            <text:p>2P-2.54</text:p>
          </table:table-cell>
          <table:table-cell office:value-type="string">
            <text:p>$1.168/Set </text:p>
          </table:table-cell>
          <table:table-cell office:value-type="string">
            <text:p>20 Pieces/Set </text:p>
          </table:table-cell>
          <table:table-cell office:value-type="string">
            <text:p>Stock</text:p>
          </table:table-cell>
          <table:table-cell office:value-type="float" office:value="24">
            <text:p>2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278]+1" office:value-type="float" office:value="278">
            <text:p>278</text:p>
          </table:table-cell>
          <table:table-cell office:value-type="float" office:value="301010196">
            <text:p>301010196</text:p>
          </table:table-cell>
          <table:table-cell office:value-type="string">
            <text:p>RC0603FR-07100KL</text:p>
          </table:table-cell>
          <table:table-cell/>
          <table:table-cell office:value-type="string">
            <text:p>YAGEO</text:p>
          </table:table-cell>
          <table:table-cell office:value-type="string">
            <text:p>SMD RES 100K-1%-1/10W;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5">
            <text:p>3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9]+1" office:value-type="float" office:value="279">
            <text:p>279</text:p>
          </table:table-cell>
          <table:table-cell office:value-type="float" office:value="301010251">
            <text:p>301010251</text:p>
          </table:table-cell>
          <table:table-cell office:value-type="string">
            <text:p>RC0603FR-073K3L</text:p>
          </table:table-cell>
          <table:table-cell/>
          <table:table-cell office:value-type="string">
            <text:p>YAGEO</text:p>
          </table:table-cell>
          <table:table-cell office:value-type="string">
            <text:p>SMD RES 3.3K-1%-1/10W;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3">
            <text:p>3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0]+1" office:value-type="float" office:value="280">
            <text:p>280</text:p>
          </table:table-cell>
          <table:table-cell office:value-type="float" office:value="301010213">
            <text:p>301010213</text:p>
          </table:table-cell>
          <table:table-cell office:value-type="string">
            <text:p>RC0603JR-074M7L</text:p>
          </table:table-cell>
          <table:table-cell/>
          <table:table-cell office:value-type="string">
            <text:p>YAGEO</text:p>
          </table:table-cell>
          <table:table-cell office:value-type="string">
            <text:p>SMD RES 4.7M-5%-1/10W;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7">
            <text:p>3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1]+1" office:value-type="float" office:value="281">
            <text:p>281</text:p>
          </table:table-cell>
          <table:table-cell office:value-type="float" office:value="301010088">
            <text:p>301010088</text:p>
          </table:table-cell>
          <table:table-cell office:value-type="string">
            <text:p>RC0603JR-07470RL</text:p>
          </table:table-cell>
          <table:table-cell/>
          <table:table-cell office:value-type="string">
            <text:p>YAGEO</text:p>
          </table:table-cell>
          <table:table-cell office:value-type="string">
            <text:p>SMD RES 470R-5%-1/10W;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6">
            <text:p>3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2]+1" office:value-type="float" office:value="282">
            <text:p>282</text:p>
          </table:table-cell>
          <table:table-cell office:value-type="float" office:value="301010154">
            <text:p>301010154</text:p>
          </table:table-cell>
          <table:table-cell office:value-type="string">
            <text:p>RC0603FR-072ML</text:p>
          </table:table-cell>
          <table:table-cell/>
          <table:table-cell office:value-type="string">
            <text:p>YAGEO</text:p>
          </table:table-cell>
          <table:table-cell office:value-type="string">
            <text:p>SMD RES 2M-1%-1/10W;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9">
            <text:p>3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3]+1" office:value-type="float" office:value="283">
            <text:p>283</text:p>
          </table:table-cell>
          <table:table-cell office:value-type="float" office:value="301010113">
            <text:p>301010113</text:p>
          </table:table-cell>
          <table:table-cell office:value-type="string">
            <text:p>RC0603JR-072KL</text:p>
          </table:table-cell>
          <table:table-cell/>
          <table:table-cell office:value-type="string">
            <text:p>YAGEO</text:p>
          </table:table-cell>
          <table:table-cell office:value-type="string">
            <text:p>SMD RES 2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6">
            <text:p>3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4]+1" office:value-type="float" office:value="284">
            <text:p>284</text:p>
          </table:table-cell>
          <table:table-cell office:value-type="float" office:value="301010212">
            <text:p>301010212</text:p>
          </table:table-cell>
          <table:table-cell office:value-type="string">
            <text:p>RC0603JR-07200KL</text:p>
          </table:table-cell>
          <table:table-cell/>
          <table:table-cell office:value-type="string">
            <text:p>YAGEO</text:p>
          </table:table-cell>
          <table:table-cell office:value-type="string">
            <text:p>SMD RES 200K-5%-1/10W;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7">
            <text:p>3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5]+1" office:value-type="float" office:value="285">
            <text:p>285</text:p>
          </table:table-cell>
          <table:table-cell office:value-type="float" office:value="301010189">
            <text:p>301010189</text:p>
          </table:table-cell>
          <table:table-cell office:value-type="string">
            <text:p>RC0603FR-071K5L</text:p>
          </table:table-cell>
          <table:table-cell/>
          <table:table-cell office:value-type="string">
            <text:p>YAGEO</text:p>
          </table:table-cell>
          <table:table-cell office:value-type="string">
            <text:p>SMD RES 1.5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5">
            <text:p>1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6]+1" office:value-type="float" office:value="286">
            <text:p>286</text:p>
          </table:table-cell>
          <table:table-cell office:value-type="float" office:value="301010205">
            <text:p>301010205</text:p>
          </table:table-cell>
          <table:table-cell office:value-type="string">
            <text:p>RC0603FR-07150KL</text:p>
          </table:table-cell>
          <table:table-cell/>
          <table:table-cell office:value-type="string">
            <text:p>YAGEO</text:p>
          </table:table-cell>
          <table:table-cell office:value-type="string">
            <text:p>SMD RES 150K-1%-1/10W;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76">
            <text:p>7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1">
          <table:table-cell table:number-columns-repeated="2"/>
          <table:table-cell table:formula="of:=[.C287]+1" office:value-type="float" office:value="287">
            <text:p>287</text:p>
          </table:table-cell>
          <table:table-cell office:value-type="float" office:value="301010153">
            <text:p>301010153</text:p>
          </table:table-cell>
          <table:table-cell office:value-type="string">
            <text:p>RC0603FR-0710ML</text:p>
          </table:table-cell>
          <table:table-cell/>
          <table:table-cell office:value-type="string">
            <text:p>YAGEO</text:p>
          </table:table-cell>
          <table:table-cell office:value-type="string">
            <text:p>SMD RES 10M-1%-1/10W;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4">
            <text:p>2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8]+1" office:value-type="float" office:value="288">
            <text:p>288</text:p>
          </table:table-cell>
          <table:table-cell office:value-type="float" office:value="301010006">
            <text:p>301010006</text:p>
          </table:table-cell>
          <table:table-cell office:value-type="string">
            <text:p>RC0402JR-071KL</text:p>
          </table:table-cell>
          <table:table-cell/>
          <table:table-cell office:value-type="string">
            <text:p>YAGEO</text:p>
          </table:table-cell>
          <table:table-cell office:value-type="string">
            <text:p>SMD RES 1K-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8">
            <text:p>2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9]+1" office:value-type="float" office:value="289">
            <text:p>289</text:p>
          </table:table-cell>
          <table:table-cell office:value-type="float" office:value="301010004">
            <text:p>301010004</text:p>
          </table:table-cell>
          <table:table-cell office:value-type="string">
            <text:p>RC0402JR-0710KL</text:p>
          </table:table-cell>
          <table:table-cell/>
          <table:table-cell office:value-type="string">
            <text:p>YAGEO</text:p>
          </table:table-cell>
          <table:table-cell office:value-type="string">
            <text:p>SMD RES 10K-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5">
            <text:p>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0]+1" office:value-type="float" office:value="290">
            <text:p>290</text:p>
          </table:table-cell>
          <table:table-cell office:value-type="float" office:value="301010333">
            <text:p>301010333</text:p>
          </table:table-cell>
          <table:table-cell office:value-type="string">
            <text:p>RC0805JR-072K2L</text:p>
          </table:table-cell>
          <table:table-cell/>
          <table:table-cell office:value-type="string">
            <text:p>YAGEO</text:p>
          </table:table-cell>
          <table:table-cell office:value-type="string">
            <text:p>SMD RES 2.2K-5%-1/8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5">
            <text:p>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1]+1" office:value-type="float" office:value="291">
            <text:p>291</text:p>
          </table:table-cell>
          <table:table-cell office:value-type="float" office:value="301010306">
            <text:p>301010306</text:p>
          </table:table-cell>
          <table:table-cell office:value-type="string">
            <text:p>RC0805JR-074K7L</text:p>
          </table:table-cell>
          <table:table-cell/>
          <table:table-cell office:value-type="string">
            <text:p>YAGEO</text:p>
          </table:table-cell>
          <table:table-cell office:value-type="string">
            <text:p>SMD RES 4.7K-5%-1/8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1">
            <text:p>3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2]+1" office:value-type="float" office:value="292">
            <text:p>292</text:p>
          </table:table-cell>
          <table:table-cell office:value-type="float" office:value="301010103">
            <text:p>301010103</text:p>
          </table:table-cell>
          <table:table-cell office:value-type="string">
            <text:p>RC0603JR-0715KL</text:p>
          </table:table-cell>
          <table:table-cell/>
          <table:table-cell office:value-type="string">
            <text:p>YAGEO</text:p>
          </table:table-cell>
          <table:table-cell office:value-type="string">
            <text:p>SMD RES 15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76">
            <text:p>7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3]+1" office:value-type="float" office:value="293">
            <text:p>293</text:p>
          </table:table-cell>
          <table:table-cell office:value-type="float" office:value="301010329">
            <text:p>301010329</text:p>
          </table:table-cell>
          <table:table-cell office:value-type="string">
            <text:p>RC0805JR-0722RL</text:p>
          </table:table-cell>
          <table:table-cell/>
          <table:table-cell office:value-type="string">
            <text:p>YAGEO</text:p>
          </table:table-cell>
          <table:table-cell office:value-type="string">
            <text:p>SMD RES 22R-5%-1/8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9">
            <text:p>3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4]+1" office:value-type="float" office:value="294">
            <text:p>294</text:p>
          </table:table-cell>
          <table:table-cell office:value-type="float" office:value="301010311">
            <text:p>301010311</text:p>
          </table:table-cell>
          <table:table-cell office:value-type="string">
            <text:p>RC0805JR-071KL</text:p>
          </table:table-cell>
          <table:table-cell/>
          <table:table-cell office:value-type="string">
            <text:p>YAGEO</text:p>
          </table:table-cell>
          <table:table-cell office:value-type="string">
            <text:p>SMD RES 1K-5%-1/8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2">
            <text:p>1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5]+1" office:value-type="float" office:value="295">
            <text:p>295</text:p>
          </table:table-cell>
          <table:table-cell office:value-type="float" office:value="301010028">
            <text:p>301010028</text:p>
          </table:table-cell>
          <table:table-cell office:value-type="string">
            <text:p>RC0402JR-07100RL</text:p>
          </table:table-cell>
          <table:table-cell/>
          <table:table-cell office:value-type="string">
            <text:p>YAGEO</text:p>
          </table:table-cell>
          <table:table-cell office:value-type="string">
            <text:p>SMD RES 100R-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5">
            <text:p>3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6]+1" office:value-type="float" office:value="296">
            <text:p>296</text:p>
          </table:table-cell>
          <table:table-cell office:value-type="float" office:value="301010035">
            <text:p>301010035</text:p>
          </table:table-cell>
          <table:table-cell office:value-type="string">
            <text:p>RC0402JR-073K3L</text:p>
          </table:table-cell>
          <table:table-cell/>
          <table:table-cell office:value-type="string">
            <text:p>YAGEO</text:p>
          </table:table-cell>
          <table:table-cell office:value-type="string">
            <text:p>SMD RES 3.3K-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5">
            <text:p>3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7]+1" office:value-type="float" office:value="297">
            <text:p>297</text:p>
          </table:table-cell>
          <table:table-cell office:value-type="float" office:value="301010096">
            <text:p>301010096</text:p>
          </table:table-cell>
          <table:table-cell office:value-type="string">
            <text:p>RC0603JR-0710RL</text:p>
          </table:table-cell>
          <table:table-cell/>
          <table:table-cell office:value-type="string">
            <text:p>YAGEO</text:p>
          </table:table-cell>
          <table:table-cell office:value-type="string">
            <text:p>SMD RES 10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28">
            <text:p>2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8]+1" office:value-type="float" office:value="298">
            <text:p>298</text:p>
          </table:table-cell>
          <table:table-cell office:value-type="float" office:value="301010102">
            <text:p>301010102</text:p>
          </table:table-cell>
          <table:table-cell office:value-type="string">
            <text:p>RC0603FR-0712KL</text:p>
          </table:table-cell>
          <table:table-cell/>
          <table:table-cell office:value-type="string">
            <text:p>YAGEO</text:p>
          </table:table-cell>
          <table:table-cell office:value-type="string">
            <text:p>SMD RES 12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2">
            <text:p>2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9]+1" office:value-type="float" office:value="299">
            <text:p>299</text:p>
          </table:table-cell>
          <table:table-cell office:value-type="float" office:value="301010132">
            <text:p>301010132</text:p>
          </table:table-cell>
          <table:table-cell office:value-type="string">
            <text:p>RC0603JR-0722KL</text:p>
          </table:table-cell>
          <table:table-cell/>
          <table:table-cell office:value-type="string">
            <text:p>YAGEO</text:p>
          </table:table-cell>
          <table:table-cell office:value-type="string">
            <text:p>SMD RES 22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26">
            <text:p>2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0]+1" office:value-type="float" office:value="300">
            <text:p>300</text:p>
          </table:table-cell>
          <table:table-cell office:value-type="float" office:value="301010133">
            <text:p>301010133</text:p>
          </table:table-cell>
          <table:table-cell office:value-type="string">
            <text:p>RC0603JR-07150KL</text:p>
          </table:table-cell>
          <table:table-cell/>
          <table:table-cell office:value-type="string">
            <text:p>YAGEO</text:p>
          </table:table-cell>
          <table:table-cell office:value-type="string">
            <text:p>SMD RES 150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1]+1" office:value-type="float" office:value="301">
            <text:p>301</text:p>
          </table:table-cell>
          <table:table-cell office:value-type="float" office:value="301010145">
            <text:p>301010145</text:p>
          </table:table-cell>
          <table:table-cell office:value-type="string">
            <text:p>RC0603JR-0751KL</text:p>
          </table:table-cell>
          <table:table-cell/>
          <table:table-cell office:value-type="string">
            <text:p>YAGEO</text:p>
          </table:table-cell>
          <table:table-cell office:value-type="string">
            <text:p>SMD RES 51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18">
            <text:p>1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2]+1" office:value-type="float" office:value="302">
            <text:p>302</text:p>
          </table:table-cell>
          <table:table-cell office:value-type="float" office:value="301010157">
            <text:p>301010157</text:p>
          </table:table-cell>
          <table:table-cell office:value-type="string">
            <text:p>RC0603JR-07510RL</text:p>
          </table:table-cell>
          <table:table-cell/>
          <table:table-cell office:value-type="string">
            <text:p>YAGEO</text:p>
          </table:table-cell>
          <table:table-cell office:value-type="string">
            <text:p>SMD RES 510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24">
            <text:p>2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3]+1" office:value-type="float" office:value="303">
            <text:p>303</text:p>
          </table:table-cell>
          <table:table-cell office:value-type="float" office:value="301010170">
            <text:p>301010170</text:p>
          </table:table-cell>
          <table:table-cell office:value-type="string">
            <text:p>RC0603FR-073KL</text:p>
          </table:table-cell>
          <table:table-cell/>
          <table:table-cell office:value-type="string">
            <text:p>YAGEO</text:p>
          </table:table-cell>
          <table:table-cell office:value-type="string">
            <text:p>SMD RES 3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3">
            <text:p>2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4]+1" office:value-type="float" office:value="304">
            <text:p>304</text:p>
          </table:table-cell>
          <table:table-cell office:value-type="float" office:value="301010210">
            <text:p>301010210</text:p>
          </table:table-cell>
          <table:table-cell office:value-type="string">
            <text:p>RC0603JR-07620RL</text:p>
          </table:table-cell>
          <table:table-cell/>
          <table:table-cell office:value-type="string">
            <text:p>YAGEO</text:p>
          </table:table-cell>
          <table:table-cell office:value-type="string">
            <text:p>SMD RES 620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74">
            <text:p>7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5]+1" office:value-type="float" office:value="305">
            <text:p>305</text:p>
          </table:table-cell>
          <table:table-cell office:value-type="float" office:value="301010254">
            <text:p>301010254</text:p>
          </table:table-cell>
          <table:table-cell office:value-type="string">
            <text:p>RC0603FR-071K8L</text:p>
          </table:table-cell>
          <table:table-cell/>
          <table:table-cell office:value-type="string">
            <text:p>YAGEO</text:p>
          </table:table-cell>
          <table:table-cell office:value-type="string">
            <text:p>SMD RES 1.8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4">
            <text:p>4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6]+1" office:value-type="float" office:value="306">
            <text:p>306</text:p>
          </table:table-cell>
          <table:table-cell office:value-type="float" office:value="301010318">
            <text:p>301010318</text:p>
          </table:table-cell>
          <table:table-cell office:value-type="string">
            <text:p>RC0805JR-072KL</text:p>
          </table:table-cell>
          <table:table-cell/>
          <table:table-cell office:value-type="string">
            <text:p>YAGEO</text:p>
          </table:table-cell>
          <table:table-cell office:value-type="string">
            <text:p>SMD RES 2K-5%-1/8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1">
            <text:p>2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7]+1" office:value-type="float" office:value="307">
            <text:p>307</text:p>
          </table:table-cell>
          <table:table-cell office:value-type="float" office:value="301010319">
            <text:p>301010319</text:p>
          </table:table-cell>
          <table:table-cell office:value-type="string">
            <text:p>RC0805JR-07100RL</text:p>
          </table:table-cell>
          <table:table-cell/>
          <table:table-cell office:value-type="string">
            <text:p>YAGEO</text:p>
          </table:table-cell>
          <table:table-cell office:value-type="string">
            <text:p>SMD RES 100R-5%-1/8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1">
            <text:p>2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8]+1" office:value-type="float" office:value="308">
            <text:p>308</text:p>
          </table:table-cell>
          <table:table-cell office:value-type="float" office:value="301010361">
            <text:p>301010361</text:p>
          </table:table-cell>
          <table:table-cell office:value-type="string">
            <text:p>RC0805FR-0710KL</text:p>
          </table:table-cell>
          <table:table-cell/>
          <table:table-cell office:value-type="string">
            <text:p>YAGEO</text:p>
          </table:table-cell>
          <table:table-cell office:value-type="string">
            <text:p>SMD RES 10K-1%-1/8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9]+1" office:value-type="float" office:value="309">
            <text:p>309</text:p>
          </table:table-cell>
          <table:table-cell office:value-type="float" office:value="301010000">
            <text:p>301010000</text:p>
          </table:table-cell>
          <table:table-cell office:value-type="string">
            <text:p>RC0402JR-070RL</text:p>
          </table:table-cell>
          <table:table-cell/>
          <table:table-cell office:value-type="string">
            <text:p>YAGEO</text:p>
          </table:table-cell>
          <table:table-cell office:value-type="string">
            <text:p>SMD RES 0R-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3">
            <text:p>2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10]+1" office:value-type="float" office:value="310">
            <text:p>310</text:p>
          </table:table-cell>
          <table:table-cell office:value-type="float" office:value="301010169">
            <text:p>301010169</text:p>
          </table:table-cell>
          <table:table-cell office:value-type="string">
            <text:p>RC0603FR-0768KL</text:p>
          </table:table-cell>
          <table:table-cell/>
          <table:table-cell office:value-type="string">
            <text:p>YAGEO</text:p>
          </table:table-cell>
          <table:table-cell office:value-type="string">
            <text:p>SMD RES 68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0">
            <text:p>2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11]+1" office:value-type="float" office:value="311">
            <text:p>311</text:p>
          </table:table-cell>
          <table:table-cell office:value-type="float" office:value="301010185">
            <text:p>301010185</text:p>
          </table:table-cell>
          <table:table-cell office:value-type="string">
            <text:p>RC0603FR-0710RL</text:p>
          </table:table-cell>
          <table:table-cell/>
          <table:table-cell office:value-type="string">
            <text:p>YAGEO</text:p>
          </table:table-cell>
          <table:table-cell office:value-type="string">
            <text:p>SMD RES 10R-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1">
            <text:p>2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12]+1" office:value-type="float" office:value="312">
            <text:p>312</text:p>
          </table:table-cell>
          <table:table-cell office:value-type="float" office:value="301010202">
            <text:p>301010202</text:p>
          </table:table-cell>
          <table:table-cell office:value-type="string">
            <text:p>RC0603FR-0730KL</text:p>
          </table:table-cell>
          <table:table-cell/>
          <table:table-cell office:value-type="string">
            <text:p>YAGEO</text:p>
          </table:table-cell>
          <table:table-cell office:value-type="string">
            <text:p>SMD RES 30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2">
            <text:p>4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13]+1" office:value-type="float" office:value="313">
            <text:p>313</text:p>
          </table:table-cell>
          <table:table-cell office:value-type="float" office:value="301010288">
            <text:p>301010288</text:p>
          </table:table-cell>
          <table:table-cell office:value-type="string">
            <text:p>RC0603FR-0720KL</text:p>
          </table:table-cell>
          <table:table-cell/>
          <table:table-cell office:value-type="string">
            <text:p>YAGEO</text:p>
          </table:table-cell>
          <table:table-cell office:value-type="string">
            <text:p>SMD RES 20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5">
            <text:p>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14]+1" office:value-type="float" office:value="314">
            <text:p>314</text:p>
          </table:table-cell>
          <table:table-cell office:value-type="float" office:value="301010315">
            <text:p>301010315</text:p>
          </table:table-cell>
          <table:table-cell office:value-type="string">
            <text:p>RC0805JR-07220RL</text:p>
          </table:table-cell>
          <table:table-cell/>
          <table:table-cell office:value-type="string">
            <text:p>YAGEO</text:p>
          </table:table-cell>
          <table:table-cell office:value-type="string">
            <text:p>SMD RES 220R-5%-1/8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15]+1" office:value-type="float" office:value="315">
            <text:p>315</text:p>
          </table:table-cell>
          <table:table-cell office:value-type="float" office:value="301010405">
            <text:p>301010405</text:p>
          </table:table-cell>
          <table:table-cell office:value-type="string">
            <text:p>RC1206JR-0713RL</text:p>
          </table:table-cell>
          <table:table-cell/>
          <table:table-cell office:value-type="string">
            <text:p>YAGEO</text:p>
          </table:table-cell>
          <table:table-cell office:value-type="string">
            <text:p>SMD RES 13R-5%-1/4W</text:p>
          </table:table-cell>
          <table:table-cell office:value-type="string">
            <text:p>Datasheet » | Permalink</text:p>
          </table:table-cell>
          <table:table-cell office:value-type="string">
            <text:p>snapEDA Altium, Kicad, ...</text:p>
          </table:table-cell>
          <table:table-cell office:value-type="float" office:value="1206">
            <text:p>1206</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8">
            <text:p>3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16]+1" office:value-type="float" office:value="316">
            <text:p>316</text:p>
          </table:table-cell>
          <table:table-cell office:value-type="float" office:value="301040014">
            <text:p>301040014</text:p>
          </table:table-cell>
          <table:table-cell office:value-type="string">
            <text:p>SX3362P</text:p>
          </table:table-cell>
          <table:table-cell/>
          <table:table-cell office:value-type="string">
            <text:p>BEST</text:p>
          </table:table-cell>
          <table:table-cell office:value-type="string">
            <text:p>DIP VR Top Adj 1K-3362P</text:p>
          </table:table-cell>
          <table:table-cell office:value-type="string">
            <text:p>Datasheet » | Permalink</text:p>
          </table:table-cell>
          <table:table-cell office:value-type="string">
            <text:p>3P-L7.0*W7.0*H5.0mm</text:p>
          </table:table-cell>
          <table:table-cell office:value-type="string">
            <text:p>$1.2695/Set </text:p>
          </table:table-cell>
          <table:table-cell office:value-type="string">
            <text:p>5 Pieces/Set </text:p>
          </table:table-cell>
          <table:table-cell office:value-type="string">
            <text:p>Stock</text:p>
          </table:table-cell>
          <table:table-cell office:value-type="float" office:value="147">
            <text:p>14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17]+1" office:value-type="float" office:value="317">
            <text:p>317</text:p>
          </table:table-cell>
          <table:table-cell office:value-type="float" office:value="301040009">
            <text:p>301040009</text:p>
          </table:table-cell>
          <table:table-cell office:value-type="string">
            <text:p>SX3362P</text:p>
          </table:table-cell>
          <table:table-cell/>
          <table:table-cell office:value-type="string">
            <text:p>BEST</text:p>
          </table:table-cell>
          <table:table-cell office:value-type="string">
            <text:p>DIP VR Top Adj 10K-3362P</text:p>
          </table:table-cell>
          <table:table-cell office:value-type="string">
            <text:p>Datasheet » | Permalink</text:p>
          </table:table-cell>
          <table:table-cell office:value-type="string">
            <text:p>3P-L7.0*W7.0*H5.0mm</text:p>
          </table:table-cell>
          <table:table-cell office:value-type="string">
            <text:p>$1.2305/Set </text:p>
          </table:table-cell>
          <table:table-cell office:value-type="string">
            <text:p>5 Pieces/Set </text:p>
          </table:table-cell>
          <table:table-cell office:value-type="string">
            <text:p>Stock</text:p>
          </table:table-cell>
          <table:table-cell office:value-type="float" office:value="8">
            <text:p>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18]+1" office:value-type="float" office:value="318">
            <text:p>318</text:p>
          </table:table-cell>
          <table:table-cell office:value-type="float" office:value="301030012">
            <text:p>301030012</text:p>
          </table:table-cell>
          <table:table-cell office:value-type="string">
            <text:p>Chip Array Series 1%,5%</text:p>
          </table:table-cell>
          <table:table-cell/>
          <table:table-cell office:value-type="string">
            <text:p>Royalohm</text:p>
          </table:table-cell>
          <table:table-cell office:value-type="string">
            <text:p>SMD RES Array 1k-4R</text:p>
          </table:table-cell>
          <table:table-cell office:value-type="string">
            <text:p>Datasheet » | Permalink</text:p>
          </table:table-cell>
          <table:table-cell office:value-type="string">
            <text:p>1206-8</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6">
            <text:p>1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19]+1" office:value-type="float" office:value="319">
            <text:p>319</text:p>
          </table:table-cell>
          <table:table-cell office:value-type="float" office:value="314110001">
            <text:p>314110001</text:p>
          </table:table-cell>
          <table:table-cell office:value-type="string">
            <text:p>NCP18WF104F03RC</text:p>
          </table:table-cell>
          <table:table-cell/>
          <table:table-cell office:value-type="string">
            <text:p>Murata</text:p>
          </table:table-cell>
          <table:table-cell office:value-type="string">
            <text:p>SMD RES Thermistor NTC 100K-1%;</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20 Pieces/Set </text:p>
          </table:table-cell>
          <table:table-cell office:value-type="string">
            <text:p>Stock</text:p>
          </table:table-cell>
          <table:table-cell office:value-type="float" office:value="14">
            <text:p>1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20]+1" office:value-type="float" office:value="320">
            <text:p>320</text:p>
          </table:table-cell>
          <table:table-cell office:value-type="float" office:value="301010198">
            <text:p>301010198</text:p>
          </table:table-cell>
          <table:table-cell office:value-type="string">
            <text:p>RC0603FR-076K8L</text:p>
          </table:table-cell>
          <table:table-cell/>
          <table:table-cell office:value-type="string">
            <text:p>YAGEO</text:p>
          </table:table-cell>
          <table:table-cell office:value-type="string">
            <text:p>SMD RES 6.8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4">
            <text:p>3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21]+1" office:value-type="float" office:value="321">
            <text:p>321</text:p>
          </table:table-cell>
          <table:table-cell office:value-type="float" office:value="301010456">
            <text:p>301010456</text:p>
          </table:table-cell>
          <table:table-cell office:value-type="string">
            <text:p>RC0402FR-07100KL</text:p>
          </table:table-cell>
          <table:table-cell/>
          <table:table-cell office:value-type="string">
            <text:p>YAGEO</text:p>
          </table:table-cell>
          <table:table-cell office:value-type="string">
            <text:p>SMD RES 100K-1%-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9">
            <text:p>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22]+1" office:value-type="float" office:value="322">
            <text:p>322</text:p>
          </table:table-cell>
          <table:table-cell office:value-type="float" office:value="301010069">
            <text:p>301010069</text:p>
          </table:table-cell>
          <table:table-cell office:value-type="string">
            <text:p>RC0402FR-07470KL</text:p>
          </table:table-cell>
          <table:table-cell/>
          <table:table-cell office:value-type="string">
            <text:p>YAGEO</text:p>
          </table:table-cell>
          <table:table-cell office:value-type="string">
            <text:p>SMD RES 470K-1%-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23]+1" office:value-type="float" office:value="323">
            <text:p>323</text:p>
          </table:table-cell>
          <table:table-cell office:value-type="float" office:value="301040022">
            <text:p>301040022</text:p>
          </table:table-cell>
          <table:table-cell office:value-type="string">
            <text:p>WH09-2-103</text:p>
          </table:table-cell>
          <table:table-cell/>
          <table:table-cell office:value-type="string">
            <text:p>BAISITE</text:p>
          </table:table-cell>
          <table:table-cell office:value-type="string">
            <text:p>DIP VR Top Adj 10k;</text:p>
          </table:table-cell>
          <table:table-cell office:value-type="string">
            <text:p>Datasheet » | Permalink</text:p>
          </table:table-cell>
          <table:table-cell office:value-type="string">
            <text:p>3P-2.5-L20</text:p>
          </table:table-cell>
          <table:table-cell office:value-type="string">
            <text:p>$1.737/Set </text:p>
          </table:table-cell>
          <table:table-cell office:value-type="string">
            <text:p>10 Pieces/Set </text:p>
          </table:table-cell>
          <table:table-cell office:value-type="string">
            <text:p>Stock</text:p>
          </table:table-cell>
          <table:table-cell office:value-type="float" office:value="15">
            <text:p>1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24]+1" office:value-type="float" office:value="324">
            <text:p>324</text:p>
          </table:table-cell>
          <table:table-cell office:value-type="float" office:value="301010001">
            <text:p>301010001</text:p>
          </table:table-cell>
          <table:table-cell office:value-type="string">
            <text:p>RC0402JR-071K5L</text:p>
          </table:table-cell>
          <table:table-cell/>
          <table:table-cell office:value-type="string">
            <text:p>YAGEO</text:p>
          </table:table-cell>
          <table:table-cell office:value-type="string">
            <text:p>SMD RES 1.5K-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4">
            <text:p>4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25]+1" office:value-type="float" office:value="325">
            <text:p>325</text:p>
          </table:table-cell>
          <table:table-cell office:value-type="float" office:value="301010264">
            <text:p>301010264</text:p>
          </table:table-cell>
          <table:table-cell office:value-type="string">
            <text:p>RL0805JR-070R1L</text:p>
          </table:table-cell>
          <table:table-cell/>
          <table:table-cell office:value-type="string">
            <text:p>YAGEO</text:p>
          </table:table-cell>
          <table:table-cell office:value-type="string">
            <text:p>SMD RES 0.1R-5%-1/8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26]+1" office:value-type="float" office:value="326">
            <text:p>326</text:p>
          </table:table-cell>
          <table:table-cell office:value-type="float" office:value="301020003">
            <text:p>301020003</text:p>
          </table:table-cell>
          <table:table-cell office:value-type="string">
            <text:p>FHCFR-1/4W-331J</text:p>
          </table:table-cell>
          <table:table-cell/>
          <table:table-cell office:value-type="string">
            <text:p>Fenghua</text:p>
          </table:table-cell>
          <table:table-cell office:value-type="string">
            <text:p>DIP RES 330R-5%-1/4W;Axial-D2.3*L6.5mm</text:p>
          </table:table-cell>
          <table:table-cell office:value-type="string">
            <text:p>Datasheet » | Permalink</text:p>
          </table:table-cell>
          <table:table-cell office:value-type="string">
            <text:p>snapEDA Altium, Kicad, ...</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
            <text:p>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27]+1" office:value-type="float" office:value="327">
            <text:p>327</text:p>
          </table:table-cell>
          <table:table-cell office:value-type="float" office:value="301020029">
            <text:p>301020029</text:p>
          </table:table-cell>
          <table:table-cell office:value-type="string">
            <text:p>FHCFR-1/4W-471J</text:p>
          </table:table-cell>
          <table:table-cell/>
          <table:table-cell office:value-type="string">
            <text:p>Fenghua</text:p>
          </table:table-cell>
          <table:table-cell office:value-type="string">
            <text:p>DIP RES 470R-5%-1/4W;Axial-D2.3*L6.5mm</text:p>
          </table:table-cell>
          <table:table-cell office:value-type="string">
            <text:p>Datasheet » | Permalink</text:p>
          </table:table-cell>
          <table:table-cell office:value-type="string">
            <text:p>snapEDA Altium, Kicad, ...</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3">
            <text:p>2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28]+1" office:value-type="float" office:value="328">
            <text:p>328</text:p>
          </table:table-cell>
          <table:table-cell office:value-type="float" office:value="301020000">
            <text:p>301020000</text:p>
          </table:table-cell>
          <table:table-cell office:value-type="string">
            <text:p>FHCFR-1/4W-102J</text:p>
          </table:table-cell>
          <table:table-cell/>
          <table:table-cell office:value-type="string">
            <text:p>Fenghua</text:p>
          </table:table-cell>
          <table:table-cell office:value-type="string">
            <text:p>DIP RES 1K-5%-1/4W;Axial-D2.3*L6.5mm</text:p>
          </table:table-cell>
          <table:table-cell office:value-type="string">
            <text:p>Datasheet » | Permalink</text:p>
          </table:table-cell>
          <table:table-cell office:value-type="string">
            <text:p>snapEDA Altium, Kicad, ...</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1">
            <text:p>2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29]+1" office:value-type="float" office:value="329">
            <text:p>329</text:p>
          </table:table-cell>
          <table:table-cell office:value-type="float" office:value="301020001">
            <text:p>301020001</text:p>
          </table:table-cell>
          <table:table-cell office:value-type="string">
            <text:p>FHCFR-1/4W-103J</text:p>
          </table:table-cell>
          <table:table-cell/>
          <table:table-cell office:value-type="string">
            <text:p>Fenghua</text:p>
          </table:table-cell>
          <table:table-cell office:value-type="string">
            <text:p>DIP RES 10K-5%-1/4W;Axial-D2.3*L6.5mm</text:p>
          </table:table-cell>
          <table:table-cell office:value-type="string">
            <text:p>Datasheet » | Permalink</text:p>
          </table:table-cell>
          <table:table-cell office:value-type="string">
            <text:p>snapEDA Altium, Kicad, ...</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8">
            <text:p>1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0]+1" office:value-type="float" office:value="330">
            <text:p>330</text:p>
          </table:table-cell>
          <table:table-cell office:value-type="float" office:value="301010466">
            <text:p>301010466</text:p>
          </table:table-cell>
          <table:table-cell office:value-type="string">
            <text:p>RC0402FR-07330RL</text:p>
          </table:table-cell>
          <table:table-cell/>
          <table:table-cell office:value-type="string">
            <text:p>YAGEO</text:p>
          </table:table-cell>
          <table:table-cell office:value-type="string">
            <text:p>SMD RES 330R-1%-1/16W;0402</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6">
            <text:p>1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1]+1" office:value-type="float" office:value="331">
            <text:p>331</text:p>
          </table:table-cell>
          <table:table-cell office:value-type="float" office:value="301010052">
            <text:p>301010052</text:p>
          </table:table-cell>
          <table:table-cell office:value-type="string">
            <text:p>RC0402FR-0722RL</text:p>
          </table:table-cell>
          <table:table-cell/>
          <table:table-cell office:value-type="string">
            <text:p>YAGEO</text:p>
          </table:table-cell>
          <table:table-cell office:value-type="string">
            <text:p>SMD RES 22R-1%-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4">
            <text:p>2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2]+1" office:value-type="float" office:value="332">
            <text:p>332</text:p>
          </table:table-cell>
          <table:table-cell office:value-type="float" office:value="301010010">
            <text:p>301010010</text:p>
          </table:table-cell>
          <table:table-cell office:value-type="string">
            <text:p>RC0402JR-074K7L</text:p>
          </table:table-cell>
          <table:table-cell/>
          <table:table-cell office:value-type="string">
            <text:p>YAGEO</text:p>
          </table:table-cell>
          <table:table-cell office:value-type="string">
            <text:p>SMD RES 4.7K-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1">
            <text:p>4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3]+1" office:value-type="float" office:value="333">
            <text:p>333</text:p>
          </table:table-cell>
          <table:table-cell office:value-type="float" office:value="301010005">
            <text:p>301010005</text:p>
          </table:table-cell>
          <table:table-cell office:value-type="string">
            <text:p>RC0402JR-0747KL</text:p>
          </table:table-cell>
          <table:table-cell/>
          <table:table-cell office:value-type="string">
            <text:p>YAGEO</text:p>
          </table:table-cell>
          <table:table-cell office:value-type="string">
            <text:p>SMD RES 47K-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1">
            <text:p>2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4]+1" office:value-type="float" office:value="334">
            <text:p>334</text:p>
          </table:table-cell>
          <table:table-cell office:value-type="float" office:value="301010009">
            <text:p>301010009</text:p>
          </table:table-cell>
          <table:table-cell office:value-type="string">
            <text:p>RC0402JR-071ML</text:p>
          </table:table-cell>
          <table:table-cell/>
          <table:table-cell office:value-type="string">
            <text:p>YAGEO</text:p>
          </table:table-cell>
          <table:table-cell office:value-type="string">
            <text:p>SMD RES 1M-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3">
            <text:p>4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5]+1" office:value-type="float" office:value="335">
            <text:p>335</text:p>
          </table:table-cell>
          <table:table-cell office:value-type="float" office:value="301010124">
            <text:p>301010124</text:p>
          </table:table-cell>
          <table:table-cell office:value-type="string">
            <text:p>RC0603JR-072K2L</text:p>
          </table:table-cell>
          <table:table-cell/>
          <table:table-cell office:value-type="string">
            <text:p>YAGEO</text:p>
          </table:table-cell>
          <table:table-cell office:value-type="string">
            <text:p>SMD RES 2.2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9">
            <text:p>3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6]+1" office:value-type="float" office:value="336">
            <text:p>336</text:p>
          </table:table-cell>
          <table:table-cell office:value-type="float" office:value="301010158">
            <text:p>301010158</text:p>
          </table:table-cell>
          <table:table-cell office:value-type="string">
            <text:p>RC0603FR-0716KL</text:p>
          </table:table-cell>
          <table:table-cell/>
          <table:table-cell office:value-type="string">
            <text:p>YAGEO</text:p>
          </table:table-cell>
          <table:table-cell office:value-type="string">
            <text:p>SMD RES 16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9">
            <text:p>1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7]+1" office:value-type="float" office:value="337">
            <text:p>337</text:p>
          </table:table-cell>
          <table:table-cell office:value-type="float" office:value="301010221">
            <text:p>301010221</text:p>
          </table:table-cell>
          <table:table-cell office:value-type="string">
            <text:p>RC0603FR-072KL</text:p>
          </table:table-cell>
          <table:table-cell/>
          <table:table-cell office:value-type="string">
            <text:p>YAGEO</text:p>
          </table:table-cell>
          <table:table-cell office:value-type="string">
            <text:p>SMD RES 2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8]+1" office:value-type="float" office:value="338">
            <text:p>338</text:p>
          </table:table-cell>
          <table:table-cell office:value-type="float" office:value="301020040">
            <text:p>301020040</text:p>
          </table:table-cell>
          <table:table-cell office:value-type="string">
            <text:p>FHCFR-1/6W-104J</text:p>
          </table:table-cell>
          <table:table-cell table:number-columns-repeated="2"/>
          <table:table-cell office:value-type="string">
            <text:p>DIP RES 100K-5%-1/6W;</text:p>
          </table:table-cell>
          <table:table-cell office:value-type="string">
            <text:p>Datasheet » | Permalink</text:p>
          </table:table-cell>
          <table:table-cell office:value-type="string">
            <text:p>Axial-D1.7*L3.3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7">
            <text:p>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39]+1" office:value-type="float" office:value="339">
            <text:p>339</text:p>
          </table:table-cell>
          <table:table-cell office:value-type="float" office:value="301010043">
            <text:p>301010043</text:p>
          </table:table-cell>
          <table:table-cell office:value-type="string">
            <text:p>RC0402FR-071ML</text:p>
          </table:table-cell>
          <table:table-cell/>
          <table:table-cell office:value-type="string">
            <text:p>YAGEO</text:p>
          </table:table-cell>
          <table:table-cell office:value-type="string">
            <text:p>SMD RES 1M-1%-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40]+1" office:value-type="float" office:value="340">
            <text:p>340</text:p>
          </table:table-cell>
          <table:table-cell office:value-type="float" office:value="301020017">
            <text:p>301020017</text:p>
          </table:table-cell>
          <table:table-cell office:value-type="string">
            <text:p>FHCFR-1/4W-101J</text:p>
          </table:table-cell>
          <table:table-cell/>
          <table:table-cell office:value-type="string">
            <text:p>FENGHUA</text:p>
          </table:table-cell>
          <table:table-cell office:value-type="string">
            <text:p>DIP RES 100R-5%-1/4W</text:p>
          </table:table-cell>
          <table:table-cell office:value-type="string">
            <text:p>Datasheet » | Permalink</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2">
            <text:p>1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41]+1" office:value-type="float" office:value="341">
            <text:p>341</text:p>
          </table:table-cell>
          <table:table-cell office:value-type="float" office:value="301020005">
            <text:p>301020005</text:p>
          </table:table-cell>
          <table:table-cell office:value-type="string">
            <text:p>FHCFR-1/4W-105J</text:p>
          </table:table-cell>
          <table:table-cell/>
          <table:table-cell office:value-type="string">
            <text:p>FENGHUA</text:p>
          </table:table-cell>
          <table:table-cell office:value-type="string">
            <text:p>DIP RES 1M-5%-1/4W;</text:p>
          </table:table-cell>
          <table:table-cell office:value-type="string">
            <text:p>Datasheet » | Permalink</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42]+1" office:value-type="float" office:value="342">
            <text:p>342</text:p>
          </table:table-cell>
          <table:table-cell office:value-type="float" office:value="301020010">
            <text:p>301020010</text:p>
          </table:table-cell>
          <table:table-cell office:value-type="string">
            <text:p>FHCFR-1/4W-222J</text:p>
          </table:table-cell>
          <table:table-cell/>
          <table:table-cell office:value-type="string">
            <text:p>FENGHUA</text:p>
          </table:table-cell>
          <table:table-cell office:value-type="string">
            <text:p>DIP RES 2.2K-5%-1/4W;</text:p>
          </table:table-cell>
          <table:table-cell office:value-type="string">
            <text:p>Datasheet » | Permalink</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
            <text:p>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43]+1" office:value-type="float" office:value="343">
            <text:p>343</text:p>
          </table:table-cell>
          <table:table-cell office:value-type="float" office:value="301020011">
            <text:p>301020011</text:p>
          </table:table-cell>
          <table:table-cell office:value-type="string">
            <text:p>FHCFR-1/4W-221J</text:p>
          </table:table-cell>
          <table:table-cell/>
          <table:table-cell office:value-type="string">
            <text:p>FENGHUA</text:p>
          </table:table-cell>
          <table:table-cell office:value-type="string">
            <text:p>DIP RES 220R-5%-1/4W;</text:p>
          </table:table-cell>
          <table:table-cell office:value-type="string">
            <text:p>Datasheet » | Permalink</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44]+1" office:value-type="float" office:value="344">
            <text:p>344</text:p>
          </table:table-cell>
          <table:table-cell office:value-type="float" office:value="301020042">
            <text:p>301020042</text:p>
          </table:table-cell>
          <table:table-cell office:value-type="string">
            <text:p>FHCFR-1/4W-332J</text:p>
          </table:table-cell>
          <table:table-cell/>
          <table:table-cell office:value-type="string">
            <text:p>FENGHUA</text:p>
          </table:table-cell>
          <table:table-cell office:value-type="string">
            <text:p>DIP RES 3.3K-5%-1/4W;</text:p>
          </table:table-cell>
          <table:table-cell office:value-type="string">
            <text:p>Datasheet » | Permalink</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45]+1" office:value-type="float" office:value="345">
            <text:p>345</text:p>
          </table:table-cell>
          <table:table-cell office:value-type="float" office:value="301020021">
            <text:p>301020021</text:p>
          </table:table-cell>
          <table:table-cell office:value-type="string">
            <text:p>FHCFR-1/4W-334J</text:p>
          </table:table-cell>
          <table:table-cell/>
          <table:table-cell office:value-type="string">
            <text:p>FENGHUA</text:p>
          </table:table-cell>
          <table:table-cell office:value-type="string">
            <text:p>DIP RES 330K-5%-1/4W</text:p>
          </table:table-cell>
          <table:table-cell office:value-type="string">
            <text:p>Datasheet » | Permalink</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46]+1" office:value-type="float" office:value="346">
            <text:p>346</text:p>
          </table:table-cell>
          <table:table-cell office:value-type="float" office:value="301020012">
            <text:p>301020012</text:p>
          </table:table-cell>
          <table:table-cell office:value-type="string">
            <text:p>FHCFR-1/4W-472J</text:p>
          </table:table-cell>
          <table:table-cell/>
          <table:table-cell office:value-type="string">
            <text:p>FENGHUA</text:p>
          </table:table-cell>
          <table:table-cell office:value-type="string">
            <text:p>DIP RES 4.7K-5%-1/4W;</text:p>
          </table:table-cell>
          <table:table-cell office:value-type="string">
            <text:p>Datasheet » | Permalink</text:p>
          </table:table-cell>
          <table:table-cell office:value-type="string">
            <text:p>snapEDA Altium, Kicad, ...</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47]+1" office:value-type="float" office:value="347">
            <text:p>347</text:p>
          </table:table-cell>
          <table:table-cell office:value-type="float" office:value="301020014">
            <text:p>301020014</text:p>
          </table:table-cell>
          <table:table-cell office:value-type="string">
            <text:p>FHCFR-1/4W-470J</text:p>
          </table:table-cell>
          <table:table-cell/>
          <table:table-cell office:value-type="string">
            <text:p>FENGHUA</text:p>
          </table:table-cell>
          <table:table-cell office:value-type="string">
            <text:p>DIP RES 47R-5%-1/4W;</text:p>
          </table:table-cell>
          <table:table-cell office:value-type="string">
            <text:p>Datasheet » | Permalink</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48]+1" office:value-type="float" office:value="348">
            <text:p>348</text:p>
          </table:table-cell>
          <table:table-cell office:value-type="float" office:value="301020022">
            <text:p>301020022</text:p>
          </table:table-cell>
          <table:table-cell office:value-type="string">
            <text:p>FHCFR-1/4W-473J</text:p>
          </table:table-cell>
          <table:table-cell/>
          <table:table-cell office:value-type="string">
            <text:p>FENGHUA</text:p>
          </table:table-cell>
          <table:table-cell office:value-type="string">
            <text:p>DIP RES 47K-5%-1/4W;</text:p>
          </table:table-cell>
          <table:table-cell office:value-type="string">
            <text:p>Datasheet » | Permalink</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49]+1" office:value-type="float" office:value="349">
            <text:p>349</text:p>
          </table:table-cell>
          <table:table-cell office:value-type="float" office:value="301020007">
            <text:p>301020007</text:p>
          </table:table-cell>
          <table:table-cell office:value-type="string">
            <text:p>FHCFR-1/4W-681J</text:p>
          </table:table-cell>
          <table:table-cell/>
          <table:table-cell office:value-type="string">
            <text:p>FENGHUA</text:p>
          </table:table-cell>
          <table:table-cell office:value-type="string">
            <text:p>DIP RES 680R-5%-1/4W;</text:p>
          </table:table-cell>
          <table:table-cell office:value-type="string">
            <text:p>Datasheet » | Permalink</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50]+1" office:value-type="float" office:value="350">
            <text:p>350</text:p>
          </table:table-cell>
          <table:table-cell office:value-type="float" office:value="301010041">
            <text:p>301010041</text:p>
          </table:table-cell>
          <table:table-cell office:value-type="string">
            <text:p>RC0402FR-0749R9L</text:p>
          </table:table-cell>
          <table:table-cell/>
          <table:table-cell office:value-type="string">
            <text:p>YAGEO</text:p>
          </table:table-cell>
          <table:table-cell office:value-type="string">
            <text:p>SMD RES 49.9R-1%-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51]+1" office:value-type="float" office:value="351">
            <text:p>351</text:p>
          </table:table-cell>
          <table:table-cell office:value-type="float" office:value="301010047">
            <text:p>301010047</text:p>
          </table:table-cell>
          <table:table-cell office:value-type="string">
            <text:p>RC0402FR-0710KL</text:p>
          </table:table-cell>
          <table:table-cell/>
          <table:table-cell office:value-type="string">
            <text:p>YAGEO</text:p>
          </table:table-cell>
          <table:table-cell office:value-type="string">
            <text:p>SMD RES 10K-1%-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2">
            <text:p>-1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52]+1" office:value-type="float" office:value="352">
            <text:p>352</text:p>
          </table:table-cell>
          <table:table-cell office:value-type="float" office:value="301010100">
            <text:p>301010100</text:p>
          </table:table-cell>
          <table:table-cell office:value-type="string">
            <text:p>RC0603JR-071ML</text:p>
          </table:table-cell>
          <table:table-cell/>
          <table:table-cell office:value-type="string">
            <text:p>YAGEO</text:p>
          </table:table-cell>
          <table:table-cell office:value-type="string">
            <text:p>SMD RES 1M-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
            <text:p>-3</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53]+1" office:value-type="float" office:value="353">
            <text:p>353</text:p>
          </table:table-cell>
          <table:table-cell office:value-type="float" office:value="301010104">
            <text:p>301010104</text:p>
          </table:table-cell>
          <table:table-cell office:value-type="string">
            <text:p>RC0603JR-0718KL</text:p>
          </table:table-cell>
          <table:table-cell/>
          <table:table-cell office:value-type="string">
            <text:p>YAGEO</text:p>
          </table:table-cell>
          <table:table-cell office:value-type="string">
            <text:p>SMD RES 18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54]+1" office:value-type="float" office:value="354">
            <text:p>354</text:p>
          </table:table-cell>
          <table:table-cell office:value-type="float" office:value="301010138">
            <text:p>301010138</text:p>
          </table:table-cell>
          <table:table-cell office:value-type="string">
            <text:p>RC0603JR-0739RL</text:p>
          </table:table-cell>
          <table:table-cell/>
          <table:table-cell office:value-type="string">
            <text:p>YAGEO</text:p>
          </table:table-cell>
          <table:table-cell office:value-type="string">
            <text:p>SMD RES 39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55]+1" office:value-type="float" office:value="355">
            <text:p>355</text:p>
          </table:table-cell>
          <table:table-cell office:value-type="float" office:value="301010140">
            <text:p>301010140</text:p>
          </table:table-cell>
          <table:table-cell office:value-type="string">
            <text:p>RC0603JR-073R6L</text:p>
          </table:table-cell>
          <table:table-cell/>
          <table:table-cell office:value-type="string">
            <text:p>YAGEO</text:p>
          </table:table-cell>
          <table:table-cell office:value-type="string">
            <text:p>SMD RES 3.6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56]+1" office:value-type="float" office:value="356">
            <text:p>356</text:p>
          </table:table-cell>
          <table:table-cell office:value-type="float" office:value="301010218">
            <text:p>301010218</text:p>
          </table:table-cell>
          <table:table-cell office:value-type="string">
            <text:p>RC0603JR-07200RL</text:p>
          </table:table-cell>
          <table:table-cell/>
          <table:table-cell office:value-type="string">
            <text:p>YAGEO</text:p>
          </table:table-cell>
          <table:table-cell office:value-type="string">
            <text:p>SMD RES 200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57]+1" office:value-type="float" office:value="357">
            <text:p>357</text:p>
          </table:table-cell>
          <table:table-cell office:value-type="float" office:value="301010230">
            <text:p>301010230</text:p>
          </table:table-cell>
          <table:table-cell office:value-type="string">
            <text:p>RC0603JR-07560KL</text:p>
          </table:table-cell>
          <table:table-cell/>
          <table:table-cell office:value-type="string">
            <text:p>YAGEO</text:p>
          </table:table-cell>
          <table:table-cell office:value-type="string">
            <text:p>SMD RES 560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58]+1" office:value-type="float" office:value="358">
            <text:p>358</text:p>
          </table:table-cell>
          <table:table-cell office:value-type="float" office:value="301010444">
            <text:p>301010444</text:p>
          </table:table-cell>
          <table:table-cell office:value-type="string">
            <text:p>RC0402FR-0710RL</text:p>
          </table:table-cell>
          <table:table-cell/>
          <table:table-cell office:value-type="string">
            <text:p>YAGEO</text:p>
          </table:table-cell>
          <table:table-cell office:value-type="string">
            <text:p>SMD RES 10R-1%-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59]+1" office:value-type="float" office:value="359">
            <text:p>359</text:p>
          </table:table-cell>
          <table:table-cell office:value-type="float" office:value="301010509">
            <text:p>301010509</text:p>
          </table:table-cell>
          <table:table-cell office:value-type="string">
            <text:p>RC0402FR-0710ML</text:p>
          </table:table-cell>
          <table:table-cell/>
          <table:table-cell office:value-type="string">
            <text:p>YAGEO</text:p>
          </table:table-cell>
          <table:table-cell office:value-type="string">
            <text:p>SMD RES;10M-1%-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60]+1" office:value-type="float" office:value="360">
            <text:p>360</text:p>
          </table:table-cell>
          <table:table-cell office:value-type="float" office:value="301010671">
            <text:p>301010671</text:p>
          </table:table-cell>
          <table:table-cell office:value-type="string">
            <text:p>RC0402FR-072K7L</text:p>
          </table:table-cell>
          <table:table-cell/>
          <table:table-cell office:value-type="string">
            <text:p>YAGEO</text:p>
          </table:table-cell>
          <table:table-cell office:value-type="string">
            <text:p>SMD RES 2.7K-1%-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61]+1" office:value-type="float" office:value="361">
            <text:p>361</text:p>
          </table:table-cell>
          <table:table-cell office:value-type="float" office:value="301010291">
            <text:p>301010291</text:p>
          </table:table-cell>
          <table:table-cell office:value-type="string">
            <text:p>RC0603JR-071KL</text:p>
          </table:table-cell>
          <table:table-cell/>
          <table:table-cell office:value-type="string">
            <text:p>YAGEO;</text:p>
          </table:table-cell>
          <table:table-cell office:value-type="string">
            <text:p>SMD RES 1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3">
            <text:p>-13</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62]+1" office:value-type="float" office:value="362">
            <text:p>362</text:p>
          </table:table-cell>
          <table:table-cell office:value-type="float" office:value="301010293">
            <text:p>301010293</text:p>
          </table:table-cell>
          <table:table-cell office:value-type="string">
            <text:p>RC0603JR-0710KL</text:p>
          </table:table-cell>
          <table:table-cell/>
          <table:table-cell office:value-type="string">
            <text:p>YAGEO</text:p>
          </table:table-cell>
          <table:table-cell office:value-type="string">
            <text:p>SMD RES 10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2">
            <text:p>-1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63]+1" office:value-type="float" office:value="363">
            <text:p>363</text:p>
          </table:table-cell>
          <table:table-cell office:value-type="float" office:value="301010089">
            <text:p>301010089</text:p>
          </table:table-cell>
          <table:table-cell office:value-type="string">
            <text:p>RC0603JR-07100KL</text:p>
          </table:table-cell>
          <table:table-cell/>
          <table:table-cell office:value-type="string">
            <text:p>YAGEO;</text:p>
          </table:table-cell>
          <table:table-cell office:value-type="string">
            <text:p>SMD RES 100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64]+1" office:value-type="float" office:value="364">
            <text:p>364</text:p>
          </table:table-cell>
          <table:table-cell office:value-type="float" office:value="301030014">
            <text:p>301030014</text:p>
          </table:table-cell>
          <table:table-cell office:value-type="string">
            <text:p>YC324-JK-0722RL</text:p>
          </table:table-cell>
          <table:table-cell/>
          <table:table-cell office:value-type="string">
            <text:p>Yageo</text:p>
          </table:table-cell>
          <table:table-cell office:value-type="string">
            <text:p>SMD RES Array 22R-4R</text:p>
          </table:table-cell>
          <table:table-cell office:value-type="string">
            <text:p>Datasheet » | Permalink</text:p>
          </table:table-cell>
          <table:table-cell office:value-type="string">
            <text:p>snapEDA Altium, Kicad, ...</text:p>
          </table:table-cell>
          <table:table-cell office:value-type="string">
            <text:p>1206-8</text:p>
          </table:table-cell>
          <table:table-cell office:value-type="string">
            <text:p>$0.1/Set </text:p>
          </table:table-cell>
          <table:table-cell office:value-type="string">
            <text:p>1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65]+1" office:value-type="float" office:value="365">
            <text:p>365</text:p>
          </table:table-cell>
          <table:table-cell office:value-type="float" office:value="301040007">
            <text:p>301040007</text:p>
          </table:table-cell>
          <table:table-cell office:value-type="string">
            <text:p>3386U-103</text:p>
          </table:table-cell>
          <table:table-cell/>
          <table:table-cell office:value-type="string">
            <text:p>BST</text:p>
          </table:table-cell>
          <table:table-cell office:value-type="string">
            <text:p>DIP VR Top Adj 10k</text:p>
          </table:table-cell>
          <table:table-cell office:value-type="string">
            <text:p>Datasheet » | Permalink</text:p>
          </table:table-cell>
          <table:table-cell office:value-type="string">
            <text:p>3P-2.54-L9.5*W9.5*H5.0mm</text:p>
          </table:table-cell>
          <table:table-cell office:value-type="string">
            <text:p>$1.6454/Set </text:p>
          </table:table-cell>
          <table:table-cell office:value-type="string">
            <text:p>2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366]+1" office:value-type="float" office:value="366">
            <text:p>366</text:p>
          </table:table-cell>
          <table:table-cell office:value-type="float" office:value="301010033">
            <text:p>301010033</text:p>
          </table:table-cell>
          <table:table-cell office:value-type="string">
            <text:p>RC0402JR-07100KL</text:p>
          </table:table-cell>
          <table:table-cell/>
          <table:table-cell office:value-type="string">
            <text:p>YAGEO</text:p>
          </table:table-cell>
          <table:table-cell office:value-type="string">
            <text:p>SMD RES 100K-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3">
            <text:p>-13</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67]+1" office:value-type="float" office:value="367">
            <text:p>367</text:p>
          </table:table-cell>
          <table:table-cell office:value-type="float" office:value="301010435">
            <text:p>301010435</text:p>
          </table:table-cell>
          <table:table-cell office:value-type="string">
            <text:p>RC0402JR-07910KR</text:p>
          </table:table-cell>
          <table:table-cell/>
          <table:table-cell office:value-type="string">
            <text:p>YAGEO</text:p>
          </table:table-cell>
          <table:table-cell office:value-type="string">
            <text:p>SMD RES 910K-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68]+1" office:value-type="float" office:value="368">
            <text:p>368</text:p>
          </table:table-cell>
          <table:table-cell office:value-type="float" office:value="301010013">
            <text:p>301010013</text:p>
          </table:table-cell>
          <table:table-cell office:value-type="string">
            <text:p>RC0402JR-07470RL</text:p>
          </table:table-cell>
          <table:table-cell/>
          <table:table-cell office:value-type="string">
            <text:p>YAGEO</text:p>
          </table:table-cell>
          <table:table-cell office:value-type="string">
            <text:p>SMD RES 470R-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69]+1" office:value-type="float" office:value="369">
            <text:p>369</text:p>
          </table:table-cell>
          <table:table-cell office:value-type="float" office:value="301010075">
            <text:p>301010075</text:p>
          </table:table-cell>
          <table:table-cell office:value-type="string">
            <text:p>RC0402JR-0710RL</text:p>
          </table:table-cell>
          <table:table-cell/>
          <table:table-cell office:value-type="string">
            <text:p>YAGEO</text:p>
          </table:table-cell>
          <table:table-cell office:value-type="string">
            <text:p>SMD RES 10R-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70]+1" office:value-type="float" office:value="370">
            <text:p>370</text:p>
          </table:table-cell>
          <table:table-cell office:value-type="float" office:value="301010241">
            <text:p>301010241</text:p>
          </table:table-cell>
          <table:table-cell office:value-type="string">
            <text:p>RC0603FR-0715KL</text:p>
          </table:table-cell>
          <table:table-cell/>
          <table:table-cell office:value-type="string">
            <text:p>YAGEO</text:p>
          </table:table-cell>
          <table:table-cell office:value-type="string">
            <text:p>SMD RES 15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71]+1" office:value-type="float" office:value="371">
            <text:p>371</text:p>
          </table:table-cell>
          <table:table-cell office:value-type="float" office:value="301010114">
            <text:p>301010114</text:p>
          </table:table-cell>
          <table:table-cell office:value-type="string">
            <text:p>RC0603JR-071K5L</text:p>
          </table:table-cell>
          <table:table-cell/>
          <table:table-cell office:value-type="string">
            <text:p>YAGEO</text:p>
          </table:table-cell>
          <table:table-cell office:value-type="string">
            <text:p>SMD RES 1.5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72]+1" office:value-type="float" office:value="372">
            <text:p>372</text:p>
          </table:table-cell>
          <table:table-cell office:value-type="float" office:value="326080002">
            <text:p>326080002</text:p>
          </table:table-cell>
          <table:table-cell office:value-type="string">
            <text:p>R3075</text:p>
          </table:table-cell>
          <table:table-cell/>
          <table:table-cell office:value-type="string">
            <text:p>HKWASI</text:p>
          </table:table-cell>
          <table:table-cell office:value-type="string">
            <text:p>Rivet;Black-Plastic-R3075</text:p>
          </table:table-cell>
          <table:table-cell office:value-type="string">
            <text:p>Datasheet » | Permalink</text:p>
          </table:table-cell>
          <table:table-cell office:value-type="string">
            <text:p>R3075</text:p>
          </table:table-cell>
          <table:table-cell office:value-type="string">
            <text:p>$1.405/Set </text:p>
          </table:table-cell>
          <table:table-cell office:value-type="string">
            <text:p>50 Pieces/Set </text:p>
          </table:table-cell>
          <table:table-cell office:value-type="string">
            <text:p>Stock</text:p>
          </table:table-cell>
          <table:table-cell office:value-type="float" office:value="1">
            <text:p>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73]+1" office:value-type="float" office:value="373">
            <text:p>373</text:p>
          </table:table-cell>
          <table:table-cell office:value-type="float" office:value="326080011">
            <text:p>326080011</text:p>
          </table:table-cell>
          <table:table-cell office:value-type="string">
            <text:p>R2064</text:p>
          </table:table-cell>
          <table:table-cell/>
          <table:table-cell office:value-type="string">
            <text:p>HKWASI</text:p>
          </table:table-cell>
          <table:table-cell office:value-type="string">
            <text:p>Rivet;Black-Plastic-R2064</text:p>
          </table:table-cell>
          <table:table-cell office:value-type="string">
            <text:p>Datasheet » | Permalink</text:p>
          </table:table-cell>
          <table:table-cell office:value-type="string">
            <text:p>R2064</text:p>
          </table:table-cell>
          <table:table-cell office:value-type="string">
            <text:p>$1.405/Set </text:p>
          </table:table-cell>
          <table:table-cell office:value-type="string">
            <text:p>50 Pieces/Set </text:p>
          </table:table-cell>
          <table:table-cell office:value-type="string">
            <text:p>Stock</text:p>
          </table:table-cell>
          <table:table-cell office:value-type="float" office:value="1">
            <text:p>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74]+1" office:value-type="float" office:value="374">
            <text:p>374</text:p>
          </table:table-cell>
          <table:table-cell office:value-type="float" office:value="326010010">
            <text:p>326010010</text:p>
          </table:table-cell>
          <table:table-cell office:value-type="string">
            <text:p>PM3*6</text:p>
          </table:table-cell>
          <table:table-cell/>
          <table:table-cell office:value-type="string">
            <text:p>QS</text:p>
          </table:table-cell>
          <table:table-cell office:value-type="string">
            <text:p>Screw;Silver-cross-round head</text:p>
          </table:table-cell>
          <table:table-cell office:value-type="string">
            <text:p>Datasheet » | Permalink</text:p>
          </table:table-cell>
          <table:table-cell office:value-type="string">
            <text:p>PM3.0*H6.0mm</text:p>
          </table:table-cell>
          <table:table-cell office:value-type="string">
            <text:p>$0.2/Set </text:p>
          </table:table-cell>
          <table:table-cell office:value-type="string">
            <text:p>20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75]+1" office:value-type="float" office:value="375">
            <text:p>375</text:p>
          </table:table-cell>
          <table:table-cell office:value-type="float" office:value="326010014">
            <text:p>326010014</text:p>
          </table:table-cell>
          <table:table-cell office:value-type="string">
            <text:p>PM3*5</text:p>
          </table:table-cell>
          <table:table-cell/>
          <table:table-cell office:value-type="string">
            <text:p>QS</text:p>
          </table:table-cell>
          <table:table-cell office:value-type="string">
            <text:p>Screw;Silver-cross-round head</text:p>
          </table:table-cell>
          <table:table-cell office:value-type="string">
            <text:p>Datasheet » | Permalink</text:p>
          </table:table-cell>
          <table:table-cell office:value-type="string">
            <text:p>PM3.0*H5.0mm</text:p>
          </table:table-cell>
          <table:table-cell office:value-type="string">
            <text:p>$0.2/Set </text:p>
          </table:table-cell>
          <table:table-cell office:value-type="string">
            <text:p>20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76]+1" office:value-type="float" office:value="376">
            <text:p>376</text:p>
          </table:table-cell>
          <table:table-cell office:value-type="float" office:value="314020017">
            <text:p>314020017</text:p>
          </table:table-cell>
          <table:table-cell office:value-type="string">
            <text:p>Photoresistor-5528</text:p>
          </table:table-cell>
          <table:table-cell/>
          <table:table-cell office:value-type="string">
            <text:p>Keyue</text:p>
          </table:table-cell>
          <table:table-cell office:value-type="string">
            <text:p>DIP RES Photoresistor 10K;2P-3.0</text:p>
          </table:table-cell>
          <table:table-cell office:value-type="string">
            <text:p>Datasheet » | Permalink</text:p>
          </table:table-cell>
          <table:table-cell office:value-type="string">
            <text:p>2P-3.0</text:p>
          </table:table-cell>
          <table:table-cell office:value-type="string">
            <text:p>$1.066/Set </text:p>
          </table:table-cell>
          <table:table-cell office:value-type="string">
            <text:p>2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377]+1" office:value-type="float" office:value="377">
            <text:p>377</text:p>
          </table:table-cell>
          <table:table-cell office:value-type="float" office:value="314010001">
            <text:p>314010001</text:p>
          </table:table-cell>
          <table:table-cell office:value-type="string">
            <text:p>AM2302</text:p>
          </table:table-cell>
          <table:table-cell table:number-columns-repeated="2"/>
          <table:table-cell office:value-type="string">
            <text:p>DIP Tem-Hum Sensor</text:p>
          </table:table-cell>
          <table:table-cell office:value-type="string">
            <text:p>Datasheet » | Permalink</text:p>
          </table:table-cell>
          <table:table-cell office:value-type="string">
            <text:p>4P-2.54</text:p>
          </table:table-cell>
          <table:table-cell office:value-type="string">
            <text:p>$7.0313/Set </text:p>
          </table:table-cell>
          <table:table-cell office:value-type="string">
            <text:p>1 Pieces/Set </text:p>
          </table:table-cell>
          <table:table-cell office:value-type="string">
            <text:p>Stock</text:p>
          </table:table-cell>
          <table:table-cell office:value-type="float" office:value="11">
            <text:p>1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78]+1" office:value-type="float" office:value="378">
            <text:p>378</text:p>
          </table:table-cell>
          <table:table-cell office:value-type="float" office:value="314020022">
            <text:p>314020022</text:p>
          </table:table-cell>
          <table:table-cell office:value-type="string">
            <text:p>LTH1550-01</text:p>
          </table:table-cell>
          <table:table-cell/>
          <table:table-cell office:value-type="string">
            <text:p>Lite-On Technology Corporation</text:p>
          </table:table-cell>
          <table:table-cell office:value-type="string">
            <text:p>DIP Optical Sensor</text:p>
          </table:table-cell>
          <table:table-cell office:value-type="string">
            <text:p>Datasheet » | Permalink</text:p>
          </table:table-cell>
          <table:table-cell office:value-type="string">
            <text:p>snapEDA Altium, Kicad, ...</text:p>
          </table:table-cell>
          <table:table-cell office:value-type="string">
            <text:p>4P-L8.7*W4.5*H5.8mm</text:p>
          </table:table-cell>
          <table:table-cell office:value-type="string">
            <text:p>$1.7814/Set </text:p>
          </table:table-cell>
          <table:table-cell office:value-type="string">
            <text:p>3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79]+1" office:value-type="float" office:value="379">
            <text:p>379</text:p>
          </table:table-cell>
          <table:table-cell office:value-type="float" office:value="314020020">
            <text:p>314020020</text:p>
          </table:table-cell>
          <table:table-cell office:value-type="string">
            <text:p>TM2291</text:p>
          </table:table-cell>
          <table:table-cell/>
          <table:table-cell office:value-type="string">
            <text:p>Titanmec</text:p>
          </table:table-cell>
          <table:table-cell office:value-type="string">
            <text:p>SMD IC Sensor;PIR Motion Sensor processor;3V-5V</text:p>
          </table:table-cell>
          <table:table-cell office:value-type="string">
            <text:p>Datasheet » | Permalink</text:p>
          </table:table-cell>
          <table:table-cell office:value-type="string">
            <text:p>SOP-16</text:p>
          </table:table-cell>
          <table:table-cell office:value-type="string">
            <text:p>$2.383/Set </text:p>
          </table:table-cell>
          <table:table-cell office:value-type="string">
            <text:p>10 Pieces/Set </text:p>
          </table:table-cell>
          <table:table-cell office:value-type="string">
            <text:p>Stock</text:p>
          </table:table-cell>
          <table:table-cell office:value-type="float" office:value="14">
            <text:p>1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80]+1" office:value-type="float" office:value="380">
            <text:p>380</text:p>
          </table:table-cell>
          <table:table-cell office:value-type="float" office:value="314990002">
            <text:p>314990002</text:p>
          </table:table-cell>
          <table:table-cell office:value-type="string">
            <text:p>LHI778</text:p>
          </table:table-cell>
          <table:table-cell/>
          <table:table-cell office:value-type="string">
            <text:p>PreKinElmer</text:p>
          </table:table-cell>
          <table:table-cell office:value-type="string">
            <text:p>DIP PIR Motion Sensor</text:p>
          </table:table-cell>
          <table:table-cell office:value-type="string">
            <text:p>Datasheet » | Permalink</text:p>
          </table:table-cell>
          <table:table-cell office:value-type="string">
            <text:p>3P-D8.1X4.2Hmm</text:p>
          </table:table-cell>
          <table:table-cell office:value-type="string">
            <text:p>$2.3632/Set </text:p>
          </table:table-cell>
          <table:table-cell office:value-type="string">
            <text:p>2 Pieces/Set </text:p>
          </table:table-cell>
          <table:table-cell office:value-type="string">
            <text:p>Stock</text:p>
          </table:table-cell>
          <table:table-cell office:value-type="float" office:value="24">
            <text:p>2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81]+1" office:value-type="float" office:value="381">
            <text:p>381</text:p>
          </table:table-cell>
          <table:table-cell office:value-type="float" office:value="314010000">
            <text:p>314010000</text:p>
          </table:table-cell>
          <table:table-cell office:value-type="string">
            <text:p>DHT11</text:p>
          </table:table-cell>
          <table:table-cell table:number-columns-repeated="2"/>
          <table:table-cell office:value-type="string">
            <text:p>DIP Tem-Hum Sensor</text:p>
          </table:table-cell>
          <table:table-cell office:value-type="string">
            <text:p>Datasheet » | Permalink</text:p>
          </table:table-cell>
          <table:table-cell office:value-type="string">
            <text:p>4P-2.54-L15.5*W12.0*H5.5mm</text:p>
          </table:table-cell>
          <table:table-cell office:value-type="string">
            <text:p>$3.5156/Set </text:p>
          </table:table-cell>
          <table:table-cell office:value-type="string">
            <text:p>2 Pieces/Set </text:p>
          </table:table-cell>
          <table:table-cell office:value-type="string">
            <text:p>Stock</text:p>
          </table:table-cell>
          <table:table-cell office:value-type="float" office:value="88">
            <text:p>8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82]+1" office:value-type="float" office:value="382">
            <text:p>382</text:p>
          </table:table-cell>
          <table:table-cell office:value-type="float" office:value="314080008">
            <text:p>314080008</text:p>
          </table:table-cell>
          <table:table-cell office:value-type="string">
            <text:p>ADXL345BCCZ-RL</text:p>
          </table:table-cell>
          <table:table-cell/>
          <table:table-cell office:value-type="string">
            <text:p>Analog Devices Inc</text:p>
          </table:table-cell>
          <table:table-cell office:value-type="string">
            <text:p>SMD Digital 3-Axis-Accelerometers Sensor;</text:p>
          </table:table-cell>
          <table:table-cell office:value-type="string">
            <text:p>Datasheet » | Permalink</text:p>
          </table:table-cell>
          <table:table-cell office:value-type="string">
            <text:p>snapEDA Altium, Kicad, ...</text:p>
          </table:table-cell>
          <table:table-cell office:value-type="string">
            <text:p>14-LGA</text:p>
          </table:table-cell>
          <table:table-cell office:value-type="string">
            <text:p>$3.7344/Set </text:p>
          </table:table-cell>
          <table:table-cell office:value-type="string">
            <text:p>2 Pieces/Set </text:p>
          </table:table-cell>
          <table:table-cell office:value-type="string">
            <text:p>Stock</text:p>
          </table:table-cell>
          <table:table-cell office:value-type="float" office:value="2">
            <text:p>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83]+1" office:value-type="float" office:value="383">
            <text:p>383</text:p>
          </table:table-cell>
          <table:table-cell office:value-type="float" office:value="314020026">
            <text:p>314020026</text:p>
          </table:table-cell>
          <table:table-cell office:value-type="string">
            <text:p>GUVA-S12SD</text:p>
          </table:table-cell>
          <table:table-cell/>
          <table:table-cell office:value-type="string">
            <text:p>GENICOM</text:p>
          </table:table-cell>
          <table:table-cell office:value-type="string">
            <text:p>SMD UV Sensor</text:p>
          </table:table-cell>
          <table:table-cell office:value-type="string">
            <text:p>Datasheet » | Permalink</text:p>
          </table:table-cell>
          <table:table-cell office:value-type="string">
            <text:p>snapEDA Altium, Kicad, ...</text:p>
          </table:table-cell>
          <table:table-cell office:value-type="string">
            <text:p>SMD3528</text:p>
          </table:table-cell>
          <table:table-cell office:value-type="string">
            <text:p>$3.1797/Set </text:p>
          </table:table-cell>
          <table:table-cell office:value-type="string">
            <text:p>1 Pieces/Set </text:p>
          </table:table-cell>
          <table:table-cell office:value-type="string">
            <text:p>Stock</text:p>
          </table:table-cell>
          <table:table-cell office:value-type="float" office:value="58">
            <text:p>5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84]+1" office:value-type="float" office:value="384">
            <text:p>384</text:p>
          </table:table-cell>
          <table:table-cell office:value-type="float" office:value="314040002">
            <text:p>314040002</text:p>
          </table:table-cell>
          <table:table-cell office:value-type="string">
            <text:p>HMC5883L</text:p>
          </table:table-cell>
          <table:table-cell/>
          <table:table-cell office:value-type="string">
            <text:p>Honeywell</text:p>
          </table:table-cell>
          <table:table-cell office:value-type="string">
            <text:p>SMD 3-Axis Magnetic Sensor</text:p>
          </table:table-cell>
          <table:table-cell office:value-type="string">
            <text:p>Datasheet » | Permalink</text:p>
          </table:table-cell>
          <table:table-cell office:value-type="string">
            <text:p>snapEDA Altium, Kicad, ...</text:p>
          </table:table-cell>
          <table:table-cell office:value-type="string">
            <text:p>QFN-16</text:p>
          </table:table-cell>
          <table:table-cell office:value-type="string">
            <text:p>$4.043/Set </text:p>
          </table:table-cell>
          <table:table-cell office:value-type="string">
            <text:p>1 Pieces/Set </text:p>
          </table:table-cell>
          <table:table-cell office:value-type="string">
            <text:p>Stock</text:p>
          </table:table-cell>
          <table:table-cell office:value-type="float" office:value="-47">
            <text:p>-47</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85]+1" office:value-type="float" office:value="385">
            <text:p>385</text:p>
          </table:table-cell>
          <table:table-cell office:value-type="float" office:value="314990005">
            <text:p>314990005</text:p>
          </table:table-cell>
          <table:table-cell office:value-type="string">
            <text:p>MPU-9250</text:p>
          </table:table-cell>
          <table:table-cell/>
          <table:table-cell office:value-type="string">
            <text:p>InvenSense</text:p>
          </table:table-cell>
          <table:table-cell office:value-type="string">
            <text:p>SMD 9-Axis Gyroscope/Accelerometer/Magnetometer Sensor</text:p>
          </table:table-cell>
          <table:table-cell office:value-type="string">
            <text:p>Datasheet » | Permalink</text:p>
          </table:table-cell>
          <table:table-cell office:value-type="string">
            <text:p>snapEDA Altium, Kicad, ...</text:p>
          </table:table-cell>
          <table:table-cell office:value-type="string">
            <text:p>QFN-24</text:p>
          </table:table-cell>
          <table:table-cell office:value-type="string">
            <text:p>$5.8594/Set </text:p>
          </table:table-cell>
          <table:table-cell office:value-type="string">
            <text:p>1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86]+1" office:value-type="float" office:value="386">
            <text:p>386</text:p>
          </table:table-cell>
          <table:table-cell office:value-type="float" office:value="314070001">
            <text:p>314070001</text:p>
          </table:table-cell>
          <table:table-cell office:value-type="float" office:value="1002794">
            <text:p>1002794</text:p>
          </table:table-cell>
          <table:table-cell/>
          <table:table-cell office:value-type="string">
            <text:p>MEAS</text:p>
          </table:table-cell>
          <table:table-cell office:value-type="string">
            <text:p>DIP Piezo Vibration Sensor</text:p>
          </table:table-cell>
          <table:table-cell office:value-type="string">
            <text:p>Datasheet » | Permalink</text:p>
          </table:table-cell>
          <table:table-cell office:value-type="string">
            <text:p>snapEDA Altium, Kicad, ...</text:p>
          </table:table-cell>
          <table:table-cell office:value-type="string">
            <text:p>L25.0*W15.0*H1.0</text:p>
          </table:table-cell>
          <table:table-cell office:value-type="string">
            <text:p>$4.0625/Set </text:p>
          </table:table-cell>
          <table:table-cell office:value-type="string">
            <text:p>1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87]+1" office:value-type="float" office:value="387">
            <text:p>387</text:p>
          </table:table-cell>
          <table:table-cell office:value-type="float" office:value="314010011">
            <text:p>314010011</text:p>
          </table:table-cell>
          <table:table-cell office:value-type="string">
            <text:p>TMP36</text:p>
          </table:table-cell>
          <table:table-cell/>
          <table:table-cell office:value-type="string">
            <text:p>Analog Devices Inc</text:p>
          </table:table-cell>
          <table:table-cell office:value-type="string">
            <text:p>DIP Low Voltage Temperature Sensor</text:p>
          </table:table-cell>
          <table:table-cell office:value-type="string">
            <text:p>Datasheet » | Permalink</text:p>
          </table:table-cell>
          <table:table-cell office:value-type="string">
            <text:p>snapEDA Altium, Kicad, ...</text:p>
          </table:table-cell>
          <table:table-cell office:value-type="string">
            <text:p>TO-92-3</text:p>
          </table:table-cell>
          <table:table-cell office:value-type="string">
            <text:p>$1.3242/Set </text:p>
          </table:table-cell>
          <table:table-cell office:value-type="string">
            <text:p>1 Pieces/Set </text:p>
          </table:table-cell>
          <table:table-cell office:value-type="string">
            <text:p>Stock</text:p>
          </table:table-cell>
          <table:table-cell office:value-type="float" office:value="125">
            <text:p>1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88]+1" office:value-type="float" office:value="388">
            <text:p>388</text:p>
          </table:table-cell>
          <table:table-cell office:value-type="float" office:value="314080009">
            <text:p>314080009</text:p>
          </table:table-cell>
          <table:table-cell office:value-type="string">
            <text:p>MMA7660FCR1</text:p>
          </table:table-cell>
          <table:table-cell/>
          <table:table-cell office:value-type="string">
            <text:p>Freescale Semiconductor</text:p>
          </table:table-cell>
          <table:table-cell office:value-type="string">
            <text:p>SMD Digital 3-Axis-Accelerometers Sensor;</text:p>
          </table:table-cell>
          <table:table-cell office:value-type="string">
            <text:p>Datasheet » | Permalink</text:p>
          </table:table-cell>
          <table:table-cell office:value-type="string">
            <text:p>snapEDA Altium, Kicad, ...</text:p>
          </table:table-cell>
          <table:table-cell office:value-type="string">
            <text:p>DFN-10</text:p>
          </table:table-cell>
          <table:table-cell office:value-type="string">
            <text:p>$3.2814/Set </text:p>
          </table:table-cell>
          <table:table-cell office:value-type="string">
            <text:p>3 Pieces/Set </text:p>
          </table:table-cell>
          <table:table-cell office:value-type="string">
            <text:p>Stock</text:p>
          </table:table-cell>
          <table:table-cell office:value-type="float" office:value="-3">
            <text:p>-3</text:p>
          </table:table-cell>
          <table:table-cell office:value-type="string">
            <text:p>Out Of Stock</text:p>
          </table:table-cell>
          <table:table-cell office:value-type="string">
            <text:p>ROHS</text:p>
          </table:table-cell>
          <table:table-cell table:number-columns-repeated="27"/>
        </table:table-row>
        <table:table-row table:style-name="ro1">
          <table:table-cell table:number-columns-repeated="2"/>
          <table:table-cell table:formula="of:=[.C389]+1" office:value-type="float" office:value="389">
            <text:p>389</text:p>
          </table:table-cell>
          <table:table-cell office:value-type="float" office:value="311010004">
            <text:p>311010004</text:p>
          </table:table-cell>
          <table:table-cell office:value-type="string">
            <text:p>MS-22D18 G2 ROHS</text:p>
          </table:table-cell>
          <table:table-cell table:number-columns-repeated="39"/>
        </table:table-row>
        <table:table-row table:style-name="ro2">
          <table:table-cell table:number-columns-repeated="2"/>
          <table:table-cell table:formula="of:=[.C390]+1" office:value-type="float" office:value="390">
            <text:p>390</text:p>
          </table:table-cell>
          <table:table-cell office:value-type="float" office:value="311010004">
            <text:p>311010004</text:p>
          </table:table-cell>
          <table:table-cell office:value-type="string">
            <text:p>MS-22D18 G2 ROHS</text:p>
          </table:table-cell>
          <table:table-cell/>
          <table:table-cell office:value-type="string">
            <text:p>Deyilong</text:p>
          </table:table-cell>
          <table:table-cell office:value-type="string">
            <text:p>DIP Switch;SPDT;200gf</text:p>
          </table:table-cell>
          <table:table-cell office:value-type="string">
            <text:p>Datasheet » | Permalink</text:p>
          </table:table-cell>
          <table:table-cell office:value-type="string">
            <text:p>6P-2CH-2.54-9.1X3.5X3.2+2H</text:p>
          </table:table-cell>
          <table:table-cell office:value-type="string">
            <text:p>$2.626/Set </text:p>
          </table:table-cell>
          <table:table-cell office:value-type="string">
            <text:p>2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91]+1" office:value-type="float" office:value="391">
            <text:p>391</text:p>
          </table:table-cell>
          <table:table-cell office:value-type="float" office:value="311020023">
            <text:p>311020023</text:p>
          </table:table-cell>
          <table:table-cell office:value-type="string">
            <text:p>TS-1188E</text:p>
          </table:table-cell>
          <table:table-cell/>
          <table:table-cell office:value-type="string">
            <text:p>BEST</text:p>
          </table:table-cell>
          <table:table-cell office:value-type="string">
            <text:p>SMD Button Side Plast;SPST;180gf</text:p>
          </table:table-cell>
          <table:table-cell office:value-type="string">
            <text:p>Datasheet » | Permalink</text:p>
          </table:table-cell>
          <table:table-cell office:value-type="string">
            <text:p>4P-SMD-7.0X3.5X3.5H-90D</text:p>
          </table:table-cell>
          <table:table-cell office:value-type="string">
            <text:p>$2.868/Set </text:p>
          </table:table-cell>
          <table:table-cell office:value-type="string">
            <text:p>20 Pieces/Set </text:p>
          </table:table-cell>
          <table:table-cell office:value-type="string">
            <text:p>Stock</text:p>
          </table:table-cell>
          <table:table-cell office:value-type="float" office:value="37">
            <text:p>3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92]+1" office:value-type="float" office:value="392">
            <text:p>392</text:p>
          </table:table-cell>
          <table:table-cell office:value-type="float" office:value="311020004">
            <text:p>311020004</text:p>
          </table:table-cell>
          <table:table-cell office:value-type="string">
            <text:p>DTSM-62K-S-V-T/R(SN431)</text:p>
          </table:table-cell>
          <table:table-cell/>
          <table:table-cell office:value-type="string">
            <text:p>DIPTRONICS</text:p>
          </table:table-cell>
          <table:table-cell office:value-type="string">
            <text:p>SMD Button ;SPST;100gf</text:p>
          </table:table-cell>
          <table:table-cell office:value-type="string">
            <text:p>Datasheet » | Permalink</text:p>
          </table:table-cell>
          <table:table-cell office:value-type="string">
            <text:p>snapEDA Altium, Kicad, ...</text:p>
          </table:table-cell>
          <table:table-cell office:value-type="string">
            <text:p>4P-SMD-6.0X6.0X5.0H</text:p>
          </table:table-cell>
          <table:table-cell office:value-type="string">
            <text:p>$2.286/Set </text:p>
          </table:table-cell>
          <table:table-cell office:value-type="string">
            <text:p>2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93]+1" office:value-type="float" office:value="393">
            <text:p>393</text:p>
          </table:table-cell>
          <table:table-cell office:value-type="float" office:value="311020024">
            <text:p>311020024</text:p>
          </table:table-cell>
          <table:table-cell office:value-type="string">
            <text:p>TS-1109</text:p>
          </table:table-cell>
          <table:table-cell/>
          <table:table-cell office:value-type="string">
            <text:p>BEST</text:p>
          </table:table-cell>
          <table:table-cell office:value-type="string">
            <text:p>DIP Button;SPST;160gf</text:p>
          </table:table-cell>
          <table:table-cell office:value-type="string">
            <text:p>Datasheet » | Permalink</text:p>
          </table:table-cell>
          <table:table-cell office:value-type="string">
            <text:p>snapEDA Altium, Kicad, ...</text:p>
          </table:table-cell>
          <table:table-cell office:value-type="string">
            <text:p>4P-6.0X6.0X5.0H</text:p>
          </table:table-cell>
          <table:table-cell office:value-type="string">
            <text:p>$1.044/Set </text:p>
          </table:table-cell>
          <table:table-cell office:value-type="string">
            <text:p>30 Pieces/Set </text:p>
          </table:table-cell>
          <table:table-cell office:value-type="string">
            <text:p>Stock</text:p>
          </table:table-cell>
          <table:table-cell office:value-type="float" office:value="33">
            <text:p>3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94]+1" office:value-type="float" office:value="394">
            <text:p>394</text:p>
          </table:table-cell>
          <table:table-cell office:value-type="float" office:value="311030004">
            <text:p>311030004</text:p>
          </table:table-cell>
          <table:table-cell table:number-columns-repeated="3"/>
          <table:table-cell office:value-type="string">
            <text:p>DIP Toggle Switch;SPDT;200gf</text:p>
          </table:table-cell>
          <table:table-cell office:value-type="string">
            <text:p>Datasheet » | Permalink</text:p>
          </table:table-cell>
          <table:table-cell office:value-type="string">
            <text:p>6P-2.54-L9.0*W3.5*H3.2mm</text:p>
          </table:table-cell>
          <table:table-cell office:value-type="string">
            <text:p>$3.062/Set </text:p>
          </table:table-cell>
          <table:table-cell office:value-type="string">
            <text:p>2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395]+1" office:value-type="float" office:value="395">
            <text:p>395</text:p>
          </table:table-cell>
          <table:table-cell office:value-type="float" office:value="311020025">
            <text:p>311020025</text:p>
          </table:table-cell>
          <table:table-cell office:value-type="string">
            <text:p>TS-1101F</text:p>
          </table:table-cell>
          <table:table-cell/>
          <table:table-cell office:value-type="string">
            <text:p>Baisite</text:p>
          </table:table-cell>
          <table:table-cell office:value-type="string">
            <text:p>DIP Button Side Plast;SPST;180gf</text:p>
          </table:table-cell>
          <table:table-cell office:value-type="string">
            <text:p>Datasheet » | Permalink</text:p>
          </table:table-cell>
          <table:table-cell office:value-type="string">
            <text:p>2P-L6.0*W3.0*H4.3mm-90D</text:p>
          </table:table-cell>
          <table:table-cell office:value-type="string">
            <text:p>$1.782/Set </text:p>
          </table:table-cell>
          <table:table-cell office:value-type="string">
            <text:p>3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396]+1" office:value-type="float" office:value="396">
            <text:p>396</text:p>
          </table:table-cell>
          <table:table-cell office:value-type="float" office:value="311030005">
            <text:p>311030005</text:p>
          </table:table-cell>
          <table:table-cell table:number-columns-repeated="3"/>
          <table:table-cell office:value-type="string">
            <text:p>SMD Switch ;SPDT;150gf</text:p>
          </table:table-cell>
          <table:table-cell office:value-type="string">
            <text:p>Datasheet » | Permalink</text:p>
          </table:table-cell>
          <table:table-cell office:value-type="string">
            <text:p>6P-2.54-L7.0*W3.5*H1.5mm</text:p>
          </table:table-cell>
          <table:table-cell office:value-type="string">
            <text:p>$4.61/Set </text:p>
          </table:table-cell>
          <table:table-cell office:value-type="string">
            <text:p>20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97]+1" office:value-type="float" office:value="397">
            <text:p>397</text:p>
          </table:table-cell>
          <table:table-cell office:value-type="float" office:value="311020047">
            <text:p>311020047</text:p>
          </table:table-cell>
          <table:table-cell office:value-type="string">
            <text:p>B3U-1000P-2P-SMD</text:p>
          </table:table-cell>
          <table:table-cell/>
          <table:table-cell office:value-type="string">
            <text:p>omron</text:p>
          </table:table-cell>
          <table:table-cell office:value-type="string">
            <text:p>SMD Button;153gf</text:p>
          </table:table-cell>
          <table:table-cell office:value-type="string">
            <text:p>Datasheet » | Permalink</text:p>
          </table:table-cell>
          <table:table-cell office:value-type="string">
            <text:p>L3.0*W2.5*H1.2+0.4mm</text:p>
          </table:table-cell>
          <table:table-cell office:value-type="string">
            <text:p>$2.8075/Set </text:p>
          </table:table-cell>
          <table:table-cell office:value-type="string">
            <text:p>5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398]+1" office:value-type="float" office:value="398">
            <text:p>398</text:p>
          </table:table-cell>
          <table:table-cell office:value-type="float" office:value="311020017">
            <text:p>311020017</text:p>
          </table:table-cell>
          <table:table-cell office:value-type="string">
            <text:p>SKQGADE010</text:p>
          </table:table-cell>
          <table:table-cell/>
          <table:table-cell office:value-type="string">
            <text:p>ALPS</text:p>
          </table:table-cell>
          <table:table-cell office:value-type="string">
            <text:p>SMD Button;260gf</text:p>
          </table:table-cell>
          <table:table-cell office:value-type="string">
            <text:p>Datasheet » | Permalink</text:p>
          </table:table-cell>
          <table:table-cell office:value-type="string">
            <text:p>snapEDA Altium, Kicad, ...</text:p>
          </table:table-cell>
          <table:table-cell office:value-type="string">
            <text:p>4P-L5.2*W5.2*H1.5mm</text:p>
          </table:table-cell>
          <table:table-cell office:value-type="string">
            <text:p>$1.572/Set </text:p>
          </table:table-cell>
          <table:table-cell office:value-type="string">
            <text:p>1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99]+1" office:value-type="float" office:value="399">
            <text:p>399</text:p>
          </table:table-cell>
          <table:table-cell office:value-type="float" office:value="311030001">
            <text:p>311030001</text:p>
          </table:table-cell>
          <table:table-cell office:value-type="string">
            <text:p>MK-12C02 G1.5</text:p>
          </table:table-cell>
          <table:table-cell/>
          <table:table-cell office:value-type="string">
            <text:p>DYL</text:p>
          </table:table-cell>
          <table:table-cell office:value-type="string">
            <text:p>SMD Switch ;SPST;150gf</text:p>
          </table:table-cell>
          <table:table-cell office:value-type="string">
            <text:p>Datasheet » | Permalink</text:p>
          </table:table-cell>
          <table:table-cell office:value-type="string">
            <text:p>7P-L6.7*W2.7*H3.2mm</text:p>
          </table:table-cell>
          <table:table-cell office:value-type="string">
            <text:p>$2.407/Set </text:p>
          </table:table-cell>
          <table:table-cell office:value-type="string">
            <text:p>10 Pieces/Set </text:p>
          </table:table-cell>
          <table:table-cell office:value-type="string">
            <text:p>Stock</text:p>
          </table:table-cell>
          <table:table-cell office:value-type="float" office:value="9">
            <text:p>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400]+1" office:value-type="float" office:value="400">
            <text:p>400</text:p>
          </table:table-cell>
          <table:table-cell office:value-type="float" office:value="311030008">
            <text:p>311030008</text:p>
          </table:table-cell>
          <table:table-cell office:value-type="string">
            <text:p>3P-2.0-90D-REINFORCE;</text:p>
          </table:table-cell>
          <table:table-cell/>
          <table:table-cell office:value-type="string">
            <text:p>DYL</text:p>
          </table:table-cell>
          <table:table-cell office:value-type="string">
            <text:p>DIP Toggle Switch;SPST;250gf</text:p>
          </table:table-cell>
          <table:table-cell office:value-type="string">
            <text:p>Datasheet » | Permalink</text:p>
          </table:table-cell>
          <table:table-cell office:value-type="string">
            <text:p>3P-L8.7*W4.7*H8.4+4mm</text:p>
          </table:table-cell>
          <table:table-cell office:value-type="string">
            <text:p>$1.75/Set </text:p>
          </table:table-cell>
          <table:table-cell office:value-type="string">
            <text:p>2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401]+1" office:value-type="float" office:value="401">
            <text:p>401</text:p>
          </table:table-cell>
          <table:table-cell office:value-type="float" office:value="311100000">
            <text:p>311100000</text:p>
          </table:table-cell>
          <table:table-cell office:value-type="string">
            <text:p>SW-200D</text:p>
          </table:table-cell>
          <table:table-cell/>
          <table:table-cell office:value-type="string">
            <text:p>QH</text:p>
          </table:table-cell>
          <table:table-cell office:value-type="string">
            <text:p>DIP Tilt Switch</text:p>
          </table:table-cell>
          <table:table-cell office:value-type="string">
            <text:p>Datasheet » | Permalink</text:p>
          </table:table-cell>
          <table:table-cell office:value-type="string">
            <text:p>2P-L12.0*W3.6mm</text:p>
          </table:table-cell>
          <table:table-cell office:value-type="string">
            <text:p>$2.964/Set </text:p>
          </table:table-cell>
          <table:table-cell office:value-type="string">
            <text:p>30 Pieces/Set </text:p>
          </table:table-cell>
          <table:table-cell office:value-type="string">
            <text:p>Stock</text:p>
          </table:table-cell>
          <table:table-cell office:value-type="float" office:value="-5">
            <text:p>-5</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402]+1" office:value-type="float" office:value="402">
            <text:p>402</text:p>
          </table:table-cell>
          <table:table-cell office:value-type="float" office:value="311020045">
            <text:p>311020045</text:p>
          </table:table-cell>
          <table:table-cell office:value-type="string">
            <text:p>DHT-4235A</text:p>
          </table:table-cell>
          <table:table-cell/>
          <table:table-cell office:value-type="string">
            <text:p>D.O Electronics</text:p>
          </table:table-cell>
          <table:table-cell office:value-type="string">
            <text:p>SMD Button ;SPST;160gf</text:p>
          </table:table-cell>
          <table:table-cell office:value-type="string">
            <text:p>Datasheet » | Permalink</text:p>
          </table:table-cell>
          <table:table-cell office:value-type="string">
            <text:p>Black-4P-L4.7*W3.5*H2.5</text:p>
          </table:table-cell>
          <table:table-cell office:value-type="string">
            <text:p>$0.742/Set </text:p>
          </table:table-cell>
          <table:table-cell office:value-type="string">
            <text:p>10 Pieces/Set </text:p>
          </table:table-cell>
          <table:table-cell office:value-type="string">
            <text:p>Stock</text:p>
          </table:table-cell>
          <table:table-cell office:value-type="float" office:value="-12">
            <text:p>-12</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403]+1" office:value-type="float" office:value="403">
            <text:p>403</text:p>
          </table:table-cell>
          <table:table-cell office:value-type="float" office:value="305010018">
            <text:p>305010018</text:p>
          </table:table-cell>
          <table:table-cell office:value-type="string">
            <text:p>S9013</text:p>
          </table:table-cell>
          <table:table-cell/>
          <table:table-cell office:value-type="string">
            <text:p>JCET</text:p>
          </table:table-cell>
          <table:table-cell office:value-type="string">
            <text:p>SMD Transistors NPN 25V 500mA</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1.17/Set </text:p>
          </table:table-cell>
          <table:table-cell office:value-type="string">
            <text:p>50 Pieces/Set </text:p>
          </table:table-cell>
          <table:table-cell office:value-type="string">
            <text:p>Stock</text:p>
          </table:table-cell>
          <table:table-cell office:value-type="float" office:value="71">
            <text:p>7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04]+1" office:value-type="float" office:value="404">
            <text:p>404</text:p>
          </table:table-cell>
          <table:table-cell office:value-type="float" office:value="305020006">
            <text:p>305020006</text:p>
          </table:table-cell>
          <table:table-cell office:value-type="string">
            <text:p>S8550</text:p>
          </table:table-cell>
          <table:table-cell table:number-columns-repeated="2"/>
          <table:table-cell office:value-type="string">
            <text:p>SMD Transistors PNP 25V 500mA</text:p>
          </table:table-cell>
          <table:table-cell office:value-type="string">
            <text:p>Datasheet » | Permalink</text:p>
          </table:table-cell>
          <table:table-cell office:value-type="string">
            <text:p>SOT-23</text:p>
          </table:table-cell>
          <table:table-cell office:value-type="string">
            <text:p>$1.17/Set </text:p>
          </table:table-cell>
          <table:table-cell office:value-type="string">
            <text:p>50 Pieces/Set </text:p>
          </table:table-cell>
          <table:table-cell office:value-type="string">
            <text:p>Stock</text:p>
          </table:table-cell>
          <table:table-cell office:value-type="float" office:value="59">
            <text:p>5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405]+1" office:value-type="float" office:value="405">
            <text:p>405</text:p>
          </table:table-cell>
          <table:table-cell office:value-type="float" office:value="305030015">
            <text:p>305030015</text:p>
          </table:table-cell>
          <table:table-cell office:value-type="string">
            <text:p>CJ2302</text:p>
          </table:table-cell>
          <table:table-cell/>
          <table:table-cell office:value-type="string">
            <text:p>JCET</text:p>
          </table:table-cell>
          <table:table-cell office:value-type="string">
            <text:p>SMD MOSFET N-CH 20V 2.1A</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0.898/Set </text:p>
          </table:table-cell>
          <table:table-cell office:value-type="string">
            <text:p>10 Pieces/Set </text:p>
          </table:table-cell>
          <table:table-cell office:value-type="string">
            <text:p>Stock</text:p>
          </table:table-cell>
          <table:table-cell office:value-type="float" office:value="13">
            <text:p>1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06]+1" office:value-type="float" office:value="406">
            <text:p>406</text:p>
          </table:table-cell>
          <table:table-cell office:value-type="float" office:value="305030014">
            <text:p>305030014</text:p>
          </table:table-cell>
          <table:table-cell office:value-type="string">
            <text:p>CJ2305</text:p>
          </table:table-cell>
          <table:table-cell/>
          <table:table-cell office:value-type="string">
            <text:p>JCET</text:p>
          </table:table-cell>
          <table:table-cell office:value-type="string">
            <text:p>SMD MOSFET P-CH 8V 4.1A</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0.781/Set </text:p>
          </table:table-cell>
          <table:table-cell office:value-type="string">
            <text:p>10 Pieces/Set </text:p>
          </table:table-cell>
          <table:table-cell office:value-type="string">
            <text:p>Stock</text:p>
          </table:table-cell>
          <table:table-cell office:value-type="float" office:value="361">
            <text:p>36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07]+1" office:value-type="float" office:value="407">
            <text:p>407</text:p>
          </table:table-cell>
          <table:table-cell office:value-type="float" office:value="305030028">
            <text:p>305030028</text:p>
          </table:table-cell>
          <table:table-cell office:value-type="string">
            <text:p>2N7002,215</text:p>
          </table:table-cell>
          <table:table-cell table:number-columns-repeated="2"/>
          <table:table-cell office:value-type="string">
            <text:p>SMD MOSFET N-CH 60V 300mA</text:p>
          </table:table-cell>
          <table:table-cell office:value-type="string">
            <text:p>Datasheet » | Permalink</text:p>
          </table:table-cell>
          <table:table-cell office:value-type="string">
            <text:p>SOT-23</text:p>
          </table:table-cell>
          <table:table-cell office:value-type="string">
            <text:p>$1.113/Set </text:p>
          </table:table-cell>
          <table:table-cell office:value-type="string">
            <text:p>30 Pieces/Set </text:p>
          </table:table-cell>
          <table:table-cell office:value-type="string">
            <text:p>Stock</text:p>
          </table:table-cell>
          <table:table-cell office:value-type="float" office:value="608">
            <text:p>60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408]+1" office:value-type="float" office:value="408">
            <text:p>408</text:p>
          </table:table-cell>
          <table:table-cell office:value-type="float" office:value="305010017">
            <text:p>305010017</text:p>
          </table:table-cell>
          <table:table-cell office:value-type="string">
            <text:p>S8050</text:p>
          </table:table-cell>
          <table:table-cell/>
          <table:table-cell office:value-type="string">
            <text:p>JCET</text:p>
          </table:table-cell>
          <table:table-cell office:value-type="string">
            <text:p>SMD Transistors NPN 25V 500mW</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1.17/Set </text:p>
          </table:table-cell>
          <table:table-cell office:value-type="string">
            <text:p>50 Pieces/Set </text:p>
          </table:table-cell>
          <table:table-cell office:value-type="string">
            <text:p>Stock</text:p>
          </table:table-cell>
          <table:table-cell office:value-type="float" office:value="8">
            <text:p>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09]+1" office:value-type="float" office:value="409">
            <text:p>409</text:p>
          </table:table-cell>
          <table:table-cell office:value-type="float" office:value="305010013">
            <text:p>305010013</text:p>
          </table:table-cell>
          <table:table-cell office:value-type="string">
            <text:p>MMBT3904LT1G</text:p>
          </table:table-cell>
          <table:table-cell/>
          <table:table-cell office:value-type="string">
            <text:p>ON Semiconductor</text:p>
          </table:table-cell>
          <table:table-cell office:value-type="string">
            <text:p>SMD Transistors NPN 40V 200mA</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0.975/Set </text:p>
          </table:table-cell>
          <table:table-cell office:value-type="string">
            <text:p>50 Pieces/Set </text:p>
          </table:table-cell>
          <table:table-cell office:value-type="string">
            <text:p>Stock</text:p>
          </table:table-cell>
          <table:table-cell office:value-type="float" office:value="14">
            <text:p>1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10]+1" office:value-type="float" office:value="410">
            <text:p>410</text:p>
          </table:table-cell>
          <table:table-cell office:value-type="float" office:value="305030010">
            <text:p>305030010</text:p>
          </table:table-cell>
          <table:table-cell office:value-type="string">
            <text:p>NCE3407A</text:p>
          </table:table-cell>
          <table:table-cell/>
          <table:table-cell office:value-type="string">
            <text:p>JCET</text:p>
          </table:table-cell>
          <table:table-cell office:value-type="string">
            <text:p>SMD MOSFET P-CH 30V 4.3A</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2.11/Set </text:p>
          </table:table-cell>
          <table:table-cell office:value-type="string">
            <text:p>2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411]+1" office:value-type="float" office:value="411">
            <text:p>411</text:p>
          </table:table-cell>
          <table:table-cell office:value-type="float" office:value="305030026">
            <text:p>305030026</text:p>
          </table:table-cell>
          <table:table-cell office:value-type="string">
            <text:p>FDN340P</text:p>
          </table:table-cell>
          <table:table-cell/>
          <table:table-cell office:value-type="string">
            <text:p>Fairchild</text:p>
          </table:table-cell>
          <table:table-cell office:value-type="string">
            <text:p>SMD MOSFET P-CH 20V-2A</text:p>
          </table:table-cell>
          <table:table-cell office:value-type="string">
            <text:p>Datasheet » | Permalink</text:p>
          </table:table-cell>
          <table:table-cell office:value-type="string">
            <text:p>snapEDA Altium, Kicad, ...</text:p>
          </table:table-cell>
          <table:table-cell office:value-type="string">
            <text:p>SOT-23-3</text:p>
          </table:table-cell>
          <table:table-cell office:value-type="string">
            <text:p>$3.906/Set </text:p>
          </table:table-cell>
          <table:table-cell office:value-type="string">
            <text:p>2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412]+1" office:value-type="float" office:value="412">
            <text:p>412</text:p>
          </table:table-cell>
          <table:table-cell office:value-type="float" office:value="305020002">
            <text:p>305020002</text:p>
          </table:table-cell>
          <table:table-cell office:value-type="string">
            <text:p>MMBT3906LT3G</text:p>
          </table:table-cell>
          <table:table-cell/>
          <table:table-cell office:value-type="string">
            <text:p>ON</text:p>
          </table:table-cell>
          <table:table-cell office:value-type="string">
            <text:p>SMD Transistors PNP 40V 200mA</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0.86/Set </text:p>
          </table:table-cell>
          <table:table-cell office:value-type="string">
            <text:p>5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413]+1" office:value-type="float" office:value="413">
            <text:p>413</text:p>
          </table:table-cell>
          <table:table-cell office:value-type="float" office:value="305030000">
            <text:p>305030000</text:p>
          </table:table-cell>
          <table:table-cell office:value-type="string">
            <text:p>BSS138W-7-F</text:p>
          </table:table-cell>
          <table:table-cell/>
          <table:table-cell office:value-type="string">
            <text:p>Diodes Inc</text:p>
          </table:table-cell>
          <table:table-cell office:value-type="string">
            <text:p>SMD MOSFET N-CH 50V 200mA</text:p>
          </table:table-cell>
          <table:table-cell office:value-type="string">
            <text:p>Datasheet » | Permalink</text:p>
          </table:table-cell>
          <table:table-cell office:value-type="string">
            <text:p>snapEDA Altium, Kicad, ...</text:p>
          </table:table-cell>
          <table:table-cell office:value-type="string">
            <text:p>SOT-323-3</text:p>
          </table:table-cell>
          <table:table-cell office:value-type="string">
            <text:p>$1.563/Set </text:p>
          </table:table-cell>
          <table:table-cell office:value-type="string">
            <text:p>10 Pieces/Set </text:p>
          </table:table-cell>
          <table:table-cell office:value-type="string">
            <text:p>Stock</text:p>
          </table:table-cell>
          <table:table-cell office:value-type="float" office:value="-25">
            <text:p>-25</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414]+1" office:value-type="float" office:value="414">
            <text:p>414</text:p>
          </table:table-cell>
          <table:table-cell office:value-type="float" office:value="305030075">
            <text:p>305030075</text:p>
          </table:table-cell>
          <table:table-cell office:value-type="string">
            <text:p>SSM3J328R,LF</text:p>
          </table:table-cell>
          <table:table-cell/>
          <table:table-cell office:value-type="string">
            <text:p>Toshiba</text:p>
          </table:table-cell>
          <table:table-cell office:value-type="string">
            <text:p>SMD MOSFET P-CH 20V 6A</text:p>
          </table:table-cell>
          <table:table-cell office:value-type="string">
            <text:p>Datasheet » | Permalink</text:p>
          </table:table-cell>
          <table:table-cell office:value-type="string">
            <text:p>snapEDA Altium, Kicad, ...</text:p>
          </table:table-cell>
          <table:table-cell office:value-type="string">
            <text:p>SOT-23F</text:p>
          </table:table-cell>
          <table:table-cell office:value-type="string">
            <text:p>$11.25/Set </text:p>
          </table:table-cell>
          <table:table-cell office:value-type="string">
            <text:p>1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Add ALL to Cart <text:s/>Add Selected</text:p>
          </table:table-cell>
          <table:table-cell office:value-type="string">
            <text:p>Contact Us</text:p>
          </table:table-cell>
          <table:table-cell office:value-type="string">
            <text:p>Distributors</text:p>
          </table:table-cell>
          <table:table-cell office:value-type="string">
            <text:p>Designers</text:p>
          </table:table-cell>
          <table:table-cell office:value-type="string">
            <text:p>Join Us</text:p>
          </table:table-cell>
          <table:table-cell office:value-type="string">
            <text:p>Contact Us</text:p>
          </table:table-cell>
          <table:table-cell office:value-type="string">
            <text:p>Customer Service</text:p>
          </table:table-cell>
          <table:table-cell office:value-type="string">
            <text:p>Technical Support</text:p>
          </table:table-cell>
          <table:table-cell office:value-type="string">
            <text:p>Terms of Use</text:p>
          </table:table-cell>
          <table:table-cell office:value-type="string">
            <text:p>Order Information</text:p>
          </table:table-cell>
          <table:table-cell office:value-type="string">
            <text:p>Shipping Information</text:p>
          </table:table-cell>
          <table:table-cell office:value-type="string">
            <text:p>Payment Information</text:p>
          </table:table-cell>
          <table:table-cell office:value-type="string">
            <text:p>Warranty and Return</text:p>
          </table:table-cell>
          <table:table-cell office:value-type="string">
            <text:p>Subscribe To Our Newsletter</text:p>
          </table:table-cell>
          <table:table-cell/>
          <table:table-cell office:value-type="string">
            <text:p>Get Updates, Discounts, Special Offers And Big Prizes!</text:p>
          </table:table-cell>
          <table:table-cell office:value-type="string">
            <text:p>Email Address </text:p>
          </table:table-cell>
          <table:table-cell office:value-type="string">
            <text:p>Your Email Address</text:p>
          </table:table-cell>
          <table:table-cell office:value-type="string">
            <text:p>Subscribe</text:p>
          </table:table-cell>
          <table:table-cell/>
          <table:table-cell office:value-type="string">
            <text:p>GitHub WeiBo Facebook Tweeter RSS New Products Feed Flickr Google+ Instagram</text:p>
          </table:table-cell>
          <table:table-cell office:value-type="string">
            <text:p>Seeed?</text:p>
          </table:table-cell>
          <table:table-cell office:value-type="string">
            <text:p>Seeed is a hardware innovation platform for makers to grow inspirations into differentiating products. By working closely with technology providers of all scale, Seeed provides accessible technologies with quality, speed and supply chain knowledge. When prototypes are ready to iterate, Seeed helps productize 1 to 1,000 pcs using in-house engineering, supply chain management and agile manufacture forces. Seeed also team up with incubators, China tech ecosystem, investors and distribution channels to portal Maker startups beyond.</text:p>
          </table:table-cell>
          <table:table-cell office:value-type="string">
            <text:p>Read More about Seeed &gt;</text:p>
          </table:table-cell>
          <table:table-cell/>
          <table:table-cell office:value-type="string">
            <text:p>seeed.cc</text:p>
          </table:table-cell>
          <table:table-cell office:value-type="string">
            <text:p>Copyright © 2008-2015 Seeed Technology Co., Ltd All rights reserved.</text:p>
          </table:table-cell>
          <table:table-cell office:value-type="string">
            <text:p>Feedback &amp; Suppor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19">19/02/2017</text:date>, <text:time>17:57:0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20:52:15.15</meta:creation-date>
    <dc:date>2017-02-19T17:57:07.70</dc:date>
    <meta:editing-duration>P3DT7H39M46S</meta:editing-duration>
    <meta:editing-cycles>47</meta:editing-cycles>
    <meta:generator>OpenOffice/4.1.2$Win32 OpenOffice.org_project/412m3$Build-9782</meta:generator>
    <meta:document-statistic meta:table-count="3" meta:cell-count="8360" meta:object-count="0"/>
  </office:meta>
</office:document-meta>
</file>